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fo:border="thin solid #000000" style:vertical-align="automatic" fo:wrap-option="wrap" fo:background-color="#000066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Normal_32_2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6" style:family="table-cell" style:parent-style-name="Normal_32_2_32_2" style:data-style-name="N3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7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32_2_32_2" style:data-style-name="N4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9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17.14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4.9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SJH" table:style-name="ta1">
        <table:table-column table:style-name="co1" table:default-cell-style-name="ce7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2">
            <text:p>PROC</text:p>
            <text:p>#</text:p>
          </table:table-cell>
          <table:table-cell office:value-type="string" table:style-name="ce2">
            <text:p>Procedure Description</text:p>
          </table:table-cell>
          <table:table-cell office:value-type="string" table:style-name="ce2">
            <text:p>IP</text:p>
            <text:p>Price</text:p>
          </table:table-cell>
          <table:table-cell office:value-type="string" table:style-name="ce2">
            <text:p>OP</text:p>
            <text:p>Price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B HEP A IGM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AB HERPES SIMPLEX TYPE 2 Q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AB ID RBC ABS EACH PANEL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AB INTRINSIC FACTOR</text:p>
          </table:table-cell>
          <table:table-cell office:value-type="float" office:value="110.5" table:style-name="ce6">
            <text:p>111</text:p>
          </table:table-cell>
          <table:table-cell office:value-type="float" office:value="110.5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ABD PARACENTESIS WO IMG</text:p>
          </table:table-cell>
          <table:table-cell office:value-type="float" office:value="715" table:style-name="ce6">
            <text:p>715</text:p>
          </table:table-cell>
          <table:table-cell office:value-type="float" office:value="715" table:style-name="ce6">
            <text:p>715</text:p>
          </table:table-cell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ABG ANALYSIS ISTAT</text:p>
          </table:table-cell>
          <table:table-cell office:value-type="float" office:value="182.5" table:style-name="ce6">
            <text:p>183</text:p>
          </table:table-cell>
          <table:table-cell office:value-type="float" office:value="182.5" table:style-name="ce6">
            <text:p>183</text:p>
          </table:table-cell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ACCESS SYSTEM KII 5X150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ACUTE HEPATITIS PANEL</text:p>
          </table:table-cell>
          <table:table-cell office:value-type="float" office:value="433.5" table:style-name="ce6">
            <text:p>434</text:p>
          </table:table-cell>
          <table:table-cell office:value-type="float" office:value="433.5" table:style-name="ce6">
            <text:p>434</text:p>
          </table:table-cell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ADAPTIC TOUCH 3X4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ADENOVIRUS ANTIBODY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AEROSOL INITIAL CONT BRONCH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5">
            <text:p>AEROSOL SUB CONT BRONCH HR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AEROSOL SUB SM VOL NEB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5">
            <text:p>AFP-L3 FRACTION ISO &amp; TOTAL AFP</text:p>
          </table:table-cell>
          <table:table-cell office:value-type="float" office:value="469.5" table:style-name="ce6">
            <text:p>470</text:p>
          </table:table-cell>
          <table:table-cell office:value-type="float" office:value="469.5" table:style-name="ce6">
            <text:p>470</text:p>
          </table:table-cell>
          <table:table-cell table:number-columns-repeated="1638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AGGLUTINATION GRP EA ANTISE</text:p>
          </table:table-cell>
          <table:table-cell office:value-type="float" office:value="117.5" table:style-name="ce6">
            <text:p>118</text:p>
          </table:table-cell>
          <table:table-cell office:value-type="float" office:value="117.5" table:style-name="ce6">
            <text:p>118</text:p>
          </table:table-cell>
          <table:table-cell table:number-columns-repeated="16380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ALBUMIN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ALBUMIN FLUID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ALDOLASE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ALDOSTERONE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ALKALINE PHOSPHATASE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ALPHA 1 ANTITRYPSIN TOTAL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AMMONIA</text:p>
          </table:table-cell>
          <table:table-cell office:value-type="float" office:value="134.5" table:style-name="ce6">
            <text:p>135</text:p>
          </table:table-cell>
          <table:table-cell office:value-type="float" office:value="134.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AMYLASE</text:p>
          </table:table-cell>
          <table:table-cell office:value-type="float" office:value="219" table:style-name="ce6">
            <text:p>219</text:p>
          </table:table-cell>
          <table:table-cell office:value-type="float" office:value="219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5">
            <text:p>ANA TITER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Anesthesia - General - 1st 30 Min</text:p>
          </table:table-cell>
          <table:table-cell office:value-type="float" office:value="1349.5" table:style-name="ce6">
            <text:p>1,350</text:p>
          </table:table-cell>
          <table:table-cell office:value-type="float" office:value="1349.5" table:style-name="ce6">
            <text:p>1,350</text:p>
          </table:table-cell>
          <table:table-cell table:number-columns-repeated="16380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5">
            <text:p>Anesthesia - General - Add Mi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Anesthesia - MAC - 1st 15 Min</text:p>
          </table:table-cell>
          <table:table-cell office:value-type="float" office:value="426" table:style-name="ce6">
            <text:p>426</text:p>
          </table:table-cell>
          <table:table-cell office:value-type="float" office:value="426" table:style-name="ce6">
            <text:p>426</text:p>
          </table:table-cell>
          <table:table-cell table:number-columns-repeated="16380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5">
            <text:p>Anesthesia - MAC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Anesthesia - Regional - 1st 15 Min</text:p>
          </table:table-cell>
          <table:table-cell office:value-type="float" office:value="393.5" table:style-name="ce6">
            <text:p>394</text:p>
          </table:table-cell>
          <table:table-cell office:value-type="float" office:value="393.5" table:style-name="ce6">
            <text:p>394</text:p>
          </table:table-cell>
          <table:table-cell table:number-columns-repeated="16380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5">
            <text:p>Anesthesia - Regional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Anesthesia - Spinal - 1st 15 Min</text:p>
          </table:table-cell>
          <table:table-cell office:value-type="float" office:value="393.5" table:style-name="ce6">
            <text:p>394</text:p>
          </table:table-cell>
          <table:table-cell office:value-type="float" office:value="393.5" table:style-name="ce6">
            <text:p>394</text:p>
          </table:table-cell>
          <table:table-cell table:number-columns-repeated="16380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Anesthesia - Spinal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Anesthesia - TIVA - 1st 30 Min</text:p>
          </table:table-cell>
          <table:table-cell office:value-type="float" office:value="1349.5" table:style-name="ce6">
            <text:p>1,350</text:p>
          </table:table-cell>
          <table:table-cell office:value-type="float" office:value="1349.5" table:style-name="ce6">
            <text:p>1,350</text:p>
          </table:table-cell>
          <table:table-cell table:number-columns-repeated="16380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5">
            <text:p>Anesthesia - TIVA - Add Mi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ANORECTAL EXAM WITH ANES</text:p>
          </table:table-cell>
          <table:table-cell office:value-type="float" office:value="2980" table:style-name="ce6">
            <text:p>2,980</text:p>
          </table:table-cell>
          <table:table-cell office:value-type="float" office:value="2980" table:style-name="ce6">
            <text:p>2,980</text:p>
          </table:table-cell>
          <table:table-cell table:number-columns-repeated="16380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5">
            <text:p>ANOSCOPY DIAGNOSTIC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ANOSCOPY W/ABLATION</text:p>
          </table:table-cell>
          <table:table-cell office:value-type="float" office:value="2163.5" table:style-name="ce6">
            <text:p>2,164</text:p>
          </table:table-cell>
          <table:table-cell office:value-type="float" office:value="2163.5" table:style-name="ce6">
            <text:p>2,164</text:p>
          </table:table-cell>
          <table:table-cell table:number-columns-repeated="16380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5">
            <text:p>ANTI RNP ANTIBODY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table:number-columns-repeated="1638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ANTIADRENAL ABS QUAN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5">
            <text:p>ANTIBODY BORDETELLA 1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5">
            <text:p>ANTIBODY ENTEROVIRUS 2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5">
            <text:p>ANTIBODY INFLUENZA VIRUS SO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ANTIBODY RICKETTSIA</text:p>
          </table:table-cell>
          <table:table-cell office:value-type="float" office:value="177.5" table:style-name="ce6">
            <text:p>178</text:p>
          </table:table-cell>
          <table:table-cell office:value-type="float" office:value="177.5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ANTIBODY SCREEN RBC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ANTIBODY VARICELLA ZOSTER Q16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5">
            <text:p>ANTIGEN TESTING OF DONOR EA AG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ANTIHUMAN GLOBULIN COOMBS D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table:number-columns-repeated="16380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5">
            <text:p>ANTINUCLEAR ANTIBODY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ANTITHROMBIN III FUNCTIONAL</text:p>
          </table:table-cell>
          <table:table-cell office:value-type="float" office:value="219.5" table:style-name="ce6">
            <text:p>220</text:p>
          </table:table-cell>
          <table:table-cell office:value-type="float" office:value="219.5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5">
            <text:p>APLIGRAF PER 1 SQ CM_44</text:p>
          </table:table-cell>
          <table:table-cell office:value-type="float" office:value="206.5" table:style-name="ce6">
            <text:p>207</text:p>
          </table:table-cell>
          <table:table-cell office:value-type="float" office:value="206.5" table:style-name="ce6">
            <text:p>207</text:p>
          </table:table-cell>
          <table:table-cell table:number-columns-repeated="1638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5">
            <text:p>APPL RIGID TOTAL CONT LEG CAST</text:p>
          </table:table-cell>
          <table:table-cell office:value-type="float" office:value="539" table:style-name="ce6">
            <text:p>539</text:p>
          </table:table-cell>
          <table:table-cell office:value-type="float" office:value="539" table:style-name="ce6">
            <text:p>539</text:p>
          </table:table-cell>
          <table:table-cell table:number-columns-repeated="1638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5">
            <text:p>APPL SKIN SUB T/A/L 1ST 25 SQ</text:p>
          </table:table-cell>
          <table:table-cell office:value-type="float" office:value="1469.5" table:style-name="ce6">
            <text:p>1,470</text:p>
          </table:table-cell>
          <table:table-cell office:value-type="float" office:value="1469.5" table:style-name="ce6">
            <text:p>1,470</text:p>
          </table:table-cell>
          <table:table-cell table:number-columns-repeated="1638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5">
            <text:p>APPLICATOR FLEXITIP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5">
            <text:p>APPLY MULTLAY COMPRS BELOW KNEE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5">
            <text:p>ARTERIAL PUNCTURE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5">
            <text:p>AST</text:p>
          </table:table-cell>
          <table:table-cell office:value-type="float" office:value="62" table:style-name="ce6">
            <text:p>62</text:p>
          </table:table-cell>
          <table:table-cell office:value-type="float" office:value="62" table:style-name="ce6">
            <text:p>62</text:p>
          </table:table-cell>
          <table:table-cell table:number-columns-repeated="16380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5">
            <text:p>B TYPE NATRIURETIC PEPTIDE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5">
            <text:p>BAG URINARY W/URINEMET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5">
            <text:p>BASIC METABOLIC PANEL</text:p>
          </table:table-cell>
          <table:table-cell office:value-type="float" office:value="233.5" table:style-name="ce6">
            <text:p>234</text:p>
          </table:table-cell>
          <table:table-cell office:value-type="float" office:value="233.5" table:style-name="ce6">
            <text:p>234</text:p>
          </table:table-cell>
          <table:table-cell table:number-columns-repeated="16380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5">
            <text:p>BETA 2 GLYCOPROTEIN 1 AB EACH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5">
            <text:p>BETA HCG QUALITATIVE SERUM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5">
            <text:p>BILIRUBIN DIRECT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5">
            <text:p>BILIRUBIN FLUID TOTAL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table:number-columns-repeated="16380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5">
            <text:p>BINDER ABDOMINAL ALL SIZES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5">
            <text:p>BLADDER SCAN</text:p>
          </table:table-cell>
          <table:table-cell office:value-type="float" office:value="146.5" table:style-name="ce6">
            <text:p>147</text:p>
          </table:table-cell>
          <table:table-cell office:value-type="float" office:value="146.5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string" table:style-name="ce5">
            <text:p>BLADE 100</text:p>
          </table:table-cell>
          <table:table-cell office:value-type="float" office:value="369.5" table:style-name="ce6">
            <text:p>370</text:p>
          </table:table-cell>
          <table:table-cell office:value-type="float" office:value="369.5" table:style-name="ce6">
            <text:p>370</text:p>
          </table:table-cell>
          <table:table-cell table:number-columns-repeated="16380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5">
            <text:p>BLADE 125</text:p>
          </table:table-cell>
          <table:table-cell office:value-type="float" office:value="314" table:style-name="ce6">
            <text:p>314</text:p>
          </table:table-cell>
          <table:table-cell office:value-type="float" office:value="314" table:style-name="ce6">
            <text:p>314</text:p>
          </table:table-cell>
          <table:table-cell table:number-columns-repeated="16380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string" table:style-name="ce5">
            <text:p>BLADE 150</text:p>
          </table:table-cell>
          <table:table-cell office:value-type="float" office:value="609.5" table:style-name="ce6">
            <text:p>610</text:p>
          </table:table-cell>
          <table:table-cell office:value-type="float" office:value="609.5" table:style-name="ce6">
            <text:p>610</text:p>
          </table:table-cell>
          <table:table-cell table:number-columns-repeated="16380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5">
            <text:p>BLADE 175</text:p>
          </table:table-cell>
          <table:table-cell office:value-type="float" office:value="356" table:style-name="ce6">
            <text:p>356</text:p>
          </table:table-cell>
          <table:table-cell office:value-type="float" office:value="356" table:style-name="ce6">
            <text:p>356</text:p>
          </table:table-cell>
          <table:table-cell table:number-columns-repeated="16380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string" table:style-name="ce5">
            <text:p>BLADE 80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5">
            <text:p>BLADE 90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table:number-columns-repeated="16380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5">
            <text:p>BLADE AGGRESSIVE PLUS 4.0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5">
            <text:p>BLADE DERMATOME</text:p>
          </table:table-cell>
          <table:table-cell office:value-type="float" office:value="293.5" table:style-name="ce6">
            <text:p>294</text:p>
          </table:table-cell>
          <table:table-cell office:value-type="float" office:value="293.5" table:style-name="ce6">
            <text:p>294</text:p>
          </table:table-cell>
          <table:table-cell table:number-columns-repeated="16380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string" table:style-name="ce5">
            <text:p>BLADE DERMATOME BRAUN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5">
            <text:p>BLOOD PUMP SET INTERLINK 2C6757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string" table:style-name="ce5">
            <text:p>BLOOD TYPING ABO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table:number-columns-repeated="16380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5">
            <text:p>BLOOD TYPING RH D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string" table:style-name="ce5">
            <text:p>BONE CEMENT SIMPLEX GENTAMICIN</text:p>
          </table:table-cell>
          <table:table-cell office:value-type="float" office:value="959" table:style-name="ce6">
            <text:p>959</text:p>
          </table:table-cell>
          <table:table-cell office:value-type="float" office:value="959" table:style-name="ce6">
            <text:p>959</text:p>
          </table:table-cell>
          <table:table-cell table:number-columns-repeated="16380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5">
            <text:p>BOOT AIR WALKER TALL OTS</text:p>
          </table:table-cell>
          <table:table-cell office:value-type="float" office:value="377" table:style-name="ce6">
            <text:p>377</text:p>
          </table:table-cell>
          <table:table-cell office:value-type="float" office:value="377" table:style-name="ce6">
            <text:p>377</text:p>
          </table:table-cell>
          <table:table-cell table:number-columns-repeated="16380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string" table:style-name="ce5">
            <text:p>BOOT EX TRACKER WALKER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5">
            <text:p>BOOT PNEUMATIC OTS</text:p>
          </table:table-cell>
          <table:table-cell office:value-type="float" office:value="163" table:style-name="ce6">
            <text:p>163</text:p>
          </table:table-cell>
          <table:table-cell office:value-type="float" office:value="163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string" table:style-name="ce5">
            <text:p>BOOT PREVALON</text:p>
          </table:table-cell>
          <table:table-cell office:value-type="float" office:value="327.5" table:style-name="ce6">
            <text:p>328</text:p>
          </table:table-cell>
          <table:table-cell office:value-type="float" office:value="327.5" table:style-name="ce6">
            <text:p>328</text:p>
          </table:table-cell>
          <table:table-cell table:number-columns-repeated="16380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5">
            <text:p>BOOT WALKER</text:p>
          </table:table-cell>
          <table:table-cell office:value-type="float" office:value="306.5" table:style-name="ce6">
            <text:p>307</text:p>
          </table:table-cell>
          <table:table-cell office:value-type="float" office:value="306.5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string" table:style-name="ce5">
            <text:p>BOWL VACUUM MIX ORTHO 175</text:p>
          </table:table-cell>
          <table:table-cell office:value-type="float" office:value="349.5" table:style-name="ce6">
            <text:p>350</text:p>
          </table:table-cell>
          <table:table-cell office:value-type="float" office:value="349.5" table:style-name="ce6">
            <text:p>350</text:p>
          </table:table-cell>
          <table:table-cell table:number-columns-repeated="16380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5">
            <text:p>BRACE ANKLE STIRRUP OTS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string" table:style-name="ce5">
            <text:p>BRAF</text:p>
          </table:table-cell>
          <table:table-cell office:value-type="float" office:value="957" table:style-name="ce6">
            <text:p>957</text:p>
          </table:table-cell>
          <table:table-cell office:value-type="float" office:value="957" table:style-name="ce6">
            <text:p>957</text:p>
          </table:table-cell>
          <table:table-cell table:number-columns-repeated="16380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5">
            <text:p>BUR BARREL 5.5MM STRYKER</text:p>
          </table:table-cell>
          <table:table-cell office:value-type="float" office:value="681.5" table:style-name="ce6">
            <text:p>682</text:p>
          </table:table-cell>
          <table:table-cell office:value-type="float" office:value="681.5" table:style-name="ce6">
            <text:p>682</text:p>
          </table:table-cell>
          <table:table-cell table:number-columns-repeated="16380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string" table:style-name="ce5">
            <text:p>BUR PRECISION ENT</text:p>
          </table:table-cell>
          <table:table-cell office:value-type="float" office:value="1273.5" table:style-name="ce6">
            <text:p>1,274</text:p>
          </table:table-cell>
          <table:table-cell office:value-type="float" office:value="1273.5" table:style-name="ce6">
            <text:p>1,274</text:p>
          </table:table-cell>
          <table:table-cell table:number-columns-repeated="16380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5">
            <text:p>BUR ROUND</text:p>
          </table:table-cell>
          <table:table-cell office:value-type="float" office:value="1273.5" table:style-name="ce6">
            <text:p>1,274</text:p>
          </table:table-cell>
          <table:table-cell office:value-type="float" office:value="1273.5" table:style-name="ce6">
            <text:p>1,274</text:p>
          </table:table-cell>
          <table:table-cell table:number-columns-repeated="16380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string" table:style-name="ce5">
            <text:p>BUR ROUND CARBIDE STRYKER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table:number-columns-repeated="16380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5">
            <text:p>BUR ROUND STRYKER 5.0</text:p>
          </table:table-cell>
          <table:table-cell office:value-type="float" office:value="330.5" table:style-name="ce6">
            <text:p>331</text:p>
          </table:table-cell>
          <table:table-cell office:value-type="float" office:value="330.5" table:style-name="ce6">
            <text:p>331</text:p>
          </table:table-cell>
          <table:table-cell table:number-columns-repeated="16380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5">
            <text:p>BUR STRYKER</text:p>
          </table:table-cell>
          <table:table-cell office:value-type="float" office:value="719" table:style-name="ce6">
            <text:p>719</text:p>
          </table:table-cell>
          <table:table-cell office:value-type="float" office:value="719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5">
            <text:p>C DIFFICILE TOXIN A AND B EIA</text:p>
          </table:table-cell>
          <table:table-cell office:value-type="float" office:value="149" table:style-name="ce6">
            <text:p>149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5">
            <text:p>C02 EXPIRED GAS DETERM DAILY</text:p>
          </table:table-cell>
          <table:table-cell office:value-type="float" office:value="552" table:style-name="ce6">
            <text:p>552</text:p>
          </table:table-cell>
          <table:table-cell office:value-type="float" office:value="552" table:style-name="ce6">
            <text:p>552</text:p>
          </table:table-cell>
          <table:table-cell table:number-columns-repeated="16380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5">
            <text:p>CA 19-9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string" table:style-name="ce5">
            <text:p>CALCIUM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5">
            <text:p>CALCIUM IONIZED</text:p>
          </table:table-cell>
          <table:table-cell office:value-type="float" office:value="152" table:style-name="ce6">
            <text:p>152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string" table:style-name="ce5">
            <text:p>CALCIUM URINE</text:p>
          </table:table-cell>
          <table:table-cell office:value-type="float" office:value="45" table:style-name="ce6">
            <text:p>45</text:p>
          </table:table-cell>
          <table:table-cell office:value-type="float" office:value="45" table:style-name="ce6">
            <text:p>45</text:p>
          </table:table-cell>
          <table:table-cell table:number-columns-repeated="16380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5">
            <text:p>CALIFORNIA ENCEPHALITIS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string" table:style-name="ce5">
            <text:p>CALPROTECTIN</text:p>
          </table:table-cell>
          <table:table-cell office:value-type="float" office:value="160" table:style-name="ce6">
            <text:p>160</text:p>
          </table:table-cell>
          <table:table-cell office:value-type="float" office:value="160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5">
            <text:p>CANCER ANTIGEN 125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string" table:style-name="ce5">
            <text:p>CANCER SCREEN COLONOSCOPY HI RISK</text:p>
          </table:table-cell>
          <table:table-cell office:value-type="float" office:value="2315.5" table:style-name="ce6">
            <text:p>2,316</text:p>
          </table:table-cell>
          <table:table-cell office:value-type="float" office:value="2315.5" table:style-name="ce6">
            <text:p>2,316</text:p>
          </table:table-cell>
          <table:table-cell table:number-columns-repeated="16380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5">
            <text:p>CANDIDA SPECIES DP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string" table:style-name="ce5">
            <text:p>CANNULA TWISTN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5">
            <text:p>CARBAMAZEPINE TOTAL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string" table:style-name="ce5">
            <text:p>CARBON MONOXIDE DIFF (DLCO)</text:p>
          </table:table-cell>
          <table:table-cell office:value-type="float" office:value="412.5" table:style-name="ce6">
            <text:p>413</text:p>
          </table:table-cell>
          <table:table-cell office:value-type="float" office:value="412.5" table:style-name="ce6">
            <text:p>413</text:p>
          </table:table-cell>
          <table:table-cell table:number-columns-repeated="16380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5">
            <text:p>CARBOXYHEMOGLOBIN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string" table:style-name="ce5">
            <text:p>CARCINOEMBRYONIC ANTIGEN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table:number-columns-repeated="16380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5">
            <text:p>CARDIAC REHAB MONITORED OP</text:p>
          </table:table-cell>
          <table:table-cell office:value-type="float" office:value="272" table:style-name="ce6">
            <text:p>272</text:p>
          </table:table-cell>
          <table:table-cell office:value-type="float" office:value="272" table:style-name="ce6">
            <text:p>272</text:p>
          </table:table-cell>
          <table:table-cell table:number-columns-repeated="16380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string" table:style-name="ce5">
            <text:p>CARDIAC REHAB PHYS SPV W/O CONT ECG</text:p>
          </table:table-cell>
          <table:table-cell office:value-type="float" office:value="261" table:style-name="ce6">
            <text:p>261</text:p>
          </table:table-cell>
          <table:table-cell office:value-type="float" office:value="261" table:style-name="ce6">
            <text:p>261</text:p>
          </table:table-cell>
          <table:table-cell table:number-columns-repeated="16380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5">
            <text:p>CARDIOLIPIN ANTIBODY EACH LG C</text:p>
          </table:table-cell>
          <table:table-cell office:value-type="float" office:value="224.5" table:style-name="ce6">
            <text:p>225</text:p>
          </table:table-cell>
          <table:table-cell office:value-type="float" office:value="224.5" table:style-name="ce6">
            <text:p>225</text:p>
          </table:table-cell>
          <table:table-cell table:number-columns-repeated="16380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string" table:style-name="ce5">
            <text:p>CARDIOVERSION EXTERNAL</text:p>
          </table:table-cell>
          <table:table-cell office:value-type="float" office:value="1589.5" table:style-name="ce6">
            <text:p>1,590</text:p>
          </table:table-cell>
          <table:table-cell office:value-type="float" office:value="1589.5" table:style-name="ce6">
            <text:p>1,590</text:p>
          </table:table-cell>
          <table:table-cell table:number-columns-repeated="16380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5">
            <text:p>CAST TOTAL CONTACT</text:p>
          </table:table-cell>
          <table:table-cell office:value-type="float" office:value="640.5" table:style-name="ce6">
            <text:p>641</text:p>
          </table:table-cell>
          <table:table-cell office:value-type="float" office:value="640.5" table:style-name="ce6">
            <text:p>641</text:p>
          </table:table-cell>
          <table:table-cell table:number-columns-repeated="16380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string" table:style-name="ce5">
            <text:p>CATECHOLAMINE FRACT 24 HR U</text:p>
          </table:table-cell>
          <table:table-cell office:value-type="float" office:value="184.5" table:style-name="ce6">
            <text:p>185</text:p>
          </table:table-cell>
          <table:table-cell office:value-type="float" office:value="184.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5">
            <text:p>CATH ACCUCATH INTRAVASC ALL SIZES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string" table:style-name="ce5">
            <text:p>CATH FOLEY 3W ALL SIZES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5">
            <text:p>CATH NEXIVA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string" table:style-name="ce5">
            <text:p>CATH URETERAL 30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5">
            <text:p>CAUT CHEM TISSUE GRANULATION</text:p>
          </table:table-cell>
          <table:table-cell office:value-type="float" office:value="453" table:style-name="ce6">
            <text:p>453</text:p>
          </table:table-cell>
          <table:table-cell office:value-type="float" office:value="453" table:style-name="ce6">
            <text:p>453</text:p>
          </table:table-cell>
          <table:table-cell table:number-columns-repeated="16380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string" table:style-name="ce5">
            <text:p>CAUTERY ELECTRODE LEEP 75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table:number-columns-repeated="16380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5">
            <text:p>CAUTERY ELECTRODE LOOP 225</text:p>
          </table:table-cell>
          <table:table-cell office:value-type="float" office:value="663" table:style-name="ce6">
            <text:p>663</text:p>
          </table:table-cell>
          <table:table-cell office:value-type="float" office:value="663" table:style-name="ce6">
            <text:p>663</text:p>
          </table:table-cell>
          <table:table-cell table:number-columns-repeated="16380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string" table:style-name="ce5">
            <text:p>CAUTERY SUCTION COAG 40</text:p>
          </table:table-cell>
          <table:table-cell office:value-type="float" office:value="101.5" table:style-name="ce6">
            <text:p>102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5">
            <text:p>CBC W/AUTO DIFF OTHER</text:p>
          </table:table-cell>
          <table:table-cell office:value-type="float" office:value="117.5" table:style-name="ce6">
            <text:p>118</text:p>
          </table:table-cell>
          <table:table-cell office:value-type="float" office:value="117.5" table:style-name="ce6">
            <text:p>118</text:p>
          </table:table-cell>
          <table:table-cell table:number-columns-repeated="16380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string" table:style-name="ce5">
            <text:p>CBC WITHOUT DIFFERENTIAL</text:p>
          </table:table-cell>
          <table:table-cell office:value-type="float" office:value="98" table:style-name="ce6">
            <text:p>98</text:p>
          </table:table-cell>
          <table:table-cell office:value-type="float" office:value="98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5">
            <text:p>CELL COUNT MISC FLUID</text:p>
          </table:table-cell>
          <table:table-cell office:value-type="float" office:value="128" table:style-name="ce6">
            <text:p>128</text:p>
          </table:table-cell>
          <table:table-cell office:value-type="float" office:value="128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string" table:style-name="ce5">
            <text:p>CELL COUNT MISC FLUID W/DIF</text:p>
          </table:table-cell>
          <table:table-cell office:value-type="float" office:value="235.5" table:style-name="ce6">
            <text:p>236</text:p>
          </table:table-cell>
          <table:table-cell office:value-type="float" office:value="235.5" table:style-name="ce6">
            <text:p>236</text:p>
          </table:table-cell>
          <table:table-cell table:number-columns-repeated="16380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5">
            <text:p>CF HFO STATIC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string" table:style-name="ce5">
            <text:p>CF WHFO STATIC</text:p>
          </table:table-cell>
          <table:table-cell office:value-type="float" office:value="145" table:style-name="ce6">
            <text:p>145</text:p>
          </table:table-cell>
          <table:table-cell office:value-type="float" office:value="14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5">
            <text:p>CF WHO STATIC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string" table:style-name="ce5">
            <text:p>CHLAMYDIA TRACH AMP PROBE T</text:p>
          </table:table-cell>
          <table:table-cell office:value-type="float" office:value="401.5" table:style-name="ce6">
            <text:p>402</text:p>
          </table:table-cell>
          <table:table-cell office:value-type="float" office:value="401.5" table:style-name="ce6">
            <text:p>402</text:p>
          </table:table-cell>
          <table:table-cell table:number-columns-repeated="16380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5">
            <text:p>CHLORIDE RANDOM URINE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string" table:style-name="ce5">
            <text:p>CHOLESTEROL HDL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5">
            <text:p>CHOLESTEROL SERUM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string" table:style-name="ce5">
            <text:p>CLIA OCCULT BLOOD GAS FLUID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table:number-columns-repeated="16380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5">
            <text:p>CLIP APPLIER MULTIPLE LIGAMAX5</text:p>
          </table:table-cell>
          <table:table-cell office:value-type="float" office:value="1001" table:style-name="ce6">
            <text:p>1,001</text:p>
          </table:table-cell>
          <table:table-cell office:value-type="float" office:value="1001" table:style-name="ce6">
            <text:p>1,001</text:p>
          </table:table-cell>
          <table:table-cell table:number-columns-repeated="16380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string" table:style-name="ce5">
            <text:p>CLIP APPLIER UNIVERSAL EPIX</text:p>
          </table:table-cell>
          <table:table-cell office:value-type="float" office:value="570" table:style-name="ce6">
            <text:p>570</text:p>
          </table:table-cell>
          <table:table-cell office:value-type="float" office:value="570" table:style-name="ce6">
            <text:p>570</text:p>
          </table:table-cell>
          <table:table-cell table:number-columns-repeated="16380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5">
            <text:p>CLOSTRIDIUM DIFFICILE TOXINGENES</text:p>
          </table:table-cell>
          <table:table-cell office:value-type="float" office:value="240.5" table:style-name="ce6">
            <text:p>241</text:p>
          </table:table-cell>
          <table:table-cell office:value-type="float" office:value="240.5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string" table:style-name="ce5">
            <text:p>CMV IGM</text:p>
          </table:table-cell>
          <table:table-cell office:value-type="float" office:value="171.5" table:style-name="ce6">
            <text:p>172</text:p>
          </table:table-cell>
          <table:table-cell office:value-type="float" office:value="171.5" table:style-name="ce6">
            <text:p>172</text:p>
          </table:table-cell>
          <table:table-cell table:number-columns-repeated="16380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5">
            <text:p>COLLECT BLOOD PORT/ACCESS DVC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string" table:style-name="ce5">
            <text:p>COLONOSCOPY FLEX DX</text:p>
          </table:table-cell>
          <table:table-cell office:value-type="float" office:value="2954.5" table:style-name="ce6">
            <text:p>2,955</text:p>
          </table:table-cell>
          <table:table-cell office:value-type="float" office:value="2954.5" table:style-name="ce6">
            <text:p>2,955</text:p>
          </table:table-cell>
          <table:table-cell table:number-columns-repeated="16380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5">
            <text:p>COLONOSCOPY FLEX W/INJ SUBMUC</text:p>
          </table:table-cell>
          <table:table-cell office:value-type="float" office:value="3210" table:style-name="ce6">
            <text:p>3,210</text:p>
          </table:table-cell>
          <table:table-cell office:value-type="float" office:value="3210" table:style-name="ce6">
            <text:p>3,210</text:p>
          </table:table-cell>
          <table:table-cell table:number-columns-repeated="16380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string" table:style-name="ce5">
            <text:p>COLONOSCOPY SCRN PT NOT HI RISK</text:p>
          </table:table-cell>
          <table:table-cell office:value-type="float" office:value="2315.5" table:style-name="ce6">
            <text:p>2,316</text:p>
          </table:table-cell>
          <table:table-cell office:value-type="float" office:value="2315.5" table:style-name="ce6">
            <text:p>2,316</text:p>
          </table:table-cell>
          <table:table-cell table:number-columns-repeated="16380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5">
            <text:p>COLONOSCOPY THRU STOMA</text:p>
          </table:table-cell>
          <table:table-cell office:value-type="float" office:value="1730" table:style-name="ce6">
            <text:p>1,730</text:p>
          </table:table-cell>
          <table:table-cell office:value-type="float" office:value="1730" table:style-name="ce6">
            <text:p>1,730</text:p>
          </table:table-cell>
          <table:table-cell table:number-columns-repeated="16380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string" table:style-name="ce5">
            <text:p>COLONOSCOPY W BAND LIGATION</text:p>
          </table:table-cell>
          <table:table-cell office:value-type="float" office:value="3747.5" table:style-name="ce6">
            <text:p>3,748</text:p>
          </table:table-cell>
          <table:table-cell office:value-type="float" office:value="3747.5" table:style-name="ce6">
            <text:p>3,748</text:p>
          </table:table-cell>
          <table:table-cell table:number-columns-repeated="16380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5">
            <text:p>COLONOSCOPY W/ABLATION</text:p>
          </table:table-cell>
          <table:table-cell office:value-type="float" office:value="4323" table:style-name="ce6">
            <text:p>4,323</text:p>
          </table:table-cell>
          <table:table-cell office:value-type="float" office:value="4323" table:style-name="ce6">
            <text:p>4,323</text:p>
          </table:table-cell>
          <table:table-cell table:number-columns-repeated="16380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string" table:style-name="ce5">
            <text:p>COLONOSCOPY W/BIOPSY</text:p>
          </table:table-cell>
          <table:table-cell office:value-type="float" office:value="3210" table:style-name="ce6">
            <text:p>3,210</text:p>
          </table:table-cell>
          <table:table-cell office:value-type="float" office:value="3210" table:style-name="ce6">
            <text:p>3,210</text:p>
          </table:table-cell>
          <table:table-cell table:number-columns-repeated="16380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5">
            <text:p>COLONOSCOPY W/HOT FORCEP</text:p>
          </table:table-cell>
          <table:table-cell office:value-type="float" office:value="3644" table:style-name="ce6">
            <text:p>3,644</text:p>
          </table:table-cell>
          <table:table-cell office:value-type="float" office:value="3644" table:style-name="ce6">
            <text:p>3,644</text:p>
          </table:table-cell>
          <table:table-cell table:number-columns-repeated="16380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string" table:style-name="ce5">
            <text:p>COLONOSCOPY W/REMOVE BY SNARE</text:p>
          </table:table-cell>
          <table:table-cell office:value-type="float" office:value="4062.5" table:style-name="ce6">
            <text:p>4,063</text:p>
          </table:table-cell>
          <table:table-cell office:value-type="float" office:value="4062.5" table:style-name="ce6">
            <text:p>4,063</text:p>
          </table:table-cell>
          <table:table-cell table:number-columns-repeated="16380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5">
            <text:p>COMPATIBILITY TEST-ELECTRONIC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string" table:style-name="ce5">
            <text:p>COMPLEMENT C1Q QUAN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5">
            <text:p>COMPREHENSIVE METABOLIC PAN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table:number-columns-repeated="16380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string" table:style-name="ce5">
            <text:p>CONCENTRATION FOR INF AGENT</text:p>
          </table:table-cell>
          <table:table-cell office:value-type="float" office:value="63.5" table:style-name="ce6">
            <text:p>64</text:p>
          </table:table-cell>
          <table:table-cell office:value-type="float" office:value="63.5" table:style-name="ce6">
            <text:p>64</text:p>
          </table:table-cell>
          <table:table-cell table:number-columns-repeated="16380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5">
            <text:p>CORTISOL TOTAL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string" table:style-name="ce5">
            <text:p>CPAP INIT/MANAGEMENT FIRST DAY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5">
            <text:p>C-PEPTIDE</text:p>
          </table:table-cell>
          <table:table-cell office:value-type="float" office:value="190.5" table:style-name="ce6">
            <text:p>191</text:p>
          </table:table-cell>
          <table:table-cell office:value-type="float" office:value="190.5" table:style-name="ce6">
            <text:p>191</text:p>
          </table:table-cell>
          <table:table-cell table:number-columns-repeated="16380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string" table:style-name="ce5">
            <text:p>CPR</text:p>
          </table:table-cell>
          <table:table-cell office:value-type="float" office:value="1567" table:style-name="ce6">
            <text:p>1,567</text:p>
          </table:table-cell>
          <table:table-cell office:value-type="float" office:value="1567" table:style-name="ce6">
            <text:p>1,567</text:p>
          </table:table-cell>
          <table:table-cell table:number-columns-repeated="16380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5">
            <text:p>C-REACTIVE PROTEIN</text:p>
          </table:table-cell>
          <table:table-cell office:value-type="float" office:value="131" table:style-name="ce6">
            <text:p>131</text:p>
          </table:table-cell>
          <table:table-cell office:value-type="float" office:value="131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string" table:style-name="ce5">
            <text:p>CREATINE KINASE (CPK) TOTAL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5">
            <text:p>CREATININE ISTAT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table:number-columns-repeated="16380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string" table:style-name="ce5">
            <text:p>CREATININE URINE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5">
            <text:p>CRITICAL CARE &gt;74 PER 30 MIN</text:p>
          </table:table-cell>
          <table:table-cell office:value-type="float" office:value="791" table:style-name="ce6">
            <text:p>791</text:p>
          </table:table-cell>
          <table:table-cell office:value-type="float" office:value="791" table:style-name="ce6">
            <text:p>791</text:p>
          </table:table-cell>
          <table:table-cell table:number-columns-repeated="16380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string" table:style-name="ce5">
            <text:p>CRITICAL CARE 30-74 ADDL SVC</text:p>
          </table:table-cell>
          <table:table-cell office:value-type="float" office:value="2902.5" table:style-name="ce6">
            <text:p>2,903</text:p>
          </table:table-cell>
          <table:table-cell office:value-type="float" office:value="2902.5" table:style-name="ce6">
            <text:p>2,903</text:p>
          </table:table-cell>
          <table:table-cell table:number-columns-repeated="16380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5">
            <text:p>CROSSMATCH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string" table:style-name="ce5">
            <text:p>CRYSTAL ID LIGHT MICRO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table:number-columns-repeated="16380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5">
            <text:p>CT ABDOMEN AND PELVIS W AND W/O CONT</text:p>
          </table:table-cell>
          <table:table-cell office:value-type="float" office:value="3711.5" table:style-name="ce6">
            <text:p>3,712</text:p>
          </table:table-cell>
          <table:table-cell office:value-type="float" office:value="3711.5" table:style-name="ce6">
            <text:p>3,712</text:p>
          </table:table-cell>
          <table:table-cell table:number-columns-repeated="16380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string" table:style-name="ce5">
            <text:p>CT ABDOMEN AND PELVIS W CONT</text:p>
          </table:table-cell>
          <table:table-cell office:value-type="float" office:value="3092.5" table:style-name="ce6">
            <text:p>3,093</text:p>
          </table:table-cell>
          <table:table-cell office:value-type="float" office:value="3092.5" table:style-name="ce6">
            <text:p>3,093</text:p>
          </table:table-cell>
          <table:table-cell table:number-columns-repeated="16380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5">
            <text:p>CT ABDOMEN AND PELVIS W/O CONT</text:p>
          </table:table-cell>
          <table:table-cell office:value-type="float" office:value="2614.5" table:style-name="ce6">
            <text:p>2,615</text:p>
          </table:table-cell>
          <table:table-cell office:value-type="float" office:value="2614.5" table:style-name="ce6">
            <text:p>2,615</text:p>
          </table:table-cell>
          <table:table-cell table:number-columns-repeated="16380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string" table:style-name="ce5">
            <text:p>CT ABDOMEN W AND W/O CONTRAST</text:p>
          </table:table-cell>
          <table:table-cell office:value-type="float" office:value="2421" table:style-name="ce6">
            <text:p>2,421</text:p>
          </table:table-cell>
          <table:table-cell office:value-type="float" office:value="2421" table:style-name="ce6">
            <text:p>2,421</text:p>
          </table:table-cell>
          <table:table-cell table:number-columns-repeated="16380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5">
            <text:p>CT ABDOMEN W/CONTRAST</text:p>
          </table:table-cell>
          <table:table-cell office:value-type="float" office:value="1933.5" table:style-name="ce6">
            <text:p>1,934</text:p>
          </table:table-cell>
          <table:table-cell office:value-type="float" office:value="1933.5" table:style-name="ce6">
            <text:p>1,934</text:p>
          </table:table-cell>
          <table:table-cell table:number-columns-repeated="16380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string" table:style-name="ce5">
            <text:p>CT ABDOMEN W/O CONTRAST</text:p>
          </table:table-cell>
          <table:table-cell office:value-type="float" office:value="1581" table:style-name="ce6">
            <text:p>1,581</text:p>
          </table:table-cell>
          <table:table-cell office:value-type="float" office:value="1581" table:style-name="ce6">
            <text:p>1,581</text:p>
          </table:table-cell>
          <table:table-cell table:number-columns-repeated="16380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5">
            <text:p>CT CHEST W AND W/O CONTRAST</text:p>
          </table:table-cell>
          <table:table-cell office:value-type="float" office:value="2288" table:style-name="ce6">
            <text:p>2,288</text:p>
          </table:table-cell>
          <table:table-cell office:value-type="float" office:value="2288" table:style-name="ce6">
            <text:p>2,288</text:p>
          </table:table-cell>
          <table:table-cell table:number-columns-repeated="16380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string" table:style-name="ce5">
            <text:p>CT CHEST W/CONTRAST</text:p>
          </table:table-cell>
          <table:table-cell office:value-type="float" office:value="1865" table:style-name="ce6">
            <text:p>1,865</text:p>
          </table:table-cell>
          <table:table-cell office:value-type="float" office:value="1865" table:style-name="ce6">
            <text:p>1,865</text:p>
          </table:table-cell>
          <table:table-cell table:number-columns-repeated="16380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5">
            <text:p>CT CHEST W/O CONTRAST</text:p>
          </table:table-cell>
          <table:table-cell office:value-type="float" office:value="1479.5" table:style-name="ce6">
            <text:p>1,480</text:p>
          </table:table-cell>
          <table:table-cell office:value-type="float" office:value="1479.5" table:style-name="ce6">
            <text:p>1,480</text:p>
          </table:table-cell>
          <table:table-cell table:number-columns-repeated="16380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string" table:style-name="ce5">
            <text:p>CT C-SPINE W/O CONTRAST</text:p>
          </table:table-cell>
          <table:table-cell office:value-type="float" office:value="1781.5" table:style-name="ce6">
            <text:p>1,782</text:p>
          </table:table-cell>
          <table:table-cell office:value-type="float" office:value="1781.5" table:style-name="ce6">
            <text:p>1,782</text:p>
          </table:table-cell>
          <table:table-cell table:number-columns-repeated="16380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5">
            <text:p>CT HEAD/BRAIN W/CONTRAST</text:p>
          </table:table-cell>
          <table:table-cell office:value-type="float" office:value="2050.5" table:style-name="ce6">
            <text:p>2,051</text:p>
          </table:table-cell>
          <table:table-cell office:value-type="float" office:value="2050.5" table:style-name="ce6">
            <text:p>2,051</text:p>
          </table:table-cell>
          <table:table-cell table:number-columns-repeated="16380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string" table:style-name="ce5">
            <text:p>CT HEAD/BRAIN W/O CONTRAST</text:p>
          </table:table-cell>
          <table:table-cell office:value-type="float" office:value="1422" table:style-name="ce6">
            <text:p>1,422</text:p>
          </table:table-cell>
          <table:table-cell office:value-type="float" office:value="1422" table:style-name="ce6">
            <text:p>1,422</text:p>
          </table:table-cell>
          <table:table-cell table:number-columns-repeated="16380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5">
            <text:p>CT HEADBRAIN W AND WO CONTRAST</text:p>
          </table:table-cell>
          <table:table-cell office:value-type="float" office:value="2485.5" table:style-name="ce6">
            <text:p>2,486</text:p>
          </table:table-cell>
          <table:table-cell office:value-type="float" office:value="2485.5" table:style-name="ce6">
            <text:p>2,486</text:p>
          </table:table-cell>
          <table:table-cell table:number-columns-repeated="16380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string" table:style-name="ce5">
            <text:p>CT LOW EXT W/CONTRAST RT</text:p>
          </table:table-cell>
          <table:table-cell office:value-type="float" office:value="1893.5" table:style-name="ce6">
            <text:p>1,894</text:p>
          </table:table-cell>
          <table:table-cell office:value-type="float" office:value="1893.5" table:style-name="ce6">
            <text:p>1,894</text:p>
          </table:table-cell>
          <table:table-cell table:number-columns-repeated="16380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5">
            <text:p>CT LOW EXT W/O CONTRAST RT</text:p>
          </table:table-cell>
          <table:table-cell office:value-type="float" office:value="1672.5" table:style-name="ce6">
            <text:p>1,673</text:p>
          </table:table-cell>
          <table:table-cell office:value-type="float" office:value="1672.5" table:style-name="ce6">
            <text:p>1,673</text:p>
          </table:table-cell>
          <table:table-cell table:number-columns-repeated="16380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string" table:style-name="ce5">
            <text:p>CT LOWEXT W AND WO CONTRAST RT</text:p>
          </table:table-cell>
          <table:table-cell office:value-type="float" office:value="2075" table:style-name="ce6">
            <text:p>2,075</text:p>
          </table:table-cell>
          <table:table-cell office:value-type="float" office:value="2075" table:style-name="ce6">
            <text:p>2,075</text:p>
          </table:table-cell>
          <table:table-cell table:number-columns-repeated="16380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5">
            <text:p>CT L-SPINE W/CONTRAST</text:p>
          </table:table-cell>
          <table:table-cell office:value-type="float" office:value="2087.5" table:style-name="ce6">
            <text:p>2,088</text:p>
          </table:table-cell>
          <table:table-cell office:value-type="float" office:value="2087.5" table:style-name="ce6">
            <text:p>2,088</text:p>
          </table:table-cell>
          <table:table-cell table:number-columns-repeated="16380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string" table:style-name="ce5">
            <text:p>CT L-SPINE W/O CONTRAST</text:p>
          </table:table-cell>
          <table:table-cell office:value-type="float" office:value="1781.5" table:style-name="ce6">
            <text:p>1,782</text:p>
          </table:table-cell>
          <table:table-cell office:value-type="float" office:value="1781.5" table:style-name="ce6">
            <text:p>1,782</text:p>
          </table:table-cell>
          <table:table-cell table:number-columns-repeated="16380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5">
            <text:p>CT MAXILLOFACIAL W/CONTRAST</text:p>
          </table:table-cell>
          <table:table-cell office:value-type="float" office:value="1608" table:style-name="ce6">
            <text:p>1,608</text:p>
          </table:table-cell>
          <table:table-cell office:value-type="float" office:value="1608" table:style-name="ce6">
            <text:p>1,608</text:p>
          </table:table-cell>
          <table:table-cell table:number-columns-repeated="16380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string" table:style-name="ce5">
            <text:p>CT MAXILLOFACIAL W/O CONTRA</text:p>
          </table:table-cell>
          <table:table-cell office:value-type="float" office:value="1301" table:style-name="ce6">
            <text:p>1,301</text:p>
          </table:table-cell>
          <table:table-cell office:value-type="float" office:value="1301" table:style-name="ce6">
            <text:p>1,301</text:p>
          </table:table-cell>
          <table:table-cell table:number-columns-repeated="16380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5">
            <text:p>CT NECK W AND W/O CONTRAST</text:p>
          </table:table-cell>
          <table:table-cell office:value-type="float" office:value="2467" table:style-name="ce6">
            <text:p>2,467</text:p>
          </table:table-cell>
          <table:table-cell office:value-type="float" office:value="2467" table:style-name="ce6">
            <text:p>2,467</text:p>
          </table:table-cell>
          <table:table-cell table:number-columns-repeated="16380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string" table:style-name="ce5">
            <text:p>CT NECK W/CONTRAST</text:p>
          </table:table-cell>
          <table:table-cell office:value-type="float" office:value="1975.5" table:style-name="ce6">
            <text:p>1,976</text:p>
          </table:table-cell>
          <table:table-cell office:value-type="float" office:value="1975.5" table:style-name="ce6">
            <text:p>1,976</text:p>
          </table:table-cell>
          <table:table-cell table:number-columns-repeated="16380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5">
            <text:p>CT NECK W/O CONTRAST</text:p>
          </table:table-cell>
          <table:table-cell office:value-type="float" office:value="1311" table:style-name="ce6">
            <text:p>1,311</text:p>
          </table:table-cell>
          <table:table-cell office:value-type="float" office:value="1311" table:style-name="ce6">
            <text:p>1,311</text:p>
          </table:table-cell>
          <table:table-cell table:number-columns-repeated="16380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string" table:style-name="ce5">
            <text:p>CT ORBIT/SELLA/FOSSA/EAR W/CON</text:p>
          </table:table-cell>
          <table:table-cell office:value-type="float" office:value="1806" table:style-name="ce6">
            <text:p>1,806</text:p>
          </table:table-cell>
          <table:table-cell office:value-type="float" office:value="1806" table:style-name="ce6">
            <text:p>1,806</text:p>
          </table:table-cell>
          <table:table-cell table:number-columns-repeated="16380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5">
            <text:p>CT ORBIT/SELLA/FOSSA/EAR W/O CON</text:p>
          </table:table-cell>
          <table:table-cell office:value-type="float" office:value="1538.5" table:style-name="ce6">
            <text:p>1,539</text:p>
          </table:table-cell>
          <table:table-cell office:value-type="float" office:value="1538.5" table:style-name="ce6">
            <text:p>1,539</text:p>
          </table:table-cell>
          <table:table-cell table:number-columns-repeated="16380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string" table:style-name="ce5">
            <text:p>CT PELVIS W AND W/O CONTRAST</text:p>
          </table:table-cell>
          <table:table-cell office:value-type="float" office:value="1934.5" table:style-name="ce6">
            <text:p>1,935</text:p>
          </table:table-cell>
          <table:table-cell office:value-type="float" office:value="1934.5" table:style-name="ce6">
            <text:p>1,935</text:p>
          </table:table-cell>
          <table:table-cell table:number-columns-repeated="16380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5">
            <text:p>CT PELVIS W/CONTRAST</text:p>
          </table:table-cell>
          <table:table-cell office:value-type="float" office:value="1732.5" table:style-name="ce6">
            <text:p>1,733</text:p>
          </table:table-cell>
          <table:table-cell office:value-type="float" office:value="1732.5" table:style-name="ce6">
            <text:p>1,733</text:p>
          </table:table-cell>
          <table:table-cell table:number-columns-repeated="16380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string" table:style-name="ce5">
            <text:p>CT PELVIS W/O CONTRAST</text:p>
          </table:table-cell>
          <table:table-cell office:value-type="float" office:value="1304.5" table:style-name="ce6">
            <text:p>1,305</text:p>
          </table:table-cell>
          <table:table-cell office:value-type="float" office:value="1304.5" table:style-name="ce6">
            <text:p>1,305</text:p>
          </table:table-cell>
          <table:table-cell table:number-columns-repeated="16380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5">
            <text:p>CT T-SPINE W/CONTRAST</text:p>
          </table:table-cell>
          <table:table-cell office:value-type="float" office:value="1892" table:style-name="ce6">
            <text:p>1,892</text:p>
          </table:table-cell>
          <table:table-cell office:value-type="float" office:value="1892" table:style-name="ce6">
            <text:p>1,892</text:p>
          </table:table-cell>
          <table:table-cell table:number-columns-repeated="16380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string" table:style-name="ce5">
            <text:p>CT T-SPINE W/O CONTRAST</text:p>
          </table:table-cell>
          <table:table-cell office:value-type="float" office:value="1720" table:style-name="ce6">
            <text:p>1,720</text:p>
          </table:table-cell>
          <table:table-cell office:value-type="float" office:value="1720" table:style-name="ce6">
            <text:p>1,720</text:p>
          </table:table-cell>
          <table:table-cell table:number-columns-repeated="16380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5">
            <text:p>CT UP EXT W AND WO CONTRAST LT</text:p>
          </table:table-cell>
          <table:table-cell office:value-type="float" office:value="2241" table:style-name="ce6">
            <text:p>2,241</text:p>
          </table:table-cell>
          <table:table-cell office:value-type="float" office:value="2241" table:style-name="ce6">
            <text:p>2,241</text:p>
          </table:table-cell>
          <table:table-cell table:number-columns-repeated="16380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string" table:style-name="ce5">
            <text:p>CT UP EXT W/CONTRAST RT</text:p>
          </table:table-cell>
          <table:table-cell office:value-type="float" office:value="2087.5" table:style-name="ce6">
            <text:p>2,088</text:p>
          </table:table-cell>
          <table:table-cell office:value-type="float" office:value="2087.5" table:style-name="ce6">
            <text:p>2,088</text:p>
          </table:table-cell>
          <table:table-cell table:number-columns-repeated="16380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5">
            <text:p>CT UP EXT W/O CONTRAST RT</text:p>
          </table:table-cell>
          <table:table-cell office:value-type="float" office:value="1658" table:style-name="ce6">
            <text:p>1,658</text:p>
          </table:table-cell>
          <table:table-cell office:value-type="float" office:value="1658" table:style-name="ce6">
            <text:p>1,658</text:p>
          </table:table-cell>
          <table:table-cell table:number-columns-repeated="16380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string" table:style-name="ce5">
            <text:p>CTA ABDOMEN AND PELVIS W AND W/O CONTRAST</text:p>
          </table:table-cell>
          <table:table-cell office:value-type="float" office:value="3155" table:style-name="ce6">
            <text:p>3,155</text:p>
          </table:table-cell>
          <table:table-cell office:value-type="float" office:value="3155" table:style-name="ce6">
            <text:p>3,155</text:p>
          </table:table-cell>
          <table:table-cell table:number-columns-repeated="16380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5">
            <text:p>CTA ABDOMEN W AND W/O CONTRAST</text:p>
          </table:table-cell>
          <table:table-cell office:value-type="float" office:value="2049" table:style-name="ce6">
            <text:p>2,049</text:p>
          </table:table-cell>
          <table:table-cell office:value-type="float" office:value="2049" table:style-name="ce6">
            <text:p>2,049</text:p>
          </table:table-cell>
          <table:table-cell table:number-columns-repeated="16380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string" table:style-name="ce5">
            <text:p>CTA ABDOMINAL AORTA W/RUNOF</text:p>
          </table:table-cell>
          <table:table-cell office:value-type="float" office:value="2442" table:style-name="ce6">
            <text:p>2,442</text:p>
          </table:table-cell>
          <table:table-cell office:value-type="float" office:value="2442" table:style-name="ce6">
            <text:p>2,442</text:p>
          </table:table-cell>
          <table:table-cell table:number-columns-repeated="16380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5">
            <text:p>CTA CHEST W AND W/O CONT</text:p>
          </table:table-cell>
          <table:table-cell office:value-type="float" office:value="2098" table:style-name="ce6">
            <text:p>2,098</text:p>
          </table:table-cell>
          <table:table-cell office:value-type="float" office:value="2098" table:style-name="ce6">
            <text:p>2,098</text:p>
          </table:table-cell>
          <table:table-cell table:number-columns-repeated="16380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string" table:style-name="ce5">
            <text:p>CTA HEAD W AND W/O CONT</text:p>
          </table:table-cell>
          <table:table-cell office:value-type="float" office:value="2154.5" table:style-name="ce6">
            <text:p>2,155</text:p>
          </table:table-cell>
          <table:table-cell office:value-type="float" office:value="2154.5" table:style-name="ce6">
            <text:p>2,155</text:p>
          </table:table-cell>
          <table:table-cell table:number-columns-repeated="16380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5">
            <text:p>CTA LOW EXT W AND W/O CONT LT</text:p>
          </table:table-cell>
          <table:table-cell office:value-type="float" office:value="1908" table:style-name="ce6">
            <text:p>1,908</text:p>
          </table:table-cell>
          <table:table-cell office:value-type="float" office:value="1908" table:style-name="ce6">
            <text:p>1,908</text:p>
          </table:table-cell>
          <table:table-cell table:number-columns-repeated="16380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string" table:style-name="ce5">
            <text:p>CTA NECK W AND W/O CONT</text:p>
          </table:table-cell>
          <table:table-cell office:value-type="float" office:value="1915" table:style-name="ce6">
            <text:p>1,915</text:p>
          </table:table-cell>
          <table:table-cell office:value-type="float" office:value="1915" table:style-name="ce6">
            <text:p>1,915</text:p>
          </table:table-cell>
          <table:table-cell table:number-columns-repeated="16380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5">
            <text:p>CTA PELVIS W AND W/O CONTRAST</text:p>
          </table:table-cell>
          <table:table-cell office:value-type="float" office:value="1816.5" table:style-name="ce6">
            <text:p>1,817</text:p>
          </table:table-cell>
          <table:table-cell office:value-type="float" office:value="1816.5" table:style-name="ce6">
            <text:p>1,817</text:p>
          </table:table-cell>
          <table:table-cell table:number-columns-repeated="16380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string" table:style-name="ce5">
            <text:p>CULT BACTERIA BLOOD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5">
            <text:p>CULT FUNGI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string" table:style-name="ce5">
            <text:p>CULT PATHOGENIC ORGAN SCRN</text:p>
          </table:table-cell>
          <table:table-cell office:value-type="float" office:value="103.5" table:style-name="ce6">
            <text:p>104</text:p>
          </table:table-cell>
          <table:table-cell office:value-type="float" office:value="103.5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5">
            <text:p>CULT STOOL ADDITIONAL PATHO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string" table:style-name="ce5">
            <text:p>CULT STOOL SALMONELLA SHIGE</text:p>
          </table:table-cell>
          <table:table-cell office:value-type="float" office:value="238.5" table:style-name="ce6">
            <text:p>239</text:p>
          </table:table-cell>
          <table:table-cell office:value-type="float" office:value="238.5" table:style-name="ce6">
            <text:p>239</text:p>
          </table:table-cell>
          <table:table-cell table:number-columns-repeated="16380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5">
            <text:p>CULT TYPE ID BY NUCLEIC ACI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string" table:style-name="ce5">
            <text:p>CULTURE AFB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5">
            <text:p>CULTURE ANAEROBIC</text:p>
          </table:table-cell>
          <table:table-cell office:value-type="float" office:value="337.5" table:style-name="ce6">
            <text:p>338</text:p>
          </table:table-cell>
          <table:table-cell office:value-type="float" office:value="337.5" table:style-name="ce6">
            <text:p>338</text:p>
          </table:table-cell>
          <table:table-cell table:number-columns-repeated="16380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string" table:style-name="ce5">
            <text:p>CULTURE BACTERIA AEROBIC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5">
            <text:p>CUP CHEST COMPRESSION DISP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string" table:style-name="ce5">
            <text:p>CUSHION CHAIR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5">
            <text:p>CUTTER LINEAR RELOADABLE 75MM</text:p>
          </table:table-cell>
          <table:table-cell office:value-type="float" office:value="451" table:style-name="ce6">
            <text:p>451</text:p>
          </table:table-cell>
          <table:table-cell office:value-type="float" office:value="451" table:style-name="ce6">
            <text:p>451</text:p>
          </table:table-cell>
          <table:table-cell table:number-columns-repeated="16380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string" table:style-name="ce5">
            <text:p>CYCLIC CITRULLINATED PEPTID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5">
            <text:p>CYTOMEGALOVIRUS NEG UNIT CHARGE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string" table:style-name="ce5">
            <text:p>CYTOPATH NONGYN LB W/INTERP</text:p>
          </table:table-cell>
          <table:table-cell office:value-type="float" office:value="695" table:style-name="ce6">
            <text:p>695</text:p>
          </table:table-cell>
          <table:table-cell office:value-type="float" office:value="695" table:style-name="ce6">
            <text:p>695</text:p>
          </table:table-cell>
          <table:table-cell table:number-columns-repeated="16380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5">
            <text:p>D DIMER QUAN ULTRA SEN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string" table:style-name="ce5">
            <text:p>DEBRIDE SKIN/SUBQ TISSUE</text:p>
          </table:table-cell>
          <table:table-cell office:value-type="float" office:value="667" table:style-name="ce6">
            <text:p>667</text:p>
          </table:table-cell>
          <table:table-cell office:value-type="float" office:value="667" table:style-name="ce6">
            <text:p>667</text:p>
          </table:table-cell>
          <table:table-cell table:number-columns-repeated="16380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5">
            <text:p>DEBRIDEMENT SELECT 1ST <text:s/>20 SQ CM</text:p>
          </table:table-cell>
          <table:table-cell office:value-type="float" office:value="1205.5" table:style-name="ce6">
            <text:p>1,206</text:p>
          </table:table-cell>
          <table:table-cell office:value-type="float" office:value="1205.5" table:style-name="ce6">
            <text:p>1,206</text:p>
          </table:table-cell>
          <table:table-cell table:number-columns-repeated="16380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5">
            <text:p>DEMO/EVAL SVN/IPPB/MDI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5">
            <text:p>DEOXYRIBONUCLEIC ACID ANTIB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string" table:style-name="ce5">
            <text:p>DERMABOND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5">
            <text:p>DERMABOND 0.5ML HI VISCOSITY</text:p>
          </table:table-cell>
          <table:table-cell office:value-type="float" office:value="149.5" table:style-name="ce6">
            <text:p>150</text:p>
          </table:table-cell>
          <table:table-cell office:value-type="float" office:value="149.5" table:style-name="ce6">
            <text:p>150</text:p>
          </table:table-cell>
          <table:table-cell table:number-columns-repeated="16380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string" table:style-name="ce5">
            <text:p>DERMABOND 0.7ML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5">
            <text:p>DERMABOND 100</text:p>
          </table:table-cell>
          <table:table-cell office:value-type="float" office:value="164.5" table:style-name="ce6">
            <text:p>165</text:p>
          </table:table-cell>
          <table:table-cell office:value-type="float" office:value="164.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string" table:style-name="ce5">
            <text:p>DERMABOND ADHESIVE SKIN MINI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5">
            <text:p>DERMABOND ADVANCED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string" table:style-name="ce5">
            <text:p>DERMABOND PRINEO ETHICON</text:p>
          </table:table-cell>
          <table:table-cell office:value-type="float" office:value="759.5" table:style-name="ce6">
            <text:p>760</text:p>
          </table:table-cell>
          <table:table-cell office:value-type="float" office:value="759.5" table:style-name="ce6">
            <text:p>760</text:p>
          </table:table-cell>
          <table:table-cell table:number-columns-repeated="16380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5">
            <text:p>DERMACARRIER 2195/12/13/14 ZIM</text:p>
          </table:table-cell>
          <table:table-cell office:value-type="float" office:value="213.5" table:style-name="ce6">
            <text:p>214</text:p>
          </table:table-cell>
          <table:table-cell office:value-type="float" office:value="213.5" table:style-name="ce6">
            <text:p>214</text:p>
          </table:table-cell>
          <table:table-cell table:number-columns-repeated="16380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string" table:style-name="ce5">
            <text:p>DEVICE ABSRB WND CLOSR</text:p>
          </table:table-cell>
          <table:table-cell office:value-type="float" office:value="191.5" table:style-name="ce6">
            <text:p>192</text:p>
          </table:table-cell>
          <table:table-cell office:value-type="float" office:value="191.5" table:style-name="ce6">
            <text:p>192</text:p>
          </table:table-cell>
          <table:table-cell table:number-columns-repeated="16380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5">
            <text:p>DEVICE FIXATN ABSORBATACK 30X</text:p>
          </table:table-cell>
          <table:table-cell office:value-type="float" office:value="2184" table:style-name="ce6">
            <text:p>2,184</text:p>
          </table:table-cell>
          <table:table-cell office:value-type="float" office:value="2184" table:style-name="ce6">
            <text:p>2,184</text:p>
          </table:table-cell>
          <table:table-cell table:number-columns-repeated="16380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string" table:style-name="ce5">
            <text:p>DEVICE LIGASURE LAP SEALER/DIVIDER</text:p>
          </table:table-cell>
          <table:table-cell office:value-type="float" office:value="3395.5" table:style-name="ce6">
            <text:p>3,396</text:p>
          </table:table-cell>
          <table:table-cell office:value-type="float" office:value="3395.5" table:style-name="ce6">
            <text:p>3,396</text:p>
          </table:table-cell>
          <table:table-cell table:number-columns-repeated="16380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5">
            <text:p>DEVICE TISSUE REMOVAL</text:p>
          </table:table-cell>
          <table:table-cell office:value-type="float" office:value="4236" table:style-name="ce6">
            <text:p>4,236</text:p>
          </table:table-cell>
          <table:table-cell office:value-type="float" office:value="4236" table:style-name="ce6">
            <text:p>4,236</text:p>
          </table:table-cell>
          <table:table-cell table:number-columns-repeated="16380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string" table:style-name="ce5">
            <text:p>DIFFERENTIAL MANUAL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80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5">
            <text:p>DIGOXIN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string" table:style-name="ce5">
            <text:p>DILATION ESOPHAGUS SOUND OR BO</text:p>
          </table:table-cell>
          <table:table-cell office:value-type="float" office:value="1147.5" table:style-name="ce6">
            <text:p>1,148</text:p>
          </table:table-cell>
          <table:table-cell office:value-type="float" office:value="1147.5" table:style-name="ce6">
            <text:p>1,148</text:p>
          </table:table-cell>
          <table:table-cell table:number-columns-repeated="16380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5">
            <text:p>DISK METHOD SENSITIVITY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string" table:style-name="ce5">
            <text:p>DISSECTOR ENDOSCOPIC BLUNT TIP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5">
            <text:p>DOPP SEG PRESS LWR LTD</text:p>
          </table:table-cell>
          <table:table-cell office:value-type="float" office:value="344" table:style-name="ce6">
            <text:p>344</text:p>
          </table:table-cell>
          <table:table-cell office:value-type="float" office:value="344" table:style-name="ce6">
            <text:p>344</text:p>
          </table:table-cell>
          <table:table-cell table:number-columns-repeated="16380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string" table:style-name="ce5">
            <text:p>DRAIN FLAT 10MM TROICE</text:p>
          </table:table-cell>
          <table:table-cell office:value-type="float" office:value="171.5" table:style-name="ce6">
            <text:p>172</text:p>
          </table:table-cell>
          <table:table-cell office:value-type="float" office:value="171.5" table:style-name="ce6">
            <text:p>172</text:p>
          </table:table-cell>
          <table:table-cell table:number-columns-repeated="16380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5">
            <text:p>DRAIN PLEUREVAC ADULT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string" table:style-name="ce5">
            <text:p>DRAIN PLEUREVAC ALL SIZES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5">
            <text:p>DRAIN WOUND SILICONE 10FR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table:number-columns-repeated="16380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string" table:style-name="ce5">
            <text:p>DRESS/DEBR BURN W/O ANES SM</text:p>
          </table:table-cell>
          <table:table-cell office:value-type="float" office:value="306.5" table:style-name="ce6">
            <text:p>307</text:p>
          </table:table-cell>
          <table:table-cell office:value-type="float" office:value="306.5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5">
            <text:p>DRESSING EPISTAXIS ALL SIZES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string" table:style-name="ce5">
            <text:p>DRESSING HEMOSTAT SURGICEL 2X3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5">
            <text:p>DRESSING PRISMA MATRIX 4.34 SI</text:p>
          </table:table-cell>
          <table:table-cell office:value-type="float" office:value="158.5" table:style-name="ce6">
            <text:p>159</text:p>
          </table:table-cell>
          <table:table-cell office:value-type="float" office:value="158.5" table:style-name="ce6">
            <text:p>159</text:p>
          </table:table-cell>
          <table:table-cell table:number-columns-repeated="16380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string" table:style-name="ce5">
            <text:p>DRESSING QUICK CLOT 5 X 5</text:p>
          </table:table-cell>
          <table:table-cell office:value-type="float" office:value="459.5" table:style-name="ce6">
            <text:p>460</text:p>
          </table:table-cell>
          <table:table-cell office:value-type="float" office:value="459.5" table:style-name="ce6">
            <text:p>460</text:p>
          </table:table-cell>
          <table:table-cell table:number-columns-repeated="16380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5">
            <text:p>DRESSING SURGICEL</text:p>
          </table:table-cell>
          <table:table-cell office:value-type="float" office:value="1219" table:style-name="ce6">
            <text:p>1,219</text:p>
          </table:table-cell>
          <table:table-cell office:value-type="float" office:value="1219" table:style-name="ce6">
            <text:p>1,219</text:p>
          </table:table-cell>
          <table:table-cell table:number-columns-repeated="16380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string" table:style-name="ce5">
            <text:p>DRILL</text:p>
          </table:table-cell>
          <table:table-cell office:value-type="float" office:value="1194" table:style-name="ce6">
            <text:p>1,194</text:p>
          </table:table-cell>
          <table:table-cell office:value-type="float" office:value="1194" table:style-name="ce6">
            <text:p>1,194</text:p>
          </table:table-cell>
          <table:table-cell table:number-columns-repeated="16380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5">
            <text:p>DRILLBIT 1.0 - 3.5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string" table:style-name="ce5">
            <text:p>DRILLBIT 175</text:p>
          </table:table-cell>
          <table:table-cell office:value-type="float" office:value="656.5" table:style-name="ce6">
            <text:p>657</text:p>
          </table:table-cell>
          <table:table-cell office:value-type="float" office:value="656.5" table:style-name="ce6">
            <text:p>657</text:p>
          </table:table-cell>
          <table:table-cell table:number-columns-repeated="16380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5">
            <text:p>DRILLBIT 2.0 140MM QC</text:p>
          </table:table-cell>
          <table:table-cell office:value-type="float" office:value="615" table:style-name="ce6">
            <text:p>615</text:p>
          </table:table-cell>
          <table:table-cell office:value-type="float" office:value="615" table:style-name="ce6">
            <text:p>615</text:p>
          </table:table-cell>
          <table:table-cell table:number-columns-repeated="16380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string" table:style-name="ce5">
            <text:p>DRILLBIT 2.0-3.5 125-180MM</text:p>
          </table:table-cell>
          <table:table-cell office:value-type="float" office:value="390" table:style-name="ce6">
            <text:p>390</text:p>
          </table:table-cell>
          <table:table-cell office:value-type="float" office:value="390" table:style-name="ce6">
            <text:p>390</text:p>
          </table:table-cell>
          <table:table-cell table:number-columns-repeated="16380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5">
            <text:p>DRILLBIT 2.7MM/3.5MM SYNTHES</text:p>
          </table:table-cell>
          <table:table-cell office:value-type="float" office:value="1539.5" table:style-name="ce6">
            <text:p>1,540</text:p>
          </table:table-cell>
          <table:table-cell office:value-type="float" office:value="1539.5" table:style-name="ce6">
            <text:p>1,540</text:p>
          </table:table-cell>
          <table:table-cell table:number-columns-repeated="16380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5">
            <text:p>DRILLBIT 2.8/2.9 QC 150-165MM</text:p>
          </table:table-cell>
          <table:table-cell office:value-type="float" office:value="431.5" table:style-name="ce6">
            <text:p>432</text:p>
          </table:table-cell>
          <table:table-cell office:value-type="float" office:value="431.5" table:style-name="ce6">
            <text:p>432</text:p>
          </table:table-cell>
          <table:table-cell table:number-columns-repeated="16380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5">
            <text:p>DRILLBIT 225</text:p>
          </table:table-cell>
          <table:table-cell office:value-type="float" office:value="919" table:style-name="ce6">
            <text:p>919</text:p>
          </table:table-cell>
          <table:table-cell office:value-type="float" office:value="919" table:style-name="ce6">
            <text:p>919</text:p>
          </table:table-cell>
          <table:table-cell table:number-columns-repeated="16380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string" table:style-name="ce5">
            <text:p>DRILLBIT 250</text:p>
          </table:table-cell>
          <table:table-cell office:value-type="float" office:value="1037.5" table:style-name="ce6">
            <text:p>1,038</text:p>
          </table:table-cell>
          <table:table-cell office:value-type="float" office:value="1037.5" table:style-name="ce6">
            <text:p>1,038</text:p>
          </table:table-cell>
          <table:table-cell table:number-columns-repeated="16380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5">
            <text:p>DRILLBIT 275</text:p>
          </table:table-cell>
          <table:table-cell office:value-type="float" office:value="1069" table:style-name="ce6">
            <text:p>1,069</text:p>
          </table:table-cell>
          <table:table-cell office:value-type="float" office:value="1069" table:style-name="ce6">
            <text:p>1,069</text:p>
          </table:table-cell>
          <table:table-cell table:number-columns-repeated="16380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5">
            <text:p>DRILLBIT 3.2MM 3 FLUTED</text:p>
          </table:table-cell>
          <table:table-cell office:value-type="float" office:value="941.5" table:style-name="ce6">
            <text:p>942</text:p>
          </table:table-cell>
          <table:table-cell office:value-type="float" office:value="941.5" table:style-name="ce6">
            <text:p>942</text:p>
          </table:table-cell>
          <table:table-cell table:number-columns-repeated="16380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5">
            <text:p>DRILLBIT 300</text:p>
          </table:table-cell>
          <table:table-cell office:value-type="float" office:value="1181.5" table:style-name="ce6">
            <text:p>1,182</text:p>
          </table:table-cell>
          <table:table-cell office:value-type="float" office:value="1181.5" table:style-name="ce6">
            <text:p>1,182</text:p>
          </table:table-cell>
          <table:table-cell table:number-columns-repeated="16380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5">
            <text:p>DRILLBIT 375</text:p>
          </table:table-cell>
          <table:table-cell office:value-type="float" office:value="852" table:style-name="ce6">
            <text:p>852</text:p>
          </table:table-cell>
          <table:table-cell office:value-type="float" office:value="852" table:style-name="ce6">
            <text:p>852</text:p>
          </table:table-cell>
          <table:table-cell table:number-columns-repeated="16380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5">
            <text:p>DRILLBIT 4.5MM</text:p>
          </table:table-cell>
          <table:table-cell office:value-type="float" office:value="2210.5" table:style-name="ce6">
            <text:p>2,211</text:p>
          </table:table-cell>
          <table:table-cell office:value-type="float" office:value="2210.5" table:style-name="ce6">
            <text:p>2,211</text:p>
          </table:table-cell>
          <table:table-cell table:number-columns-repeated="16380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string" table:style-name="ce5">
            <text:p>DRILLBIT 450</text:p>
          </table:table-cell>
          <table:table-cell office:value-type="float" office:value="1709" table:style-name="ce6">
            <text:p>1,709</text:p>
          </table:table-cell>
          <table:table-cell office:value-type="float" office:value="1709" table:style-name="ce6">
            <text:p>1,709</text:p>
          </table:table-cell>
          <table:table-cell table:number-columns-repeated="16380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5">
            <text:p>DRILLBIT 80</text:p>
          </table:table-cell>
          <table:table-cell office:value-type="float" office:value="238" table:style-name="ce6">
            <text:p>238</text:p>
          </table:table-cell>
          <table:table-cell office:value-type="float" office:value="238" table:style-name="ce6">
            <text:p>238</text:p>
          </table:table-cell>
          <table:table-cell table:number-columns-repeated="16380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5">
            <text:p>DRILLBIT 800</text:p>
          </table:table-cell>
          <table:table-cell office:value-type="float" office:value="2425.5" table:style-name="ce6">
            <text:p>2,426</text:p>
          </table:table-cell>
          <table:table-cell office:value-type="float" office:value="2425.5" table:style-name="ce6">
            <text:p>2,426</text:p>
          </table:table-cell>
          <table:table-cell table:number-columns-repeated="16380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5">
            <text:p>DRILLBIT CANNULATD 5.0X300MM</text:p>
          </table:table-cell>
          <table:table-cell office:value-type="float" office:value="1519.5" table:style-name="ce6">
            <text:p>1,520</text:p>
          </table:table-cell>
          <table:table-cell office:value-type="float" office:value="1519.5" table:style-name="ce6">
            <text:p>1,520</text:p>
          </table:table-cell>
          <table:table-cell table:number-columns-repeated="16380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string" table:style-name="ce5">
            <text:p>DRILLBIT STANDARD 1.9-4.0MM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5">
            <text:p>DRUG SCREEN SINGLE</text:p>
          </table:table-cell>
          <table:table-cell office:value-type="float" office:value="427" table:style-name="ce6">
            <text:p>427</text:p>
          </table:table-cell>
          <table:table-cell office:value-type="float" office:value="427" table:style-name="ce6">
            <text:p>427</text:p>
          </table:table-cell>
          <table:table-cell table:number-columns-repeated="16380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string" table:style-name="ce5">
            <text:p>DSG ADAPTIC TOUCH 8X12.75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5">
            <text:p>DSG AQUACEL 6X6</text:p>
          </table:table-cell>
          <table:table-cell office:value-type="float" office:value="153.5" table:style-name="ce6">
            <text:p>154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string" table:style-name="ce5">
            <text:p>DSG AQUACEL AG RIBBON 3/4X18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5">
            <text:p>DSG COBAN 2 LAYER COMPRESS SYS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string" table:style-name="ce5">
            <text:p>DSG DRAWTEX 4X4</text:p>
          </table:table-cell>
          <table:table-cell office:value-type="float" office:value="76" table:style-name="ce6">
            <text:p>76</text:p>
          </table:table-cell>
          <table:table-cell office:value-type="float" office:value="76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5">
            <text:p>DSG MEPILEX AG 6X6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string" table:style-name="ce5">
            <text:p>DSG MEPILEX BORDER SACRUM 7.2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5">
            <text:p>DSG MEPILEX BORDER SACRUM 9.2</text:p>
          </table:table-cell>
          <table:table-cell office:value-type="float" office:value="475" table:style-name="ce6">
            <text:p>475</text:p>
          </table:table-cell>
          <table:table-cell office:value-type="float" office:value="475" table:style-name="ce6">
            <text:p>475</text:p>
          </table:table-cell>
          <table:table-cell table:number-columns-repeated="16380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string" table:style-name="ce5">
            <text:p>DSG POLYMEM SILVER 4.25X4.25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5">
            <text:p>DSG SILVASORB GEL</text:p>
          </table:table-cell>
          <table:table-cell office:value-type="float" office:value="128" table:style-name="ce6">
            <text:p>128</text:p>
          </table:table-cell>
          <table:table-cell office:value-type="float" office:value="128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string" table:style-name="ce5">
            <text:p>DUPLEX ABD ART/VENOUS LIMITED</text:p>
          </table:table-cell>
          <table:table-cell office:value-type="float" office:value="702.5" table:style-name="ce6">
            <text:p>703</text:p>
          </table:table-cell>
          <table:table-cell office:value-type="float" office:value="702.5" table:style-name="ce6">
            <text:p>703</text:p>
          </table:table-cell>
          <table:table-cell table:number-columns-repeated="16380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5">
            <text:p>DUPLEX AORTA/ILIAC COMPLETE</text:p>
          </table:table-cell>
          <table:table-cell office:value-type="float" office:value="792.5" table:style-name="ce6">
            <text:p>793</text:p>
          </table:table-cell>
          <table:table-cell office:value-type="float" office:value="792.5" table:style-name="ce6">
            <text:p>793</text:p>
          </table:table-cell>
          <table:table-cell table:number-columns-repeated="16380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string" table:style-name="ce5">
            <text:p>DUPLEX ART UPP EXTREM BILAT</text:p>
          </table:table-cell>
          <table:table-cell office:value-type="float" office:value="826.5" table:style-name="ce6">
            <text:p>827</text:p>
          </table:table-cell>
          <table:table-cell office:value-type="float" office:value="826.5" table:style-name="ce6">
            <text:p>827</text:p>
          </table:table-cell>
          <table:table-cell table:number-columns-repeated="16380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5">
            <text:p>DUPLEX ARTERIAL FLOW; COMPL</text:p>
          </table:table-cell>
          <table:table-cell office:value-type="float" office:value="1439" table:style-name="ce6">
            <text:p>1,439</text:p>
          </table:table-cell>
          <table:table-cell office:value-type="float" office:value="1439" table:style-name="ce6">
            <text:p>1,439</text:p>
          </table:table-cell>
          <table:table-cell table:number-columns-repeated="16380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5">
            <text:p>DUPLEX EXT VEINS BILAT</text:p>
          </table:table-cell>
          <table:table-cell office:value-type="float" office:value="2125" table:style-name="ce6">
            <text:p>2,125</text:p>
          </table:table-cell>
          <table:table-cell office:value-type="float" office:value="2125" table:style-name="ce6">
            <text:p>2,125</text:p>
          </table:table-cell>
          <table:table-cell table:number-columns-repeated="16380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5">
            <text:p>DUPLEX EXT VEINS; UNIL/LIMIT</text:p>
          </table:table-cell>
          <table:table-cell office:value-type="float" office:value="1298" table:style-name="ce6">
            <text:p>1,298</text:p>
          </table:table-cell>
          <table:table-cell office:value-type="float" office:value="1298" table:style-name="ce6">
            <text:p>1,298</text:p>
          </table:table-cell>
          <table:table-cell table:number-columns-repeated="16380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string" table:style-name="ce5">
            <text:p>DUPLEX EXTRACRANIAL/CAROTID BI</text:p>
          </table:table-cell>
          <table:table-cell office:value-type="float" office:value="803" table:style-name="ce6">
            <text:p>803</text:p>
          </table:table-cell>
          <table:table-cell office:value-type="float" office:value="803" table:style-name="ce6">
            <text:p>803</text:p>
          </table:table-cell>
          <table:table-cell table:number-columns-repeated="16380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5">
            <text:p>DUPLEX LE ART/BPG; BILAT</text:p>
          </table:table-cell>
          <table:table-cell office:value-type="float" office:value="1456" table:style-name="ce6">
            <text:p>1,456</text:p>
          </table:table-cell>
          <table:table-cell office:value-type="float" office:value="1456" table:style-name="ce6">
            <text:p>1,456</text:p>
          </table:table-cell>
          <table:table-cell table:number-columns-repeated="16380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string" table:style-name="ce5">
            <text:p>DUPLEX LE ART/BPG; UNIL/LIMIT</text:p>
          </table:table-cell>
          <table:table-cell office:value-type="float" office:value="750.5" table:style-name="ce6">
            <text:p>751</text:p>
          </table:table-cell>
          <table:table-cell office:value-type="float" office:value="750.5" table:style-name="ce6">
            <text:p>751</text:p>
          </table:table-cell>
          <table:table-cell table:number-columns-repeated="16380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5">
            <text:p>DUPLEX UE ART/BPG; UNIL/LIMIT</text:p>
          </table:table-cell>
          <table:table-cell office:value-type="float" office:value="562" table:style-name="ce6">
            <text:p>562</text:p>
          </table:table-cell>
          <table:table-cell office:value-type="float" office:value="562" table:style-name="ce6">
            <text:p>562</text:p>
          </table:table-cell>
          <table:table-cell table:number-columns-repeated="16380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string" table:style-name="ce5">
            <text:p>DX OPHTHAL B SCAN US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5">
            <text:p>EAST EQUINE ENCEPHALITIS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string" table:style-name="ce5">
            <text:p>ECHO 2D COMPL SPEC AND COLOR DOP</text:p>
          </table:table-cell>
          <table:table-cell office:value-type="float" office:value="2502" table:style-name="ce6">
            <text:p>2,502</text:p>
          </table:table-cell>
          <table:table-cell office:value-type="float" office:value="2502" table:style-name="ce6">
            <text:p>2,502</text:p>
          </table:table-cell>
          <table:table-cell table:number-columns-repeated="16380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5">
            <text:p>ECHO 2D W/ OR W/O M-MODE LIMIT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string" table:style-name="ce5">
            <text:p>ECHO 2D W/CONTRAST LIMITED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5">
            <text:p>ECHO 2D W/WO CONT SPECT/COLOR</text:p>
          </table:table-cell>
          <table:table-cell office:value-type="float" office:value="2502" table:style-name="ce6">
            <text:p>2,502</text:p>
          </table:table-cell>
          <table:table-cell office:value-type="float" office:value="2502" table:style-name="ce6">
            <text:p>2,502</text:p>
          </table:table-cell>
          <table:table-cell table:number-columns-repeated="16380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string" table:style-name="ce5">
            <text:p>ECHO AWAKE TEE</text:p>
          </table:table-cell>
          <table:table-cell office:value-type="float" office:value="4193" table:style-name="ce6">
            <text:p>4,193</text:p>
          </table:table-cell>
          <table:table-cell office:value-type="float" office:value="4193" table:style-name="ce6">
            <text:p>4,193</text:p>
          </table:table-cell>
          <table:table-cell table:number-columns-repeated="16380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5">
            <text:p>ECHO COLOR FLOW VELOCITY MAP</text:p>
          </table:table-cell>
          <table:table-cell office:value-type="float" office:value="605" table:style-name="ce6">
            <text:p>605</text:p>
          </table:table-cell>
          <table:table-cell office:value-type="float" office:value="605" table:style-name="ce6">
            <text:p>605</text:p>
          </table:table-cell>
          <table:table-cell table:number-columns-repeated="16380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string" table:style-name="ce5">
            <text:p>ECHO TRANSTHORACIC</text:p>
          </table:table-cell>
          <table:table-cell office:value-type="float" office:value="2502" table:style-name="ce6">
            <text:p>2,502</text:p>
          </table:table-cell>
          <table:table-cell office:value-type="float" office:value="2502" table:style-name="ce6">
            <text:p>2,502</text:p>
          </table:table-cell>
          <table:table-cell table:number-columns-repeated="16380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5">
            <text:p>ECHO W/WO CONT/PHARM/ECG/PHYS</text:p>
          </table:table-cell>
          <table:table-cell office:value-type="float" office:value="2502" table:style-name="ce6">
            <text:p>2,502</text:p>
          </table:table-cell>
          <table:table-cell office:value-type="float" office:value="2502" table:style-name="ce6">
            <text:p>2,502</text:p>
          </table:table-cell>
          <table:table-cell table:number-columns-repeated="16380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string" table:style-name="ce5">
            <text:p>EGD DIAGNOSTIC</text:p>
          </table:table-cell>
          <table:table-cell office:value-type="float" office:value="2177.5" table:style-name="ce6">
            <text:p>2,178</text:p>
          </table:table-cell>
          <table:table-cell office:value-type="float" office:value="2177.5" table:style-name="ce6">
            <text:p>2,178</text:p>
          </table:table-cell>
          <table:table-cell table:number-columns-repeated="16380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5">
            <text:p>EGD W/BIOPSY</text:p>
          </table:table-cell>
          <table:table-cell office:value-type="float" office:value="2991" table:style-name="ce6">
            <text:p>2,991</text:p>
          </table:table-cell>
          <table:table-cell office:value-type="float" office:value="2991" table:style-name="ce6">
            <text:p>2,991</text:p>
          </table:table-cell>
          <table:table-cell table:number-columns-repeated="16380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string" table:style-name="ce5">
            <text:p>EGD W/ESOPH BALLOON DILATION</text:p>
          </table:table-cell>
          <table:table-cell office:value-type="float" office:value="2714.5" table:style-name="ce6">
            <text:p>2,715</text:p>
          </table:table-cell>
          <table:table-cell office:value-type="float" office:value="2714.5" table:style-name="ce6">
            <text:p>2,715</text:p>
          </table:table-cell>
          <table:table-cell table:number-columns-repeated="16380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5">
            <text:p>EGD W/REMOVE FB</text:p>
          </table:table-cell>
          <table:table-cell office:value-type="float" office:value="3148.5" table:style-name="ce6">
            <text:p>3,149</text:p>
          </table:table-cell>
          <table:table-cell office:value-type="float" office:value="3148.5" table:style-name="ce6">
            <text:p>3,149</text:p>
          </table:table-cell>
          <table:table-cell table:number-columns-repeated="16380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string" table:style-name="ce5">
            <text:p>EGD W/TUMOR/POLYP REMOVE SNARE</text:p>
          </table:table-cell>
          <table:table-cell office:value-type="float" office:value="3486.5" table:style-name="ce6">
            <text:p>3,487</text:p>
          </table:table-cell>
          <table:table-cell office:value-type="float" office:value="3486.5" table:style-name="ce6">
            <text:p>3,487</text:p>
          </table:table-cell>
          <table:table-cell table:number-columns-repeated="16380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5">
            <text:p>EGFR GENE ANALYSIS</text:p>
          </table:table-cell>
          <table:table-cell office:value-type="float" office:value="1760.5" table:style-name="ce6">
            <text:p>1,761</text:p>
          </table:table-cell>
          <table:table-cell office:value-type="float" office:value="1760.5" table:style-name="ce6">
            <text:p>1,761</text:p>
          </table:table-cell>
          <table:table-cell table:number-columns-repeated="16380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string" table:style-name="ce5">
            <text:p>EHRLICHIA HE IGG OR IGM TIT</text:p>
          </table:table-cell>
          <table:table-cell office:value-type="float" office:value="153.5" table:style-name="ce6">
            <text:p>154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5">
            <text:p>EKG ROUTINE TRACING ONLY</text:p>
          </table:table-cell>
          <table:table-cell office:value-type="float" office:value="254.5" table:style-name="ce6">
            <text:p>255</text:p>
          </table:table-cell>
          <table:table-cell office:value-type="float" office:value="254.5" table:style-name="ce6">
            <text:p>255</text:p>
          </table:table-cell>
          <table:table-cell table:number-columns-repeated="16380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string" table:style-name="ce5">
            <text:p>ELASTASE 1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5">
            <text:p>ELECTRODE LLETZ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string" table:style-name="ce5">
            <text:p>ELECTROLYTES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5">
            <text:p>ENDO W/BIOPSY SINGLE/MULT</text:p>
          </table:table-cell>
          <table:table-cell office:value-type="float" office:value="1882" table:style-name="ce6">
            <text:p>1,882</text:p>
          </table:table-cell>
          <table:table-cell office:value-type="float" office:value="1882" table:style-name="ce6">
            <text:p>1,882</text:p>
          </table:table-cell>
          <table:table-cell table:number-columns-repeated="16380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string" table:style-name="ce5">
            <text:p>ENZYME DETECTION BETA LACTA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5">
            <text:p>ER VISIT LEVEL 1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table:number-columns-repeated="16380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string" table:style-name="ce5">
            <text:p>ER VISIT LEVEL 2</text:p>
          </table:table-cell>
          <table:table-cell office:value-type="float" office:value="559" table:style-name="ce6">
            <text:p>559</text:p>
          </table:table-cell>
          <table:table-cell office:value-type="float" office:value="559" table:style-name="ce6">
            <text:p>559</text:p>
          </table:table-cell>
          <table:table-cell table:number-columns-repeated="16380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5">
            <text:p>ER VISIT LEVEL 3</text:p>
          </table:table-cell>
          <table:table-cell office:value-type="float" office:value="905" table:style-name="ce6">
            <text:p>905</text:p>
          </table:table-cell>
          <table:table-cell office:value-type="float" office:value="905" table:style-name="ce6">
            <text:p>905</text:p>
          </table:table-cell>
          <table:table-cell table:number-columns-repeated="16380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string" table:style-name="ce5">
            <text:p>ER VISIT LEVEL 4</text:p>
          </table:table-cell>
          <table:table-cell office:value-type="float" office:value="1443.5" table:style-name="ce6">
            <text:p>1,444</text:p>
          </table:table-cell>
          <table:table-cell office:value-type="float" office:value="1443.5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5">
            <text:p>ESTROGEN RECEPTOR ASSAY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string" table:style-name="ce5">
            <text:p>ETHYLENE GLYCOL Q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5">
            <text:p>EVAL FLUENCY 91-120 MIN</text:p>
          </table:table-cell>
          <table:table-cell office:value-type="float" office:value="593" table:style-name="ce6">
            <text:p>593</text:p>
          </table:table-cell>
          <table:table-cell office:value-type="float" office:value="593" table:style-name="ce6">
            <text:p>593</text:p>
          </table:table-cell>
          <table:table-cell table:number-columns-repeated="16380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5">
            <text:p>EVAL SPEECH ONLY 0-30 MIN</text:p>
          </table:table-cell>
          <table:table-cell office:value-type="float" office:value="494.5" table:style-name="ce6">
            <text:p>495</text:p>
          </table:table-cell>
          <table:table-cell office:value-type="float" office:value="494.5" table:style-name="ce6">
            <text:p>495</text:p>
          </table:table-cell>
          <table:table-cell table:number-columns-repeated="16380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5">
            <text:p>EVAL SPEECH/LANG 31-60 MIN</text:p>
          </table:table-cell>
          <table:table-cell office:value-type="float" office:value="1035.5" table:style-name="ce6">
            <text:p>1,036</text:p>
          </table:table-cell>
          <table:table-cell office:value-type="float" office:value="1035.5" table:style-name="ce6">
            <text:p>1,036</text:p>
          </table:table-cell>
          <table:table-cell table:number-columns-repeated="16380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string" table:style-name="ce5">
            <text:p>EVAL VOICE 61-90 MIN</text:p>
          </table:table-cell>
          <table:table-cell office:value-type="float" office:value="567" table:style-name="ce6">
            <text:p>567</text:p>
          </table:table-cell>
          <table:table-cell office:value-type="float" office:value="567" table:style-name="ce6">
            <text:p>567</text:p>
          </table:table-cell>
          <table:table-cell table:number-columns-repeated="16380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5">
            <text:p>EVENT TRANSMISSION AND ANALYSIS</text:p>
          </table:table-cell>
          <table:table-cell office:value-type="float" office:value="1058.5" table:style-name="ce6">
            <text:p>1,059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string" table:style-name="ce5">
            <text:p>F2</text:p>
          </table:table-cell>
          <table:table-cell office:value-type="float" office:value="359" table:style-name="ce6">
            <text:p>359</text:p>
          </table:table-cell>
          <table:table-cell office:value-type="float" office:value="359" table:style-name="ce6">
            <text:p>359</text:p>
          </table:table-cell>
          <table:table-cell table:number-columns-repeated="16380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5">
            <text:p>F5</text:p>
          </table:table-cell>
          <table:table-cell office:value-type="float" office:value="461" table:style-name="ce6">
            <text:p>461</text:p>
          </table:table-cell>
          <table:table-cell office:value-type="float" office:value="461" table:style-name="ce6">
            <text:p>461</text:p>
          </table:table-cell>
          <table:table-cell table:number-columns-repeated="16380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string" table:style-name="ce5">
            <text:p>FATS OR LIPIDS FECES QUAL</text:p>
          </table:table-cell>
          <table:table-cell office:value-type="float" office:value="93" table:style-name="ce6">
            <text:p>93</text:p>
          </table:table-cell>
          <table:table-cell office:value-type="float" office:value="93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5">
            <text:p>FECAL FAT QUANTITATIVE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string" table:style-name="ce5">
            <text:p>FERRITI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5">
            <text:p>FIBRINOGE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string" table:style-name="ce5">
            <text:p>FINGER/HEEL/EAR STICK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5">
            <text:p>FIXATOR EXT WIRE BOLT</text:p>
          </table:table-cell>
          <table:table-cell office:value-type="float" office:value="1525" table:style-name="ce6">
            <text:p>1,525</text:p>
          </table:table-cell>
          <table:table-cell office:value-type="float" office:value="1525" table:style-name="ce6">
            <text:p>1,525</text:p>
          </table:table-cell>
          <table:table-cell table:number-columns-repeated="16380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string" table:style-name="ce5">
            <text:p>FIXATOR EXTERNAL BOLT</text:p>
          </table:table-cell>
          <table:table-cell office:value-type="float" office:value="522" table:style-name="ce6">
            <text:p>522</text:p>
          </table:table-cell>
          <table:table-cell office:value-type="float" office:value="522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5">
            <text:p>FIXATOR EXTERNAL BUSHING</text:p>
          </table:table-cell>
          <table:table-cell office:value-type="float" office:value="719" table:style-name="ce6">
            <text:p>719</text:p>
          </table:table-cell>
          <table:table-cell office:value-type="float" office:value="719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string" table:style-name="ce5">
            <text:p>FIXATOR EXTERNAL CUBE</text:p>
          </table:table-cell>
          <table:table-cell office:value-type="float" office:value="1414" table:style-name="ce6">
            <text:p>1,414</text:p>
          </table:table-cell>
          <table:table-cell office:value-type="float" office:value="1414" table:style-name="ce6">
            <text:p>1,414</text:p>
          </table:table-cell>
          <table:table-cell table:number-columns-repeated="16380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5">
            <text:p>FIXATOR EXTERNAL FRAME</text:p>
          </table:table-cell>
          <table:table-cell office:value-type="float" office:value="25194" table:style-name="ce6">
            <text:p>25,194</text:p>
          </table:table-cell>
          <table:table-cell office:value-type="float" office:value="25194" table:style-name="ce6">
            <text:p>25,194</text:p>
          </table:table-cell>
          <table:table-cell table:number-columns-repeated="16380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string" table:style-name="ce5">
            <text:p>FIXATOR EXTERNAL NUT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table:number-columns-repeated="16380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5">
            <text:p>FIXATOR EXTERNAL POST</text:p>
          </table:table-cell>
          <table:table-cell office:value-type="float" office:value="1743" table:style-name="ce6">
            <text:p>1,743</text:p>
          </table:table-cell>
          <table:table-cell office:value-type="float" office:value="1743" table:style-name="ce6">
            <text:p>1,743</text:p>
          </table:table-cell>
          <table:table-cell table:number-columns-repeated="16380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5">
            <text:p>FLOW CELL SURF MARKR TC 1ST 1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5">
            <text:p>FLOW CELL SURF MARKR TC ADDL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string" table:style-name="ce5">
            <text:p>FLOW CYTO INTRP 16 + MARKR 1</text:p>
          </table:table-cell>
          <table:table-cell office:value-type="float" office:value="553" table:style-name="ce6">
            <text:p>553</text:p>
          </table:table-cell>
          <table:table-cell office:value-type="float" office:value="553" table:style-name="ce6">
            <text:p>553</text:p>
          </table:table-cell>
          <table:table-cell table:number-columns-repeated="16380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5">
            <text:p>FLUTTER VALVE INITIAL</text:p>
          </table:table-cell>
          <table:table-cell office:value-type="float" office:value="229" table:style-name="ce6">
            <text:p>229</text:p>
          </table:table-cell>
          <table:table-cell office:value-type="float" office:value="229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string" table:style-name="ce5">
            <text:p>FLUTTER VALVE RX SUBSEQUENT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5">
            <text:p>FOLATES SERUM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string" table:style-name="ce5">
            <text:p>FRESH FROZEN PLASMA PROC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5">
            <text:p>GARDNERELLA VAGINALIS DP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string" table:style-name="ce5">
            <text:p>GAS DILUTION-LUNG VOLUMES</text:p>
          </table:table-cell>
          <table:table-cell office:value-type="float" office:value="325.5" table:style-name="ce6">
            <text:p>326</text:p>
          </table:table-cell>
          <table:table-cell office:value-type="float" office:value="325.5" table:style-name="ce6">
            <text:p>326</text:p>
          </table:table-cell>
          <table:table-cell table:number-columns-repeated="16380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5">
            <text:p>GEL SILVA SORB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string" table:style-name="ce5">
            <text:p>GENTAMICIN RANDOM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table:number-columns-repeated="16380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string" table:style-name="ce5">
            <text:p>GGT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string" table:style-name="ce5">
            <text:p>GIARDIA SPECIFIC ANTIGEN EI</text:p>
          </table:table-cell>
          <table:table-cell office:value-type="float" office:value="162.5" table:style-name="ce6">
            <text:p>163</text:p>
          </table:table-cell>
          <table:table-cell office:value-type="float" office:value="162.5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string" table:style-name="ce5">
            <text:p>GLUCOSE BLOOD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string" table:style-name="ce5">
            <text:p>GLUCOSE FLUID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string" table:style-name="ce5">
            <text:p>GLUCOSE METER BLOOD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string" table:style-name="ce5">
            <text:p>GLUCOSE TOLERANCE 3 SPECIME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string" table:style-name="ce5">
            <text:p>GLUCOSE TOLERANCE ADDL SPEC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string" table:style-name="ce5">
            <text:p>GONADOTROPIN CHORIONIC QUAN</text:p>
          </table:table-cell>
          <table:table-cell office:value-type="float" office:value="258.5" table:style-name="ce6">
            <text:p>259</text:p>
          </table:table-cell>
          <table:table-cell office:value-type="float" office:value="258.5" table:style-name="ce6">
            <text:p>259</text:p>
          </table:table-cell>
          <table:table-cell table:number-columns-repeated="16380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string" table:style-name="ce5">
            <text:p>GRASPER LAPAROSCOPIC</text:p>
          </table:table-cell>
          <table:table-cell office:value-type="float" office:value="177.5" table:style-name="ce6">
            <text:p>178</text:p>
          </table:table-cell>
          <table:table-cell office:value-type="float" office:value="177.5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string" table:style-name="ce5">
            <text:p>GRASPER REPOSABLE CARTRIDGE</text:p>
          </table:table-cell>
          <table:table-cell office:value-type="float" office:value="270" table:style-name="ce6">
            <text:p>270</text:p>
          </table:table-cell>
          <table:table-cell office:value-type="float" office:value="270" table:style-name="ce6">
            <text:p>270</text:p>
          </table:table-cell>
          <table:table-cell table:number-columns-repeated="16380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5">
            <text:p>GUIDE FIBERSTICK ARTHREX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string" table:style-name="ce5">
            <text:p>GUIDE PIN 3.2X230MM ZMR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table:number-columns-repeated="16380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string" table:style-name="ce5">
            <text:p>GUIDEWIRE 1.1-1.25MM THREAD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string" table:style-name="ce5">
            <text:p>GUIDEWIRE 1.4MM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string" table:style-name="ce5">
            <text:p>GUIDEWIRE 30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string" table:style-name="ce5">
            <text:p>GUIDEWIRE 60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string" table:style-name="ce5">
            <text:p>GUIDEWIRE THREADED 2.0/2.8MM</text:p>
          </table:table-cell>
          <table:table-cell office:value-type="float" office:value="219" table:style-name="ce6">
            <text:p>219</text:p>
          </table:table-cell>
          <table:table-cell office:value-type="float" office:value="219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string" table:style-name="ce5">
            <text:p>H PYLORI ANTIGEN STOOL EIA</text:p>
          </table:table-cell>
          <table:table-cell office:value-type="float" office:value="184.5" table:style-name="ce6">
            <text:p>185</text:p>
          </table:table-cell>
          <table:table-cell office:value-type="float" office:value="184.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5">
            <text:p>HAEMOPHILUS INFLUENZA 3520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string" table:style-name="ce5">
            <text:p>HAPTOGLOBI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string" table:style-name="ce5">
            <text:p>HARMONIC ACE + SHEARS 23CM</text:p>
          </table:table-cell>
          <table:table-cell office:value-type="float" office:value="1830.5" table:style-name="ce6">
            <text:p>1,831</text:p>
          </table:table-cell>
          <table:table-cell office:value-type="float" office:value="1830.5" table:style-name="ce6">
            <text:p>1,831</text:p>
          </table:table-cell>
          <table:table-cell table:number-columns-repeated="16380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string" table:style-name="ce5">
            <text:p>HARMONIC ACE + SHEARS 36CM</text:p>
          </table:table-cell>
          <table:table-cell office:value-type="float" office:value="3651" table:style-name="ce6">
            <text:p>3,651</text:p>
          </table:table-cell>
          <table:table-cell office:value-type="float" office:value="3651" table:style-name="ce6">
            <text:p>3,651</text:p>
          </table:table-cell>
          <table:table-cell table:number-columns-repeated="16380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string" table:style-name="ce5">
            <text:p>HARMONIC ACE HANDPIECE 36CM</text:p>
          </table:table-cell>
          <table:table-cell office:value-type="float" office:value="3582" table:style-name="ce6">
            <text:p>3,582</text:p>
          </table:table-cell>
          <table:table-cell office:value-type="float" office:value="3582" table:style-name="ce6">
            <text:p>3,582</text:p>
          </table:table-cell>
          <table:table-cell table:number-columns-repeated="16380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string" table:style-name="ce5">
            <text:p>HEAVY METAL QUAN EACH</text:p>
          </table:table-cell>
          <table:table-cell office:value-type="float" office:value="273.5" table:style-name="ce6">
            <text:p>274</text:p>
          </table:table-cell>
          <table:table-cell office:value-type="float" office:value="273.5" table:style-name="ce6">
            <text:p>274</text:p>
          </table:table-cell>
          <table:table-cell table:number-columns-repeated="16380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5">
            <text:p>HEMATOCRIT (H/H)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table:number-columns-repeated="16380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string" table:style-name="ce5">
            <text:p>HEMATOCRIT FLUID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string" table:style-name="ce5">
            <text:p>HEMOGLOBIN (H/H)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string" table:style-name="ce5">
            <text:p>HEMOGLOBIN A1C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string" table:style-name="ce5">
            <text:p>HEMOSTATIC AGENT 100</text:p>
          </table:table-cell>
          <table:table-cell office:value-type="float" office:value="718.5" table:style-name="ce6">
            <text:p>719</text:p>
          </table:table-cell>
          <table:table-cell office:value-type="float" office:value="718.5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string" table:style-name="ce5">
            <text:p>HEMOSTATIC AGENT 400</text:p>
          </table:table-cell>
          <table:table-cell office:value-type="float" office:value="960" table:style-name="ce6">
            <text:p>960</text:p>
          </table:table-cell>
          <table:table-cell office:value-type="float" office:value="960" table:style-name="ce6">
            <text:p>960</text:p>
          </table:table-cell>
          <table:table-cell table:number-columns-repeated="16380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string" table:style-name="ce5">
            <text:p>HEMOSTATIC AGENT 4-8 ETHICON</text:p>
          </table:table-cell>
          <table:table-cell office:value-type="float" office:value="718.5" table:style-name="ce6">
            <text:p>719</text:p>
          </table:table-cell>
          <table:table-cell office:value-type="float" office:value="718.5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string" table:style-name="ce5">
            <text:p>HEMOSTATIC AGENT ARISTA AH</text:p>
          </table:table-cell>
          <table:table-cell office:value-type="float" office:value="1340" table:style-name="ce6">
            <text:p>1,340</text:p>
          </table:table-cell>
          <table:table-cell office:value-type="float" office:value="1340" table:style-name="ce6">
            <text:p>1,340</text:p>
          </table:table-cell>
          <table:table-cell table:number-columns-repeated="16380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string" table:style-name="ce5">
            <text:p>HEPATIC FUNCTION PANEL</text:p>
          </table:table-cell>
          <table:table-cell office:value-type="float" office:value="234" table:style-name="ce6">
            <text:p>234</text:p>
          </table:table-cell>
          <table:table-cell office:value-type="float" office:value="234" table:style-name="ce6">
            <text:p>234</text:p>
          </table:table-cell>
          <table:table-cell table:number-columns-repeated="16380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string" table:style-name="ce5">
            <text:p>HEPATITIS A AB TOTAL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string" table:style-name="ce5">
            <text:p>HEPATITIS B SURF AB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string" table:style-name="ce5">
            <text:p>HEPATITIS B SURF AG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string" table:style-name="ce5">
            <text:p>HEPATITIS C AB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string" table:style-name="ce5">
            <text:p>HEPATITIS C QUANTIFICATION</text:p>
          </table:table-cell>
          <table:table-cell office:value-type="float" office:value="323" table:style-name="ce6">
            <text:p>323</text:p>
          </table:table-cell>
          <table:table-cell office:value-type="float" office:value="323" table:style-name="ce6">
            <text:p>323</text:p>
          </table:table-cell>
          <table:table-cell table:number-columns-repeated="16380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string" table:style-name="ce5">
            <text:p>HERPES SIMPLEX AB TYPE 1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string" table:style-name="ce5">
            <text:p>HERPES SIMPLEX NONSPECIFIC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string" table:style-name="ce5">
            <text:p>HERPES SIMPLEX VIRUS AMP PROBE</text:p>
          </table:table-cell>
          <table:table-cell office:value-type="float" office:value="637" table:style-name="ce6">
            <text:p>637</text:p>
          </table:table-cell>
          <table:table-cell office:value-type="float" office:value="637" table:style-name="ce6">
            <text:p>637</text:p>
          </table:table-cell>
          <table:table-cell table:number-columns-repeated="16380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string" table:style-name="ce5">
            <text:p>HISTOPLASMA AG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string" table:style-name="ce5">
            <text:p>HIV 1 ANTIGENS W/HIV 1 &amp; 2 AB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string" table:style-name="ce5">
            <text:p>HIV1 AG W HIV1 AND 2 AB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string" table:style-name="ce5">
            <text:p>HLA MATCH ARC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string" table:style-name="ce5">
            <text:p>HOLTER SCAN ANALYSIS UP TO 48 HRS</text:p>
          </table:table-cell>
          <table:table-cell office:value-type="float" office:value="1121.5" table:style-name="ce6">
            <text:p>1,122</text:p>
          </table:table-cell>
          <table:table-cell office:value-type="float" office:value="1121.5" table:style-name="ce6">
            <text:p>1,122</text:p>
          </table:table-cell>
          <table:table-cell table:number-columns-repeated="16380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string" table:style-name="ce5">
            <text:p>HOLTER SCAN/REC/HKUP/DISC 48 HR</text:p>
          </table:table-cell>
          <table:table-cell office:value-type="float" office:value="1061.5" table:style-name="ce6">
            <text:p>1,062</text:p>
          </table:table-cell>
          <table:table-cell office:value-type="float" office:value="1061.5" table:style-name="ce6">
            <text:p>1,062</text:p>
          </table:table-cell>
          <table:table-cell table:number-columns-repeated="16380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string" table:style-name="ce5">
            <text:p>HOMOCYSTEIN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string" table:style-name="ce5">
            <text:p>HOMOGENIZATION TISSUE</text:p>
          </table:table-cell>
          <table:table-cell office:value-type="float" office:value="65.5" table:style-name="ce6">
            <text:p>66</text:p>
          </table:table-cell>
          <table:table-cell office:value-type="float" office:value="65.5" table:style-name="ce6">
            <text:p>66</text:p>
          </table:table-cell>
          <table:table-cell table:number-columns-repeated="16380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string" table:style-name="ce5">
            <text:p>IA ANALYTE QUAL SEMI QUAN</text:p>
          </table:table-cell>
          <table:table-cell office:value-type="float" office:value="92" table:style-name="ce6">
            <text:p>92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string" table:style-name="ce5">
            <text:p>IDENTIFICATION AEROBIC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string" table:style-name="ce5">
            <text:p>IDENTIFICATION ANAEROBIC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string" table:style-name="ce5">
            <text:p>IDENTIFICATION MOLD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string" table:style-name="ce5">
            <text:p>IDENTIFICATION YEAST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string" table:style-name="ce5">
            <text:p>IMMOBILIZER KNEE 70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string" table:style-name="ce5">
            <text:p>IMMOBILIZER KNEE OTS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string" table:style-name="ce5">
            <text:p>IMMUNO EACH ADDL ANTIBODY STAIN</text:p>
          </table:table-cell>
          <table:table-cell office:value-type="float" office:value="230" table:style-name="ce6">
            <text:p>230</text:p>
          </table:table-cell>
          <table:table-cell office:value-type="float" office:value="230" table:style-name="ce6">
            <text:p>230</text:p>
          </table:table-cell>
          <table:table-cell table:number-columns-repeated="16380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string" table:style-name="ce5">
            <text:p>IMMUNOFIXATION W/INTERPRET</text:p>
          </table:table-cell>
          <table:table-cell office:value-type="float" office:value="163.5" table:style-name="ce6">
            <text:p>164</text:p>
          </table:table-cell>
          <table:table-cell office:value-type="float" office:value="163.5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string" table:style-name="ce5">
            <text:p>IMMUNOGLOBULIN G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string" table:style-name="ce5">
            <text:p>IMPLANT ANCHOR SUTURE</text:p>
          </table:table-cell>
          <table:table-cell office:value-type="float" office:value="1706.5" table:style-name="ce6">
            <text:p>1,707</text:p>
          </table:table-cell>
          <table:table-cell office:value-type="float" office:value="1706.5" table:style-name="ce6">
            <text:p>1,707</text:p>
          </table:table-cell>
          <table:table-cell table:number-columns-repeated="16380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string" table:style-name="ce5">
            <text:p>IMPLANT ANCHOR SUTURE SWIVELCK</text:p>
          </table:table-cell>
          <table:table-cell office:value-type="float" office:value="2100" table:style-name="ce6">
            <text:p>2,100</text:p>
          </table:table-cell>
          <table:table-cell office:value-type="float" office:value="2100" table:style-name="ce6">
            <text:p>2,100</text:p>
          </table:table-cell>
          <table:table-cell table:number-columns-repeated="16380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string" table:style-name="ce5">
            <text:p>IMPLANT BEAM FUSION</text:p>
          </table:table-cell>
          <table:table-cell office:value-type="float" office:value="5408" table:style-name="ce6">
            <text:p>5,408</text:p>
          </table:table-cell>
          <table:table-cell office:value-type="float" office:value="5408" table:style-name="ce6">
            <text:p>5,408</text:p>
          </table:table-cell>
          <table:table-cell table:number-columns-repeated="16380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string" table:style-name="ce5">
            <text:p>IMPLANT BENGAL STAKBLE CAGE SYS</text:p>
          </table:table-cell>
          <table:table-cell office:value-type="float" office:value="8044" table:style-name="ce6">
            <text:p>8,044</text:p>
          </table:table-cell>
          <table:table-cell office:value-type="float" office:value="8044" table:style-name="ce6">
            <text:p>8,044</text:p>
          </table:table-cell>
          <table:table-cell table:number-columns-repeated="16380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string" table:style-name="ce5">
            <text:p>IMPLANT BOLT</text:p>
          </table:table-cell>
          <table:table-cell office:value-type="float" office:value="5336.5" table:style-name="ce6">
            <text:p>5,337</text:p>
          </table:table-cell>
          <table:table-cell office:value-type="float" office:value="5336.5" table:style-name="ce6">
            <text:p>5,337</text:p>
          </table:table-cell>
          <table:table-cell table:number-columns-repeated="16380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string" table:style-name="ce5">
            <text:p>IMPLANT BOLT/NUT</text:p>
          </table:table-cell>
          <table:table-cell office:value-type="float" office:value="747" table:style-name="ce6">
            <text:p>747</text:p>
          </table:table-cell>
          <table:table-cell office:value-type="float" office:value="747" table:style-name="ce6">
            <text:p>747</text:p>
          </table:table-cell>
          <table:table-cell table:number-columns-repeated="16380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string" table:style-name="ce5">
            <text:p>IMPLANT BONE MATRIX 5CC</text:p>
          </table:table-cell>
          <table:table-cell office:value-type="float" office:value="6175" table:style-name="ce6">
            <text:p>6,175</text:p>
          </table:table-cell>
          <table:table-cell office:value-type="float" office:value="6175" table:style-name="ce6">
            <text:p>6,175</text:p>
          </table:table-cell>
          <table:table-cell table:number-columns-repeated="16380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string" table:style-name="ce5">
            <text:p>IMPLANT EYE RING MALYUGIN</text:p>
          </table:table-cell>
          <table:table-cell office:value-type="float" office:value="781.5" table:style-name="ce6">
            <text:p>782</text:p>
          </table:table-cell>
          <table:table-cell office:value-type="float" office:value="781.5" table:style-name="ce6">
            <text:p>782</text:p>
          </table:table-cell>
          <table:table-cell table:number-columns-repeated="16380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string" table:style-name="ce5">
            <text:p>IMPLANT FEMORAL COMPONENT</text:p>
          </table:table-cell>
          <table:table-cell office:value-type="float" office:value="4940" table:style-name="ce6">
            <text:p>4,940</text:p>
          </table:table-cell>
          <table:table-cell office:value-type="float" office:value="4940" table:style-name="ce6">
            <text:p>4,940</text:p>
          </table:table-cell>
          <table:table-cell table:number-columns-repeated="16380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string" table:style-name="ce5">
            <text:p>IMPLANT FEMORAL HEAD 22-36MM</text:p>
          </table:table-cell>
          <table:table-cell office:value-type="float" office:value="3242" table:style-name="ce6">
            <text:p>3,242</text:p>
          </table:table-cell>
          <table:table-cell office:value-type="float" office:value="3242" table:style-name="ce6">
            <text:p>3,242</text:p>
          </table:table-cell>
          <table:table-cell table:number-columns-repeated="16380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string" table:style-name="ce5">
            <text:p>IMPLANT HAMMERTOE PHALINX</text:p>
          </table:table-cell>
          <table:table-cell office:value-type="float" office:value="3507" table:style-name="ce6">
            <text:p>3,507</text:p>
          </table:table-cell>
          <table:table-cell office:value-type="float" office:value="3507" table:style-name="ce6">
            <text:p>3,507</text:p>
          </table:table-cell>
          <table:table-cell table:number-columns-repeated="16380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string" table:style-name="ce5">
            <text:p>IMPLANT HIP LINER ELEVATD/NEUTRL ZIM</text:p>
          </table:table-cell>
          <table:table-cell office:value-type="float" office:value="3575" table:style-name="ce6">
            <text:p>3,575</text:p>
          </table:table-cell>
          <table:table-cell office:value-type="float" office:value="3575" table:style-name="ce6">
            <text:p>3,575</text:p>
          </table:table-cell>
          <table:table-cell table:number-columns-repeated="16380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string" table:style-name="ce5">
            <text:p>IMPLANT HIP STEMS VERSYS STANDARD</text:p>
          </table:table-cell>
          <table:table-cell office:value-type="float" office:value="6633.5" table:style-name="ce6">
            <text:p>6,634</text:p>
          </table:table-cell>
          <table:table-cell office:value-type="float" office:value="6633.5" table:style-name="ce6">
            <text:p>6,634</text:p>
          </table:table-cell>
          <table:table-cell table:number-columns-repeated="16380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string" table:style-name="ce5">
            <text:p>IMPLANT HIP TOT ACETAB SHELL 38-80MM</text:p>
          </table:table-cell>
          <table:table-cell office:value-type="float" office:value="3640" table:style-name="ce6">
            <text:p>3,640</text:p>
          </table:table-cell>
          <table:table-cell office:value-type="float" office:value="3640" table:style-name="ce6">
            <text:p>3,640</text:p>
          </table:table-cell>
          <table:table-cell table:number-columns-repeated="16380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string" table:style-name="ce5">
            <text:p>IMPLANT HIP TOT BIPOLR LINR</text:p>
          </table:table-cell>
          <table:table-cell office:value-type="float" office:value="1187.5" table:style-name="ce6">
            <text:p>1,188</text:p>
          </table:table-cell>
          <table:table-cell office:value-type="float" office:value="1187.5" table:style-name="ce6">
            <text:p>1,188</text:p>
          </table:table-cell>
          <table:table-cell table:number-columns-repeated="16380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string" table:style-name="ce5">
            <text:p>IMPLANT HIP TOT BIPOLR SHELL</text:p>
          </table:table-cell>
          <table:table-cell office:value-type="float" office:value="2400" table:style-name="ce6">
            <text:p>2,400</text:p>
          </table:table-cell>
          <table:table-cell office:value-type="float" office:value="2400" table:style-name="ce6">
            <text:p>2,400</text:p>
          </table:table-cell>
          <table:table-cell table:number-columns-repeated="16380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string" table:style-name="ce5">
            <text:p>IMPLANT HIP TOT FEM HEAD 12/14</text:p>
          </table:table-cell>
          <table:table-cell office:value-type="float" office:value="1484.5" table:style-name="ce6">
            <text:p>1,485</text:p>
          </table:table-cell>
          <table:table-cell office:value-type="float" office:value="1484.5" table:style-name="ce6">
            <text:p>1,485</text:p>
          </table:table-cell>
          <table:table-cell table:number-columns-repeated="16380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string" table:style-name="ce5">
            <text:p>IMPLANT HIP TOT STEM FM VERS</text:p>
          </table:table-cell>
          <table:table-cell office:value-type="float" office:value="7128" table:style-name="ce6">
            <text:p>7,128</text:p>
          </table:table-cell>
          <table:table-cell office:value-type="float" office:value="7128" table:style-name="ce6">
            <text:p>7,128</text:p>
          </table:table-cell>
          <table:table-cell table:number-columns-repeated="16380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string" table:style-name="ce5">
            <text:p>IMPLANT KNEE FEM UNI HI FLX</text:p>
          </table:table-cell>
          <table:table-cell office:value-type="float" office:value="6175.5" table:style-name="ce6">
            <text:p>6,176</text:p>
          </table:table-cell>
          <table:table-cell office:value-type="float" office:value="6175.5" table:style-name="ce6">
            <text:p>6,176</text:p>
          </table:table-cell>
          <table:table-cell table:number-columns-repeated="16380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string" table:style-name="ce5">
            <text:p>IMPLANT KNEE PAT LCS/PFC SIGMA</text:p>
          </table:table-cell>
          <table:table-cell office:value-type="float" office:value="1837.5" table:style-name="ce6">
            <text:p>1,838</text:p>
          </table:table-cell>
          <table:table-cell office:value-type="float" office:value="1837.5" table:style-name="ce6">
            <text:p>1,838</text:p>
          </table:table-cell>
          <table:table-cell table:number-columns-repeated="16380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string" table:style-name="ce5">
            <text:p>IMPLANT KNEE PATELLA 900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string" table:style-name="ce5">
            <text:p>IMPLANT KNEE TIB INSERT</text:p>
          </table:table-cell>
          <table:table-cell office:value-type="float" office:value="3430" table:style-name="ce6">
            <text:p>3,430</text:p>
          </table:table-cell>
          <table:table-cell office:value-type="float" office:value="3430" table:style-name="ce6">
            <text:p>3,430</text:p>
          </table:table-cell>
          <table:table-cell table:number-columns-repeated="16380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string" table:style-name="ce5">
            <text:p>IMPLANT KNEE TIBIAL TRAY</text:p>
          </table:table-cell>
          <table:table-cell office:value-type="float" office:value="3885" table:style-name="ce6">
            <text:p>3,885</text:p>
          </table:table-cell>
          <table:table-cell office:value-type="float" office:value="3885" table:style-name="ce6">
            <text:p>3,885</text:p>
          </table:table-cell>
          <table:table-cell table:number-columns-repeated="16380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string" table:style-name="ce5">
            <text:p>IMPLANT KNEE TOT ART SURF NEXGN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string" table:style-name="ce5">
            <text:p>IMPLANT KNEE TOT FEM COMP POROUS</text:p>
          </table:table-cell>
          <table:table-cell office:value-type="float" office:value="7833" table:style-name="ce6">
            <text:p>7,833</text:p>
          </table:table-cell>
          <table:table-cell office:value-type="float" office:value="7833" table:style-name="ce6">
            <text:p>7,833</text:p>
          </table:table-cell>
          <table:table-cell table:number-columns-repeated="16380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string" table:style-name="ce5">
            <text:p>IMPLANT KNEE TOT UNI ART SURF</text:p>
          </table:table-cell>
          <table:table-cell office:value-type="float" office:value="1578" table:style-name="ce6">
            <text:p>1,578</text:p>
          </table:table-cell>
          <table:table-cell office:value-type="float" office:value="1578" table:style-name="ce6">
            <text:p>1,578</text:p>
          </table:table-cell>
          <table:table-cell table:number-columns-repeated="16380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string" table:style-name="ce5">
            <text:p>IMPLANT MESH PARIETEX PROGRIP</text:p>
          </table:table-cell>
          <table:table-cell office:value-type="float" office:value="1278.5" table:style-name="ce6">
            <text:p>1,279</text:p>
          </table:table-cell>
          <table:table-cell office:value-type="float" office:value="1278.5" table:style-name="ce6">
            <text:p>1,279</text:p>
          </table:table-cell>
          <table:table-cell table:number-columns-repeated="16380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string" table:style-name="ce5">
            <text:p>IMPLANT MESH PARIETEX VENTRAL PATCH</text:p>
          </table:table-cell>
          <table:table-cell office:value-type="float" office:value="2867.5" table:style-name="ce6">
            <text:p>2,868</text:p>
          </table:table-cell>
          <table:table-cell office:value-type="float" office:value="2867.5" table:style-name="ce6">
            <text:p>2,868</text:p>
          </table:table-cell>
          <table:table-cell table:number-columns-repeated="16380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string" table:style-name="ce5">
            <text:p>IMPLANT MESH PARIETX PROGRIP 20X15CM</text:p>
          </table:table-cell>
          <table:table-cell office:value-type="float" office:value="1184" table:style-name="ce6">
            <text:p>1,184</text:p>
          </table:table-cell>
          <table:table-cell office:value-type="float" office:value="1184" table:style-name="ce6">
            <text:p>1,184</text:p>
          </table:table-cell>
          <table:table-cell table:number-columns-repeated="16380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string" table:style-name="ce5">
            <text:p>IMPLANT MESH SFT</text:p>
          </table:table-cell>
          <table:table-cell office:value-type="float" office:value="301" table:style-name="ce6">
            <text:p>301</text:p>
          </table:table-cell>
          <table:table-cell office:value-type="float" office:value="301" table:style-name="ce6">
            <text:p>301</text:p>
          </table:table-cell>
          <table:table-cell table:number-columns-repeated="16380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string" table:style-name="ce5">
            <text:p>IMPLANT MESH VENTRAL PATCH</text:p>
          </table:table-cell>
          <table:table-cell office:value-type="float" office:value="1863" table:style-name="ce6">
            <text:p>1,863</text:p>
          </table:table-cell>
          <table:table-cell office:value-type="float" office:value="1863" table:style-name="ce6">
            <text:p>1,863</text:p>
          </table:table-cell>
          <table:table-cell table:number-columns-repeated="16380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string" table:style-name="ce5">
            <text:p>IMPLANT NAIL HUMERL MULTILOC</text:p>
          </table:table-cell>
          <table:table-cell office:value-type="float" office:value="4273.5" table:style-name="ce6">
            <text:p>4,274</text:p>
          </table:table-cell>
          <table:table-cell office:value-type="float" office:value="4273.5" table:style-name="ce6">
            <text:p>4,274</text:p>
          </table:table-cell>
          <table:table-cell table:number-columns-repeated="16380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string" table:style-name="ce5">
            <text:p>IMPLANT PIN 200</text:p>
          </table:table-cell>
          <table:table-cell office:value-type="float" office:value="781" table:style-name="ce6">
            <text:p>781</text:p>
          </table:table-cell>
          <table:table-cell office:value-type="float" office:value="781" table:style-name="ce6">
            <text:p>781</text:p>
          </table:table-cell>
          <table:table-cell table:number-columns-repeated="16380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string" table:style-name="ce5">
            <text:p>IMPLANT PIN DISTRACTOR SYNTHES</text:p>
          </table:table-cell>
          <table:table-cell office:value-type="float" office:value="582" table:style-name="ce6">
            <text:p>582</text:p>
          </table:table-cell>
          <table:table-cell office:value-type="float" office:value="582" table:style-name="ce6">
            <text:p>582</text:p>
          </table:table-cell>
          <table:table-cell table:number-columns-repeated="16380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string" table:style-name="ce5">
            <text:p>IMPLANT PIN RUSH MEDULLARY 4.8 MM</text:p>
          </table:table-cell>
          <table:table-cell office:value-type="float" office:value="461" table:style-name="ce6">
            <text:p>461</text:p>
          </table:table-cell>
          <table:table-cell office:value-type="float" office:value="461" table:style-name="ce6">
            <text:p>461</text:p>
          </table:table-cell>
          <table:table-cell table:number-columns-repeated="16380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string" table:style-name="ce5">
            <text:p>IMPLANT PIN STYLE 5/6 229MM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table:number-columns-repeated="16380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string" table:style-name="ce5">
            <text:p>IMPLANT PIN STYLE 5/6 229MM ZMR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string" table:style-name="ce5">
            <text:p>IMPLANT PLATE</text:p>
          </table:table-cell>
          <table:table-cell office:value-type="float" office:value="3588" table:style-name="ce6">
            <text:p>3,588</text:p>
          </table:table-cell>
          <table:table-cell office:value-type="float" office:value="3588" table:style-name="ce6">
            <text:p>3,588</text:p>
          </table:table-cell>
          <table:table-cell table:number-columns-repeated="16380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string" table:style-name="ce5">
            <text:p>IMPLANT PLATE 1100</text:p>
          </table:table-cell>
          <table:table-cell office:value-type="float" office:value="3519" table:style-name="ce6">
            <text:p>3,519</text:p>
          </table:table-cell>
          <table:table-cell office:value-type="float" office:value="3519" table:style-name="ce6">
            <text:p>3,519</text:p>
          </table:table-cell>
          <table:table-cell table:number-columns-repeated="16380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string" table:style-name="ce5">
            <text:p>IMPLANT PLATE 1300</text:p>
          </table:table-cell>
          <table:table-cell office:value-type="float" office:value="5712" table:style-name="ce6">
            <text:p>5,712</text:p>
          </table:table-cell>
          <table:table-cell office:value-type="float" office:value="5712" table:style-name="ce6">
            <text:p>5,712</text:p>
          </table:table-cell>
          <table:table-cell table:number-columns-repeated="16380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string" table:style-name="ce5">
            <text:p>IMPLANT PLATE 2.4/2.7 VA LCK STR FUSN 4HL</text:p>
          </table:table-cell>
          <table:table-cell office:value-type="float" office:value="3214" table:style-name="ce6">
            <text:p>3,214</text:p>
          </table:table-cell>
          <table:table-cell office:value-type="float" office:value="3214" table:style-name="ce6">
            <text:p>3,214</text:p>
          </table:table-cell>
          <table:table-cell table:number-columns-repeated="16380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string" table:style-name="ce5">
            <text:p>IMPLANT PLATE 2.7-3.5 TUB COMP</text:p>
          </table:table-cell>
          <table:table-cell office:value-type="float" office:value="633" table:style-name="ce6">
            <text:p>633</text:p>
          </table:table-cell>
          <table:table-cell office:value-type="float" office:value="633" table:style-name="ce6">
            <text:p>633</text:p>
          </table:table-cell>
          <table:table-cell table:number-columns-repeated="16380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string" table:style-name="ce5">
            <text:p>IMPLANT PLATE 3.5 1/3 TUB 5H 68MM</text:p>
          </table:table-cell>
          <table:table-cell office:value-type="float" office:value="644.5" table:style-name="ce6">
            <text:p>645</text:p>
          </table:table-cell>
          <table:table-cell office:value-type="float" office:value="644.5" table:style-name="ce6">
            <text:p>645</text:p>
          </table:table-cell>
          <table:table-cell table:number-columns-repeated="16380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string" table:style-name="ce5">
            <text:p>IMPLANT PLATE 49/119MM</text:p>
          </table:table-cell>
          <table:table-cell office:value-type="float" office:value="758.5" table:style-name="ce6">
            <text:p>759</text:p>
          </table:table-cell>
          <table:table-cell office:value-type="float" office:value="758.5" table:style-name="ce6">
            <text:p>759</text:p>
          </table:table-cell>
          <table:table-cell table:number-columns-repeated="16380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string" table:style-name="ce5">
            <text:p>IMPLANT PLATE 850</text:p>
          </table:table-cell>
          <table:table-cell office:value-type="float" office:value="3400" table:style-name="ce6">
            <text:p>3,400</text:p>
          </table:table-cell>
          <table:table-cell office:value-type="float" office:value="3400" table:style-name="ce6">
            <text:p>3,400</text:p>
          </table:table-cell>
          <table:table-cell table:number-columns-repeated="16380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string" table:style-name="ce5">
            <text:p>IMPLANT PLATE EAGL/SKY LVL 3 4 5</text:p>
          </table:table-cell>
          <table:table-cell office:value-type="float" office:value="3588" table:style-name="ce6">
            <text:p>3,588</text:p>
          </table:table-cell>
          <table:table-cell office:value-type="float" office:value="3588" table:style-name="ce6">
            <text:p>3,588</text:p>
          </table:table-cell>
          <table:table-cell table:number-columns-repeated="16380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string" table:style-name="ce5">
            <text:p>IMPLANT PLATE LCP/DCP 4-7HL</text:p>
          </table:table-cell>
          <table:table-cell office:value-type="float" office:value="696" table:style-name="ce6">
            <text:p>696</text:p>
          </table:table-cell>
          <table:table-cell office:value-type="float" office:value="696" table:style-name="ce6">
            <text:p>696</text:p>
          </table:table-cell>
          <table:table-cell table:number-columns-repeated="16380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string" table:style-name="ce5">
            <text:p>IMPLANT PLATE MTP/TMT</text:p>
          </table:table-cell>
          <table:table-cell office:value-type="float" office:value="3685" table:style-name="ce6">
            <text:p>3,685</text:p>
          </table:table-cell>
          <table:table-cell office:value-type="float" office:value="3685" table:style-name="ce6">
            <text:p>3,685</text:p>
          </table:table-cell>
          <table:table-cell table:number-columns-repeated="16380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string" table:style-name="ce5">
            <text:p>IMPLANT PLATE ORLNK/UNI/EDG/MAX</text:p>
          </table:table-cell>
          <table:table-cell office:value-type="float" office:value="3261.5" table:style-name="ce6">
            <text:p>3,262</text:p>
          </table:table-cell>
          <table:table-cell office:value-type="float" office:value="3261.5" table:style-name="ce6">
            <text:p>3,262</text:p>
          </table:table-cell>
          <table:table-cell table:number-columns-repeated="16380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string" table:style-name="ce5">
            <text:p>IMPLANT PLATE TIBIAL ZIMMER</text:p>
          </table:table-cell>
          <table:table-cell office:value-type="float" office:value="2992.5" table:style-name="ce6">
            <text:p>2,993</text:p>
          </table:table-cell>
          <table:table-cell office:value-type="float" office:value="2992.5" table:style-name="ce6">
            <text:p>2,993</text:p>
          </table:table-cell>
          <table:table-cell table:number-columns-repeated="16380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string" table:style-name="ce5">
            <text:p>IMPLANT PLATE ULS 3.5 1/3 TUB</text:p>
          </table:table-cell>
          <table:table-cell office:value-type="float" office:value="716.5" table:style-name="ce6">
            <text:p>717</text:p>
          </table:table-cell>
          <table:table-cell office:value-type="float" office:value="716.5" table:style-name="ce6">
            <text:p>717</text:p>
          </table:table-cell>
          <table:table-cell table:number-columns-repeated="16380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string" table:style-name="ce5">
            <text:p>IMPLANT PLATE VERSA FX</text:p>
          </table:table-cell>
          <table:table-cell office:value-type="float" office:value="1719" table:style-name="ce6">
            <text:p>1,719</text:p>
          </table:table-cell>
          <table:table-cell office:value-type="float" office:value="1719" table:style-name="ce6">
            <text:p>1,719</text:p>
          </table:table-cell>
          <table:table-cell table:number-columns-repeated="16380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string" table:style-name="ce5">
            <text:p>IMPLANT PLATE Y</text:p>
          </table:table-cell>
          <table:table-cell office:value-type="float" office:value="3476" table:style-name="ce6">
            <text:p>3,476</text:p>
          </table:table-cell>
          <table:table-cell office:value-type="float" office:value="3476" table:style-name="ce6">
            <text:p>3,476</text:p>
          </table:table-cell>
          <table:table-cell table:number-columns-repeated="16380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string" table:style-name="ce5">
            <text:p>IMPLANT PORT POWERPORT 8FR</text:p>
          </table:table-cell>
          <table:table-cell office:value-type="float" office:value="1583.5" table:style-name="ce6">
            <text:p>1,584</text:p>
          </table:table-cell>
          <table:table-cell office:value-type="float" office:value="1583.5" table:style-name="ce6">
            <text:p>1,584</text:p>
          </table:table-cell>
          <table:table-cell table:number-columns-repeated="16380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string" table:style-name="ce5">
            <text:p>IMPLANT SCREW</text:p>
          </table:table-cell>
          <table:table-cell office:value-type="float" office:value="1265" table:style-name="ce6">
            <text:p>1,265</text:p>
          </table:table-cell>
          <table:table-cell office:value-type="float" office:value="1265" table:style-name="ce6">
            <text:p>1,265</text:p>
          </table:table-cell>
          <table:table-cell table:number-columns-repeated="16380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string" table:style-name="ce5">
            <text:p>IMPLANT SCREW 175</text:p>
          </table:table-cell>
          <table:table-cell office:value-type="float" office:value="719" table:style-name="ce6">
            <text:p>719</text:p>
          </table:table-cell>
          <table:table-cell office:value-type="float" office:value="719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string" table:style-name="ce5">
            <text:p>IMPLANT SCREW 2.7 COR SELF TAP 10-60</text:p>
          </table:table-cell>
          <table:table-cell office:value-type="float" office:value="184.5" table:style-name="ce6">
            <text:p>185</text:p>
          </table:table-cell>
          <table:table-cell office:value-type="float" office:value="184.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string" table:style-name="ce5">
            <text:p>IMPLANT SCREW 200</text:p>
          </table:table-cell>
          <table:table-cell office:value-type="float" office:value="619" table:style-name="ce6">
            <text:p>619</text:p>
          </table:table-cell>
          <table:table-cell office:value-type="float" office:value="619" table:style-name="ce6">
            <text:p>619</text:p>
          </table:table-cell>
          <table:table-cell table:number-columns-repeated="16380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string" table:style-name="ce5">
            <text:p>IMPLANT SCREW 275</text:p>
          </table:table-cell>
          <table:table-cell office:value-type="float" office:value="956.5" table:style-name="ce6">
            <text:p>957</text:p>
          </table:table-cell>
          <table:table-cell office:value-type="float" office:value="956.5" table:style-name="ce6">
            <text:p>957</text:p>
          </table:table-cell>
          <table:table-cell table:number-columns-repeated="16380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string" table:style-name="ce5">
            <text:p>IMPLANT SCREW 33MM HEADED</text:p>
          </table:table-cell>
          <table:table-cell office:value-type="float" office:value="479" table:style-name="ce6">
            <text:p>479</text:p>
          </table:table-cell>
          <table:table-cell office:value-type="float" office:value="479" table:style-name="ce6">
            <text:p>479</text:p>
          </table:table-cell>
          <table:table-cell table:number-columns-repeated="16380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string" table:style-name="ce5">
            <text:p>IMPLANT SCREW 375</text:p>
          </table:table-cell>
          <table:table-cell office:value-type="float" office:value="1382" table:style-name="ce6">
            <text:p>1,382</text:p>
          </table:table-cell>
          <table:table-cell office:value-type="float" office:value="1382" table:style-name="ce6">
            <text:p>1,382</text:p>
          </table:table-cell>
          <table:table-cell table:number-columns-repeated="16380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string" table:style-name="ce5">
            <text:p>IMPLANT SCREW 4.0 CAN 10-72MM</text:p>
          </table:table-cell>
          <table:table-cell office:value-type="float" office:value="1598" table:style-name="ce6">
            <text:p>1,598</text:p>
          </table:table-cell>
          <table:table-cell office:value-type="float" office:value="1598" table:style-name="ce6">
            <text:p>1,598</text:p>
          </table:table-cell>
          <table:table-cell table:number-columns-repeated="16380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string" table:style-name="ce5">
            <text:p>IMPLANT SCREW 4.0 CAN PT 10-60MM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string" table:style-name="ce5">
            <text:p>IMPLANT SCREW 4.0 LONG/SHRT THRD</text:p>
          </table:table-cell>
          <table:table-cell office:value-type="float" office:value="1344" table:style-name="ce6">
            <text:p>1,344</text:p>
          </table:table-cell>
          <table:table-cell office:value-type="float" office:value="1344" table:style-name="ce6">
            <text:p>1,344</text:p>
          </table:table-cell>
          <table:table-cell table:number-columns-repeated="16380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string" table:style-name="ce5">
            <text:p>IMPLANT SCREW 425</text:p>
          </table:table-cell>
          <table:table-cell office:value-type="float" office:value="1251.5" table:style-name="ce6">
            <text:p>1,252</text:p>
          </table:table-cell>
          <table:table-cell office:value-type="float" office:value="1251.5" table:style-name="ce6">
            <text:p>1,252</text:p>
          </table:table-cell>
          <table:table-cell table:number-columns-repeated="16380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string" table:style-name="ce5">
            <text:p>IMPLANT SCREW 475</text:p>
          </table:table-cell>
          <table:table-cell office:value-type="float" office:value="1811.5" table:style-name="ce6">
            <text:p>1,812</text:p>
          </table:table-cell>
          <table:table-cell office:value-type="float" office:value="1811.5" table:style-name="ce6">
            <text:p>1,812</text:p>
          </table:table-cell>
          <table:table-cell table:number-columns-repeated="16380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string" table:style-name="ce5">
            <text:p>IMPLANT SCREW 50</text:p>
          </table:table-cell>
          <table:table-cell office:value-type="float" office:value="197.5" table:style-name="ce6">
            <text:p>198</text:p>
          </table:table-cell>
          <table:table-cell office:value-type="float" office:value="197.5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string" table:style-name="ce5">
            <text:p>IMPLANT SCREW 500</text:p>
          </table:table-cell>
          <table:table-cell office:value-type="float" office:value="2074" table:style-name="ce6">
            <text:p>2,074</text:p>
          </table:table-cell>
          <table:table-cell office:value-type="float" office:value="2074" table:style-name="ce6">
            <text:p>2,074</text:p>
          </table:table-cell>
          <table:table-cell table:number-columns-repeated="16380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string" table:style-name="ce5">
            <text:p>IMPLANT SCREW 6.5/7.3 20-180MM</text:p>
          </table:table-cell>
          <table:table-cell office:value-type="float" office:value="1071" table:style-name="ce6">
            <text:p>1,071</text:p>
          </table:table-cell>
          <table:table-cell office:value-type="float" office:value="1071" table:style-name="ce6">
            <text:p>1,071</text:p>
          </table:table-cell>
          <table:table-cell table:number-columns-repeated="16380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string" table:style-name="ce5">
            <text:p>IMPLANT SCREW AR1926B ARTHREX</text:p>
          </table:table-cell>
          <table:table-cell office:value-type="float" office:value="1890" table:style-name="ce6">
            <text:p>1,890</text:p>
          </table:table-cell>
          <table:table-cell office:value-type="float" office:value="1890" table:style-name="ce6">
            <text:p>1,890</text:p>
          </table:table-cell>
          <table:table-cell table:number-columns-repeated="16380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string" table:style-name="ce5">
            <text:p>IMPLANT SCREW BIOCOMPOSITE</text:p>
          </table:table-cell>
          <table:table-cell office:value-type="float" office:value="1469" table:style-name="ce6">
            <text:p>1,469</text:p>
          </table:table-cell>
          <table:table-cell office:value-type="float" office:value="1469" table:style-name="ce6">
            <text:p>1,469</text:p>
          </table:table-cell>
          <table:table-cell table:number-columns-repeated="16380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string" table:style-name="ce5">
            <text:p>IMPLANT SCREW BONE SELF TAP</text:p>
          </table:table-cell>
          <table:table-cell office:value-type="float" office:value="565.5" table:style-name="ce6">
            <text:p>566</text:p>
          </table:table-cell>
          <table:table-cell office:value-type="float" office:value="565.5" table:style-name="ce6">
            <text:p>566</text:p>
          </table:table-cell>
          <table:table-cell table:number-columns-repeated="16380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string" table:style-name="ce5">
            <text:p>IMPLANT SCREW CANNULATD DS</text:p>
          </table:table-cell>
          <table:table-cell office:value-type="float" office:value="1071" table:style-name="ce6">
            <text:p>1,071</text:p>
          </table:table-cell>
          <table:table-cell office:value-type="float" office:value="1071" table:style-name="ce6">
            <text:p>1,071</text:p>
          </table:table-cell>
          <table:table-cell table:number-columns-repeated="16380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string" table:style-name="ce5">
            <text:p>IMPLANT SCREW COMPRESSION ZMR</text:p>
          </table:table-cell>
          <table:table-cell office:value-type="float" office:value="323.5" table:style-name="ce6">
            <text:p>324</text:p>
          </table:table-cell>
          <table:table-cell office:value-type="float" office:value="323.5" table:style-name="ce6">
            <text:p>324</text:p>
          </table:table-cell>
          <table:table-cell table:number-columns-repeated="16380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string" table:style-name="ce5">
            <text:p>IMPLANT SCREW CORT 2.7/3.5 6-110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string" table:style-name="ce5">
            <text:p>IMPLANT SCREW CORT 4.5 LRG HEX SLFTAP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488" table:style-name="ce4">
            <text:p>488</text:p>
          </table:table-cell>
          <table:table-cell office:value-type="string" table:style-name="ce5">
            <text:p>IMPLANT SCREW CORT CANCELL 2.0/4.0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489" table:style-name="ce4">
            <text:p>489</text:p>
          </table:table-cell>
          <table:table-cell office:value-type="string" table:style-name="ce5">
            <text:p>IMPLANT SCREW CORTEX SELF TAP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string" table:style-name="ce5">
            <text:p>IMPLANT SCREW LOCK</text:p>
          </table:table-cell>
          <table:table-cell office:value-type="float" office:value="643" table:style-name="ce6">
            <text:p>643</text:p>
          </table:table-cell>
          <table:table-cell office:value-type="float" office:value="643" table:style-name="ce6">
            <text:p>643</text:p>
          </table:table-cell>
          <table:table-cell table:number-columns-repeated="16380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string" table:style-name="ce5">
            <text:p>IMPLANT SCREW LOCK SELF TAP 3.5</text:p>
          </table:table-cell>
          <table:table-cell office:value-type="float" office:value="519" table:style-name="ce6">
            <text:p>519</text:p>
          </table:table-cell>
          <table:table-cell office:value-type="float" office:value="519" table:style-name="ce6">
            <text:p>519</text:p>
          </table:table-cell>
          <table:table-cell table:number-columns-repeated="16380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string" table:style-name="ce5">
            <text:p>IMPLANT SCREW LOCK/NONLOCK 8-60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string" table:style-name="ce5">
            <text:p>IMPLANT SCREW MAGNA FX 7.0MM</text:p>
          </table:table-cell>
          <table:table-cell office:value-type="float" office:value="854" table:style-name="ce6">
            <text:p>854</text:p>
          </table:table-cell>
          <table:table-cell office:value-type="float" office:value="854" table:style-name="ce6">
            <text:p>854</text:p>
          </table:table-cell>
          <table:table-cell table:number-columns-repeated="16380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string" table:style-name="ce5">
            <text:p>IMPLANT SCREW PERI LOCK 3.5 12-60</text:p>
          </table:table-cell>
          <table:table-cell office:value-type="float" office:value="695.5" table:style-name="ce6">
            <text:p>696</text:p>
          </table:table-cell>
          <table:table-cell office:value-type="float" office:value="695.5" table:style-name="ce6">
            <text:p>696</text:p>
          </table:table-cell>
          <table:table-cell table:number-columns-repeated="16380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string" table:style-name="ce5">
            <text:p>IMPLANT SCREW SKY/AEGIS/UNI/EGL</text:p>
          </table:table-cell>
          <table:table-cell office:value-type="float" office:value="1328.5" table:style-name="ce6">
            <text:p>1,329</text:p>
          </table:table-cell>
          <table:table-cell office:value-type="float" office:value="1328.5" table:style-name="ce6">
            <text:p>1,329</text:p>
          </table:table-cell>
          <table:table-cell table:number-columns-repeated="16380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string" table:style-name="ce5">
            <text:p>IMPLANT SCREW THREADED 4.0</text:p>
          </table:table-cell>
          <table:table-cell office:value-type="float" office:value="1153" table:style-name="ce6">
            <text:p>1,153</text:p>
          </table:table-cell>
          <table:table-cell office:value-type="float" office:value="1153" table:style-name="ce6">
            <text:p>1,153</text:p>
          </table:table-cell>
          <table:table-cell table:number-columns-repeated="16380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string" table:style-name="ce5">
            <text:p>IMPLANT SCREW VA 2.7 T8 STARDRV</text:p>
          </table:table-cell>
          <table:table-cell office:value-type="float" office:value="489" table:style-name="ce6">
            <text:p>489</text:p>
          </table:table-cell>
          <table:table-cell office:value-type="float" office:value="489" table:style-name="ce6">
            <text:p>489</text:p>
          </table:table-cell>
          <table:table-cell table:number-columns-repeated="16380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string" table:style-name="ce5">
            <text:p>IMPLANT SLOTTED HOLDING PIN</text:p>
          </table:table-cell>
          <table:table-cell office:value-type="float" office:value="1041" table:style-name="ce6">
            <text:p>1,041</text:p>
          </table:table-cell>
          <table:table-cell office:value-type="float" office:value="1041" table:style-name="ce6">
            <text:p>1,041</text:p>
          </table:table-cell>
          <table:table-cell table:number-columns-repeated="16380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string" table:style-name="ce5">
            <text:p>IMPLANT SPINAL PLATE CERV ANT 2LVL</text:p>
          </table:table-cell>
          <table:table-cell office:value-type="float" office:value="3910" table:style-name="ce6">
            <text:p>3,910</text:p>
          </table:table-cell>
          <table:table-cell office:value-type="float" office:value="3910" table:style-name="ce6">
            <text:p>3,910</text:p>
          </table:table-cell>
          <table:table-cell table:number-columns-repeated="16380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string" table:style-name="ce5">
            <text:p>IMPLANT SPINAL PRODISC C</text:p>
          </table:table-cell>
          <table:table-cell office:value-type="float" office:value="12289.5" table:style-name="ce6">
            <text:p>12,290</text:p>
          </table:table-cell>
          <table:table-cell office:value-type="float" office:value="12289.5" table:style-name="ce6">
            <text:p>12,290</text:p>
          </table:table-cell>
          <table:table-cell table:number-columns-repeated="16380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string" table:style-name="ce5">
            <text:p>INFECT AGENT ANTIGEN DET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string" table:style-name="ce5">
            <text:p>INFECT AGENT DET AMP PROBE</text:p>
          </table:table-cell>
          <table:table-cell office:value-type="float" office:value="479.5" table:style-name="ce6">
            <text:p>480</text:p>
          </table:table-cell>
          <table:table-cell office:value-type="float" office:value="479.5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string" table:style-name="ce5">
            <text:p>INFLUENZA ANTIGEN RAPID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string" table:style-name="ce5">
            <text:p>INFLUENZA DNA AMP PROBE</text:p>
          </table:table-cell>
          <table:table-cell office:value-type="float" office:value="508" table:style-name="ce6">
            <text:p>508</text:p>
          </table:table-cell>
          <table:table-cell office:value-type="float" office:value="508" table:style-name="ce6">
            <text:p>508</text:p>
          </table:table-cell>
          <table:table-cell table:number-columns-repeated="16380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string" table:style-name="ce5">
            <text:p>INJECT VACCINE/TOXOID EA ADDL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string" table:style-name="ce5">
            <text:p>INJECT VACCINE/TOXOID FIRST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string" table:style-name="ce5">
            <text:p>INJECTION IM/SUBQ/ANTIBIOTICS</text:p>
          </table:table-cell>
          <table:table-cell office:value-type="float" office:value="156.5" table:style-name="ce6">
            <text:p>157</text:p>
          </table:table-cell>
          <table:table-cell office:value-type="float" office:value="156.5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string" table:style-name="ce5">
            <text:p>INJECTION IV EA ADDL DRUG</text:p>
          </table:table-cell>
          <table:table-cell office:value-type="float" office:value="245" table:style-name="ce6">
            <text:p>245</text:p>
          </table:table-cell>
          <table:table-cell office:value-type="float" office:value="24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string" table:style-name="ce5">
            <text:p>INJECTION IV EA ADDL SAME DRUG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string" table:style-name="ce5">
            <text:p>INJECTION IV PUSH INITIAL</text:p>
          </table:table-cell>
          <table:table-cell office:value-type="float" office:value="412.5" table:style-name="ce6">
            <text:p>413</text:p>
          </table:table-cell>
          <table:table-cell office:value-type="float" office:value="412.5" table:style-name="ce6">
            <text:p>413</text:p>
          </table:table-cell>
          <table:table-cell table:number-columns-repeated="16380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string" table:style-name="ce5">
            <text:p>INSERT BLADDER CATH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string" table:style-name="ce5">
            <text:p>INSERT CATH CV NONTNL 5+</text:p>
          </table:table-cell>
          <table:table-cell office:value-type="float" office:value="1370" table:style-name="ce6">
            <text:p>1,370</text:p>
          </table:table-cell>
          <table:table-cell office:value-type="float" office:value="1370" table:style-name="ce6">
            <text:p>1,370</text:p>
          </table:table-cell>
          <table:table-cell table:number-columns-repeated="16380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string" table:style-name="ce5">
            <text:p>INSERT TEMP BLADDER CATH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string" table:style-name="ce5">
            <text:p>INSTRUMENT CORE BIOPSY DISP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table:number-columns-repeated="16380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string" table:style-name="ce5">
            <text:p>INTERPHASE IN SITU HYBRID 100-300</text:p>
          </table:table-cell>
          <table:table-cell office:value-type="float" office:value="293" table:style-name="ce6">
            <text:p>293</text:p>
          </table:table-cell>
          <table:table-cell office:value-type="float" office:value="293" table:style-name="ce6">
            <text:p>293</text:p>
          </table:table-cell>
          <table:table-cell table:number-columns-repeated="16380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string" table:style-name="ce5">
            <text:p>INTRO NEEDLE/CATH VEIN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string" table:style-name="ce5">
            <text:p>INTUBATION ENDOTRACHEAL</text:p>
          </table:table-cell>
          <table:table-cell office:value-type="float" office:value="636.5" table:style-name="ce6">
            <text:p>637</text:p>
          </table:table-cell>
          <table:table-cell office:value-type="float" office:value="636.5" table:style-name="ce6">
            <text:p>637</text:p>
          </table:table-cell>
          <table:table-cell table:number-columns-repeated="16380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string" table:style-name="ce5">
            <text:p>IRON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string" table:style-name="ce5">
            <text:p>IRON BINDING CAPACITY UNSAT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table:number-columns-repeated="16380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string" table:style-name="ce5">
            <text:p>IRRAD LEUKORED PHER PLTS PR</text:p>
          </table:table-cell>
          <table:table-cell office:value-type="float" office:value="1237.5" table:style-name="ce6">
            <text:p>1,238</text:p>
          </table:table-cell>
          <table:table-cell office:value-type="float" office:value="1237.5" table:style-name="ce6">
            <text:p>1,238</text:p>
          </table:table-cell>
          <table:table-cell table:number-columns-repeated="16380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string" table:style-name="ce5">
            <text:p>IRRADIATED LEUKORED RBCS PR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string" table:style-name="ce5">
            <text:p>IRRIGATION VENOUS ACCESS DEV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string" table:style-name="ce5">
            <text:p>IRRIGATOR SUCTION 100</text:p>
          </table:table-cell>
          <table:table-cell office:value-type="float" office:value="268.5" table:style-name="ce6">
            <text:p>269</text:p>
          </table:table-cell>
          <table:table-cell office:value-type="float" office:value="268.5" table:style-name="ce6">
            <text:p>269</text:p>
          </table:table-cell>
          <table:table-cell table:number-columns-repeated="16380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string" table:style-name="ce5">
            <text:p>ISLET CELL ANTIBODY</text:p>
          </table:table-cell>
          <table:table-cell office:value-type="float" office:value="195" table:style-name="ce6">
            <text:p>195</text:p>
          </table:table-cell>
          <table:table-cell office:value-type="float" office:value="195" table:style-name="ce6">
            <text:p>195</text:p>
          </table:table-cell>
          <table:table-cell table:number-columns-repeated="16380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string" table:style-name="ce5">
            <text:p>ISOENZYMES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string" table:style-name="ce5">
            <text:p>IV CHEMO EA ADD HR</text:p>
          </table:table-cell>
          <table:table-cell office:value-type="float" office:value="292" table:style-name="ce6">
            <text:p>292</text:p>
          </table:table-cell>
          <table:table-cell office:value-type="float" office:value="292" table:style-name="ce6">
            <text:p>292</text:p>
          </table:table-cell>
          <table:table-cell table:number-columns-repeated="16380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string" table:style-name="ce5">
            <text:p>IV CHEMO INIT TO 1 HR</text:p>
          </table:table-cell>
          <table:table-cell office:value-type="float" office:value="1048" table:style-name="ce6">
            <text:p>1,048</text:p>
          </table:table-cell>
          <table:table-cell office:value-type="float" office:value="1048" table:style-name="ce6">
            <text:p>1,048</text:p>
          </table:table-cell>
          <table:table-cell table:number-columns-repeated="16380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string" table:style-name="ce5">
            <text:p>IV CHEMO PUSH SGL OR INIT DRUG</text:p>
          </table:table-cell>
          <table:table-cell office:value-type="float" office:value="741.5" table:style-name="ce6">
            <text:p>742</text:p>
          </table:table-cell>
          <table:table-cell office:value-type="float" office:value="741.5" table:style-name="ce6">
            <text:p>742</text:p>
          </table:table-cell>
          <table:table-cell table:number-columns-repeated="16380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string" table:style-name="ce5">
            <text:p>IV HYD EA ADD HR</text:p>
          </table:table-cell>
          <table:table-cell office:value-type="float" office:value="211.5" table:style-name="ce6">
            <text:p>212</text:p>
          </table:table-cell>
          <table:table-cell office:value-type="float" office:value="211.5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string" table:style-name="ce5">
            <text:p>IV HYD INIT 31 MIN-60 MIN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table:number-columns-repeated="16380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string" table:style-name="ce5">
            <text:p>IV SET BLOOD Y-TYPE 2C6750 CS48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string" table:style-name="ce5">
            <text:p>IV SET MAXI CONT.FLO INTERLINK 2C6537 CS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string" table:style-name="ce5">
            <text:p>IV TX CONCURRENT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string" table:style-name="ce5">
            <text:p>IV TX EA ADD HR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string" table:style-name="ce5">
            <text:p>IV TX INIT TO 1 HR</text:p>
          </table:table-cell>
          <table:table-cell office:value-type="float" office:value="450.5" table:style-name="ce6">
            <text:p>451</text:p>
          </table:table-cell>
          <table:table-cell office:value-type="float" office:value="450.5" table:style-name="ce6">
            <text:p>451</text:p>
          </table:table-cell>
          <table:table-cell table:number-columns-repeated="16380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string" table:style-name="ce5">
            <text:p>IV TX SEQ TO 1 HR</text:p>
          </table:table-cell>
          <table:table-cell office:value-type="float" office:value="271.5" table:style-name="ce6">
            <text:p>272</text:p>
          </table:table-cell>
          <table:table-cell office:value-type="float" office:value="271.5" table:style-name="ce6">
            <text:p>272</text:p>
          </table:table-cell>
          <table:table-cell table:number-columns-repeated="16380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string" table:style-name="ce5">
            <text:p>JAK2</text:p>
          </table:table-cell>
          <table:table-cell office:value-type="float" office:value="668" table:style-name="ce6">
            <text:p>668</text:p>
          </table:table-cell>
          <table:table-cell office:value-type="float" office:value="668" table:style-name="ce6">
            <text:p>668</text:p>
          </table:table-cell>
          <table:table-cell table:number-columns-repeated="16380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string" table:style-name="ce5">
            <text:p>JOINT PATELLA TOTAL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string" table:style-name="ce5">
            <text:p>KETONE BODY(S) QUAL</text:p>
          </table:table-cell>
          <table:table-cell office:value-type="float" office:value="145.5" table:style-name="ce6">
            <text:p>146</text:p>
          </table:table-cell>
          <table:table-cell office:value-type="float" office:value="145.5" table:style-name="ce6">
            <text:p>146</text:p>
          </table:table-cell>
          <table:table-cell table:number-columns-repeated="16380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string" table:style-name="ce5">
            <text:p>KETONE BODY(S) QUANT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string" table:style-name="ce5">
            <text:p>KIT ACL DISP MITEK 232300</text:p>
          </table:table-cell>
          <table:table-cell office:value-type="float" office:value="2609.5" table:style-name="ce6">
            <text:p>2,610</text:p>
          </table:table-cell>
          <table:table-cell office:value-type="float" office:value="2609.5" table:style-name="ce6">
            <text:p>2,610</text:p>
          </table:table-cell>
          <table:table-cell table:number-columns-repeated="16380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string" table:style-name="ce5">
            <text:p>KIT BIOTENODESIS AR1530DS</text:p>
          </table:table-cell>
          <table:table-cell office:value-type="float" office:value="1250" table:style-name="ce6">
            <text:p>1,250</text:p>
          </table:table-cell>
          <table:table-cell office:value-type="float" office:value="1250" table:style-name="ce6">
            <text:p>1,250</text:p>
          </table:table-cell>
          <table:table-cell table:number-columns-repeated="16380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string" table:style-name="ce5">
            <text:p>KIT BIOTENODESIS AR1676DS</text:p>
          </table:table-cell>
          <table:table-cell office:value-type="float" office:value="1219" table:style-name="ce6">
            <text:p>1,219</text:p>
          </table:table-cell>
          <table:table-cell office:value-type="float" office:value="1219" table:style-name="ce6">
            <text:p>1,219</text:p>
          </table:table-cell>
          <table:table-cell table:number-columns-repeated="16380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string" table:style-name="ce5">
            <text:p>KIT CEMENT APPLICATN</text:p>
          </table:table-cell>
          <table:table-cell office:value-type="float" office:value="1282.5" table:style-name="ce6">
            <text:p>1,283</text:p>
          </table:table-cell>
          <table:table-cell office:value-type="float" office:value="1282.5" table:style-name="ce6">
            <text:p>1,283</text:p>
          </table:table-cell>
          <table:table-cell table:number-columns-repeated="16380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string" table:style-name="ce5">
            <text:p>KIT DEVICE NOVASURE 32121</text:p>
          </table:table-cell>
          <table:table-cell office:value-type="float" office:value="3150" table:style-name="ce6">
            <text:p>3,150</text:p>
          </table:table-cell>
          <table:table-cell office:value-type="float" office:value="3150" table:style-name="ce6">
            <text:p>3,150</text:p>
          </table:table-cell>
          <table:table-cell table:number-columns-repeated="16380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string" table:style-name="ce5">
            <text:p>KIT DRILL</text:p>
          </table:table-cell>
          <table:table-cell office:value-type="float" office:value="1732.5" table:style-name="ce6">
            <text:p>1,733</text:p>
          </table:table-cell>
          <table:table-cell office:value-type="float" office:value="1732.5" table:style-name="ce6">
            <text:p>1,733</text:p>
          </table:table-cell>
          <table:table-cell table:number-columns-repeated="16380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string" table:style-name="ce5">
            <text:p>KIT DRILL DISP</text:p>
          </table:table-cell>
          <table:table-cell office:value-type="float" office:value="1654" table:style-name="ce6">
            <text:p>1,654</text:p>
          </table:table-cell>
          <table:table-cell office:value-type="float" office:value="1654" table:style-name="ce6">
            <text:p>1,654</text:p>
          </table:table-cell>
          <table:table-cell table:number-columns-repeated="16380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string" table:style-name="ce5">
            <text:p>KIT DRILLBIT</text:p>
          </table:table-cell>
          <table:table-cell office:value-type="float" office:value="1654" table:style-name="ce6">
            <text:p>1,654</text:p>
          </table:table-cell>
          <table:table-cell office:value-type="float" office:value="1654" table:style-name="ce6">
            <text:p>1,654</text:p>
          </table:table-cell>
          <table:table-cell table:number-columns-repeated="16380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string" table:style-name="ce5">
            <text:p>KIT INSTRUMENT DISP</text:p>
          </table:table-cell>
          <table:table-cell office:value-type="float" office:value="1094" table:style-name="ce6">
            <text:p>1,094</text:p>
          </table:table-cell>
          <table:table-cell office:value-type="float" office:value="1094" table:style-name="ce6">
            <text:p>1,094</text:p>
          </table:table-cell>
          <table:table-cell table:number-columns-repeated="16380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string" table:style-name="ce5">
            <text:p>KIT IRRIGATION SLEEVE MICROSMOOTH</text:p>
          </table:table-cell>
          <table:table-cell office:value-type="float" office:value="194.5" table:style-name="ce6">
            <text:p>195</text:p>
          </table:table-cell>
          <table:table-cell office:value-type="float" office:value="194.5" table:style-name="ce6">
            <text:p>195</text:p>
          </table:table-cell>
          <table:table-cell table:number-columns-repeated="16380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string" table:style-name="ce5">
            <text:p>KIT LAP CHOLE CUST APPLID MED</text:p>
          </table:table-cell>
          <table:table-cell office:value-type="float" office:value="1039" table:style-name="ce6">
            <text:p>1,039</text:p>
          </table:table-cell>
          <table:table-cell office:value-type="float" office:value="1039" table:style-name="ce6">
            <text:p>1,039</text:p>
          </table:table-cell>
          <table:table-cell table:number-columns-repeated="16380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string" table:style-name="ce5">
            <text:p>KIT PICC LINE DRESSING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string" table:style-name="ce5">
            <text:p>KIT PNEUMOTHORAX</text:p>
          </table:table-cell>
          <table:table-cell office:value-type="float" office:value="584" table:style-name="ce6">
            <text:p>584</text:p>
          </table:table-cell>
          <table:table-cell office:value-type="float" office:value="584" table:style-name="ce6">
            <text:p>584</text:p>
          </table:table-cell>
          <table:table-cell table:number-columns-repeated="16380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string" table:style-name="ce5">
            <text:p>KIT SMALL JOINT DISP</text:p>
          </table:table-cell>
          <table:table-cell office:value-type="float" office:value="906.5" table:style-name="ce6">
            <text:p>907</text:p>
          </table:table-cell>
          <table:table-cell office:value-type="float" office:value="906.5" table:style-name="ce6">
            <text:p>907</text:p>
          </table:table-cell>
          <table:table-cell table:number-columns-repeated="16380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string" table:style-name="ce5">
            <text:p>KIT VAC VIA STARTER NEG PRESS KCI</text:p>
          </table:table-cell>
          <table:table-cell office:value-type="float" office:value="3316.5" table:style-name="ce6">
            <text:p>3,317</text:p>
          </table:table-cell>
          <table:table-cell office:value-type="float" office:value="3316.5" table:style-name="ce6">
            <text:p>3,317</text:p>
          </table:table-cell>
          <table:table-cell table:number-columns-repeated="16380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string" table:style-name="ce5">
            <text:p>KNIFE CLEARCUT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string" table:style-name="ce5">
            <text:p>KRAS</text:p>
          </table:table-cell>
          <table:table-cell office:value-type="float" office:value="1054" table:style-name="ce6">
            <text:p>1,054</text:p>
          </table:table-cell>
          <table:table-cell office:value-type="float" office:value="1054" table:style-name="ce6">
            <text:p>1,054</text:p>
          </table:table-cell>
          <table:table-cell table:number-columns-repeated="16380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string" table:style-name="ce5">
            <text:p>LACTIC ACID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string" table:style-name="ce5">
            <text:p>LACTOFERRIN FECAL QUAL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string" table:style-name="ce5">
            <text:p>LACTOFERRIN QUAN</text:p>
          </table:table-cell>
          <table:table-cell office:value-type="float" office:value="461.5" table:style-name="ce6">
            <text:p>462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string" table:style-name="ce5">
            <text:p>LAMOTRIGIN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string" table:style-name="ce5">
            <text:p>LD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table:number-columns-repeated="16380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string" table:style-name="ce5">
            <text:p>LDL DIRECT</text:p>
          </table:table-cell>
          <table:table-cell office:value-type="float" office:value="70.5" table:style-name="ce6">
            <text:p>71</text:p>
          </table:table-cell>
          <table:table-cell office:value-type="float" office:value="70.5" table:style-name="ce6">
            <text:p>71</text:p>
          </table:table-cell>
          <table:table-cell table:number-columns-repeated="16380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string" table:style-name="ce5">
            <text:p>LEAD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string" table:style-name="ce5">
            <text:p>LENS INTRAOCULAR SN60WF</text:p>
          </table:table-cell>
          <table:table-cell office:value-type="float" office:value="931.5" table:style-name="ce6">
            <text:p>932</text:p>
          </table:table-cell>
          <table:table-cell office:value-type="float" office:value="931.5" table:style-name="ce6">
            <text:p>932</text:p>
          </table:table-cell>
          <table:table-cell table:number-columns-repeated="16380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string" table:style-name="ce5">
            <text:p>LENS MORGAN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string" table:style-name="ce5">
            <text:p>LEUKO POOR PC</text:p>
          </table:table-cell>
          <table:table-cell office:value-type="float" office:value="537.5" table:style-name="ce6">
            <text:p>538</text:p>
          </table:table-cell>
          <table:table-cell office:value-type="float" office:value="537.5" table:style-name="ce6">
            <text:p>538</text:p>
          </table:table-cell>
          <table:table-cell table:number-columns-repeated="16380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string" table:style-name="ce5">
            <text:p>LEUKOCYTE COUNT FECAL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string" table:style-name="ce5">
            <text:p>LEUKORED PHER PLTS PROC</text:p>
          </table:table-cell>
          <table:table-cell office:value-type="float" office:value="1212.5" table:style-name="ce6">
            <text:p>1,213</text:p>
          </table:table-cell>
          <table:table-cell office:value-type="float" office:value="1212.5" table:style-name="ce6">
            <text:p>1,213</text:p>
          </table:table-cell>
          <table:table-cell table:number-columns-repeated="16380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string" table:style-name="ce5">
            <text:p>LEVEL 5 W/ADDITIONAL SERVICE</text:p>
          </table:table-cell>
          <table:table-cell office:value-type="float" office:value="2536.5" table:style-name="ce6">
            <text:p>2,537</text:p>
          </table:table-cell>
          <table:table-cell office:value-type="float" office:value="2536.5" table:style-name="ce6">
            <text:p>2,537</text:p>
          </table:table-cell>
          <table:table-cell table:number-columns-repeated="16380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string" table:style-name="ce5">
            <text:p>LEVITIRACEM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string" table:style-name="ce5">
            <text:p>LIGATION OF HEMORRHOID(S)</text:p>
          </table:table-cell>
          <table:table-cell office:value-type="float" office:value="667" table:style-name="ce6">
            <text:p>667</text:p>
          </table:table-cell>
          <table:table-cell office:value-type="float" office:value="667" table:style-name="ce6">
            <text:p>667</text:p>
          </table:table-cell>
          <table:table-cell table:number-columns-repeated="16380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string" table:style-name="ce5">
            <text:p>LIPASE</text:p>
          </table:table-cell>
          <table:table-cell office:value-type="float" office:value="212" table:style-name="ce6">
            <text:p>212</text:p>
          </table:table-cell>
          <table:table-cell office:value-type="float" office:value="212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string" table:style-name="ce5">
            <text:p>LIPID PROFILE 1</text:p>
          </table:table-cell>
          <table:table-cell office:value-type="float" office:value="292.5" table:style-name="ce6">
            <text:p>293</text:p>
          </table:table-cell>
          <table:table-cell office:value-type="float" office:value="292.5" table:style-name="ce6">
            <text:p>293</text:p>
          </table:table-cell>
          <table:table-cell table:number-columns-repeated="16380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string" table:style-name="ce5">
            <text:p>LITHIUM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string" table:style-name="ce5">
            <text:p>LYME DISEASE AB TOTAL IMMUN</text:p>
          </table:table-cell>
          <table:table-cell office:value-type="float" office:value="199" table:style-name="ce6">
            <text:p>199</text:p>
          </table:table-cell>
          <table:table-cell office:value-type="float" office:value="199" table:style-name="ce6">
            <text:p>199</text:p>
          </table:table-cell>
          <table:table-cell table:number-columns-repeated="16380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string" table:style-name="ce5">
            <text:p>LYME DISEASE WESTERN BLOT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string" table:style-name="ce5">
            <text:p>LYMPHOCYTIC CHORIOMENINGTIS</text:p>
          </table:table-cell>
          <table:table-cell office:value-type="float" office:value="134" table:style-name="ce6">
            <text:p>134</text:p>
          </table:table-cell>
          <table:table-cell office:value-type="float" office:value="134" table:style-name="ce6">
            <text:p>134</text:p>
          </table:table-cell>
          <table:table-cell table:number-columns-repeated="16380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string" table:style-name="ce5">
            <text:p>MAGNESIUM</text:p>
          </table:table-cell>
          <table:table-cell office:value-type="float" office:value="68.5" table:style-name="ce6">
            <text:p>69</text:p>
          </table:table-cell>
          <table:table-cell office:value-type="float" office:value="68.5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string" table:style-name="ce5">
            <text:p>MALARIA SMEAR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string" table:style-name="ce5">
            <text:p>MAM SCREEN BILAT</text:p>
          </table:table-cell>
          <table:table-cell office:value-type="float" office:value="784" table:style-name="ce6">
            <text:p>784</text:p>
          </table:table-cell>
          <table:table-cell office:value-type="float" office:value="784" table:style-name="ce6">
            <text:p>784</text:p>
          </table:table-cell>
          <table:table-cell table:number-columns-repeated="16380"/>
        </table:table-row>
        <table:table-row table:style-name="ro2">
          <table:table-cell office:value-type="float" office:value="582" table:style-name="ce4">
            <text:p>582</text:p>
          </table:table-cell>
          <table:table-cell office:value-type="string" table:style-name="ce5">
            <text:p>MANIPULATOR UTERINE VCARE CONMED</text:p>
          </table:table-cell>
          <table:table-cell office:value-type="float" office:value="475" table:style-name="ce6">
            <text:p>475</text:p>
          </table:table-cell>
          <table:table-cell office:value-type="float" office:value="475" table:style-name="ce6">
            <text:p>475</text:p>
          </table:table-cell>
          <table:table-cell table:number-columns-repeated="16380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string" table:style-name="ce5">
            <text:p>MEDIHONEY GEL/PASTE 1.5 OZ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584" table:style-name="ce4">
            <text:p>584</text:p>
          </table:table-cell>
          <table:table-cell office:value-type="string" table:style-name="ce5">
            <text:p>METANEPHRIINES Q430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string" table:style-name="ce5">
            <text:p>METHEMOGLOBIN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table:number-columns-repeated="16380"/>
        </table:table-row>
        <table:table-row table:style-name="ro2">
          <table:table-cell office:value-type="float" office:value="586" table:style-name="ce4">
            <text:p>586</text:p>
          </table:table-cell>
          <table:table-cell office:value-type="string" table:style-name="ce5">
            <text:p>MIC SENSITIVITY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table:number-columns-repeated="16380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string" table:style-name="ce5">
            <text:p>MICROALBUMIN URINE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table:number-columns-repeated="16380"/>
        </table:table-row>
        <table:table-row table:style-name="ro2">
          <table:table-cell office:value-type="float" office:value="588" table:style-name="ce4">
            <text:p>588</text:p>
          </table:table-cell>
          <table:table-cell office:value-type="string" table:style-name="ce5">
            <text:p>MICRODISSECTION MANUAL</text:p>
          </table:table-cell>
          <table:table-cell office:value-type="float" office:value="806" table:style-name="ce6">
            <text:p>806</text:p>
          </table:table-cell>
          <table:table-cell office:value-type="float" office:value="806" table:style-name="ce6">
            <text:p>806</text:p>
          </table:table-cell>
          <table:table-cell table:number-columns-repeated="16380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string" table:style-name="ce5">
            <text:p>MILLING BIT SYNTHES SPINE</text:p>
          </table:table-cell>
          <table:table-cell office:value-type="float" office:value="1545.5" table:style-name="ce6">
            <text:p>1,546</text:p>
          </table:table-cell>
          <table:table-cell office:value-type="float" office:value="1545.5" table:style-name="ce6">
            <text:p>1,546</text:p>
          </table:table-cell>
          <table:table-cell table:number-columns-repeated="16380"/>
        </table:table-row>
        <table:table-row table:style-name="ro2">
          <table:table-cell office:value-type="float" office:value="590" table:style-name="ce4">
            <text:p>590</text:p>
          </table:table-cell>
          <table:table-cell office:value-type="string" table:style-name="ce5">
            <text:p>MLH1 PROMOTER METHYLATION</text:p>
          </table:table-cell>
          <table:table-cell office:value-type="float" office:value="853.5" table:style-name="ce6">
            <text:p>854</text:p>
          </table:table-cell>
          <table:table-cell office:value-type="float" office:value="853.5" table:style-name="ce6">
            <text:p>854</text:p>
          </table:table-cell>
          <table:table-cell table:number-columns-repeated="16380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string" table:style-name="ce5">
            <text:p>MOD SED &gt; AGE 5 INTL 15 MIN W OTHER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592" table:style-name="ce4">
            <text:p>592</text:p>
          </table:table-cell>
          <table:table-cell office:value-type="string" table:style-name="ce5">
            <text:p>MOD SED &gt; AGE 5 INT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string" table:style-name="ce5">
            <text:p>MOD SED EACH ADDL 15 MIN W OTHER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594" table:style-name="ce4">
            <text:p>594</text:p>
          </table:table-cell>
          <table:table-cell office:value-type="string" table:style-name="ce5">
            <text:p>MOD SED EACH ADD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string" table:style-name="ce5">
            <text:p>MOLECULAR CYTOGENETICS FISH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596" table:style-name="ce4">
            <text:p>596</text:p>
          </table:table-cell>
          <table:table-cell office:value-type="string" table:style-name="ce5">
            <text:p>MOLECULAR PATH LEVEL 4</text:p>
          </table:table-cell>
          <table:table-cell office:value-type="float" office:value="828.5" table:style-name="ce6">
            <text:p>829</text:p>
          </table:table-cell>
          <table:table-cell office:value-type="float" office:value="828.5" table:style-name="ce6">
            <text:p>829</text:p>
          </table:table-cell>
          <table:table-cell table:number-columns-repeated="16380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string" table:style-name="ce5">
            <text:p>MONO TEST</text:p>
          </table:table-cell>
          <table:table-cell office:value-type="float" office:value="151" table:style-name="ce6">
            <text:p>151</text:p>
          </table:table-cell>
          <table:table-cell office:value-type="float" office:value="151" table:style-name="ce6">
            <text:p>151</text:p>
          </table:table-cell>
          <table:table-cell table:number-columns-repeated="16380"/>
        </table:table-row>
        <table:table-row table:style-name="ro2">
          <table:table-cell office:value-type="float" office:value="598" table:style-name="ce4">
            <text:p>598</text:p>
          </table:table-cell>
          <table:table-cell office:value-type="string" table:style-name="ce5">
            <text:p>MORPHOMETRIC ANALYSIS EA MULTIPLEX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string" table:style-name="ce5">
            <text:p>MRA HEAD W/O CONT</text:p>
          </table:table-cell>
          <table:table-cell office:value-type="float" office:value="2338.5" table:style-name="ce6">
            <text:p>2,339</text:p>
          </table:table-cell>
          <table:table-cell office:value-type="float" office:value="2338.5" table:style-name="ce6">
            <text:p>2,339</text:p>
          </table:table-cell>
          <table:table-cell table:number-columns-repeated="16380"/>
        </table:table-row>
        <table:table-row table:style-name="ro2">
          <table:table-cell office:value-type="float" office:value="600" table:style-name="ce4">
            <text:p>600</text:p>
          </table:table-cell>
          <table:table-cell office:value-type="string" table:style-name="ce5">
            <text:p>MRA NECK W AND W/O CONT</text:p>
          </table:table-cell>
          <table:table-cell office:value-type="float" office:value="4241.5" table:style-name="ce6">
            <text:p>4,242</text:p>
          </table:table-cell>
          <table:table-cell office:value-type="float" office:value="4241.5" table:style-name="ce6">
            <text:p>4,242</text:p>
          </table:table-cell>
          <table:table-cell table:number-columns-repeated="16380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string" table:style-name="ce5">
            <text:p>MRA NECK W/O CONT</text:p>
          </table:table-cell>
          <table:table-cell office:value-type="float" office:value="2328.5" table:style-name="ce6">
            <text:p>2,329</text:p>
          </table:table-cell>
          <table:table-cell office:value-type="float" office:value="2328.5" table:style-name="ce6">
            <text:p>2,329</text:p>
          </table:table-cell>
          <table:table-cell table:number-columns-repeated="16380"/>
        </table:table-row>
        <table:table-row table:style-name="ro2">
          <table:table-cell office:value-type="float" office:value="602" table:style-name="ce4">
            <text:p>602</text:p>
          </table:table-cell>
          <table:table-cell office:value-type="string" table:style-name="ce5">
            <text:p>MRI ABDOMEN W AND W/O CONTRAST</text:p>
          </table:table-cell>
          <table:table-cell office:value-type="float" office:value="5219.5" table:style-name="ce6">
            <text:p>5,220</text:p>
          </table:table-cell>
          <table:table-cell office:value-type="float" office:value="5219.5" table:style-name="ce6">
            <text:p>5,220</text:p>
          </table:table-cell>
          <table:table-cell table:number-columns-repeated="16380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string" table:style-name="ce5">
            <text:p>MRI ABDOMEN W/O CONTRAST</text:p>
          </table:table-cell>
          <table:table-cell office:value-type="float" office:value="2647.5" table:style-name="ce6">
            <text:p>2,648</text:p>
          </table:table-cell>
          <table:table-cell office:value-type="float" office:value="2647.5" table:style-name="ce6">
            <text:p>2,648</text:p>
          </table:table-cell>
          <table:table-cell table:number-columns-repeated="16380"/>
        </table:table-row>
        <table:table-row table:style-name="ro2">
          <table:table-cell office:value-type="float" office:value="604" table:style-name="ce4">
            <text:p>604</text:p>
          </table:table-cell>
          <table:table-cell office:value-type="string" table:style-name="ce5">
            <text:p>MRI BRAIN W AND W/O CONTRAST</text:p>
          </table:table-cell>
          <table:table-cell office:value-type="float" office:value="5439.5" table:style-name="ce6">
            <text:p>5,440</text:p>
          </table:table-cell>
          <table:table-cell office:value-type="float" office:value="5439.5" table:style-name="ce6">
            <text:p>5,440</text:p>
          </table:table-cell>
          <table:table-cell table:number-columns-repeated="16380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string" table:style-name="ce5">
            <text:p>MRI BRAIN W/O CONTRAST</text:p>
          </table:table-cell>
          <table:table-cell office:value-type="float" office:value="2789" table:style-name="ce6">
            <text:p>2,789</text:p>
          </table:table-cell>
          <table:table-cell office:value-type="float" office:value="2789" table:style-name="ce6">
            <text:p>2,789</text:p>
          </table:table-cell>
          <table:table-cell table:number-columns-repeated="16380"/>
        </table:table-row>
        <table:table-row table:style-name="ro2">
          <table:table-cell office:value-type="float" office:value="606" table:style-name="ce4">
            <text:p>606</text:p>
          </table:table-cell>
          <table:table-cell office:value-type="string" table:style-name="ce5">
            <text:p>MRI C-SPINE W AND W/O CONTRAST</text:p>
          </table:table-cell>
          <table:table-cell office:value-type="float" office:value="5215" table:style-name="ce6">
            <text:p>5,215</text:p>
          </table:table-cell>
          <table:table-cell office:value-type="float" office:value="5215" table:style-name="ce6">
            <text:p>5,215</text:p>
          </table:table-cell>
          <table:table-cell table:number-columns-repeated="16380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string" table:style-name="ce5">
            <text:p>MRI C-SPINE W/O CONTRAST</text:p>
          </table:table-cell>
          <table:table-cell office:value-type="float" office:value="2906.5" table:style-name="ce6">
            <text:p>2,907</text:p>
          </table:table-cell>
          <table:table-cell office:value-type="float" office:value="2906.5" table:style-name="ce6">
            <text:p>2,907</text:p>
          </table:table-cell>
          <table:table-cell table:number-columns-repeated="16380"/>
        </table:table-row>
        <table:table-row table:style-name="ro2">
          <table:table-cell office:value-type="float" office:value="608" table:style-name="ce4">
            <text:p>608</text:p>
          </table:table-cell>
          <table:table-cell office:value-type="string" table:style-name="ce5">
            <text:p>MRI LOW EXT JNT W/CONTRAST RT</text:p>
          </table:table-cell>
          <table:table-cell office:value-type="float" office:value="2870.5" table:style-name="ce6">
            <text:p>2,871</text:p>
          </table:table-cell>
          <table:table-cell office:value-type="float" office:value="2870.5" table:style-name="ce6">
            <text:p>2,871</text:p>
          </table:table-cell>
          <table:table-cell table:number-columns-repeated="16380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string" table:style-name="ce5">
            <text:p>MRI LOW EXT JNT W/O CONT RT</text:p>
          </table:table-cell>
          <table:table-cell office:value-type="float" office:value="2613" table:style-name="ce6">
            <text:p>2,613</text:p>
          </table:table-cell>
          <table:table-cell office:value-type="float" office:value="2613" table:style-name="ce6">
            <text:p>2,613</text:p>
          </table:table-cell>
          <table:table-cell table:number-columns-repeated="16380"/>
        </table:table-row>
        <table:table-row table:style-name="ro2">
          <table:table-cell office:value-type="float" office:value="610" table:style-name="ce4">
            <text:p>610</text:p>
          </table:table-cell>
          <table:table-cell office:value-type="string" table:style-name="ce5">
            <text:p>MRI LOW EXT W AND W/O CONT RT</text:p>
          </table:table-cell>
          <table:table-cell office:value-type="float" office:value="3346" table:style-name="ce6">
            <text:p>3,346</text:p>
          </table:table-cell>
          <table:table-cell office:value-type="float" office:value="3346" table:style-name="ce6">
            <text:p>3,346</text:p>
          </table:table-cell>
          <table:table-cell table:number-columns-repeated="16380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string" table:style-name="ce5">
            <text:p>MRI LOW EXT W/O CONTRAST RT</text:p>
          </table:table-cell>
          <table:table-cell office:value-type="float" office:value="2581.5" table:style-name="ce6">
            <text:p>2,582</text:p>
          </table:table-cell>
          <table:table-cell office:value-type="float" office:value="2581.5" table:style-name="ce6">
            <text:p>2,582</text:p>
          </table:table-cell>
          <table:table-cell table:number-columns-repeated="16380"/>
        </table:table-row>
        <table:table-row table:style-name="ro2">
          <table:table-cell office:value-type="float" office:value="612" table:style-name="ce4">
            <text:p>612</text:p>
          </table:table-cell>
          <table:table-cell office:value-type="string" table:style-name="ce5">
            <text:p>MRI LOWEXTJNT W AND WO CONT RT</text:p>
          </table:table-cell>
          <table:table-cell office:value-type="float" office:value="4871.5" table:style-name="ce6">
            <text:p>4,872</text:p>
          </table:table-cell>
          <table:table-cell office:value-type="float" office:value="4871.5" table:style-name="ce6">
            <text:p>4,872</text:p>
          </table:table-cell>
          <table:table-cell table:number-columns-repeated="16380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string" table:style-name="ce5">
            <text:p>MRI L-SPINE W AND W/O CONTRAST</text:p>
          </table:table-cell>
          <table:table-cell office:value-type="float" office:value="5602.5" table:style-name="ce6">
            <text:p>5,603</text:p>
          </table:table-cell>
          <table:table-cell office:value-type="float" office:value="5602.5" table:style-name="ce6">
            <text:p>5,603</text:p>
          </table:table-cell>
          <table:table-cell table:number-columns-repeated="16380"/>
        </table:table-row>
        <table:table-row table:style-name="ro2">
          <table:table-cell office:value-type="float" office:value="614" table:style-name="ce4">
            <text:p>614</text:p>
          </table:table-cell>
          <table:table-cell office:value-type="string" table:style-name="ce5">
            <text:p>MRI L-SPINE W/O CONTRAST</text:p>
          </table:table-cell>
          <table:table-cell office:value-type="float" office:value="3092.5" table:style-name="ce6">
            <text:p>3,093</text:p>
          </table:table-cell>
          <table:table-cell office:value-type="float" office:value="3092.5" table:style-name="ce6">
            <text:p>3,093</text:p>
          </table:table-cell>
          <table:table-cell table:number-columns-repeated="16380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string" table:style-name="ce5">
            <text:p>MRI ORBIT/FACE/NECK W/O CON</text:p>
          </table:table-cell>
          <table:table-cell office:value-type="float" office:value="2769.5" table:style-name="ce6">
            <text:p>2,770</text:p>
          </table:table-cell>
          <table:table-cell office:value-type="float" office:value="2769.5" table:style-name="ce6">
            <text:p>2,770</text:p>
          </table:table-cell>
          <table:table-cell table:number-columns-repeated="16380"/>
        </table:table-row>
        <table:table-row table:style-name="ro2">
          <table:table-cell office:value-type="float" office:value="616" table:style-name="ce4">
            <text:p>616</text:p>
          </table:table-cell>
          <table:table-cell office:value-type="string" table:style-name="ce5">
            <text:p>MRI ORBITFACENECK W AND WO CON</text:p>
          </table:table-cell>
          <table:table-cell office:value-type="float" office:value="5029.5" table:style-name="ce6">
            <text:p>5,030</text:p>
          </table:table-cell>
          <table:table-cell office:value-type="float" office:value="5029.5" table:style-name="ce6">
            <text:p>5,030</text:p>
          </table:table-cell>
          <table:table-cell table:number-columns-repeated="16380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string" table:style-name="ce5">
            <text:p>MRI PELVIS W AND W/O CONTRAST</text:p>
          </table:table-cell>
          <table:table-cell office:value-type="float" office:value="5176" table:style-name="ce6">
            <text:p>5,176</text:p>
          </table:table-cell>
          <table:table-cell office:value-type="float" office:value="5176" table:style-name="ce6">
            <text:p>5,176</text:p>
          </table:table-cell>
          <table:table-cell table:number-columns-repeated="16380"/>
        </table:table-row>
        <table:table-row table:style-name="ro2">
          <table:table-cell office:value-type="float" office:value="618" table:style-name="ce4">
            <text:p>618</text:p>
          </table:table-cell>
          <table:table-cell office:value-type="string" table:style-name="ce5">
            <text:p>MRI PELVIS W/O CONTRAST</text:p>
          </table:table-cell>
          <table:table-cell office:value-type="float" office:value="2789" table:style-name="ce6">
            <text:p>2,789</text:p>
          </table:table-cell>
          <table:table-cell office:value-type="float" office:value="2789" table:style-name="ce6">
            <text:p>2,789</text:p>
          </table:table-cell>
          <table:table-cell table:number-columns-repeated="16380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string" table:style-name="ce5">
            <text:p>MRI T-SPINE W AND W/O CONTRAST</text:p>
          </table:table-cell>
          <table:table-cell office:value-type="float" office:value="5174.5" table:style-name="ce6">
            <text:p>5,175</text:p>
          </table:table-cell>
          <table:table-cell office:value-type="float" office:value="5174.5" table:style-name="ce6">
            <text:p>5,175</text:p>
          </table:table-cell>
          <table:table-cell table:number-columns-repeated="16380"/>
        </table:table-row>
        <table:table-row table:style-name="ro2">
          <table:table-cell office:value-type="float" office:value="620" table:style-name="ce4">
            <text:p>620</text:p>
          </table:table-cell>
          <table:table-cell office:value-type="string" table:style-name="ce5">
            <text:p>MRI T-SPINE W/O CONTRAST</text:p>
          </table:table-cell>
          <table:table-cell office:value-type="float" office:value="2851" table:style-name="ce6">
            <text:p>2,851</text:p>
          </table:table-cell>
          <table:table-cell office:value-type="float" office:value="2851" table:style-name="ce6">
            <text:p>2,851</text:p>
          </table:table-cell>
          <table:table-cell table:number-columns-repeated="16380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string" table:style-name="ce5">
            <text:p>MRI UP EXT JNT W/CONTRAST RT</text:p>
          </table:table-cell>
          <table:table-cell office:value-type="float" office:value="3079.5" table:style-name="ce6">
            <text:p>3,080</text:p>
          </table:table-cell>
          <table:table-cell office:value-type="float" office:value="3079.5" table:style-name="ce6">
            <text:p>3,080</text:p>
          </table:table-cell>
          <table:table-cell table:number-columns-repeated="16380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string" table:style-name="ce5">
            <text:p>MRI UP EXT JNT W/O CONTRAST RT</text:p>
          </table:table-cell>
          <table:table-cell office:value-type="float" office:value="2685.5" table:style-name="ce6">
            <text:p>2,686</text:p>
          </table:table-cell>
          <table:table-cell office:value-type="float" office:value="2685.5" table:style-name="ce6">
            <text:p>2,686</text:p>
          </table:table-cell>
          <table:table-cell table:number-columns-repeated="16380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string" table:style-name="ce5">
            <text:p>MRI UP EXT W/O CONTRAST RT</text:p>
          </table:table-cell>
          <table:table-cell office:value-type="float" office:value="2752.5" table:style-name="ce6">
            <text:p>2,753</text:p>
          </table:table-cell>
          <table:table-cell office:value-type="float" office:value="2752.5" table:style-name="ce6">
            <text:p>2,753</text:p>
          </table:table-cell>
          <table:table-cell table:number-columns-repeated="16380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string" table:style-name="ce5">
            <text:p>MRI UP EXTJNT W AND WO CONT RT</text:p>
          </table:table-cell>
          <table:table-cell office:value-type="float" office:value="5163.5" table:style-name="ce6">
            <text:p>5,164</text:p>
          </table:table-cell>
          <table:table-cell office:value-type="float" office:value="5163.5" table:style-name="ce6">
            <text:p>5,164</text:p>
          </table:table-cell>
          <table:table-cell table:number-columns-repeated="16380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string" table:style-name="ce5">
            <text:p>MULTIPLE SLEEP LATENCY</text:p>
          </table:table-cell>
          <table:table-cell office:value-type="float" office:value="2142" table:style-name="ce6">
            <text:p>2,142</text:p>
          </table:table-cell>
          <table:table-cell office:value-type="float" office:value="2142" table:style-name="ce6">
            <text:p>2,142</text:p>
          </table:table-cell>
          <table:table-cell table:number-columns-repeated="16380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string" table:style-name="ce5">
            <text:p>MUMPS ANTIBODY IGG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string" table:style-name="ce5">
            <text:p>MYCOPLASMA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string" table:style-name="ce5">
            <text:p>NEEDLE EZ I/O ALL SIZES</text:p>
          </table:table-cell>
          <table:table-cell office:value-type="float" office:value="675" table:style-name="ce6">
            <text:p>675</text:p>
          </table:table-cell>
          <table:table-cell office:value-type="float" office:value="675" table:style-name="ce6">
            <text:p>675</text:p>
          </table:table-cell>
          <table:table-cell table:number-columns-repeated="16380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string" table:style-name="ce5">
            <text:p>NEEDLE INSUFFLATION</text:p>
          </table:table-cell>
          <table:table-cell office:value-type="float" office:value="321.5" table:style-name="ce6">
            <text:p>322</text:p>
          </table:table-cell>
          <table:table-cell office:value-type="float" office:value="321.5" table:style-name="ce6">
            <text:p>322</text:p>
          </table:table-cell>
          <table:table-cell table:number-columns-repeated="16380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string" table:style-name="ce5">
            <text:p>NEEDLE INSUFFLATION 120/150MM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string" table:style-name="ce5">
            <text:p>NEEDLE RETROBULBAR 20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string" table:style-name="ce5">
            <text:p>NEEDLE TAPRD W/NITINOL LOOP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string" table:style-name="ce5">
            <text:p>NEEDLE VERESS/INSUFFLATION 100</text:p>
          </table:table-cell>
          <table:table-cell office:value-type="float" office:value="384" table:style-name="ce6">
            <text:p>384</text:p>
          </table:table-cell>
          <table:table-cell office:value-type="float" office:value="384" table:style-name="ce6">
            <text:p>384</text:p>
          </table:table-cell>
          <table:table-cell table:number-columns-repeated="16380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string" table:style-name="ce5">
            <text:p>NEG PRESS WOUND THRPY &lt;50 SQ CM DME</text:p>
          </table:table-cell>
          <table:table-cell office:value-type="float" office:value="630" table:style-name="ce6">
            <text:p>630</text:p>
          </table:table-cell>
          <table:table-cell office:value-type="float" office:value="630" table:style-name="ce6">
            <text:p>630</text:p>
          </table:table-cell>
          <table:table-cell table:number-columns-repeated="16380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string" table:style-name="ce5">
            <text:p>NEG PRESS WOUND THRPY &gt;50 SQ CM DME</text:p>
          </table:table-cell>
          <table:table-cell office:value-type="float" office:value="630" table:style-name="ce6">
            <text:p>630</text:p>
          </table:table-cell>
          <table:table-cell office:value-type="float" office:value="630" table:style-name="ce6">
            <text:p>630</text:p>
          </table:table-cell>
          <table:table-cell table:number-columns-repeated="16380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string" table:style-name="ce5">
            <text:p>NEISSERIA GONNORRHOEAE AMP</text:p>
          </table:table-cell>
          <table:table-cell office:value-type="float" office:value="268" table:style-name="ce6">
            <text:p>268</text:p>
          </table:table-cell>
          <table:table-cell office:value-type="float" office:value="268" table:style-name="ce6">
            <text:p>268</text:p>
          </table:table-cell>
          <table:table-cell table:number-columns-repeated="16380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string" table:style-name="ce5">
            <text:p>NEPHELOMETRY NOT ELSEWHERE SPEC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string" table:style-name="ce5">
            <text:p>NM BONE 3 PHASE</text:p>
          </table:table-cell>
          <table:table-cell office:value-type="float" office:value="4418" table:style-name="ce6">
            <text:p>4,418</text:p>
          </table:table-cell>
          <table:table-cell office:value-type="float" office:value="4418" table:style-name="ce6">
            <text:p>4,418</text:p>
          </table:table-cell>
          <table:table-cell table:number-columns-repeated="16380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string" table:style-name="ce5">
            <text:p>NM BONE OR JOINT IMG LTD</text:p>
          </table:table-cell>
          <table:table-cell office:value-type="float" office:value="2976" table:style-name="ce6">
            <text:p>2,976</text:p>
          </table:table-cell>
          <table:table-cell office:value-type="float" office:value="2976" table:style-name="ce6">
            <text:p>2,976</text:p>
          </table:table-cell>
          <table:table-cell table:number-columns-repeated="16380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string" table:style-name="ce5">
            <text:p>NM BONE SPECT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string" table:style-name="ce5">
            <text:p>NM BONE WHOLE BODY</text:p>
          </table:table-cell>
          <table:table-cell office:value-type="float" office:value="3892" table:style-name="ce6">
            <text:p>3,892</text:p>
          </table:table-cell>
          <table:table-cell office:value-type="float" office:value="3892" table:style-name="ce6">
            <text:p>3,892</text:p>
          </table:table-cell>
          <table:table-cell table:number-columns-repeated="16380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string" table:style-name="ce5">
            <text:p>NM CARD MULTI REST OR STRESS</text:p>
          </table:table-cell>
          <table:table-cell office:value-type="float" office:value="7317" table:style-name="ce6">
            <text:p>7,317</text:p>
          </table:table-cell>
          <table:table-cell office:value-type="float" office:value="7317" table:style-name="ce6">
            <text:p>7,317</text:p>
          </table:table-cell>
          <table:table-cell table:number-columns-repeated="16380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string" table:style-name="ce5">
            <text:p>NM CARD SINGLE REST OR STRESS</text:p>
          </table:table-cell>
          <table:table-cell office:value-type="float" office:value="6652" table:style-name="ce6">
            <text:p>6,652</text:p>
          </table:table-cell>
          <table:table-cell office:value-type="float" office:value="6652" table:style-name="ce6">
            <text:p>6,652</text:p>
          </table:table-cell>
          <table:table-cell table:number-columns-repeated="16380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string" table:style-name="ce5">
            <text:p>NM CARDIAC BLOOD POOL SINGL</text:p>
          </table:table-cell>
          <table:table-cell office:value-type="float" office:value="1997" table:style-name="ce6">
            <text:p>1,997</text:p>
          </table:table-cell>
          <table:table-cell office:value-type="float" office:value="1997" table:style-name="ce6">
            <text:p>1,997</text:p>
          </table:table-cell>
          <table:table-cell table:number-columns-repeated="16380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string" table:style-name="ce5">
            <text:p>NM GASTRIC EMPTYING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string" table:style-name="ce5">
            <text:p>NM GI BLOOD LOSS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string" table:style-name="ce5">
            <text:p>NM HEPATOBILIARY W PHARMACOLOGIC</text:p>
          </table:table-cell>
          <table:table-cell office:value-type="float" office:value="2934.5" table:style-name="ce6">
            <text:p>2,935</text:p>
          </table:table-cell>
          <table:table-cell office:value-type="float" office:value="2934.5" table:style-name="ce6">
            <text:p>2,935</text:p>
          </table:table-cell>
          <table:table-cell table:number-columns-repeated="16380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string" table:style-name="ce5">
            <text:p>NM HEPATOBILIARY WO PHARMACOLOGIC</text:p>
          </table:table-cell>
          <table:table-cell office:value-type="float" office:value="2667.5" table:style-name="ce6">
            <text:p>2,668</text:p>
          </table:table-cell>
          <table:table-cell office:value-type="float" office:value="2667.5" table:style-name="ce6">
            <text:p>2,668</text:p>
          </table:table-cell>
          <table:table-cell table:number-columns-repeated="16380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string" table:style-name="ce5">
            <text:p>NM LOC INFLAMMATORY PROCESS LM</text:p>
          </table:table-cell>
          <table:table-cell office:value-type="float" office:value="8868.5" table:style-name="ce6">
            <text:p>8,869</text:p>
          </table:table-cell>
          <table:table-cell office:value-type="float" office:value="8868.5" table:style-name="ce6">
            <text:p>8,869</text:p>
          </table:table-cell>
          <table:table-cell table:number-columns-repeated="16380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string" table:style-name="ce5">
            <text:p>NM LUNG PERF PART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string" table:style-name="ce5">
            <text:p>NM LUNG VENT AND PERFUSION IMG</text:p>
          </table:table-cell>
          <table:table-cell office:value-type="float" office:value="3532" table:style-name="ce6">
            <text:p>3,532</text:p>
          </table:table-cell>
          <table:table-cell office:value-type="float" office:value="3532" table:style-name="ce6">
            <text:p>3,532</text:p>
          </table:table-cell>
          <table:table-cell table:number-columns-repeated="16380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string" table:style-name="ce5">
            <text:p>NM LYMPH SYSTEM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string" table:style-name="ce5">
            <text:p>NM THYROID SCAN W/UPTAKE MU</text:p>
          </table:table-cell>
          <table:table-cell office:value-type="float" office:value="3221" table:style-name="ce6">
            <text:p>3,221</text:p>
          </table:table-cell>
          <table:table-cell office:value-type="float" office:value="3221" table:style-name="ce6">
            <text:p>3,221</text:p>
          </table:table-cell>
          <table:table-cell table:number-columns-repeated="16380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string" table:style-name="ce5">
            <text:p>NRAS GENE ALALYSIS</text:p>
          </table:table-cell>
          <table:table-cell office:value-type="float" office:value="1580.5" table:style-name="ce6">
            <text:p>1,581</text:p>
          </table:table-cell>
          <table:table-cell office:value-type="float" office:value="1580.5" table:style-name="ce6">
            <text:p>1,581</text:p>
          </table:table-cell>
          <table:table-cell table:number-columns-repeated="16380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string" table:style-name="ce5">
            <text:p>Observation - Direct Admit</text:p>
          </table:table-cell>
          <table:table-cell office:value-type="float" office:value="154" table:style-name="ce6">
            <text:p>154</text:p>
          </table:table-cell>
          <table:table-cell office:value-type="float" office:value="154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string" table:style-name="ce5">
            <text:p>OCCULT BLOOD STOOL SINGLE S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string" table:style-name="ce5">
            <text:p>OR - Lvl 1 - 1st 30 Min</text:p>
          </table:table-cell>
          <table:table-cell office:value-type="float" office:value="3759" table:style-name="ce6">
            <text:p>3,759</text:p>
          </table:table-cell>
          <table:table-cell office:value-type="float" office:value="3759" table:style-name="ce6">
            <text:p>3,759</text:p>
          </table:table-cell>
          <table:table-cell table:number-columns-repeated="16380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string" table:style-name="ce5">
            <text:p>OR - Lvl 1 - Add Min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string" table:style-name="ce5">
            <text:p>OR - Lvl 2 - 1st 30 Min</text:p>
          </table:table-cell>
          <table:table-cell office:value-type="float" office:value="4702.5" table:style-name="ce6">
            <text:p>4,703</text:p>
          </table:table-cell>
          <table:table-cell office:value-type="float" office:value="4702.5" table:style-name="ce6">
            <text:p>4,703</text:p>
          </table:table-cell>
          <table:table-cell table:number-columns-repeated="16380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string" table:style-name="ce5">
            <text:p>OR - Lvl 2 - Add Min</text:p>
          </table:table-cell>
          <table:table-cell office:value-type="float" office:value="126.5" table:style-name="ce6">
            <text:p>127</text:p>
          </table:table-cell>
          <table:table-cell office:value-type="float" office:value="126.5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string" table:style-name="ce5">
            <text:p>OR - Lvl 3 - 1st 30 Min</text:p>
          </table:table-cell>
          <table:table-cell office:value-type="float" office:value="5883" table:style-name="ce6">
            <text:p>5,883</text:p>
          </table:table-cell>
          <table:table-cell office:value-type="float" office:value="5883" table:style-name="ce6">
            <text:p>5,883</text:p>
          </table:table-cell>
          <table:table-cell table:number-columns-repeated="16380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string" table:style-name="ce5">
            <text:p>OR - Lvl 3 - Add Min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string" table:style-name="ce5">
            <text:p>OR - Lvl 4 - 1st 60 Min</text:p>
          </table:table-cell>
          <table:table-cell office:value-type="float" office:value="14030.5" table:style-name="ce6">
            <text:p>14,031</text:p>
          </table:table-cell>
          <table:table-cell office:value-type="float" office:value="14030.5" table:style-name="ce6">
            <text:p>14,031</text:p>
          </table:table-cell>
          <table:table-cell table:number-columns-repeated="16380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string" table:style-name="ce5">
            <text:p>OR - Lvl 4 - Add Min</text:p>
          </table:table-cell>
          <table:table-cell office:value-type="float" office:value="167" table:style-name="ce6">
            <text:p>167</text:p>
          </table:table-cell>
          <table:table-cell office:value-type="float" office:value="167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string" table:style-name="ce5">
            <text:p>OR - Lvl 5 - 1st 60 Min</text:p>
          </table:table-cell>
          <table:table-cell office:value-type="float" office:value="17545.5" table:style-name="ce6">
            <text:p>17,546</text:p>
          </table:table-cell>
          <table:table-cell office:value-type="float" office:value="17545.5" table:style-name="ce6">
            <text:p>17,546</text:p>
          </table:table-cell>
          <table:table-cell table:number-columns-repeated="16380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string" table:style-name="ce5">
            <text:p>OR - Lvl 5 - Add Min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string" table:style-name="ce5">
            <text:p>ORGANIC ACID SINGLE QUAN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string" table:style-name="ce5">
            <text:p>OSMOLALITY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string" table:style-name="ce5">
            <text:p>OSMOLALITY URINE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string" table:style-name="ce5">
            <text:p>OT ADL 15 MIN</text:p>
          </table:table-cell>
          <table:table-cell office:value-type="float" office:value="203.5" table:style-name="ce6">
            <text:p>204</text:p>
          </table:table-cell>
          <table:table-cell office:value-type="float" office:value="203.5" table:style-name="ce6">
            <text:p>204</text:p>
          </table:table-cell>
          <table:table-cell table:number-columns-repeated="16380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string" table:style-name="ce5">
            <text:p>OT EVAL COMPLEX</text:p>
          </table:table-cell>
          <table:table-cell office:value-type="float" office:value="524.5" table:style-name="ce6">
            <text:p>525</text:p>
          </table:table-cell>
          <table:table-cell office:value-type="float" office:value="524.5" table:style-name="ce6">
            <text:p>525</text:p>
          </table:table-cell>
          <table:table-cell table:number-columns-repeated="16380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string" table:style-name="ce5">
            <text:p>OT EVAL LOW</text:p>
          </table:table-cell>
          <table:table-cell office:value-type="float" office:value="419.5" table:style-name="ce6">
            <text:p>420</text:p>
          </table:table-cell>
          <table:table-cell office:value-type="float" office:value="419.5" table:style-name="ce6">
            <text:p>420</text:p>
          </table:table-cell>
          <table:table-cell table:number-columns-repeated="16380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string" table:style-name="ce5">
            <text:p>OT EVAL MODERATE</text:p>
          </table:table-cell>
          <table:table-cell office:value-type="float" office:value="457.5" table:style-name="ce6">
            <text:p>458</text:p>
          </table:table-cell>
          <table:table-cell office:value-type="float" office:value="457.5" table:style-name="ce6">
            <text:p>458</text:p>
          </table:table-cell>
          <table:table-cell table:number-columns-repeated="16380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string" table:style-name="ce5">
            <text:p>OT FLUIDOTHERAPY</text:p>
          </table:table-cell>
          <table:table-cell office:value-type="float" office:value="209.5" table:style-name="ce6">
            <text:p>210</text:p>
          </table:table-cell>
          <table:table-cell office:value-type="float" office:value="209.5" table:style-name="ce6">
            <text:p>210</text:p>
          </table:table-cell>
          <table:table-cell table:number-columns-repeated="16380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string" table:style-name="ce5">
            <text:p>OT ORTHOTIC FIT/TRAIN 15 MIN INITIAL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string" table:style-name="ce5">
            <text:p>OT PARAFFIN BATH</text:p>
          </table:table-cell>
          <table:table-cell office:value-type="float" office:value="98" table:style-name="ce6">
            <text:p>98</text:p>
          </table:table-cell>
          <table:table-cell office:value-type="float" office:value="98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string" table:style-name="ce5">
            <text:p>OVA AND PARASITE</text:p>
          </table:table-cell>
          <table:table-cell office:value-type="float" office:value="214.5" table:style-name="ce6">
            <text:p>215</text:p>
          </table:table-cell>
          <table:table-cell office:value-type="float" office:value="214.5" table:style-name="ce6">
            <text:p>215</text:p>
          </table:table-cell>
          <table:table-cell table:number-columns-repeated="16380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string" table:style-name="ce5">
            <text:p>OXIMETRY DAILY</text:p>
          </table:table-cell>
          <table:table-cell office:value-type="float" office:value="181" table:style-name="ce6">
            <text:p>181</text:p>
          </table:table-cell>
          <table:table-cell office:value-type="float" office:value="181" table:style-name="ce6">
            <text:p>181</text:p>
          </table:table-cell>
          <table:table-cell table:number-columns-repeated="16380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string" table:style-name="ce5">
            <text:p>OXIMETRY OVERNIGHT</text:p>
          </table:table-cell>
          <table:table-cell office:value-type="float" office:value="325.5" table:style-name="ce6">
            <text:p>326</text:p>
          </table:table-cell>
          <table:table-cell office:value-type="float" office:value="325.5" table:style-name="ce6">
            <text:p>326</text:p>
          </table:table-cell>
          <table:table-cell table:number-columns-repeated="16380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string" table:style-name="ce5">
            <text:p>OXIMETRY SINGLE DETERMINATION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string" table:style-name="ce5">
            <text:p>PACK KNEE ARTHROSCOPY</text:p>
          </table:table-cell>
          <table:table-cell office:value-type="float" office:value="382.5" table:style-name="ce6">
            <text:p>383</text:p>
          </table:table-cell>
          <table:table-cell office:value-type="float" office:value="382.5" table:style-name="ce6">
            <text:p>383</text:p>
          </table:table-cell>
          <table:table-cell table:number-columns-repeated="16380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string" table:style-name="ce5">
            <text:p>PACK PIN ATTUNE</text:p>
          </table:table-cell>
          <table:table-cell office:value-type="float" office:value="1230" table:style-name="ce6">
            <text:p>1,230</text:p>
          </table:table-cell>
          <table:table-cell office:value-type="float" office:value="1230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string" table:style-name="ce5">
            <text:p>PACK SHOULDER</text:p>
          </table:table-cell>
          <table:table-cell office:value-type="float" office:value="438" table:style-name="ce6">
            <text:p>438</text:p>
          </table:table-cell>
          <table:table-cell office:value-type="float" office:value="438" table:style-name="ce6">
            <text:p>438</text:p>
          </table:table-cell>
          <table:table-cell table:number-columns-repeated="16380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string" table:style-name="ce5">
            <text:p>PACK SHOULDER ARTHROSCOPY</text:p>
          </table:table-cell>
          <table:table-cell office:value-type="float" office:value="677" table:style-name="ce6">
            <text:p>677</text:p>
          </table:table-cell>
          <table:table-cell office:value-type="float" office:value="677" table:style-name="ce6">
            <text:p>677</text:p>
          </table:table-cell>
          <table:table-cell table:number-columns-repeated="16380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string" table:style-name="ce5">
            <text:p>PACK SPINE ANTERIOR</text:p>
          </table:table-cell>
          <table:table-cell office:value-type="float" office:value="535.5" table:style-name="ce6">
            <text:p>536</text:p>
          </table:table-cell>
          <table:table-cell office:value-type="float" office:value="535.5" table:style-name="ce6">
            <text:p>536</text:p>
          </table:table-cell>
          <table:table-cell table:number-columns-repeated="16380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string" table:style-name="ce5">
            <text:p>PACK SPINE POSTERIOR</text:p>
          </table:table-cell>
          <table:table-cell office:value-type="float" office:value="495.5" table:style-name="ce6">
            <text:p>496</text:p>
          </table:table-cell>
          <table:table-cell office:value-type="float" office:value="495.5" table:style-name="ce6">
            <text:p>496</text:p>
          </table:table-cell>
          <table:table-cell table:number-columns-repeated="16380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string" table:style-name="ce5">
            <text:p>PACU - Phase I Lvl 1 - 1st 15 Min</text:p>
          </table:table-cell>
          <table:table-cell office:value-type="float" office:value="542.5" table:style-name="ce6">
            <text:p>543</text:p>
          </table:table-cell>
          <table:table-cell office:value-type="float" office:value="542.5" table:style-name="ce6">
            <text:p>543</text:p>
          </table:table-cell>
          <table:table-cell table:number-columns-repeated="16380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string" table:style-name="ce5">
            <text:p>PACU - Phase I Lvl 1 - Add Mi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string" table:style-name="ce5">
            <text:p>PACU - Phase I Lvl 2 - 1st 15 Min</text:p>
          </table:table-cell>
          <table:table-cell office:value-type="float" office:value="1077.5" table:style-name="ce6">
            <text:p>1,078</text:p>
          </table:table-cell>
          <table:table-cell office:value-type="float" office:value="1077.5" table:style-name="ce6">
            <text:p>1,078</text:p>
          </table:table-cell>
          <table:table-cell table:number-columns-repeated="16380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string" table:style-name="ce5">
            <text:p>PACU - Phase I Lvl 2 - Add Mi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string" table:style-name="ce5">
            <text:p>PACU - Phase I Lvl 3 - 1st 60 Min</text:p>
          </table:table-cell>
          <table:table-cell office:value-type="float" office:value="3222" table:style-name="ce6">
            <text:p>3,222</text:p>
          </table:table-cell>
          <table:table-cell office:value-type="float" office:value="3222" table:style-name="ce6">
            <text:p>3,222</text:p>
          </table:table-cell>
          <table:table-cell table:number-columns-repeated="16380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string" table:style-name="ce5">
            <text:p>PACU - Phase I Lvl 3 - Add Min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string" table:style-name="ce5">
            <text:p>PACU - Phase II Lvl 1 - 1st 15 Min</text:p>
          </table:table-cell>
          <table:table-cell office:value-type="float" office:value="372.5" table:style-name="ce6">
            <text:p>373</text:p>
          </table:table-cell>
          <table:table-cell office:value-type="float" office:value="372.5" table:style-name="ce6">
            <text:p>373</text:p>
          </table:table-cell>
          <table:table-cell table:number-columns-repeated="16380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string" table:style-name="ce5">
            <text:p>PACU - Phase II Lvl 1 - Add Mi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number-columns-repeated="16380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string" table:style-name="ce5">
            <text:p>PACU - Phase II Lvl 2 - 1st 15 Min</text:p>
          </table:table-cell>
          <table:table-cell office:value-type="float" office:value="492.5" table:style-name="ce6">
            <text:p>493</text:p>
          </table:table-cell>
          <table:table-cell office:value-type="float" office:value="492.5" table:style-name="ce6">
            <text:p>493</text:p>
          </table:table-cell>
          <table:table-cell table:number-columns-repeated="16380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string" table:style-name="ce5">
            <text:p>PACU - Phase II Lvl 2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string" table:style-name="ce5">
            <text:p>PACU - Phase III</text:p>
          </table:table-cell>
          <table:table-cell office:value-type="float" office:value="1258.5" table:style-name="ce6">
            <text:p>1,259</text:p>
          </table:table-cell>
          <table:table-cell office:value-type="float" office:value="1258.5" table:style-name="ce6">
            <text:p>1,259</text:p>
          </table:table-cell>
          <table:table-cell table:number-columns-repeated="16380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string" table:style-name="ce5">
            <text:p>PAD CHAIR SENSOR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string" table:style-name="ce5">
            <text:p>PAD DEFIB 1STEP ADLT CPR</text:p>
          </table:table-cell>
          <table:table-cell office:value-type="float" office:value="464" table:style-name="ce6">
            <text:p>464</text:p>
          </table:table-cell>
          <table:table-cell office:value-type="float" office:value="464" table:style-name="ce6">
            <text:p>464</text:p>
          </table:table-cell>
          <table:table-cell table:number-columns-repeated="16380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string" table:style-name="ce5">
            <text:p>PAD DEFIBRILLATOR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string" table:style-name="ce5">
            <text:p>PAD SEQ COMP KNEE ALL SZ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string" table:style-name="ce5">
            <text:p>PAP THIN PREP IMAGING</text:p>
          </table:table-cell>
          <table:table-cell office:value-type="float" office:value="193.5" table:style-name="ce6">
            <text:p>194</text:p>
          </table:table-cell>
          <table:table-cell office:value-type="float" office:value="193.5" table:style-name="ce6">
            <text:p>194</text:p>
          </table:table-cell>
          <table:table-cell table:number-columns-repeated="16380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string" table:style-name="ce5">
            <text:p>PARATHYROID HORMONE INTACT</text:p>
          </table:table-cell>
          <table:table-cell office:value-type="float" office:value="335" table:style-name="ce6">
            <text:p>335</text:p>
          </table:table-cell>
          <table:table-cell office:value-type="float" office:value="335" table:style-name="ce6">
            <text:p>335</text:p>
          </table:table-cell>
          <table:table-cell table:number-columns-repeated="16380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string" table:style-name="ce5">
            <text:p>PH FLUID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string" table:style-name="ce5">
            <text:p>PHENOBARBITAL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string" table:style-name="ce5">
            <text:p>PHENYTOIN</text:p>
          </table:table-cell>
          <table:table-cell office:value-type="float" office:value="187.5" table:style-name="ce6">
            <text:p>188</text:p>
          </table:table-cell>
          <table:table-cell office:value-type="float" office:value="187.5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string" table:style-name="ce5">
            <text:p>PHLEBOTOMY THERAPEUTIC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table:number-columns-repeated="16380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string" table:style-name="ce5">
            <text:p>PHOSPHORUS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table:number-columns-repeated="16380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string" table:style-name="ce5">
            <text:p>PIK PAK PPK3879-01 CSJH</text:p>
          </table:table-cell>
          <table:table-cell office:value-type="float" office:value="1201.5" table:style-name="ce6">
            <text:p>1,202</text:p>
          </table:table-cell>
          <table:table-cell office:value-type="float" office:value="1201.5" table:style-name="ce6">
            <text:p>1,202</text:p>
          </table:table-cell>
          <table:table-cell table:number-columns-repeated="16380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string" table:style-name="ce5">
            <text:p>PIN CAP</text:p>
          </table:table-cell>
          <table:table-cell office:value-type="float" office:value="522" table:style-name="ce6">
            <text:p>522</text:p>
          </table:table-cell>
          <table:table-cell office:value-type="float" office:value="522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string" table:style-name="ce5">
            <text:p>PIN GUIDE 50</text:p>
          </table:table-cell>
          <table:table-cell office:value-type="float" office:value="131" table:style-name="ce6">
            <text:p>131</text:p>
          </table:table-cell>
          <table:table-cell office:value-type="float" office:value="131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string" table:style-name="ce5">
            <text:p>PLACE CV CATH PERC AGE 5+</text:p>
          </table:table-cell>
          <table:table-cell office:value-type="float" office:value="2237" table:style-name="ce6">
            <text:p>2,237</text:p>
          </table:table-cell>
          <table:table-cell office:value-type="float" office:value="2237" table:style-name="ce6">
            <text:p>2,237</text:p>
          </table:table-cell>
          <table:table-cell table:number-columns-repeated="16380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string" table:style-name="ce5">
            <text:p>PLATELET AB HEPARIN INDUCED</text:p>
          </table:table-cell>
          <table:table-cell office:value-type="float" office:value="187.5" table:style-name="ce6">
            <text:p>188</text:p>
          </table:table-cell>
          <table:table-cell office:value-type="float" office:value="187.5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string" table:style-name="ce5">
            <text:p>PLATFORM ACCESS GELPOINT ADV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string" table:style-name="ce5">
            <text:p>PLETH LUNG VOLUME AND AWR</text:p>
          </table:table-cell>
          <table:table-cell office:value-type="float" office:value="552" table:style-name="ce6">
            <text:p>552</text:p>
          </table:table-cell>
          <table:table-cell office:value-type="float" office:value="552" table:style-name="ce6">
            <text:p>552</text:p>
          </table:table-cell>
          <table:table-cell table:number-columns-repeated="16380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string" table:style-name="ce5">
            <text:p>PNEUMOCOCCAL VACCINE ADMIN FEE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string" table:style-name="ce5">
            <text:p>POLYSOMNOGRAM 4+ PAR W/CPAP</text:p>
          </table:table-cell>
          <table:table-cell office:value-type="float" office:value="3763" table:style-name="ce6">
            <text:p>3,763</text:p>
          </table:table-cell>
          <table:table-cell office:value-type="float" office:value="3763" table:style-name="ce6">
            <text:p>3,763</text:p>
          </table:table-cell>
          <table:table-cell table:number-columns-repeated="16380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string" table:style-name="ce5">
            <text:p>POTASSIUM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string" table:style-name="ce5">
            <text:p>POTASSIUM URINE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string" table:style-name="ce5">
            <text:p>POUCH ENDO PRO EDITION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table:number-columns-repeated="16380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string" table:style-name="ce5">
            <text:p>PRE ALBUMIN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string" table:style-name="ce5">
            <text:p>PROBE SUCTION ENERGY SERFAS</text:p>
          </table:table-cell>
          <table:table-cell office:value-type="float" office:value="880" table:style-name="ce6">
            <text:p>880</text:p>
          </table:table-cell>
          <table:table-cell office:value-type="float" office:value="880" table:style-name="ce6">
            <text:p>880</text:p>
          </table:table-cell>
          <table:table-cell table:number-columns-repeated="16380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string" table:style-name="ce5">
            <text:p>PROCALCITONIN</text:p>
          </table:table-cell>
          <table:table-cell office:value-type="float" office:value="196" table:style-name="ce6">
            <text:p>196</text:p>
          </table:table-cell>
          <table:table-cell office:value-type="float" office:value="196" table:style-name="ce6">
            <text:p>196</text:p>
          </table:table-cell>
          <table:table-cell table:number-columns-repeated="16380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string" table:style-name="ce5">
            <text:p>PROLACTIN</text:p>
          </table:table-cell>
          <table:table-cell office:value-type="float" office:value="145" table:style-name="ce6">
            <text:p>145</text:p>
          </table:table-cell>
          <table:table-cell office:value-type="float" office:value="14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string" table:style-name="ce5">
            <text:p>PROSTATE SPECIFIC AG TOTAL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string" table:style-name="ce5">
            <text:p>PROTEIN C ACTIVITY</text:p>
          </table:table-cell>
          <table:table-cell office:value-type="float" office:value="563" table:style-name="ce6">
            <text:p>563</text:p>
          </table:table-cell>
          <table:table-cell office:value-type="float" office:value="563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string" table:style-name="ce5">
            <text:p>PROTEIN C ANTIGEN</text:p>
          </table:table-cell>
          <table:table-cell office:value-type="float" office:value="509.5" table:style-name="ce6">
            <text:p>510</text:p>
          </table:table-cell>
          <table:table-cell office:value-type="float" office:value="509.5" table:style-name="ce6">
            <text:p>510</text:p>
          </table:table-cell>
          <table:table-cell table:number-columns-repeated="16380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string" table:style-name="ce5">
            <text:p>PROTEIN ELECT UR W/O INTERP</text:p>
          </table:table-cell>
          <table:table-cell office:value-type="float" office:value="130.5" table:style-name="ce6">
            <text:p>131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string" table:style-name="ce5">
            <text:p>PROTEIN ELECT W/O INTERPRET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table:number-columns-repeated="16380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string" table:style-name="ce5">
            <text:p>PROTEIN S AG FREE</text:p>
          </table:table-cell>
          <table:table-cell office:value-type="float" office:value="346" table:style-name="ce6">
            <text:p>346</text:p>
          </table:table-cell>
          <table:table-cell office:value-type="float" office:value="346" table:style-name="ce6">
            <text:p>346</text:p>
          </table:table-cell>
          <table:table-cell table:number-columns-repeated="16380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string" table:style-name="ce5">
            <text:p>PROTEIN S AG TOTAL</text:p>
          </table:table-cell>
          <table:table-cell office:value-type="float" office:value="309.5" table:style-name="ce6">
            <text:p>310</text:p>
          </table:table-cell>
          <table:table-cell office:value-type="float" office:value="309.5" table:style-name="ce6">
            <text:p>310</text:p>
          </table:table-cell>
          <table:table-cell table:number-columns-repeated="16380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string" table:style-name="ce5">
            <text:p>PROTEIN TOTAL OTHER SOURCE</text:p>
          </table:table-cell>
          <table:table-cell office:value-type="float" office:value="82.5" table:style-name="ce6">
            <text:p>83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string" table:style-name="ce5">
            <text:p>PROTEIN TOTAL SERUM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table:number-columns-repeated="16380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string" table:style-name="ce5">
            <text:p>PROTEIN TOTAL URINE</text:p>
          </table:table-cell>
          <table:table-cell office:value-type="float" office:value="46.5" table:style-name="ce6">
            <text:p>47</text:p>
          </table:table-cell>
          <table:table-cell office:value-type="float" office:value="46.5" table:style-name="ce6">
            <text:p>47</text:p>
          </table:table-cell>
          <table:table-cell table:number-columns-repeated="16380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string" table:style-name="ce5">
            <text:p>PSG (SLEEP STAGING) 4+ PARAMET</text:p>
          </table:table-cell>
          <table:table-cell office:value-type="float" office:value="2620.5" table:style-name="ce6">
            <text:p>2,621</text:p>
          </table:table-cell>
          <table:table-cell office:value-type="float" office:value="2620.5" table:style-name="ce6">
            <text:p>2,621</text:p>
          </table:table-cell>
          <table:table-cell table:number-columns-repeated="16380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string" table:style-name="ce5">
            <text:p>PT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string" table:style-name="ce5">
            <text:p>PT AQUATIC THERAPY/EXER 15 MIN</text:p>
          </table:table-cell>
          <table:table-cell office:value-type="float" office:value="281" table:style-name="ce6">
            <text:p>281</text:p>
          </table:table-cell>
          <table:table-cell office:value-type="float" office:value="281" table:style-name="ce6">
            <text:p>281</text:p>
          </table:table-cell>
          <table:table-cell table:number-columns-repeated="16380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string" table:style-name="ce5">
            <text:p>PT E-STIM ATTENDED 15 MIN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string" table:style-name="ce5">
            <text:p>PT E-STIM UNATTENDED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string" table:style-name="ce5">
            <text:p>PT EVAL COMPLEX</text:p>
          </table:table-cell>
          <table:table-cell office:value-type="float" office:value="524.5" table:style-name="ce6">
            <text:p>525</text:p>
          </table:table-cell>
          <table:table-cell office:value-type="float" office:value="524.5" table:style-name="ce6">
            <text:p>525</text:p>
          </table:table-cell>
          <table:table-cell table:number-columns-repeated="16380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string" table:style-name="ce5">
            <text:p>PT EVAL LOW</text:p>
          </table:table-cell>
          <table:table-cell office:value-type="float" office:value="438" table:style-name="ce6">
            <text:p>438</text:p>
          </table:table-cell>
          <table:table-cell office:value-type="float" office:value="438" table:style-name="ce6">
            <text:p>438</text:p>
          </table:table-cell>
          <table:table-cell table:number-columns-repeated="16380"/>
        </table:table-row>
        <table:table-row table:style-name="ro2">
          <table:table-cell office:value-type="float" office:value="742" table:style-name="ce4">
            <text:p>742</text:p>
          </table:table-cell>
          <table:table-cell office:value-type="string" table:style-name="ce5">
            <text:p>PT EVAL MODERATE</text:p>
          </table:table-cell>
          <table:table-cell office:value-type="float" office:value="452.5" table:style-name="ce6">
            <text:p>453</text:p>
          </table:table-cell>
          <table:table-cell office:value-type="float" office:value="452.5" table:style-name="ce6">
            <text:p>453</text:p>
          </table:table-cell>
          <table:table-cell table:number-columns-repeated="16380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string" table:style-name="ce5">
            <text:p>PT EXERCISE THERAPEUTIC 15 MIN</text:p>
          </table:table-cell>
          <table:table-cell office:value-type="float" office:value="220" table:style-name="ce6">
            <text:p>220</text:p>
          </table:table-cell>
          <table:table-cell office:value-type="float" office:value="220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744" table:style-name="ce4">
            <text:p>744</text:p>
          </table:table-cell>
          <table:table-cell office:value-type="string" table:style-name="ce5">
            <text:p>PT GAIT TRAINING 15 MIN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string" table:style-name="ce5">
            <text:p>PT IONTOPHORESIS 15 MIN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746" table:style-name="ce4">
            <text:p>746</text:p>
          </table:table-cell>
          <table:table-cell office:value-type="string" table:style-name="ce5">
            <text:p>PT MANUAL TX JNT MOB/STM 15 MN</text:p>
          </table:table-cell>
          <table:table-cell office:value-type="float" office:value="228.5" table:style-name="ce6">
            <text:p>229</text:p>
          </table:table-cell>
          <table:table-cell office:value-type="float" office:value="228.5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string" table:style-name="ce5">
            <text:p>PT NEUROMUSCULAR RE-ED 15 MIN</text:p>
          </table:table-cell>
          <table:table-cell office:value-type="float" office:value="250.5" table:style-name="ce6">
            <text:p>251</text:p>
          </table:table-cell>
          <table:table-cell office:value-type="float" office:value="250.5" table:style-name="ce6">
            <text:p>251</text:p>
          </table:table-cell>
          <table:table-cell table:number-columns-repeated="16380"/>
        </table:table-row>
        <table:table-row table:style-name="ro2">
          <table:table-cell office:value-type="float" office:value="748" table:style-name="ce4">
            <text:p>748</text:p>
          </table:table-cell>
          <table:table-cell office:value-type="string" table:style-name="ce5">
            <text:p>PT RE-EVAL</text:p>
          </table:table-cell>
          <table:table-cell office:value-type="float" office:value="294" table:style-name="ce6">
            <text:p>294</text:p>
          </table:table-cell>
          <table:table-cell office:value-type="float" office:value="294" table:style-name="ce6">
            <text:p>294</text:p>
          </table:table-cell>
          <table:table-cell table:number-columns-repeated="16380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string" table:style-name="ce5">
            <text:p>PT THERAPEUTIC ACTIVITY 15 MIN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table:number-columns-repeated="16380"/>
        </table:table-row>
        <table:table-row table:style-name="ro2">
          <table:table-cell office:value-type="float" office:value="750" table:style-name="ce4">
            <text:p>750</text:p>
          </table:table-cell>
          <table:table-cell office:value-type="string" table:style-name="ce5">
            <text:p>PT TRACTION MECHANICAL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string" table:style-name="ce5">
            <text:p>PT ULTRASOUND 15 MIN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table:number-columns-repeated="16380"/>
        </table:table-row>
        <table:table-row table:style-name="ro2">
          <table:table-cell office:value-type="float" office:value="752" table:style-name="ce4">
            <text:p>752</text:p>
          </table:table-cell>
          <table:table-cell office:value-type="string" table:style-name="ce5">
            <text:p>PT VASOPNEUMATIC TREATMENT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string" table:style-name="ce5">
            <text:p>PTT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754" table:style-name="ce4">
            <text:p>754</text:p>
          </table:table-cell>
          <table:table-cell office:value-type="string" table:style-name="ce5">
            <text:p>PULM REHAB EXER/MONIT PER SESS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string" table:style-name="ce5">
            <text:p>PULMONARY STRESS TEST SIMPLE</text:p>
          </table:table-cell>
          <table:table-cell office:value-type="float" office:value="317.5" table:style-name="ce6">
            <text:p>318</text:p>
          </table:table-cell>
          <table:table-cell office:value-type="float" office:value="317.5" table:style-name="ce6">
            <text:p>318</text:p>
          </table:table-cell>
          <table:table-cell table:number-columns-repeated="16380"/>
        </table:table-row>
        <table:table-row table:style-name="ro2">
          <table:table-cell office:value-type="float" office:value="756" table:style-name="ce4">
            <text:p>756</text:p>
          </table:table-cell>
          <table:table-cell office:value-type="string" table:style-name="ce5">
            <text:p>PULSEVAC PLUS FAN SPRAY</text:p>
          </table:table-cell>
          <table:table-cell office:value-type="float" office:value="256.5" table:style-name="ce6">
            <text:p>257</text:p>
          </table:table-cell>
          <table:table-cell office:value-type="float" office:value="256.5" table:style-name="ce6">
            <text:p>257</text:p>
          </table:table-cell>
          <table:table-cell table:number-columns-repeated="16380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string" table:style-name="ce5">
            <text:p>R&amp;B - ICU</text:p>
          </table:table-cell>
          <table:table-cell office:value-type="float" office:value="4119" table:style-name="ce6">
            <text:p>4,119</text:p>
          </table:table-cell>
          <table:table-cell office:value-type="float" office:value="4119" table:style-name="ce6">
            <text:p>4,119</text:p>
          </table:table-cell>
          <table:table-cell table:number-columns-repeated="16380"/>
        </table:table-row>
        <table:table-row table:style-name="ro2">
          <table:table-cell office:value-type="float" office:value="758" table:style-name="ce4">
            <text:p>758</text:p>
          </table:table-cell>
          <table:table-cell office:value-type="string" table:style-name="ce5">
            <text:p>R&amp;B - Intermediate ICU</text:p>
          </table:table-cell>
          <table:table-cell office:value-type="float" office:value="2288" table:style-name="ce6">
            <text:p>2,288</text:p>
          </table:table-cell>
          <table:table-cell office:value-type="float" office:value="2288" table:style-name="ce6">
            <text:p>2,288</text:p>
          </table:table-cell>
          <table:table-cell table:number-columns-repeated="16380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string" table:style-name="ce5">
            <text:p>R&amp;B - Med/Surg</text:p>
          </table:table-cell>
          <table:table-cell office:value-type="float" office:value="1605" table:style-name="ce6">
            <text:p>1,605</text:p>
          </table:table-cell>
          <table:table-cell office:value-type="float" office:value="1605" table:style-name="ce6">
            <text:p>1,605</text:p>
          </table:table-cell>
          <table:table-cell table:number-columns-repeated="16380"/>
        </table:table-row>
        <table:table-row table:style-name="ro2">
          <table:table-cell office:value-type="float" office:value="760" table:style-name="ce4">
            <text:p>760</text:p>
          </table:table-cell>
          <table:table-cell office:value-type="string" table:style-name="ce5">
            <text:p>R&amp;B - Swing Bed</text:p>
          </table:table-cell>
          <table:table-cell office:value-type="float" office:value="1359" table:style-name="ce6">
            <text:p>1,359</text:p>
          </table:table-cell>
          <table:table-cell office:value-type="float" office:value="1359" table:style-name="ce6">
            <text:p>1,359</text:p>
          </table:table-cell>
          <table:table-cell table:number-columns-repeated="16380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string" table:style-name="ce5">
            <text:p>RAPID PLASMA REAGI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762" table:style-name="ce4">
            <text:p>762</text:p>
          </table:table-cell>
          <table:table-cell office:value-type="string" table:style-name="ce5">
            <text:p>RAPID PLASMA REAGIN TITER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string" table:style-name="ce5">
            <text:p>RASP ELITE HELIOCIDAL</text:p>
          </table:table-cell>
          <table:table-cell office:value-type="float" office:value="690" table:style-name="ce6">
            <text:p>690</text:p>
          </table:table-cell>
          <table:table-cell office:value-type="float" office:value="690" table:style-name="ce6">
            <text:p>690</text:p>
          </table:table-cell>
          <table:table-cell table:number-columns-repeated="16380"/>
        </table:table-row>
        <table:table-row table:style-name="ro2">
          <table:table-cell office:value-type="float" office:value="764" table:style-name="ce4">
            <text:p>764</text:p>
          </table:table-cell>
          <table:table-cell office:value-type="string" table:style-name="ce5">
            <text:p>RBC ANTIGENS NOT ABO/RH EAC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string" table:style-name="ce5">
            <text:p>REAMER</text:p>
          </table:table-cell>
          <table:table-cell office:value-type="float" office:value="2250" table:style-name="ce6">
            <text:p>2,250</text:p>
          </table:table-cell>
          <table:table-cell office:value-type="float" office:value="2250" table:style-name="ce6">
            <text:p>2,250</text:p>
          </table:table-cell>
          <table:table-cell table:number-columns-repeated="16380"/>
        </table:table-row>
        <table:table-row table:style-name="ro2">
          <table:table-cell office:value-type="float" office:value="766" table:style-name="ce4">
            <text:p>766</text:p>
          </table:table-cell>
          <table:table-cell office:value-type="string" table:style-name="ce5">
            <text:p>REAMER 2.0</text:p>
          </table:table-cell>
          <table:table-cell office:value-type="float" office:value="1290" table:style-name="ce6">
            <text:p>1,290</text:p>
          </table:table-cell>
          <table:table-cell office:value-type="float" office:value="1290" table:style-name="ce6">
            <text:p>1,290</text:p>
          </table:table-cell>
          <table:table-cell table:number-columns-repeated="16380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string" table:style-name="ce5">
            <text:p>REAMER BLADE PATELLA 26-51</text:p>
          </table:table-cell>
          <table:table-cell office:value-type="float" office:value="1021.5" table:style-name="ce6">
            <text:p>1,022</text:p>
          </table:table-cell>
          <table:table-cell office:value-type="float" office:value="1021.5" table:style-name="ce6">
            <text:p>1,022</text:p>
          </table:table-cell>
          <table:table-cell table:number-columns-repeated="16380"/>
        </table:table-row>
        <table:table-row table:style-name="ro2">
          <table:table-cell office:value-type="float" office:value="768" table:style-name="ce4">
            <text:p>768</text:p>
          </table:table-cell>
          <table:table-cell office:value-type="string" table:style-name="ce5">
            <text:p>REMOTE 30 DAY EVENT RECORDER</text:p>
          </table:table-cell>
          <table:table-cell office:value-type="float" office:value="526" table:style-name="ce6">
            <text:p>526</text:p>
          </table:table-cell>
          <table:table-cell office:value-type="float" office:value="526" table:style-name="ce6">
            <text:p>526</text:p>
          </table:table-cell>
          <table:table-cell table:number-columns-repeated="16380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string" table:style-name="ce5">
            <text:p>REMOVE CERUMEN VIA IRRIGATION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string" table:style-name="ce5">
            <text:p>RENIN</text:p>
          </table:table-cell>
          <table:table-cell office:value-type="float" office:value="161" table:style-name="ce6">
            <text:p>161</text:p>
          </table:table-cell>
          <table:table-cell office:value-type="float" office:value="161" table:style-name="ce6">
            <text:p>161</text:p>
          </table:table-cell>
          <table:table-cell table:number-columns-repeated="16380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string" table:style-name="ce5">
            <text:p>REPOSITION CV CATH W/FLUORO</text:p>
          </table:table-cell>
          <table:table-cell office:value-type="float" office:value="813" table:style-name="ce6">
            <text:p>813</text:p>
          </table:table-cell>
          <table:table-cell office:value-type="float" office:value="813" table:style-name="ce6">
            <text:p>813</text:p>
          </table:table-cell>
          <table:table-cell table:number-columns-repeated="16380"/>
        </table:table-row>
        <table:table-row table:style-name="ro2">
          <table:table-cell office:value-type="float" office:value="772" table:style-name="ce4">
            <text:p>772</text:p>
          </table:table-cell>
          <table:table-cell office:value-type="string" table:style-name="ce5">
            <text:p>RESERVOIR ON Q 65/100ML</text:p>
          </table:table-cell>
          <table:table-cell office:value-type="float" office:value="507.5" table:style-name="ce6">
            <text:p>508</text:p>
          </table:table-cell>
          <table:table-cell office:value-type="float" office:value="507.5" table:style-name="ce6">
            <text:p>508</text:p>
          </table:table-cell>
          <table:table-cell table:number-columns-repeated="16380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string" table:style-name="ce5">
            <text:p>RESERVOIR/DRAIN WOUND 20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774" table:style-name="ce4">
            <text:p>774</text:p>
          </table:table-cell>
          <table:table-cell office:value-type="string" table:style-name="ce5">
            <text:p>RESP FCN THERAPY/15 MIN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775" table:style-name="ce4">
            <text:p>775</text:p>
          </table:table-cell>
          <table:table-cell office:value-type="string" table:style-name="ce5">
            <text:p>RESP FCN/STRENGH GROUP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776" table:style-name="ce4">
            <text:p>776</text:p>
          </table:table-cell>
          <table:table-cell office:value-type="string" table:style-name="ce5">
            <text:p>RESP MS THERAPY/15 MIN</text:p>
          </table:table-cell>
          <table:table-cell office:value-type="float" office:value="229" table:style-name="ce6">
            <text:p>229</text:p>
          </table:table-cell>
          <table:table-cell office:value-type="float" office:value="229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string" table:style-name="ce5">
            <text:p>RESPIRATORY VIRUS</text:p>
          </table:table-cell>
          <table:table-cell office:value-type="float" office:value="2968.5" table:style-name="ce6">
            <text:p>2,969</text:p>
          </table:table-cell>
          <table:table-cell office:value-type="float" office:value="2968.5" table:style-name="ce6">
            <text:p>2,969</text:p>
          </table:table-cell>
          <table:table-cell table:number-columns-repeated="16380"/>
        </table:table-row>
        <table:table-row table:style-name="ro2">
          <table:table-cell office:value-type="float" office:value="778" table:style-name="ce4">
            <text:p>778</text:p>
          </table:table-cell>
          <table:table-cell office:value-type="string" table:style-name="ce5">
            <text:p>RETICULOCYTE COUNT AUTOM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table:number-columns-repeated="16380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string" table:style-name="ce5">
            <text:p>RETRACTOR ABDOMINAL ELASTIC 22</text:p>
          </table:table-cell>
          <table:table-cell office:value-type="float" office:value="1417.5" table:style-name="ce6">
            <text:p>1,418</text:p>
          </table:table-cell>
          <table:table-cell office:value-type="float" office:value="1417.5" table:style-name="ce6">
            <text:p>1,418</text:p>
          </table:table-cell>
          <table:table-cell table:number-columns-repeated="16380"/>
        </table:table-row>
        <table:table-row table:style-name="ro2">
          <table:table-cell office:value-type="float" office:value="780" table:style-name="ce4">
            <text:p>780</text:p>
          </table:table-cell>
          <table:table-cell office:value-type="string" table:style-name="ce5">
            <text:p>RETRACTOR/PROTCTR WND LRG ALEXIS</text:p>
          </table:table-cell>
          <table:table-cell office:value-type="float" office:value="312" table:style-name="ce6">
            <text:p>312</text:p>
          </table:table-cell>
          <table:table-cell office:value-type="float" office:value="312" table:style-name="ce6">
            <text:p>312</text:p>
          </table:table-cell>
          <table:table-cell table:number-columns-repeated="16380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string" table:style-name="ce5">
            <text:p>RETRACTOR/PROTCTR WND XSM/SM ALEXIS</text:p>
          </table:table-cell>
          <table:table-cell office:value-type="float" office:value="257.5" table:style-name="ce6">
            <text:p>258</text:p>
          </table:table-cell>
          <table:table-cell office:value-type="float" office:value="257.5" table:style-name="ce6">
            <text:p>258</text:p>
          </table:table-cell>
          <table:table-cell table:number-columns-repeated="16380"/>
        </table:table-row>
        <table:table-row table:style-name="ro2">
          <table:table-cell office:value-type="float" office:value="782" table:style-name="ce4">
            <text:p>782</text:p>
          </table:table-cell>
          <table:table-cell office:value-type="string" table:style-name="ce5">
            <text:p>RHEUMATOID FACTOR QUANT</text:p>
          </table:table-cell>
          <table:table-cell office:value-type="float" office:value="113.5" table:style-name="ce6">
            <text:p>114</text:p>
          </table:table-cell>
          <table:table-cell office:value-type="float" office:value="113.5" table:style-name="ce6">
            <text:p>114</text:p>
          </table:table-cell>
          <table:table-cell table:number-columns-repeated="16380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string" table:style-name="ce5">
            <text:p>ROD PIN JURGAN 6</text:p>
          </table:table-cell>
          <table:table-cell office:value-type="float" office:value="123.5" table:style-name="ce6">
            <text:p>124</text:p>
          </table:table-cell>
          <table:table-cell office:value-type="float" office:value="123.5" table:style-name="ce6">
            <text:p>124</text:p>
          </table:table-cell>
          <table:table-cell table:number-columns-repeated="16380"/>
        </table:table-row>
        <table:table-row table:style-name="ro2">
          <table:table-cell office:value-type="float" office:value="784" table:style-name="ce4">
            <text:p>784</text:p>
          </table:table-cell>
          <table:table-cell office:value-type="string" table:style-name="ce5">
            <text:p>ROD REAM BALLTIP 650MM</text:p>
          </table:table-cell>
          <table:table-cell office:value-type="float" office:value="504" table:style-name="ce6">
            <text:p>504</text:p>
          </table:table-cell>
          <table:table-cell office:value-type="float" office:value="504" table:style-name="ce6">
            <text:p>504</text:p>
          </table:table-cell>
          <table:table-cell table:number-columns-repeated="16380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string" table:style-name="ce5">
            <text:p>ROTAVIRUS ANTIGEN EIA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string" table:style-name="ce5">
            <text:p>RSV AG DIRECT OPTICAL</text:p>
          </table:table-cell>
          <table:table-cell office:value-type="float" office:value="103.5" table:style-name="ce6">
            <text:p>104</text:p>
          </table:table-cell>
          <table:table-cell office:value-type="float" office:value="103.5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string" table:style-name="ce5">
            <text:p>RUBEOLA</text:p>
          </table:table-cell>
          <table:table-cell office:value-type="float" office:value="94.5" table:style-name="ce6">
            <text:p>95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string" table:style-name="ce5">
            <text:p>RUSSELL VIPER VENOM TIME DILUT</text:p>
          </table:table-cell>
          <table:table-cell office:value-type="float" office:value="170.5" table:style-name="ce6">
            <text:p>171</text:p>
          </table:table-cell>
          <table:table-cell office:value-type="float" office:value="170.5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string" table:style-name="ce5">
            <text:p>SCD KNEE MED KENDALL</text:p>
          </table:table-cell>
          <table:table-cell office:value-type="float" office:value="130.5" table:style-name="ce6">
            <text:p>131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string" table:style-name="ce5">
            <text:p>SCISSORS LAP DISP APPLIED MED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string" table:style-name="ce5">
            <text:p>SEDIMENTATION RATE WESTERGR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792" table:style-name="ce4">
            <text:p>792</text:p>
          </table:table-cell>
          <table:table-cell office:value-type="string" table:style-name="ce5">
            <text:p>SERPINA1 GENE ANALYSIS COMMON VARIANTS</text:p>
          </table:table-cell>
          <table:table-cell office:value-type="float" office:value="348" table:style-name="ce6">
            <text:p>348</text:p>
          </table:table-cell>
          <table:table-cell office:value-type="float" office:value="348" table:style-name="ce6">
            <text:p>348</text:p>
          </table:table-cell>
          <table:table-cell table:number-columns-repeated="16380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string" table:style-name="ce5">
            <text:p>SET 11373 PRIMARY IV PUMP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table:number-columns-repeated="16380"/>
        </table:table-row>
        <table:table-row table:style-name="ro2">
          <table:table-cell office:value-type="float" office:value="794" table:style-name="ce4">
            <text:p>794</text:p>
          </table:table-cell>
          <table:table-cell office:value-type="string" table:style-name="ce5">
            <text:p>SET 11397 SECONDARY PB VENTED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table:number-columns-repeated="16380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string" table:style-name="ce5">
            <text:p>SET 11664 BLOOD PUMP Y TYPE</text:p>
          </table:table-cell>
          <table:table-cell office:value-type="float" office:value="65.5" table:style-name="ce6">
            <text:p>66</text:p>
          </table:table-cell>
          <table:table-cell office:value-type="float" office:value="65.5" table:style-name="ce6">
            <text:p>66</text:p>
          </table:table-cell>
          <table:table-cell table:number-columns-repeated="16380"/>
        </table:table-row>
        <table:table-row table:style-name="ro2">
          <table:table-cell office:value-type="float" office:value="796" table:style-name="ce4">
            <text:p>796</text:p>
          </table:table-cell>
          <table:table-cell office:value-type="string" table:style-name="ce5">
            <text:p>SET IRRIGATION TUBE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string" table:style-name="ce5">
            <text:p>SET MENISCUS ARTHREX</text:p>
          </table:table-cell>
          <table:table-cell office:value-type="float" office:value="438" table:style-name="ce6">
            <text:p>438</text:p>
          </table:table-cell>
          <table:table-cell office:value-type="float" office:value="438" table:style-name="ce6">
            <text:p>438</text:p>
          </table:table-cell>
          <table:table-cell table:number-columns-repeated="16380"/>
        </table:table-row>
        <table:table-row table:style-name="ro2">
          <table:table-cell office:value-type="float" office:value="798" table:style-name="ce4">
            <text:p>798</text:p>
          </table:table-cell>
          <table:table-cell office:value-type="string" table:style-name="ce5">
            <text:p>SET MICROBORE FILTER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table:number-columns-repeated="16380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string" table:style-name="ce5">
            <text:p>SET PLUM W/FILTER CLAVE</text:p>
          </table:table-cell>
          <table:table-cell office:value-type="float" office:value="27.5" table:style-name="ce6">
            <text:p>28</text:p>
          </table:table-cell>
          <table:table-cell office:value-type="float" office:value="27.5" table:style-name="ce6">
            <text:p>28</text:p>
          </table:table-cell>
          <table:table-cell table:number-columns-repeated="16380"/>
        </table:table-row>
        <table:table-row table:style-name="ro2">
          <table:table-cell office:value-type="float" office:value="800" table:style-name="ce4">
            <text:p>800</text:p>
          </table:table-cell>
          <table:table-cell office:value-type="string" table:style-name="ce5">
            <text:p>SET PRIMARY 1Y CLAVE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table:number-columns-repeated="16380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string" table:style-name="ce5">
            <text:p>SET PRIMARY 3Y CLAVE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802" table:style-name="ce4">
            <text:p>802</text:p>
          </table:table-cell>
          <table:table-cell office:value-type="string" table:style-name="ce5">
            <text:p>SET PRIMARY PLUM CLAVE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string" table:style-name="ce5">
            <text:p>SHAVER/REAMER 700</text:p>
          </table:table-cell>
          <table:table-cell office:value-type="float" office:value="937.5" table:style-name="ce6">
            <text:p>938</text:p>
          </table:table-cell>
          <table:table-cell office:value-type="float" office:value="937.5" table:style-name="ce6">
            <text:p>938</text:p>
          </table:table-cell>
          <table:table-cell table:number-columns-repeated="16380"/>
        </table:table-row>
        <table:table-row table:style-name="ro2">
          <table:table-cell office:value-type="float" office:value="804" table:style-name="ce4">
            <text:p>804</text:p>
          </table:table-cell>
          <table:table-cell office:value-type="string" table:style-name="ce5">
            <text:p>SHEARS COAGULATING 850</text:p>
          </table:table-cell>
          <table:table-cell office:value-type="float" office:value="1835.5" table:style-name="ce6">
            <text:p>1,836</text:p>
          </table:table-cell>
          <table:table-cell office:value-type="float" office:value="1835.5" table:style-name="ce6">
            <text:p>1,836</text:p>
          </table:table-cell>
          <table:table-cell table:number-columns-repeated="16380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string" table:style-name="ce5">
            <text:p>SHEARS COAGULATING HARMONIC</text:p>
          </table:table-cell>
          <table:table-cell office:value-type="float" office:value="2579.5" table:style-name="ce6">
            <text:p>2,580</text:p>
          </table:table-cell>
          <table:table-cell office:value-type="float" office:value="2579.5" table:style-name="ce6">
            <text:p>2,580</text:p>
          </table:table-cell>
          <table:table-cell table:number-columns-repeated="16380"/>
        </table:table-row>
        <table:table-row table:style-name="ro2">
          <table:table-cell office:value-type="float" office:value="806" table:style-name="ce4">
            <text:p>806</text:p>
          </table:table-cell>
          <table:table-cell office:value-type="string" table:style-name="ce5">
            <text:p>SHEATH INTRODUCER 60</text:p>
          </table:table-cell>
          <table:table-cell office:value-type="float" office:value="290" table:style-name="ce6">
            <text:p>290</text:p>
          </table:table-cell>
          <table:table-cell office:value-type="float" office:value="290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string" table:style-name="ce5">
            <text:p>SHEET REPLACEMENT AIR TAP</text:p>
          </table:table-cell>
          <table:table-cell office:value-type="float" office:value="890.5" table:style-name="ce6">
            <text:p>891</text:p>
          </table:table-cell>
          <table:table-cell office:value-type="float" office:value="890.5" table:style-name="ce6">
            <text:p>891</text:p>
          </table:table-cell>
          <table:table-cell table:number-columns-repeated="16380"/>
        </table:table-row>
        <table:table-row table:style-name="ro2">
          <table:table-cell office:value-type="float" office:value="808" table:style-name="ce4">
            <text:p>808</text:p>
          </table:table-cell>
          <table:table-cell office:value-type="string" table:style-name="ce5">
            <text:p>SHELL VIAL W/STAIN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string" table:style-name="ce5">
            <text:p>SHOE FRACTURE ALL SIZES</text:p>
          </table:table-cell>
          <table:table-cell office:value-type="float" office:value="282.5" table:style-name="ce6">
            <text:p>283</text:p>
          </table:table-cell>
          <table:table-cell office:value-type="float" office:value="282.5" table:style-name="ce6">
            <text:p>283</text:p>
          </table:table-cell>
          <table:table-cell table:number-columns-repeated="16380"/>
        </table:table-row>
        <table:table-row table:style-name="ro2">
          <table:table-cell office:value-type="float" office:value="810" table:style-name="ce4">
            <text:p>810</text:p>
          </table:table-cell>
          <table:table-cell office:value-type="string" table:style-name="ce5">
            <text:p>SICKLING OF RBC REDUC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string" table:style-name="ce5">
            <text:p>SIGMOIDOSCOPY</text:p>
          </table:table-cell>
          <table:table-cell office:value-type="float" office:value="1486.5" table:style-name="ce6">
            <text:p>1,487</text:p>
          </table:table-cell>
          <table:table-cell office:value-type="float" office:value="1486.5" table:style-name="ce6">
            <text:p>1,487</text:p>
          </table:table-cell>
          <table:table-cell table:number-columns-repeated="16380"/>
        </table:table-row>
        <table:table-row table:style-name="ro2">
          <table:table-cell office:value-type="float" office:value="812" table:style-name="ce4">
            <text:p>812</text:p>
          </table:table-cell>
          <table:table-cell office:value-type="string" table:style-name="ce5">
            <text:p>SIGMOIDOSCOPY W/BIOPSY</text:p>
          </table:table-cell>
          <table:table-cell office:value-type="float" office:value="1903.5" table:style-name="ce6">
            <text:p>1,904</text:p>
          </table:table-cell>
          <table:table-cell office:value-type="float" office:value="1903.5" table:style-name="ce6">
            <text:p>1,904</text:p>
          </table:table-cell>
          <table:table-cell table:number-columns-repeated="16380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string" table:style-name="ce5">
            <text:p>SIGMOIDOSCOPY W/REMOVE BYSNARE</text:p>
          </table:table-cell>
          <table:table-cell office:value-type="float" office:value="3208.5" table:style-name="ce6">
            <text:p>3,209</text:p>
          </table:table-cell>
          <table:table-cell office:value-type="float" office:value="3208.5" table:style-name="ce6">
            <text:p>3,209</text:p>
          </table:table-cell>
          <table:table-cell table:number-columns-repeated="16380"/>
        </table:table-row>
        <table:table-row table:style-name="ro2">
          <table:table-cell office:value-type="float" office:value="814" table:style-name="ce4">
            <text:p>814</text:p>
          </table:table-cell>
          <table:table-cell office:value-type="string" table:style-name="ce5">
            <text:p>SKIN GRAFT CARRIER ALL SIZES</text:p>
          </table:table-cell>
          <table:table-cell office:value-type="float" office:value="213.5" table:style-name="ce6">
            <text:p>214</text:p>
          </table:table-cell>
          <table:table-cell office:value-type="float" office:value="213.5" table:style-name="ce6">
            <text:p>214</text:p>
          </table:table-cell>
          <table:table-cell table:number-columns-repeated="16380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string" table:style-name="ce5">
            <text:p>SLINGSHOT2 0850X</text:p>
          </table:table-cell>
          <table:table-cell office:value-type="float" office:value="479.5" table:style-name="ce6">
            <text:p>480</text:p>
          </table:table-cell>
          <table:table-cell office:value-type="float" office:value="479.5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816" table:style-name="ce4">
            <text:p>816</text:p>
          </table:table-cell>
          <table:table-cell office:value-type="string" table:style-name="ce5">
            <text:p>SM INTEST ENDO W/BIOPSY</text:p>
          </table:table-cell>
          <table:table-cell office:value-type="float" office:value="1957" table:style-name="ce6">
            <text:p>1,957</text:p>
          </table:table-cell>
          <table:table-cell office:value-type="float" office:value="1957" table:style-name="ce6">
            <text:p>1,957</text:p>
          </table:table-cell>
          <table:table-cell table:number-columns-repeated="16380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string" table:style-name="ce5">
            <text:p>SMEAR AFB/FLUORO STAIN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818" table:style-name="ce4">
            <text:p>818</text:p>
          </table:table-cell>
          <table:table-cell office:value-type="string" table:style-name="ce5">
            <text:p>SMEAR PRIMARY SOURCE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string" table:style-name="ce5">
            <text:p>SMOKING CESSATION COUNSEL &gt;10</text:p>
          </table:table-cell>
          <table:table-cell office:value-type="float" office:value="146.5" table:style-name="ce6">
            <text:p>147</text:p>
          </table:table-cell>
          <table:table-cell office:value-type="float" office:value="146.5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820" table:style-name="ce4">
            <text:p>820</text:p>
          </table:table-cell>
          <table:table-cell office:value-type="string" table:style-name="ce5">
            <text:p>SMOKING CESSATION COUNSEL 3-10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string" table:style-name="ce5">
            <text:p>SODIUM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822" table:style-name="ce4">
            <text:p>822</text:p>
          </table:table-cell>
          <table:table-cell office:value-type="string" table:style-name="ce5">
            <text:p>SODIUM URINE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string" table:style-name="ce5">
            <text:p>SPECIAL STAIN GROUP 1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824" table:style-name="ce4">
            <text:p>824</text:p>
          </table:table-cell>
          <table:table-cell office:value-type="string" table:style-name="ce5">
            <text:p>SPECIAL STAIN GROUP 2</text:p>
          </table:table-cell>
          <table:table-cell office:value-type="float" office:value="316.5" table:style-name="ce6">
            <text:p>317</text:p>
          </table:table-cell>
          <table:table-cell office:value-type="float" office:value="316.5" table:style-name="ce6">
            <text:p>317</text:p>
          </table:table-cell>
          <table:table-cell table:number-columns-repeated="16380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string" table:style-name="ce5">
            <text:p>SPECIAL STAIN IMMUNOPEROX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826" table:style-name="ce4">
            <text:p>826</text:p>
          </table:table-cell>
          <table:table-cell office:value-type="string" table:style-name="ce5">
            <text:p>SPECIFIC GRAVITY FLUID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table:number-columns-repeated="16380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string" table:style-name="ce5">
            <text:p>SPECIMEN COLLECTION CATH</text:p>
          </table:table-cell>
          <table:table-cell office:value-type="float" office:value="65.5" table:style-name="ce6">
            <text:p>66</text:p>
          </table:table-cell>
          <table:table-cell office:value-type="float" office:value="65.5" table:style-name="ce6">
            <text:p>66</text:p>
          </table:table-cell>
          <table:table-cell table:number-columns-repeated="16380"/>
        </table:table-row>
        <table:table-row table:style-name="ro2">
          <table:table-cell office:value-type="float" office:value="828" table:style-name="ce4">
            <text:p>828</text:p>
          </table:table-cell>
          <table:table-cell office:value-type="string" table:style-name="ce5">
            <text:p>SPECIMEN RETRIEVAL SYSTEM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string" table:style-name="ce5">
            <text:p>SPECTROPHOTOMETRY ANAL NOS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table:number-columns-repeated="16380"/>
        </table:table-row>
        <table:table-row table:style-name="ro2">
          <table:table-cell office:value-type="float" office:value="830" table:style-name="ce4">
            <text:p>830</text:p>
          </table:table-cell>
          <table:table-cell office:value-type="string" table:style-name="ce5">
            <text:p>SPIROME PFT PRE AND POST BRON</text:p>
          </table:table-cell>
          <table:table-cell office:value-type="float" office:value="576" table:style-name="ce6">
            <text:p>576</text:p>
          </table:table-cell>
          <table:table-cell office:value-type="float" office:value="576" table:style-name="ce6">
            <text:p>576</text:p>
          </table:table-cell>
          <table:table-cell table:number-columns-repeated="16380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string" table:style-name="ce5">
            <text:p>SPIROMETRY/PFT BASIC</text:p>
          </table:table-cell>
          <table:table-cell office:value-type="float" office:value="325.5" table:style-name="ce6">
            <text:p>326</text:p>
          </table:table-cell>
          <table:table-cell office:value-type="float" office:value="325.5" table:style-name="ce6">
            <text:p>326</text:p>
          </table:table-cell>
          <table:table-cell table:number-columns-repeated="16380"/>
        </table:table-row>
        <table:table-row table:style-name="ro2">
          <table:table-cell office:value-type="float" office:value="832" table:style-name="ce4">
            <text:p>832</text:p>
          </table:table-cell>
          <table:table-cell office:value-type="string" table:style-name="ce5">
            <text:p>SPLINT ANKLE STIRRUP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string" table:style-name="ce5">
            <text:p>SPLINT PLASTER ARM LONG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834" table:style-name="ce4">
            <text:p>834</text:p>
          </table:table-cell>
          <table:table-cell office:value-type="string" table:style-name="ce5">
            <text:p>SPLINT PLASTER LEG LONG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table:number-columns-repeated="16380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string" table:style-name="ce5">
            <text:p>SPLINT PLASTER LEG SHORT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836" table:style-name="ce4">
            <text:p>836</text:p>
          </table:table-cell>
          <table:table-cell office:value-type="string" table:style-name="ce5">
            <text:p>SPLINT THUMB</text:p>
          </table:table-cell>
          <table:table-cell office:value-type="float" office:value="164.5" table:style-name="ce6">
            <text:p>165</text:p>
          </table:table-cell>
          <table:table-cell office:value-type="float" office:value="164.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string" table:style-name="ce5">
            <text:p>SPLINT WRIST THUMB OTS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string" table:style-name="ce5">
            <text:p>ST COGNITIVE TRAINING 15 MI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string" table:style-name="ce5">
            <text:p>ST LOUIS ENCEPHALITIS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840" table:style-name="ce4">
            <text:p>840</text:p>
          </table:table-cell>
          <table:table-cell office:value-type="string" table:style-name="ce5">
            <text:p>ST MOD BARIUM SWALLOW 61-90MIN</text:p>
          </table:table-cell>
          <table:table-cell office:value-type="float" office:value="304" table:style-name="ce6">
            <text:p>304</text:p>
          </table:table-cell>
          <table:table-cell office:value-type="float" office:value="304" table:style-name="ce6">
            <text:p>304</text:p>
          </table:table-cell>
          <table:table-cell table:number-columns-repeated="16380"/>
        </table:table-row>
        <table:table-row table:style-name="ro2">
          <table:table-cell office:value-type="float" office:value="841" table:style-name="ce4">
            <text:p>841</text:p>
          </table:table-cell>
          <table:table-cell office:value-type="string" table:style-name="ce5">
            <text:p>ST SWALLOW EVAL 31-60 MIN</text:p>
          </table:table-cell>
          <table:table-cell office:value-type="float" office:value="456.5" table:style-name="ce6">
            <text:p>457</text:p>
          </table:table-cell>
          <table:table-cell office:value-type="float" office:value="456.5" table:style-name="ce6">
            <text:p>457</text:p>
          </table:table-cell>
          <table:table-cell table:number-columns-repeated="16380"/>
        </table:table-row>
        <table:table-row table:style-name="ro2">
          <table:table-cell office:value-type="float" office:value="842" table:style-name="ce4">
            <text:p>842</text:p>
          </table:table-cell>
          <table:table-cell office:value-type="string" table:style-name="ce5">
            <text:p>ST SWALLOW TREATMENT 0-30 MIN</text:p>
          </table:table-cell>
          <table:table-cell office:value-type="float" office:value="459" table:style-name="ce6">
            <text:p>459</text:p>
          </table:table-cell>
          <table:table-cell office:value-type="float" office:value="459" table:style-name="ce6">
            <text:p>459</text:p>
          </table:table-cell>
          <table:table-cell table:number-columns-repeated="16380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string" table:style-name="ce5">
            <text:p>ST TREATMENT 31-60 MIN</text:p>
          </table:table-cell>
          <table:table-cell office:value-type="float" office:value="423" table:style-name="ce6">
            <text:p>423</text:p>
          </table:table-cell>
          <table:table-cell office:value-type="float" office:value="423" table:style-name="ce6">
            <text:p>423</text:p>
          </table:table-cell>
          <table:table-cell table:number-columns-repeated="16380"/>
        </table:table-row>
        <table:table-row table:style-name="ro2">
          <table:table-cell office:value-type="float" office:value="844" table:style-name="ce4">
            <text:p>844</text:p>
          </table:table-cell>
          <table:table-cell office:value-type="string" table:style-name="ce5">
            <text:p>STAPH AUREUS METHICILLIN RESIST</text:p>
          </table:table-cell>
          <table:table-cell office:value-type="float" office:value="268" table:style-name="ce6">
            <text:p>268</text:p>
          </table:table-cell>
          <table:table-cell office:value-type="float" office:value="268" table:style-name="ce6">
            <text:p>268</text:p>
          </table:table-cell>
          <table:table-cell table:number-columns-repeated="16380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string" table:style-name="ce5">
            <text:p>STAPLE RELOAD 175</text:p>
          </table:table-cell>
          <table:table-cell office:value-type="float" office:value="424" table:style-name="ce6">
            <text:p>424</text:p>
          </table:table-cell>
          <table:table-cell office:value-type="float" office:value="424" table:style-name="ce6">
            <text:p>424</text:p>
          </table:table-cell>
          <table:table-cell table:number-columns-repeated="16380"/>
        </table:table-row>
        <table:table-row table:style-name="ro2">
          <table:table-cell office:value-type="float" office:value="846" table:style-name="ce4">
            <text:p>846</text:p>
          </table:table-cell>
          <table:table-cell office:value-type="string" table:style-name="ce5">
            <text:p>STAPLE RELOAD 300</text:p>
          </table:table-cell>
          <table:table-cell office:value-type="float" office:value="841.5" table:style-name="ce6">
            <text:p>842</text:p>
          </table:table-cell>
          <table:table-cell office:value-type="float" office:value="841.5" table:style-name="ce6">
            <text:p>842</text:p>
          </table:table-cell>
          <table:table-cell table:number-columns-repeated="16380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string" table:style-name="ce5">
            <text:p>STAPLE SPEED 20-25MM BME</text:p>
          </table:table-cell>
          <table:table-cell office:value-type="float" office:value="4935" table:style-name="ce6">
            <text:p>4,935</text:p>
          </table:table-cell>
          <table:table-cell office:value-type="float" office:value="4935" table:style-name="ce6">
            <text:p>4,935</text:p>
          </table:table-cell>
          <table:table-cell table:number-columns-repeated="16380"/>
        </table:table-row>
        <table:table-row table:style-name="ro2">
          <table:table-cell office:value-type="float" office:value="848" table:style-name="ce4">
            <text:p>848</text:p>
          </table:table-cell>
          <table:table-cell office:value-type="string" table:style-name="ce5">
            <text:p>STAPLE SPEED 9-13MM BME</text:p>
          </table:table-cell>
          <table:table-cell office:value-type="float" office:value="3867.5" table:style-name="ce6">
            <text:p>3,868</text:p>
          </table:table-cell>
          <table:table-cell office:value-type="float" office:value="3867.5" table:style-name="ce6">
            <text:p>3,868</text:p>
          </table:table-cell>
          <table:table-cell table:number-columns-repeated="16380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string" table:style-name="ce5">
            <text:p>STAPLER CURVED CDH</text:p>
          </table:table-cell>
          <table:table-cell office:value-type="float" office:value="1788.5" table:style-name="ce6">
            <text:p>1,789</text:p>
          </table:table-cell>
          <table:table-cell office:value-type="float" office:value="1788.5" table:style-name="ce6">
            <text:p>1,789</text:p>
          </table:table-cell>
          <table:table-cell table:number-columns-repeated="16380"/>
        </table:table-row>
        <table:table-row table:style-name="ro2">
          <table:table-cell office:value-type="float" office:value="850" table:style-name="ce4">
            <text:p>850</text:p>
          </table:table-cell>
          <table:table-cell office:value-type="string" table:style-name="ce5">
            <text:p>STAPLER ENDO LINEAR CUTTER EC45A</text:p>
          </table:table-cell>
          <table:table-cell office:value-type="float" office:value="1677.5" table:style-name="ce6">
            <text:p>1,678</text:p>
          </table:table-cell>
          <table:table-cell office:value-type="float" office:value="1677.5" table:style-name="ce6">
            <text:p>1,678</text:p>
          </table:table-cell>
          <table:table-cell table:number-columns-repeated="16380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string" table:style-name="ce5">
            <text:p>STAPLER INTRALUMINAL CURVD</text:p>
          </table:table-cell>
          <table:table-cell office:value-type="float" office:value="1428.5" table:style-name="ce6">
            <text:p>1,429</text:p>
          </table:table-cell>
          <table:table-cell office:value-type="float" office:value="1428.5" table:style-name="ce6">
            <text:p>1,429</text:p>
          </table:table-cell>
          <table:table-cell table:number-columns-repeated="16380"/>
        </table:table-row>
        <table:table-row table:style-name="ro2">
          <table:table-cell office:value-type="float" office:value="852" table:style-name="ce4">
            <text:p>852</text:p>
          </table:table-cell>
          <table:table-cell office:value-type="string" table:style-name="ce5">
            <text:p>STAPLER LINEAR CUTTER 75MM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string" table:style-name="ce5">
            <text:p>STAPLER RELOAD 75MM ETHICON</text:p>
          </table:table-cell>
          <table:table-cell office:value-type="float" office:value="608" table:style-name="ce6">
            <text:p>608</text:p>
          </table:table-cell>
          <table:table-cell office:value-type="float" office:value="608" table:style-name="ce6">
            <text:p>608</text:p>
          </table:table-cell>
          <table:table-cell table:number-columns-repeated="16380"/>
        </table:table-row>
        <table:table-row table:style-name="ro2">
          <table:table-cell office:value-type="float" office:value="854" table:style-name="ce4">
            <text:p>854</text:p>
          </table:table-cell>
          <table:table-cell office:value-type="string" table:style-name="ce5">
            <text:p>STOCKING IMPERVIOUS ALL SIZES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table:number-columns-repeated="16380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string" table:style-name="ce5">
            <text:p>STRAPPING UNNA BOOT</text:p>
          </table:table-cell>
          <table:table-cell office:value-type="float" office:value="256.5" table:style-name="ce6">
            <text:p>257</text:p>
          </table:table-cell>
          <table:table-cell office:value-type="float" office:value="256.5" table:style-name="ce6">
            <text:p>257</text:p>
          </table:table-cell>
          <table:table-cell table:number-columns-repeated="16380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string" table:style-name="ce5">
            <text:p>STREP GRP A SCREEN IMMUNOAS</text:p>
          </table:table-cell>
          <table:table-cell office:value-type="float" office:value="169.5" table:style-name="ce6">
            <text:p>170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string" table:style-name="ce5">
            <text:p>STRESS TEST CARDIOVASCULAR</text:p>
          </table:table-cell>
          <table:table-cell office:value-type="float" office:value="1675.5" table:style-name="ce6">
            <text:p>1,676</text:p>
          </table:table-cell>
          <table:table-cell office:value-type="float" office:value="1675.5" table:style-name="ce6">
            <text:p>1,676</text:p>
          </table:table-cell>
          <table:table-cell table:number-columns-repeated="16380"/>
        </table:table-row>
        <table:table-row table:style-name="ro2">
          <table:table-cell office:value-type="float" office:value="858" table:style-name="ce4">
            <text:p>858</text:p>
          </table:table-cell>
          <table:table-cell office:value-type="string" table:style-name="ce5">
            <text:p>SUPPLIES EMERGENT INTUBATION</text:p>
          </table:table-cell>
          <table:table-cell office:value-type="float" office:value="440" table:style-name="ce6">
            <text:p>440</text:p>
          </table:table-cell>
          <table:table-cell office:value-type="float" office:value="440" table:style-name="ce6">
            <text:p>440</text:p>
          </table:table-cell>
          <table:table-cell table:number-columns-repeated="16380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string" table:style-name="ce5">
            <text:p>SUPPLIES GENERAL ETT/OPEN HRT</text:p>
          </table:table-cell>
          <table:table-cell office:value-type="float" office:value="244" table:style-name="ce6">
            <text:p>244</text:p>
          </table:table-cell>
          <table:table-cell office:value-type="float" office:value="244" table:style-name="ce6">
            <text:p>244</text:p>
          </table:table-cell>
          <table:table-cell table:number-columns-repeated="16380"/>
        </table:table-row>
        <table:table-row table:style-name="ro2">
          <table:table-cell office:value-type="float" office:value="860" table:style-name="ce4">
            <text:p>860</text:p>
          </table:table-cell>
          <table:table-cell office:value-type="string" table:style-name="ce5">
            <text:p>SUPPLIES GENERAL W/LMA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string" table:style-name="ce5">
            <text:p>SUPPLIES GENERAL W/REG/SPINAL/EPIDRL</text:p>
          </table:table-cell>
          <table:table-cell office:value-type="float" office:value="344.5" table:style-name="ce6">
            <text:p>345</text:p>
          </table:table-cell>
          <table:table-cell office:value-type="float" office:value="344.5" table:style-name="ce6">
            <text:p>345</text:p>
          </table:table-cell>
          <table:table-cell table:number-columns-repeated="16380"/>
        </table:table-row>
        <table:table-row table:style-name="ro2">
          <table:table-cell office:value-type="float" office:value="862" table:style-name="ce4">
            <text:p>862</text:p>
          </table:table-cell>
          <table:table-cell office:value-type="string" table:style-name="ce5">
            <text:p>SUPPLIES MAC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string" table:style-name="ce5">
            <text:p>SUPPLIES MAC/TIVA W/REG/SPINAL/EPIDRL</text:p>
          </table:table-cell>
          <table:table-cell office:value-type="float" office:value="163.5" table:style-name="ce6">
            <text:p>164</text:p>
          </table:table-cell>
          <table:table-cell office:value-type="float" office:value="163.5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864" table:style-name="ce4">
            <text:p>864</text:p>
          </table:table-cell>
          <table:table-cell office:value-type="string" table:style-name="ce5">
            <text:p>SUPPLIES PICC JACC/MAXBARRIER</text:p>
          </table:table-cell>
          <table:table-cell office:value-type="float" office:value="772.5" table:style-name="ce6">
            <text:p>773</text:p>
          </table:table-cell>
          <table:table-cell office:value-type="float" office:value="772.5" table:style-name="ce6">
            <text:p>773</text:p>
          </table:table-cell>
          <table:table-cell table:number-columns-repeated="16380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string" table:style-name="ce5">
            <text:p>SUPPLIES PICC MIDLINE</text:p>
          </table:table-cell>
          <table:table-cell office:value-type="float" office:value="411" table:style-name="ce6">
            <text:p>411</text:p>
          </table:table-cell>
          <table:table-cell office:value-type="float" office:value="411" table:style-name="ce6">
            <text:p>411</text:p>
          </table:table-cell>
          <table:table-cell table:number-columns-repeated="16380"/>
        </table:table-row>
        <table:table-row table:style-name="ro2">
          <table:table-cell office:value-type="float" office:value="866" table:style-name="ce4">
            <text:p>866</text:p>
          </table:table-cell>
          <table:table-cell office:value-type="string" table:style-name="ce5">
            <text:p>SUPPLIES PICC VPS</text:p>
          </table:table-cell>
          <table:table-cell office:value-type="float" office:value="1132.5" table:style-name="ce6">
            <text:p>1,133</text:p>
          </table:table-cell>
          <table:table-cell office:value-type="float" office:value="1132.5" table:style-name="ce6">
            <text:p>1,133</text:p>
          </table:table-cell>
          <table:table-cell table:number-columns-repeated="16380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string" table:style-name="ce5">
            <text:p>SUPPLIES REGIONAL</text:p>
          </table:table-cell>
          <table:table-cell office:value-type="float" office:value="134" table:style-name="ce6">
            <text:p>134</text:p>
          </table:table-cell>
          <table:table-cell office:value-type="float" office:value="134" table:style-name="ce6">
            <text:p>134</text:p>
          </table:table-cell>
          <table:table-cell table:number-columns-repeated="16380"/>
        </table:table-row>
        <table:table-row table:style-name="ro2">
          <table:table-cell office:value-type="float" office:value="868" table:style-name="ce4">
            <text:p>868</text:p>
          </table:table-cell>
          <table:table-cell office:value-type="string" table:style-name="ce5">
            <text:p>SUPPLIES REGIONAL PAIN CONTROL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table:number-columns-repeated="16380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string" table:style-name="ce5">
            <text:p>SUPPLIES SPINAL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870" table:style-name="ce4">
            <text:p>870</text:p>
          </table:table-cell>
          <table:table-cell office:value-type="string" table:style-name="ce5">
            <text:p>SUPPLIES TIVA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string" table:style-name="ce5">
            <text:p>SUPPORT ANKLE LACE UP OTS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872" table:style-name="ce4">
            <text:p>872</text:p>
          </table:table-cell>
          <table:table-cell office:value-type="string" table:style-name="ce5">
            <text:p>SURG PATH DECALCIFICATION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table:number-columns-repeated="16380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string" table:style-name="ce5">
            <text:p>SURG PATH LEVEL 1 GROSS ONL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874" table:style-name="ce4">
            <text:p>874</text:p>
          </table:table-cell>
          <table:table-cell office:value-type="string" table:style-name="ce5">
            <text:p>SURG PATH LEVEL 2 GR/MICRO</text:p>
          </table:table-cell>
          <table:table-cell office:value-type="float" office:value="240" table:style-name="ce6">
            <text:p>240</text:p>
          </table:table-cell>
          <table:table-cell office:value-type="float" office:value="240" table:style-name="ce6">
            <text:p>240</text:p>
          </table:table-cell>
          <table:table-cell table:number-columns-repeated="16380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string" table:style-name="ce5">
            <text:p>SURG PATH LEVEL 3 GR/MICRO</text:p>
          </table:table-cell>
          <table:table-cell office:value-type="float" office:value="297" table:style-name="ce6">
            <text:p>297</text:p>
          </table:table-cell>
          <table:table-cell office:value-type="float" office:value="297" table:style-name="ce6">
            <text:p>297</text:p>
          </table:table-cell>
          <table:table-cell table:number-columns-repeated="16380"/>
        </table:table-row>
        <table:table-row table:style-name="ro2">
          <table:table-cell office:value-type="float" office:value="876" table:style-name="ce4">
            <text:p>876</text:p>
          </table:table-cell>
          <table:table-cell office:value-type="string" table:style-name="ce5">
            <text:p>SURG PATH LEVEL 4 GR/MICRO</text:p>
          </table:table-cell>
          <table:table-cell office:value-type="float" office:value="371.5" table:style-name="ce6">
            <text:p>372</text:p>
          </table:table-cell>
          <table:table-cell office:value-type="float" office:value="371.5" table:style-name="ce6">
            <text:p>372</text:p>
          </table:table-cell>
          <table:table-cell table:number-columns-repeated="16380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string" table:style-name="ce5">
            <text:p>SURG PATH LEVEL 5 GR/MICRO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878" table:style-name="ce4">
            <text:p>878</text:p>
          </table:table-cell>
          <table:table-cell office:value-type="string" table:style-name="ce5">
            <text:p>SURG PATH LEVEL 6 GR/MICRO</text:p>
          </table:table-cell>
          <table:table-cell office:value-type="float" office:value="2353.5" table:style-name="ce6">
            <text:p>2,354</text:p>
          </table:table-cell>
          <table:table-cell office:value-type="float" office:value="2353.5" table:style-name="ce6">
            <text:p>2,354</text:p>
          </table:table-cell>
          <table:table-cell table:number-columns-repeated="16380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string" table:style-name="ce5">
            <text:p>SUSEPTIBILITY STUDIES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880" table:style-name="ce4">
            <text:p>880</text:p>
          </table:table-cell>
          <table:table-cell office:value-type="string" table:style-name="ce5">
            <text:p>SUTURE 100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string" table:style-name="ce5">
            <text:p>SUTURE 125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882" table:style-name="ce4">
            <text:p>882</text:p>
          </table:table-cell>
          <table:table-cell office:value-type="string" table:style-name="ce5">
            <text:p>SUTURE 15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string" table:style-name="ce5">
            <text:p>SUTURE 2 ARTHREX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884" table:style-name="ce4">
            <text:p>884</text:p>
          </table:table-cell>
          <table:table-cell office:value-type="string" table:style-name="ce5">
            <text:p>SUTURE 25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string" table:style-name="ce5">
            <text:p>SUTURE 30</text:p>
          </table:table-cell>
          <table:table-cell office:value-type="float" office:value="101.5" table:style-name="ce6">
            <text:p>102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886" table:style-name="ce4">
            <text:p>886</text:p>
          </table:table-cell>
          <table:table-cell office:value-type="string" table:style-name="ce5">
            <text:p>SUTURE 40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string" table:style-name="ce5">
            <text:p>SUTURE 50</text:p>
          </table:table-cell>
          <table:table-cell office:value-type="float" office:value="154.5" table:style-name="ce6">
            <text:p>155</text:p>
          </table:table-cell>
          <table:table-cell office:value-type="float" office:value="154.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888" table:style-name="ce4">
            <text:p>888</text:p>
          </table:table-cell>
          <table:table-cell office:value-type="string" table:style-name="ce5">
            <text:p>SUTURE 70</text:p>
          </table:table-cell>
          <table:table-cell office:value-type="float" office:value="278" table:style-name="ce6">
            <text:p>278</text:p>
          </table:table-cell>
          <table:table-cell office:value-type="float" office:value="278" table:style-name="ce6">
            <text:p>278</text:p>
          </table:table-cell>
          <table:table-cell table:number-columns-repeated="16380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string" table:style-name="ce5">
            <text:p>SUTURE ANCHOR ARTHREX</text:p>
          </table:table-cell>
          <table:table-cell office:value-type="float" office:value="1549" table:style-name="ce6">
            <text:p>1,549</text:p>
          </table:table-cell>
          <table:table-cell office:value-type="float" office:value="1549" table:style-name="ce6">
            <text:p>1,549</text:p>
          </table:table-cell>
          <table:table-cell table:number-columns-repeated="16380"/>
        </table:table-row>
        <table:table-row table:style-name="ro2">
          <table:table-cell office:value-type="float" office:value="890" table:style-name="ce4">
            <text:p>890</text:p>
          </table:table-cell>
          <table:table-cell office:value-type="string" table:style-name="ce5">
            <text:p>SUTURE LASSO ARTHREX</text:p>
          </table:table-cell>
          <table:table-cell office:value-type="float" office:value="875" table:style-name="ce6">
            <text:p>875</text:p>
          </table:table-cell>
          <table:table-cell office:value-type="float" office:value="875" table:style-name="ce6">
            <text:p>875</text:p>
          </table:table-cell>
          <table:table-cell table:number-columns-repeated="16380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string" table:style-name="ce5">
            <text:p>SUTURE PASSER</text:p>
          </table:table-cell>
          <table:table-cell office:value-type="float" office:value="1062.5" table:style-name="ce6">
            <text:p>1,063</text:p>
          </table:table-cell>
          <table:table-cell office:value-type="float" office:value="1062.5" table:style-name="ce6">
            <text:p>1,063</text:p>
          </table:table-cell>
          <table:table-cell table:number-columns-repeated="16380"/>
        </table:table-row>
        <table:table-row table:style-name="ro2">
          <table:table-cell office:value-type="float" office:value="892" table:style-name="ce4">
            <text:p>892</text:p>
          </table:table-cell>
          <table:table-cell office:value-type="string" table:style-name="ce5">
            <text:p>SUTURE PROLENE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string" table:style-name="ce5">
            <text:p>SYS ENDOBLADE RELEASE</text:p>
          </table:table-cell>
          <table:table-cell office:value-type="float" office:value="3580" table:style-name="ce6">
            <text:p>3,580</text:p>
          </table:table-cell>
          <table:table-cell office:value-type="float" office:value="3580" table:style-name="ce6">
            <text:p>3,580</text:p>
          </table:table-cell>
          <table:table-cell table:number-columns-repeated="16380"/>
        </table:table-row>
        <table:table-row table:style-name="ro2">
          <table:table-cell office:value-type="float" office:value="894" table:style-name="ce4">
            <text:p>894</text:p>
          </table:table-cell>
          <table:table-cell office:value-type="string" table:style-name="ce5">
            <text:p>SYSTEM ADV CEMENT MIXING</text:p>
          </table:table-cell>
          <table:table-cell office:value-type="float" office:value="1575" table:style-name="ce6">
            <text:p>1,575</text:p>
          </table:table-cell>
          <table:table-cell office:value-type="float" office:value="1575" table:style-name="ce6">
            <text:p>1,575</text:p>
          </table:table-cell>
          <table:table-cell table:number-columns-repeated="16380"/>
        </table:table-row>
        <table:table-row table:style-name="ro2">
          <table:table-cell office:value-type="float" office:value="895" table:style-name="ce4">
            <text:p>895</text:p>
          </table:table-cell>
          <table:table-cell office:value-type="string" table:style-name="ce5">
            <text:p>SYSTEM AIR TAP</text:p>
          </table:table-cell>
          <table:table-cell office:value-type="float" office:value="1075" table:style-name="ce6">
            <text:p>1,075</text:p>
          </table:table-cell>
          <table:table-cell office:value-type="float" office:value="1075" table:style-name="ce6">
            <text:p>1,075</text:p>
          </table:table-cell>
          <table:table-cell table:number-columns-repeated="16380"/>
        </table:table-row>
        <table:table-row table:style-name="ro2">
          <table:table-cell office:value-type="float" office:value="896" table:style-name="ce4">
            <text:p>896</text:p>
          </table:table-cell>
          <table:table-cell office:value-type="string" table:style-name="ce5">
            <text:p>SYSTEM IMPLANT REPAIR DISTAL BICEPS</text:p>
          </table:table-cell>
          <table:table-cell office:value-type="float" office:value="3612.5" table:style-name="ce6">
            <text:p>3,613</text:p>
          </table:table-cell>
          <table:table-cell office:value-type="float" office:value="3612.5" table:style-name="ce6">
            <text:p>3,613</text:p>
          </table:table-cell>
          <table:table-cell table:number-columns-repeated="16380"/>
        </table:table-row>
        <table:table-row table:style-name="ro2">
          <table:table-cell office:value-type="float" office:value="897" table:style-name="ce4">
            <text:p>897</text:p>
          </table:table-cell>
          <table:table-cell office:value-type="string" table:style-name="ce5">
            <text:p>SYSTEM VISUALZTN CLEARIFY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898" table:style-name="ce4">
            <text:p>898</text:p>
          </table:table-cell>
          <table:table-cell office:value-type="string" table:style-name="ce5">
            <text:p>T3 FREE</text:p>
          </table:table-cell>
          <table:table-cell office:value-type="float" office:value="152" table:style-name="ce6">
            <text:p>152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899" table:style-name="ce4">
            <text:p>899</text:p>
          </table:table-cell>
          <table:table-cell office:value-type="string" table:style-name="ce5">
            <text:p>TB TEST ALL MEDIATED IMMUN</text:p>
          </table:table-cell>
          <table:table-cell office:value-type="float" office:value="452" table:style-name="ce6">
            <text:p>452</text:p>
          </table:table-cell>
          <table:table-cell office:value-type="float" office:value="452" table:style-name="ce6">
            <text:p>452</text:p>
          </table:table-cell>
          <table:table-cell table:number-columns-repeated="16380"/>
        </table:table-row>
        <table:table-row table:style-name="ro2">
          <table:table-cell office:value-type="float" office:value="900" table:style-name="ce4">
            <text:p>900</text:p>
          </table:table-cell>
          <table:table-cell office:value-type="string" table:style-name="ce5">
            <text:p>TEMPLATE</text:p>
          </table:table-cell>
          <table:table-cell office:value-type="float" office:value="481.5" table:style-name="ce6">
            <text:p>482</text:p>
          </table:table-cell>
          <table:table-cell office:value-type="float" office:value="481.5" table:style-name="ce6">
            <text:p>482</text:p>
          </table:table-cell>
          <table:table-cell table:number-columns-repeated="16380"/>
        </table:table-row>
        <table:table-row table:style-name="ro2">
          <table:table-cell office:value-type="float" office:value="901" table:style-name="ce4">
            <text:p>901</text:p>
          </table:table-cell>
          <table:table-cell office:value-type="string" table:style-name="ce5">
            <text:p>THEOPHYLLINE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902" table:style-name="ce4">
            <text:p>902</text:p>
          </table:table-cell>
          <table:table-cell office:value-type="string" table:style-name="ce5">
            <text:p>THIAMINE VITAMIN B1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903" table:style-name="ce4">
            <text:p>903</text:p>
          </table:table-cell>
          <table:table-cell office:value-type="string" table:style-name="ce5">
            <text:p>THORACENTESIS ASP INI/SUBS</text:p>
          </table:table-cell>
          <table:table-cell office:value-type="float" office:value="732.5" table:style-name="ce6">
            <text:p>733</text:p>
          </table:table-cell>
          <table:table-cell office:value-type="float" office:value="732.5" table:style-name="ce6">
            <text:p>733</text:p>
          </table:table-cell>
          <table:table-cell table:number-columns-repeated="16380"/>
        </table:table-row>
        <table:table-row table:style-name="ro2">
          <table:table-cell office:value-type="float" office:value="904" table:style-name="ce4">
            <text:p>904</text:p>
          </table:table-cell>
          <table:table-cell office:value-type="string" table:style-name="ce5">
            <text:p>THORACENTESIS W IMAGING GUIDANCE</text:p>
          </table:table-cell>
          <table:table-cell office:value-type="float" office:value="2263.5" table:style-name="ce6">
            <text:p>2,264</text:p>
          </table:table-cell>
          <table:table-cell office:value-type="float" office:value="2263.5" table:style-name="ce6">
            <text:p>2,264</text:p>
          </table:table-cell>
          <table:table-cell table:number-columns-repeated="16380"/>
        </table:table-row>
        <table:table-row table:style-name="ro2">
          <table:table-cell office:value-type="float" office:value="905" table:style-name="ce4">
            <text:p>905</text:p>
          </table:table-cell>
          <table:table-cell office:value-type="string" table:style-name="ce5">
            <text:p>THYROID STIMULATING HORMONE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table:number-columns-repeated="16380"/>
        </table:table-row>
        <table:table-row table:style-name="ro2">
          <table:table-cell office:value-type="float" office:value="906" table:style-name="ce4">
            <text:p>906</text:p>
          </table:table-cell>
          <table:table-cell office:value-type="string" table:style-name="ce5">
            <text:p>THYROXINE FREE</text:p>
          </table:table-cell>
          <table:table-cell office:value-type="float" office:value="138.5" table:style-name="ce6">
            <text:p>139</text:p>
          </table:table-cell>
          <table:table-cell office:value-type="float" office:value="138.5" table:style-name="ce6">
            <text:p>139</text:p>
          </table:table-cell>
          <table:table-cell table:number-columns-repeated="16380"/>
        </table:table-row>
        <table:table-row table:style-name="ro2">
          <table:table-cell office:value-type="float" office:value="907" table:style-name="ce4">
            <text:p>907</text:p>
          </table:table-cell>
          <table:table-cell office:value-type="string" table:style-name="ce5">
            <text:p>TIP BENT I/A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908" table:style-name="ce4">
            <text:p>908</text:p>
          </table:table-cell>
          <table:table-cell office:value-type="string" table:style-name="ce5">
            <text:p>TIP INSERTER</text:p>
          </table:table-cell>
          <table:table-cell office:value-type="float" office:value="759" table:style-name="ce6">
            <text:p>759</text:p>
          </table:table-cell>
          <table:table-cell office:value-type="float" office:value="759" table:style-name="ce6">
            <text:p>759</text:p>
          </table:table-cell>
          <table:table-cell table:number-columns-repeated="16380"/>
        </table:table-row>
        <table:table-row table:style-name="ro2">
          <table:table-cell office:value-type="float" office:value="909" table:style-name="ce4">
            <text:p>909</text:p>
          </table:table-cell>
          <table:table-cell office:value-type="string" table:style-name="ce5">
            <text:p>TIP KELMEN</text:p>
          </table:table-cell>
          <table:table-cell office:value-type="float" office:value="433" table:style-name="ce6">
            <text:p>433</text:p>
          </table:table-cell>
          <table:table-cell office:value-type="float" office:value="433" table:style-name="ce6">
            <text:p>433</text:p>
          </table:table-cell>
          <table:table-cell table:number-columns-repeated="16380"/>
        </table:table-row>
        <table:table-row table:style-name="ro2">
          <table:table-cell office:value-type="float" office:value="910" table:style-name="ce4">
            <text:p>910</text:p>
          </table:table-cell>
          <table:table-cell office:value-type="string" table:style-name="ce5">
            <text:p>TIP UTERINE MANIPULATR RUMI II</text:p>
          </table:table-cell>
          <table:table-cell office:value-type="float" office:value="591" table:style-name="ce6">
            <text:p>591</text:p>
          </table:table-cell>
          <table:table-cell office:value-type="float" office:value="591" table:style-name="ce6">
            <text:p>591</text:p>
          </table:table-cell>
          <table:table-cell table:number-columns-repeated="16380"/>
        </table:table-row>
        <table:table-row table:style-name="ro2">
          <table:table-cell office:value-type="float" office:value="911" table:style-name="ce4">
            <text:p>911</text:p>
          </table:table-cell>
          <table:table-cell office:value-type="string" table:style-name="ce5">
            <text:p>TOGA AIR FILTRATION SYSTEM 100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912" table:style-name="ce4">
            <text:p>912</text:p>
          </table:table-cell>
          <table:table-cell office:value-type="string" table:style-name="ce5">
            <text:p>TOGA W/PEEL-AWAY</text:p>
          </table:table-cell>
          <table:table-cell office:value-type="float" office:value="246" table:style-name="ce6">
            <text:p>246</text:p>
          </table:table-cell>
          <table:table-cell office:value-type="float" office:value="246" table:style-name="ce6">
            <text:p>246</text:p>
          </table:table-cell>
          <table:table-cell table:number-columns-repeated="16380"/>
        </table:table-row>
        <table:table-row table:style-name="ro2">
          <table:table-cell office:value-type="float" office:value="913" table:style-name="ce4">
            <text:p>913</text:p>
          </table:table-cell>
          <table:table-cell office:value-type="string" table:style-name="ce5">
            <text:p>TRANSFERRIN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914" table:style-name="ce4">
            <text:p>914</text:p>
          </table:table-cell>
          <table:table-cell office:value-type="string" table:style-name="ce5">
            <text:p>TRANSFUSE BLOOD/COMPONENT 4 HR</text:p>
          </table:table-cell>
          <table:table-cell office:value-type="float" office:value="714" table:style-name="ce6">
            <text:p>714</text:p>
          </table:table-cell>
          <table:table-cell office:value-type="float" office:value="714" table:style-name="ce6">
            <text:p>714</text:p>
          </table:table-cell>
          <table:table-cell table:number-columns-repeated="16380"/>
        </table:table-row>
        <table:table-row table:style-name="ro2">
          <table:table-cell office:value-type="float" office:value="915" table:style-name="ce4">
            <text:p>915</text:p>
          </table:table-cell>
          <table:table-cell office:value-type="string" table:style-name="ce5">
            <text:p>TRAY BONE MARROW</text:p>
          </table:table-cell>
          <table:table-cell office:value-type="float" office:value="173" table:style-name="ce6">
            <text:p>173</text:p>
          </table:table-cell>
          <table:table-cell office:value-type="float" office:value="173" table:style-name="ce6">
            <text:p>173</text:p>
          </table:table-cell>
          <table:table-cell table:number-columns-repeated="16380"/>
        </table:table-row>
        <table:table-row table:style-name="ro2">
          <table:table-cell office:value-type="float" office:value="916" table:style-name="ce4">
            <text:p>916</text:p>
          </table:table-cell>
          <table:table-cell office:value-type="string" table:style-name="ce5">
            <text:p>TRAY CATH FOLEY ADVNC COMP CARE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917" table:style-name="ce4">
            <text:p>917</text:p>
          </table:table-cell>
          <table:table-cell office:value-type="string" table:style-name="ce5">
            <text:p>TRAY CATH FOLEY SILV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918" table:style-name="ce4">
            <text:p>918</text:p>
          </table:table-cell>
          <table:table-cell office:value-type="string" table:style-name="ce5">
            <text:p>TRAY CENT LINE 3L 7FRX15CM</text:p>
          </table:table-cell>
          <table:table-cell office:value-type="float" office:value="671" table:style-name="ce6">
            <text:p>671</text:p>
          </table:table-cell>
          <table:table-cell office:value-type="float" office:value="671" table:style-name="ce6">
            <text:p>671</text:p>
          </table:table-cell>
          <table:table-cell table:number-columns-repeated="16380"/>
        </table:table-row>
        <table:table-row table:style-name="ro2">
          <table:table-cell office:value-type="float" office:value="919" table:style-name="ce4">
            <text:p>919</text:p>
          </table:table-cell>
          <table:table-cell office:value-type="string" table:style-name="ce5">
            <text:p>TRAY CENT LINE 5L 7FRX20CM</text:p>
          </table:table-cell>
          <table:table-cell office:value-type="float" office:value="671" table:style-name="ce6">
            <text:p>671</text:p>
          </table:table-cell>
          <table:table-cell office:value-type="float" office:value="671" table:style-name="ce6">
            <text:p>671</text:p>
          </table:table-cell>
          <table:table-cell table:number-columns-repeated="16380"/>
        </table:table-row>
        <table:table-row table:style-name="ro2">
          <table:table-cell office:value-type="float" office:value="920" table:style-name="ce4">
            <text:p>920</text:p>
          </table:table-cell>
          <table:table-cell office:value-type="string" table:style-name="ce5">
            <text:p>TRAY FOLEY URINEMETER SURESTEP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921" table:style-name="ce4">
            <text:p>921</text:p>
          </table:table-cell>
          <table:table-cell office:value-type="string" table:style-name="ce5">
            <text:p>TRAY FOLEY W/STATLOCK SURESTEP</text:p>
          </table:table-cell>
          <table:table-cell office:value-type="float" office:value="111" table:style-name="ce6">
            <text:p>111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922" table:style-name="ce4">
            <text:p>922</text:p>
          </table:table-cell>
          <table:table-cell office:value-type="string" table:style-name="ce5">
            <text:p>TRAY LUMBAR PUNCTURE INFANT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923" table:style-name="ce4">
            <text:p>923</text:p>
          </table:table-cell>
          <table:table-cell office:value-type="string" table:style-name="ce5">
            <text:p>TRAY ON-Q PAIN MGMT 270ML JJ</text:p>
          </table:table-cell>
          <table:table-cell office:value-type="float" office:value="1636" table:style-name="ce6">
            <text:p>1,636</text:p>
          </table:table-cell>
          <table:table-cell office:value-type="float" office:value="1636" table:style-name="ce6">
            <text:p>1,636</text:p>
          </table:table-cell>
          <table:table-cell table:number-columns-repeated="16380"/>
        </table:table-row>
        <table:table-row table:style-name="ro2">
          <table:table-cell office:value-type="float" office:value="924" table:style-name="ce4">
            <text:p>924</text:p>
          </table:table-cell>
          <table:table-cell office:value-type="string" table:style-name="ce5">
            <text:p>TRAY PARACENTESIS</text:p>
          </table:table-cell>
          <table:table-cell office:value-type="float" office:value="464.5" table:style-name="ce6">
            <text:p>465</text:p>
          </table:table-cell>
          <table:table-cell office:value-type="float" office:value="464.5" table:style-name="ce6">
            <text:p>465</text:p>
          </table:table-cell>
          <table:table-cell table:number-columns-repeated="16380"/>
        </table:table-row>
        <table:table-row table:style-name="ro2">
          <table:table-cell office:value-type="float" office:value="925" table:style-name="ce4">
            <text:p>925</text:p>
          </table:table-cell>
          <table:table-cell office:value-type="string" table:style-name="ce5">
            <text:p>TRAY THORA PARA</text:p>
          </table:table-cell>
          <table:table-cell office:value-type="float" office:value="339" table:style-name="ce6">
            <text:p>339</text:p>
          </table:table-cell>
          <table:table-cell office:value-type="float" office:value="339" table:style-name="ce6">
            <text:p>339</text:p>
          </table:table-cell>
          <table:table-cell table:number-columns-repeated="16380"/>
        </table:table-row>
        <table:table-row table:style-name="ro2">
          <table:table-cell office:value-type="float" office:value="926" table:style-name="ce4">
            <text:p>926</text:p>
          </table:table-cell>
          <table:table-cell office:value-type="string" table:style-name="ce5">
            <text:p>TRAY THORACENTESIS</text:p>
          </table:table-cell>
          <table:table-cell office:value-type="float" office:value="178" table:style-name="ce6">
            <text:p>178</text:p>
          </table:table-cell>
          <table:table-cell office:value-type="float" office:value="178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927" table:style-name="ce4">
            <text:p>927</text:p>
          </table:table-cell>
          <table:table-cell office:value-type="string" table:style-name="ce5">
            <text:p>TRAY TIBIAL UNI HI FLX</text:p>
          </table:table-cell>
          <table:table-cell office:value-type="float" office:value="4295.5" table:style-name="ce6">
            <text:p>4,296</text:p>
          </table:table-cell>
          <table:table-cell office:value-type="float" office:value="4295.5" table:style-name="ce6">
            <text:p>4,296</text:p>
          </table:table-cell>
          <table:table-cell table:number-columns-repeated="16380"/>
        </table:table-row>
        <table:table-row table:style-name="ro2">
          <table:table-cell office:value-type="float" office:value="928" table:style-name="ce4">
            <text:p>928</text:p>
          </table:table-cell>
          <table:table-cell office:value-type="string" table:style-name="ce5">
            <text:p>TREPONEMA PALLIDUM AB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929" table:style-name="ce4">
            <text:p>929</text:p>
          </table:table-cell>
          <table:table-cell office:value-type="string" table:style-name="ce5">
            <text:p>TRICH VAGINALIS AMP PROBE</text:p>
          </table:table-cell>
          <table:table-cell office:value-type="float" office:value="246.5" table:style-name="ce6">
            <text:p>247</text:p>
          </table:table-cell>
          <table:table-cell office:value-type="float" office:value="246.5" table:style-name="ce6">
            <text:p>247</text:p>
          </table:table-cell>
          <table:table-cell table:number-columns-repeated="16380"/>
        </table:table-row>
        <table:table-row table:style-name="ro2">
          <table:table-cell office:value-type="float" office:value="930" table:style-name="ce4">
            <text:p>930</text:p>
          </table:table-cell>
          <table:table-cell office:value-type="string" table:style-name="ce5">
            <text:p>TRICHOMONAS VAGINALIS DP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931" table:style-name="ce4">
            <text:p>931</text:p>
          </table:table-cell>
          <table:table-cell office:value-type="string" table:style-name="ce5">
            <text:p>TRIGLYCERIDE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932" table:style-name="ce4">
            <text:p>932</text:p>
          </table:table-cell>
          <table:table-cell office:value-type="string" table:style-name="ce5">
            <text:p>TROCAR BALLOON GELPORT</text:p>
          </table:table-cell>
          <table:table-cell office:value-type="float" office:value="210.5" table:style-name="ce6">
            <text:p>211</text:p>
          </table:table-cell>
          <table:table-cell office:value-type="float" office:value="210.5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933" table:style-name="ce4">
            <text:p>933</text:p>
          </table:table-cell>
          <table:table-cell office:value-type="string" table:style-name="ce5">
            <text:p>TROCAR CHEST TUBE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934" table:style-name="ce4">
            <text:p>934</text:p>
          </table:table-cell>
          <table:table-cell office:value-type="string" table:style-name="ce5">
            <text:p>TROCAR NONBLADED 5MM APPLI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935" table:style-name="ce4">
            <text:p>935</text:p>
          </table:table-cell>
          <table:table-cell office:value-type="string" table:style-name="ce5">
            <text:p>TROCAR NONBLADED 5X150MM APPLI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936" table:style-name="ce4">
            <text:p>936</text:p>
          </table:table-cell>
          <table:table-cell office:value-type="string" table:style-name="ce5">
            <text:p>TROCAR NONBLADED APPLIED MED</text:p>
          </table:table-cell>
          <table:table-cell office:value-type="float" office:value="216.5" table:style-name="ce6">
            <text:p>217</text:p>
          </table:table-cell>
          <table:table-cell office:value-type="float" office:value="216.5" table:style-name="ce6">
            <text:p>217</text:p>
          </table:table-cell>
          <table:table-cell table:number-columns-repeated="16380"/>
        </table:table-row>
        <table:table-row table:style-name="ro2">
          <table:table-cell office:value-type="float" office:value="937" table:style-name="ce4">
            <text:p>937</text:p>
          </table:table-cell>
          <table:table-cell office:value-type="string" table:style-name="ce5">
            <text:p>TROPONIN I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938" table:style-name="ce4">
            <text:p>938</text:p>
          </table:table-cell>
          <table:table-cell office:value-type="string" table:style-name="ce5">
            <text:p>TUBING ARTHROSCOPY AR6410</text:p>
          </table:table-cell>
          <table:table-cell office:value-type="float" office:value="442.5" table:style-name="ce6">
            <text:p>443</text:p>
          </table:table-cell>
          <table:table-cell office:value-type="float" office:value="442.5" table:style-name="ce6">
            <text:p>443</text:p>
          </table:table-cell>
          <table:table-cell table:number-columns-repeated="16380"/>
        </table:table-row>
        <table:table-row table:style-name="ro2">
          <table:table-cell office:value-type="float" office:value="939" table:style-name="ce4">
            <text:p>939</text:p>
          </table:table-cell>
          <table:table-cell office:value-type="string" table:style-name="ce5">
            <text:p>TUBING INSUFFLATOR HEATED PNEUMOSURE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940" table:style-name="ce4">
            <text:p>940</text:p>
          </table:table-cell>
          <table:table-cell office:value-type="string" table:style-name="ce5">
            <text:p>TUBING INSUFFLATOR HI FLOW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941" table:style-name="ce4">
            <text:p>941</text:p>
          </table:table-cell>
          <table:table-cell office:value-type="string" table:style-name="ce5">
            <text:p>UA AUTO W/MICRO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942" table:style-name="ce4">
            <text:p>942</text:p>
          </table:table-cell>
          <table:table-cell office:value-type="string" table:style-name="ce5">
            <text:p>UNATTENDED SLEEP STUDY TYPE III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943" table:style-name="ce4">
            <text:p>943</text:p>
          </table:table-cell>
          <table:table-cell office:value-type="string" table:style-name="ce5">
            <text:p>UPR/LXTR ART STDY 3+ LVLS</text:p>
          </table:table-cell>
          <table:table-cell office:value-type="float" office:value="809.5" table:style-name="ce6">
            <text:p>810</text:p>
          </table:table-cell>
          <table:table-cell office:value-type="float" office:value="809.5" table:style-name="ce6">
            <text:p>810</text:p>
          </table:table-cell>
          <table:table-cell table:number-columns-repeated="16380"/>
        </table:table-row>
        <table:table-row table:style-name="ro2">
          <table:table-cell office:value-type="float" office:value="944" table:style-name="ce4">
            <text:p>944</text:p>
          </table:table-cell>
          <table:table-cell office:value-type="string" table:style-name="ce5">
            <text:p>URIC ACID BLOOD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945" table:style-name="ce4">
            <text:p>945</text:p>
          </table:table-cell>
          <table:table-cell office:value-type="string" table:style-name="ce5">
            <text:p>URIC ACID URINE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946" table:style-name="ce4">
            <text:p>946</text:p>
          </table:table-cell>
          <table:table-cell office:value-type="string" table:style-name="ce5">
            <text:p>URINALYSIS WITHOUT MICROSCO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947" table:style-name="ce4">
            <text:p>947</text:p>
          </table:table-cell>
          <table:table-cell office:value-type="string" table:style-name="ce5">
            <text:p>URINE CULT BACT COLONY CNT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948" table:style-name="ce4">
            <text:p>948</text:p>
          </table:table-cell>
          <table:table-cell office:value-type="string" table:style-name="ce5">
            <text:p>URINE CULT W/PRESUMPT IDISOL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949" table:style-name="ce4">
            <text:p>949</text:p>
          </table:table-cell>
          <table:table-cell office:value-type="string" table:style-name="ce5">
            <text:p>URINE PREGNANCY TEST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950" table:style-name="ce4">
            <text:p>950</text:p>
          </table:table-cell>
          <table:table-cell office:value-type="string" table:style-name="ce5">
            <text:p>US ABD PARACENTESIS W GUIDE</text:p>
          </table:table-cell>
          <table:table-cell office:value-type="float" office:value="1046" table:style-name="ce6">
            <text:p>1,046</text:p>
          </table:table-cell>
          <table:table-cell office:value-type="float" office:value="1046" table:style-name="ce6">
            <text:p>1,046</text:p>
          </table:table-cell>
          <table:table-cell table:number-columns-repeated="16380"/>
        </table:table-row>
        <table:table-row table:style-name="ro2">
          <table:table-cell office:value-type="float" office:value="951" table:style-name="ce4">
            <text:p>951</text:p>
          </table:table-cell>
          <table:table-cell office:value-type="string" table:style-name="ce5">
            <text:p>US ABDOMEN</text:p>
          </table:table-cell>
          <table:table-cell office:value-type="float" office:value="1754.5" table:style-name="ce6">
            <text:p>1,755</text:p>
          </table:table-cell>
          <table:table-cell office:value-type="float" office:value="1754.5" table:style-name="ce6">
            <text:p>1,755</text:p>
          </table:table-cell>
          <table:table-cell table:number-columns-repeated="16380"/>
        </table:table-row>
        <table:table-row table:style-name="ro2">
          <table:table-cell office:value-type="float" office:value="952" table:style-name="ce4">
            <text:p>952</text:p>
          </table:table-cell>
          <table:table-cell office:value-type="string" table:style-name="ce5">
            <text:p>US ABDOMEN LIMITED</text:p>
          </table:table-cell>
          <table:table-cell office:value-type="float" office:value="1327" table:style-name="ce6">
            <text:p>1,327</text:p>
          </table:table-cell>
          <table:table-cell office:value-type="float" office:value="1327" table:style-name="ce6">
            <text:p>1,327</text:p>
          </table:table-cell>
          <table:table-cell table:number-columns-repeated="16380"/>
        </table:table-row>
        <table:table-row table:style-name="ro2">
          <table:table-cell office:value-type="float" office:value="953" table:style-name="ce4">
            <text:p>953</text:p>
          </table:table-cell>
          <table:table-cell office:value-type="string" table:style-name="ce5">
            <text:p>US AORTA SCREENING</text:p>
          </table:table-cell>
          <table:table-cell office:value-type="float" office:value="903" table:style-name="ce6">
            <text:p>903</text:p>
          </table:table-cell>
          <table:table-cell office:value-type="float" office:value="903" table:style-name="ce6">
            <text:p>903</text:p>
          </table:table-cell>
          <table:table-cell table:number-columns-repeated="16380"/>
        </table:table-row>
        <table:table-row table:style-name="ro2">
          <table:table-cell office:value-type="float" office:value="954" table:style-name="ce4">
            <text:p>954</text:p>
          </table:table-cell>
          <table:table-cell office:value-type="string" table:style-name="ce5">
            <text:p>US BREAST UNILAT COMPLETE RT</text:p>
          </table:table-cell>
          <table:table-cell office:value-type="float" office:value="967.5" table:style-name="ce6">
            <text:p>968</text:p>
          </table:table-cell>
          <table:table-cell office:value-type="float" office:value="967.5" table:style-name="ce6">
            <text:p>968</text:p>
          </table:table-cell>
          <table:table-cell table:number-columns-repeated="16380"/>
        </table:table-row>
        <table:table-row table:style-name="ro2">
          <table:table-cell office:value-type="float" office:value="955" table:style-name="ce4">
            <text:p>955</text:p>
          </table:table-cell>
          <table:table-cell office:value-type="string" table:style-name="ce5">
            <text:p>US BREAST UNILAT LIMITED RT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956" table:style-name="ce4">
            <text:p>956</text:p>
          </table:table-cell>
          <table:table-cell office:value-type="string" table:style-name="ce5">
            <text:p>US CHEST LT</text:p>
          </table:table-cell>
          <table:table-cell office:value-type="float" office:value="1048" table:style-name="ce6">
            <text:p>1,048</text:p>
          </table:table-cell>
          <table:table-cell office:value-type="float" office:value="1048" table:style-name="ce6">
            <text:p>1,048</text:p>
          </table:table-cell>
          <table:table-cell table:number-columns-repeated="16380"/>
        </table:table-row>
        <table:table-row table:style-name="ro2">
          <table:table-cell office:value-type="float" office:value="957" table:style-name="ce4">
            <text:p>957</text:p>
          </table:table-cell>
          <table:table-cell office:value-type="string" table:style-name="ce5">
            <text:p>US EXTREMITY NONVASC COMP RT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958" table:style-name="ce4">
            <text:p>958</text:p>
          </table:table-cell>
          <table:table-cell office:value-type="string" table:style-name="ce5">
            <text:p>US EXTREMITY NONVASC LIMIT LT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959" table:style-name="ce4">
            <text:p>959</text:p>
          </table:table-cell>
          <table:table-cell office:value-type="string" table:style-name="ce5">
            <text:p>US GUIDANCE NEEDLE PLACEMEN</text:p>
          </table:table-cell>
          <table:table-cell office:value-type="float" office:value="554" table:style-name="ce6">
            <text:p>554</text:p>
          </table:table-cell>
          <table:table-cell office:value-type="float" office:value="554" table:style-name="ce6">
            <text:p>554</text:p>
          </table:table-cell>
          <table:table-cell table:number-columns-repeated="16380"/>
        </table:table-row>
        <table:table-row table:style-name="ro2">
          <table:table-cell office:value-type="float" office:value="960" table:style-name="ce4">
            <text:p>960</text:p>
          </table:table-cell>
          <table:table-cell office:value-type="string" table:style-name="ce5">
            <text:p>US GUIDANCE VASCULAR ACCESS</text:p>
          </table:table-cell>
          <table:table-cell office:value-type="float" office:value="169.5" table:style-name="ce6">
            <text:p>170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string" table:style-name="ce5">
            <text:p>US PELVIS NON OB</text:p>
          </table:table-cell>
          <table:table-cell office:value-type="float" office:value="1597" table:style-name="ce6">
            <text:p>1,597</text:p>
          </table:table-cell>
          <table:table-cell office:value-type="float" office:value="1597" table:style-name="ce6">
            <text:p>1,597</text:p>
          </table:table-cell>
          <table:table-cell table:number-columns-repeated="16380"/>
        </table:table-row>
        <table:table-row table:style-name="ro2">
          <table:table-cell office:value-type="float" office:value="962" table:style-name="ce4">
            <text:p>962</text:p>
          </table:table-cell>
          <table:table-cell office:value-type="string" table:style-name="ce5">
            <text:p>US PELVIS NON OB LIMITED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963" table:style-name="ce4">
            <text:p>963</text:p>
          </table:table-cell>
          <table:table-cell office:value-type="string" table:style-name="ce5">
            <text:p>US PREG COMP SIZE/DATE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964" table:style-name="ce4">
            <text:p>964</text:p>
          </table:table-cell>
          <table:table-cell office:value-type="string" table:style-name="ce5">
            <text:p>US PREG COMP SIZE/DATE EA A</text:p>
          </table:table-cell>
          <table:table-cell office:value-type="float" office:value="1061" table:style-name="ce6">
            <text:p>1,061</text:p>
          </table:table-cell>
          <table:table-cell office:value-type="float" office:value="1061" table:style-name="ce6">
            <text:p>1,061</text:p>
          </table:table-cell>
          <table:table-cell table:number-columns-repeated="16380"/>
        </table:table-row>
        <table:table-row table:style-name="ro2">
          <table:table-cell office:value-type="float" office:value="965" table:style-name="ce4">
            <text:p>965</text:p>
          </table:table-cell>
          <table:table-cell office:value-type="string" table:style-name="ce5">
            <text:p>US PREGNANCY DIAGNOSIS TA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966" table:style-name="ce4">
            <text:p>966</text:p>
          </table:table-cell>
          <table:table-cell office:value-type="string" table:style-name="ce5">
            <text:p>US PREGNANCY FOLLOW UP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967" table:style-name="ce4">
            <text:p>967</text:p>
          </table:table-cell>
          <table:table-cell office:value-type="string" table:style-name="ce5">
            <text:p>US PREGNANCY LIMITED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968" table:style-name="ce4">
            <text:p>968</text:p>
          </table:table-cell>
          <table:table-cell office:value-type="string" table:style-name="ce5">
            <text:p>US PREGNANCY TRANSVAGINAL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969" table:style-name="ce4">
            <text:p>969</text:p>
          </table:table-cell>
          <table:table-cell office:value-type="string" table:style-name="ce5">
            <text:p>US RENAL COMPLETE</text:p>
          </table:table-cell>
          <table:table-cell office:value-type="float" office:value="1303.5" table:style-name="ce6">
            <text:p>1,304</text:p>
          </table:table-cell>
          <table:table-cell office:value-type="float" office:value="1303.5" table:style-name="ce6">
            <text:p>1,304</text:p>
          </table:table-cell>
          <table:table-cell table:number-columns-repeated="16380"/>
        </table:table-row>
        <table:table-row table:style-name="ro2">
          <table:table-cell office:value-type="float" office:value="970" table:style-name="ce4">
            <text:p>970</text:p>
          </table:table-cell>
          <table:table-cell office:value-type="string" table:style-name="ce5">
            <text:p>US RENAL LIMITED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971" table:style-name="ce4">
            <text:p>971</text:p>
          </table:table-cell>
          <table:table-cell office:value-type="string" table:style-name="ce5">
            <text:p>US SCROTUM</text:p>
          </table:table-cell>
          <table:table-cell office:value-type="float" office:value="1372.5" table:style-name="ce6">
            <text:p>1,373</text:p>
          </table:table-cell>
          <table:table-cell office:value-type="float" office:value="1372.5" table:style-name="ce6">
            <text:p>1,373</text:p>
          </table:table-cell>
          <table:table-cell table:number-columns-repeated="16380"/>
        </table:table-row>
        <table:table-row table:style-name="ro2">
          <table:table-cell office:value-type="float" office:value="972" table:style-name="ce4">
            <text:p>972</text:p>
          </table:table-cell>
          <table:table-cell office:value-type="string" table:style-name="ce5">
            <text:p>US SOFT TISSUE HEAD/NECK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973" table:style-name="ce4">
            <text:p>973</text:p>
          </table:table-cell>
          <table:table-cell office:value-type="string" table:style-name="ce5">
            <text:p>US TRANSVAGINAL</text:p>
          </table:table-cell>
          <table:table-cell office:value-type="float" office:value="1275" table:style-name="ce6">
            <text:p>1,275</text:p>
          </table:table-cell>
          <table:table-cell office:value-type="float" office:value="1275" table:style-name="ce6">
            <text:p>1,275</text:p>
          </table:table-cell>
          <table:table-cell table:number-columns-repeated="16380"/>
        </table:table-row>
        <table:table-row table:style-name="ro2">
          <table:table-cell office:value-type="float" office:value="974" table:style-name="ce4">
            <text:p>974</text:p>
          </table:table-cell>
          <table:table-cell office:value-type="string" table:style-name="ce5">
            <text:p>VALPROIC ACID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975" table:style-name="ce4">
            <text:p>975</text:p>
          </table:table-cell>
          <table:table-cell office:value-type="string" table:style-name="ce5">
            <text:p>VANCOMYCIN TROUGH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976" table:style-name="ce4">
            <text:p>976</text:p>
          </table:table-cell>
          <table:table-cell office:value-type="string" table:style-name="ce5">
            <text:p>VANILLYLMANDELIC ACID 24 HR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977" table:style-name="ce4">
            <text:p>977</text:p>
          </table:table-cell>
          <table:table-cell office:value-type="string" table:style-name="ce5">
            <text:p>VENIPUNCTURE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table:number-columns-repeated="16380"/>
        </table:table-row>
        <table:table-row table:style-name="ro2">
          <table:table-cell office:value-type="float" office:value="978" table:style-name="ce4">
            <text:p>978</text:p>
          </table:table-cell>
          <table:table-cell office:value-type="string" table:style-name="ce5">
            <text:p>VENTILATOR INITIAL DAILY</text:p>
          </table:table-cell>
          <table:table-cell office:value-type="float" office:value="1831.5" table:style-name="ce6">
            <text:p>1,832</text:p>
          </table:table-cell>
          <table:table-cell office:value-type="float" office:value="1831.5" table:style-name="ce6">
            <text:p>1,832</text:p>
          </table:table-cell>
          <table:table-cell table:number-columns-repeated="16380"/>
        </table:table-row>
        <table:table-row table:style-name="ro2">
          <table:table-cell office:value-type="float" office:value="979" table:style-name="ce4">
            <text:p>979</text:p>
          </table:table-cell>
          <table:table-cell office:value-type="string" table:style-name="ce5">
            <text:p>VENTILATOR SUBSEQUENT DAILY</text:p>
          </table:table-cell>
          <table:table-cell office:value-type="float" office:value="1215" table:style-name="ce6">
            <text:p>1,215</text:p>
          </table:table-cell>
          <table:table-cell office:value-type="float" office:value="1215" table:style-name="ce6">
            <text:p>1,215</text:p>
          </table:table-cell>
          <table:table-cell table:number-columns-repeated="16380"/>
        </table:table-row>
        <table:table-row table:style-name="ro2">
          <table:table-cell office:value-type="float" office:value="980" table:style-name="ce4">
            <text:p>980</text:p>
          </table:table-cell>
          <table:table-cell office:value-type="string" table:style-name="ce5">
            <text:p>VEST CHEST WALL OSCILLATE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table:number-columns-repeated="16380"/>
        </table:table-row>
        <table:table-row table:style-name="ro2">
          <table:table-cell office:value-type="float" office:value="981" table:style-name="ce4">
            <text:p>981</text:p>
          </table:table-cell>
          <table:table-cell office:value-type="string" table:style-name="ce5">
            <text:p>VIRUS ISOLATIOIN BY NONIMMUNO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982" table:style-name="ce4">
            <text:p>982</text:p>
          </table:table-cell>
          <table:table-cell office:value-type="string" table:style-name="ce5">
            <text:p>VISIT OP ESTAB LEVEL 1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983" table:style-name="ce4">
            <text:p>983</text:p>
          </table:table-cell>
          <table:table-cell office:value-type="string" table:style-name="ce5">
            <text:p>VISIT OP ESTAB LEVEL 2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984" table:style-name="ce4">
            <text:p>984</text:p>
          </table:table-cell>
          <table:table-cell office:value-type="string" table:style-name="ce5">
            <text:p>VISIT OP ESTAB LEVEL 3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985" table:style-name="ce4">
            <text:p>985</text:p>
          </table:table-cell>
          <table:table-cell office:value-type="string" table:style-name="ce5">
            <text:p>VISIT OP NEW LEVEL 1</text:p>
          </table:table-cell>
          <table:table-cell office:value-type="float" office:value="182.5" table:style-name="ce6">
            <text:p>183</text:p>
          </table:table-cell>
          <table:table-cell office:value-type="float" office:value="182.5" table:style-name="ce6">
            <text:p>183</text:p>
          </table:table-cell>
          <table:table-cell table:number-columns-repeated="16380"/>
        </table:table-row>
        <table:table-row table:style-name="ro2">
          <table:table-cell office:value-type="float" office:value="986" table:style-name="ce4">
            <text:p>986</text:p>
          </table:table-cell>
          <table:table-cell office:value-type="string" table:style-name="ce5">
            <text:p>VISIT OP NEW LEVEL 2</text:p>
          </table:table-cell>
          <table:table-cell office:value-type="float" office:value="296.5" table:style-name="ce6">
            <text:p>297</text:p>
          </table:table-cell>
          <table:table-cell office:value-type="float" office:value="296.5" table:style-name="ce6">
            <text:p>297</text:p>
          </table:table-cell>
          <table:table-cell table:number-columns-repeated="16380"/>
        </table:table-row>
        <table:table-row table:style-name="ro2">
          <table:table-cell office:value-type="float" office:value="987" table:style-name="ce4">
            <text:p>987</text:p>
          </table:table-cell>
          <table:table-cell office:value-type="string" table:style-name="ce5">
            <text:p>VISIT OP NEW LEVEL 3</text:p>
          </table:table-cell>
          <table:table-cell office:value-type="float" office:value="326" table:style-name="ce6">
            <text:p>326</text:p>
          </table:table-cell>
          <table:table-cell office:value-type="float" office:value="326" table:style-name="ce6">
            <text:p>326</text:p>
          </table:table-cell>
          <table:table-cell table:number-columns-repeated="16380"/>
        </table:table-row>
        <table:table-row table:style-name="ro2">
          <table:table-cell office:value-type="float" office:value="988" table:style-name="ce4">
            <text:p>988</text:p>
          </table:table-cell>
          <table:table-cell office:value-type="string" table:style-name="ce5">
            <text:p>VITAMIN B12</text:p>
          </table:table-cell>
          <table:table-cell office:value-type="float" office:value="110.5" table:style-name="ce6">
            <text:p>111</text:p>
          </table:table-cell>
          <table:table-cell office:value-type="float" office:value="110.5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989" table:style-name="ce4">
            <text:p>989</text:p>
          </table:table-cell>
          <table:table-cell office:value-type="string" table:style-name="ce5">
            <text:p>VITAMIN D1-25 DIHYDROXY</text:p>
          </table:table-cell>
          <table:table-cell office:value-type="float" office:value="281" table:style-name="ce6">
            <text:p>281</text:p>
          </table:table-cell>
          <table:table-cell office:value-type="float" office:value="281" table:style-name="ce6">
            <text:p>281</text:p>
          </table:table-cell>
          <table:table-cell table:number-columns-repeated="16380"/>
        </table:table-row>
        <table:table-row table:style-name="ro2">
          <table:table-cell office:value-type="float" office:value="990" table:style-name="ce4">
            <text:p>990</text:p>
          </table:table-cell>
          <table:table-cell office:value-type="string" table:style-name="ce5">
            <text:p>VITAMIN D3 25-OH HYDROXY</text:p>
          </table:table-cell>
          <table:table-cell office:value-type="float" office:value="216.5" table:style-name="ce6">
            <text:p>217</text:p>
          </table:table-cell>
          <table:table-cell office:value-type="float" office:value="216.5" table:style-name="ce6">
            <text:p>217</text:p>
          </table:table-cell>
          <table:table-cell table:number-columns-repeated="16380"/>
        </table:table-row>
        <table:table-row table:style-name="ro2">
          <table:table-cell office:value-type="float" office:value="991" table:style-name="ce4">
            <text:p>991</text:p>
          </table:table-cell>
          <table:table-cell office:value-type="string" table:style-name="ce5">
            <text:p>WAFFLE CUSHIO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992" table:style-name="ce4">
            <text:p>992</text:p>
          </table:table-cell>
          <table:table-cell office:value-type="string" table:style-name="ce5">
            <text:p>WALK BOOT CAM W/EXPERTISE</text:p>
          </table:table-cell>
          <table:table-cell office:value-type="float" office:value="177" table:style-name="ce6">
            <text:p>177</text:p>
          </table:table-cell>
          <table:table-cell office:value-type="float" office:value="177" table:style-name="ce6">
            <text:p>177</text:p>
          </table:table-cell>
          <table:table-cell table:number-columns-repeated="16380"/>
        </table:table-row>
        <table:table-row table:style-name="ro2">
          <table:table-cell office:value-type="float" office:value="993" table:style-name="ce4">
            <text:p>993</text:p>
          </table:table-cell>
          <table:table-cell office:value-type="string" table:style-name="ce5">
            <text:p>WASHER 13MM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994" table:style-name="ce4">
            <text:p>994</text:p>
          </table:table-cell>
          <table:table-cell office:value-type="string" table:style-name="ce5">
            <text:p>WASHER EXT FIXATOR</text:p>
          </table:table-cell>
          <table:table-cell office:value-type="float" office:value="199.5" table:style-name="ce6">
            <text:p>200</text:p>
          </table:table-cell>
          <table:table-cell office:value-type="float" office:value="199.5" table:style-name="ce6">
            <text:p>200</text:p>
          </table:table-cell>
          <table:table-cell table:number-columns-repeated="16380"/>
        </table:table-row>
        <table:table-row table:style-name="ro2">
          <table:table-cell office:value-type="float" office:value="995" table:style-name="ce4">
            <text:p>995</text:p>
          </table:table-cell>
          <table:table-cell office:value-type="string" table:style-name="ce5">
            <text:p>WASHER SMALL ZIMMER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996" table:style-name="ce4">
            <text:p>996</text:p>
          </table:table-cell>
          <table:table-cell office:value-type="string" table:style-name="ce5">
            <text:p>WBC COUNT AUTO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table:number-columns-repeated="16380"/>
        </table:table-row>
        <table:table-row table:style-name="ro2">
          <table:table-cell office:value-type="float" office:value="997" table:style-name="ce4">
            <text:p>997</text:p>
          </table:table-cell>
          <table:table-cell office:value-type="string" table:style-name="ce5">
            <text:p>WBC WITH DIFF AUTO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998" table:style-name="ce4">
            <text:p>998</text:p>
          </table:table-cell>
          <table:table-cell office:value-type="string" table:style-name="ce5">
            <text:p>WEST NILE VIRUS AB 36597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999" table:style-name="ce4">
            <text:p>999</text:p>
          </table:table-cell>
          <table:table-cell office:value-type="string" table:style-name="ce5">
            <text:p>WEST NILE VIRUS IGM</text:p>
          </table:table-cell>
          <table:table-cell office:value-type="float" office:value="123.5" table:style-name="ce6">
            <text:p>124</text:p>
          </table:table-cell>
          <table:table-cell office:value-type="float" office:value="123.5" table:style-name="ce6">
            <text:p>124</text:p>
          </table:table-cell>
          <table:table-cell table:number-columns-repeated="16380"/>
        </table:table-row>
        <table:table-row table:style-name="ro2">
          <table:table-cell office:value-type="float" office:value="1000" table:style-name="ce4">
            <text:p>1000</text:p>
          </table:table-cell>
          <table:table-cell office:value-type="string" table:style-name="ce5">
            <text:p>WET PREP YEAS TRIC CLUE CEL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string" table:style-name="ce5">
            <text:p>WIRE 30</text:p>
          </table:table-cell>
          <table:table-cell office:value-type="float" office:value="210.5" table:style-name="ce6">
            <text:p>211</text:p>
          </table:table-cell>
          <table:table-cell office:value-type="float" office:value="210.5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1002" table:style-name="ce4">
            <text:p>1002</text:p>
          </table:table-cell>
          <table:table-cell office:value-type="string" table:style-name="ce5">
            <text:p>WIRE 375</text:p>
          </table:table-cell>
          <table:table-cell office:value-type="float" office:value="844.5" table:style-name="ce6">
            <text:p>845</text:p>
          </table:table-cell>
          <table:table-cell office:value-type="float" office:value="844.5" table:style-name="ce6">
            <text:p>845</text:p>
          </table:table-cell>
          <table:table-cell table:number-columns-repeated="16380"/>
        </table:table-row>
        <table:table-row table:style-name="ro2">
          <table:table-cell office:value-type="float" office:value="1003" table:style-name="ce4">
            <text:p>1003</text:p>
          </table:table-cell>
          <table:table-cell office:value-type="string" table:style-name="ce5">
            <text:p>WIRE CERCLAGE 115MM</text:p>
          </table:table-cell>
          <table:table-cell office:value-type="float" office:value="201.5" table:style-name="ce6">
            <text:p>202</text:p>
          </table:table-cell>
          <table:table-cell office:value-type="float" office:value="201.5" table:style-name="ce6">
            <text:p>202</text:p>
          </table:table-cell>
          <table:table-cell table:number-columns-repeated="16380"/>
        </table:table-row>
        <table:table-row table:style-name="ro2">
          <table:table-cell office:value-type="float" office:value="1004" table:style-name="ce4">
            <text:p>1004</text:p>
          </table:table-cell>
          <table:table-cell office:value-type="string" table:style-name="ce5">
            <text:p>WIRE K 1.6MM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1005" table:style-name="ce4">
            <text:p>1005</text:p>
          </table:table-cell>
          <table:table-cell office:value-type="string" table:style-name="ce5">
            <text:p>WIRE K 1.6MM INTEGRA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1006" table:style-name="ce4">
            <text:p>1006</text:p>
          </table:table-cell>
          <table:table-cell office:value-type="string" table:style-name="ce5">
            <text:p>WIRE K TROCAR TIP 150MM SN</text:p>
          </table:table-cell>
          <table:table-cell office:value-type="float" office:value="240.5" table:style-name="ce6">
            <text:p>241</text:p>
          </table:table-cell>
          <table:table-cell office:value-type="float" office:value="240.5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1007" table:style-name="ce4">
            <text:p>1007</text:p>
          </table:table-cell>
          <table:table-cell office:value-type="string" table:style-name="ce5">
            <text:p>WIRE K WRIGHT MEDICAL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1008" table:style-name="ce4">
            <text:p>1008</text:p>
          </table:table-cell>
          <table:table-cell office:value-type="string" table:style-name="ce5">
            <text:p>WIRE LUGUE LOOP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table:number-columns-repeated="16380"/>
        </table:table-row>
        <table:table-row table:style-name="ro2">
          <table:table-cell office:value-type="float" office:value="1009" table:style-name="ce4">
            <text:p>1009</text:p>
          </table:table-cell>
          <table:table-cell office:value-type="string" table:style-name="ce5">
            <text:p>WIRE OLIVE ORTHOHELIX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string" table:style-name="ce5">
            <text:p>XR ABDOMEN AP ONLY (KUB)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string" table:style-name="ce5">
            <text:p>XR ABDOMEN AP/DECUB OR ERECT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table:number-columns-repeated="16380"/>
        </table:table-row>
        <table:table-row table:style-name="ro2">
          <table:table-cell office:value-type="float" office:value="1012" table:style-name="ce4">
            <text:p>1012</text:p>
          </table:table-cell>
          <table:table-cell office:value-type="string" table:style-name="ce5">
            <text:p>XR ABDOMEN AP/DECUB/ERECT/C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13" table:style-name="ce4">
            <text:p>1013</text:p>
          </table:table-cell>
          <table:table-cell office:value-type="string" table:style-name="ce5">
            <text:p>XR AC JOINTS BILA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14" table:style-name="ce4">
            <text:p>1014</text:p>
          </table:table-cell>
          <table:table-cell office:value-type="string" table:style-name="ce5">
            <text:p>XR ANKLE 2 VIEWS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15" table:style-name="ce4">
            <text:p>1015</text:p>
          </table:table-cell>
          <table:table-cell office:value-type="string" table:style-name="ce5">
            <text:p>XR ANKLE COMPLETE 3+ VIEWS RT</text:p>
          </table:table-cell>
          <table:table-cell office:value-type="float" office:value="520" table:style-name="ce6">
            <text:p>520</text:p>
          </table:table-cell>
          <table:table-cell office:value-type="float" office:value="520" table:style-name="ce6">
            <text:p>520</text:p>
          </table:table-cell>
          <table:table-cell table:number-columns-repeated="16380"/>
        </table:table-row>
        <table:table-row table:style-name="ro2">
          <table:table-cell office:value-type="float" office:value="1016" table:style-name="ce4">
            <text:p>1016</text:p>
          </table:table-cell>
          <table:table-cell office:value-type="string" table:style-name="ce5">
            <text:p>XR ARTHROCENTESIS MAJOR JOINT</text:p>
          </table:table-cell>
          <table:table-cell office:value-type="float" office:value="1034" table:style-name="ce6">
            <text:p>1,034</text:p>
          </table:table-cell>
          <table:table-cell office:value-type="float" office:value="1034" table:style-name="ce6">
            <text:p>1,034</text:p>
          </table:table-cell>
          <table:table-cell table:number-columns-repeated="16380"/>
        </table:table-row>
        <table:table-row table:style-name="ro2">
          <table:table-cell office:value-type="float" office:value="1017" table:style-name="ce4">
            <text:p>1017</text:p>
          </table:table-cell>
          <table:table-cell office:value-type="string" table:style-name="ce5">
            <text:p>XR ARTHROGRAM SHOULDER LT</text:p>
          </table:table-cell>
          <table:table-cell office:value-type="float" office:value="2814.5" table:style-name="ce6">
            <text:p>2,815</text:p>
          </table:table-cell>
          <table:table-cell office:value-type="float" office:value="2814.5" table:style-name="ce6">
            <text:p>2,815</text:p>
          </table:table-cell>
          <table:table-cell table:number-columns-repeated="16380"/>
        </table:table-row>
        <table:table-row table:style-name="ro2">
          <table:table-cell office:value-type="float" office:value="1018" table:style-name="ce4">
            <text:p>1018</text:p>
          </table:table-cell>
          <table:table-cell office:value-type="string" table:style-name="ce5">
            <text:p>XR BONE DENSITY STUDY AXIAL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19" table:style-name="ce4">
            <text:p>1019</text:p>
          </table:table-cell>
          <table:table-cell office:value-type="string" table:style-name="ce5">
            <text:p>XR BONE SURVEY COMPLETE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1020" table:style-name="ce4">
            <text:p>1020</text:p>
          </table:table-cell>
          <table:table-cell office:value-type="string" table:style-name="ce5">
            <text:p>XR CALCANEUS 2+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21" table:style-name="ce4">
            <text:p>1021</text:p>
          </table:table-cell>
          <table:table-cell office:value-type="string" table:style-name="ce5">
            <text:p>XR CHEST 1 VIEW</text:p>
          </table:table-cell>
          <table:table-cell office:value-type="float" office:value="153" table:style-name="ce6">
            <text:p>153</text:p>
          </table:table-cell>
          <table:table-cell office:value-type="float" office:value="153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1022" table:style-name="ce4">
            <text:p>1022</text:p>
          </table:table-cell>
          <table:table-cell office:value-type="string" table:style-name="ce5">
            <text:p>XR CHEST 2 VIEWS</text:p>
          </table:table-cell>
          <table:table-cell office:value-type="float" office:value="479.5" table:style-name="ce6">
            <text:p>480</text:p>
          </table:table-cell>
          <table:table-cell office:value-type="float" office:value="479.5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1023" table:style-name="ce4">
            <text:p>1023</text:p>
          </table:table-cell>
          <table:table-cell office:value-type="string" table:style-name="ce5">
            <text:p>XR CHEST 3 VIEW</text:p>
          </table:table-cell>
          <table:table-cell office:value-type="float" office:value="610.5" table:style-name="ce6">
            <text:p>611</text:p>
          </table:table-cell>
          <table:table-cell office:value-type="float" office:value="610.5" table:style-name="ce6">
            <text:p>611</text:p>
          </table:table-cell>
          <table:table-cell table:number-columns-repeated="16380"/>
        </table:table-row>
        <table:table-row table:style-name="ro2">
          <table:table-cell office:value-type="float" office:value="1024" table:style-name="ce4">
            <text:p>1024</text:p>
          </table:table-cell>
          <table:table-cell office:value-type="string" table:style-name="ce5">
            <text:p>XR CHEST W/2 OBLIQUES</text:p>
          </table:table-cell>
          <table:table-cell office:value-type="float" office:value="627.5" table:style-name="ce6">
            <text:p>628</text:p>
          </table:table-cell>
          <table:table-cell office:value-type="float" office:value="627.5" table:style-name="ce6">
            <text:p>628</text:p>
          </table:table-cell>
          <table:table-cell table:number-columns-repeated="16380"/>
        </table:table-row>
        <table:table-row table:style-name="ro2">
          <table:table-cell office:value-type="float" office:value="1025" table:style-name="ce4">
            <text:p>1025</text:p>
          </table:table-cell>
          <table:table-cell office:value-type="string" table:style-name="ce5">
            <text:p>XR CHOLANGIOGRAM INTRAOP</text:p>
          </table:table-cell>
          <table:table-cell office:value-type="float" office:value="422.5" table:style-name="ce6">
            <text:p>423</text:p>
          </table:table-cell>
          <table:table-cell office:value-type="float" office:value="422.5" table:style-name="ce6">
            <text:p>423</text:p>
          </table:table-cell>
          <table:table-cell table:number-columns-repeated="16380"/>
        </table:table-row>
        <table:table-row table:style-name="ro2">
          <table:table-cell office:value-type="float" office:value="1026" table:style-name="ce4">
            <text:p>1026</text:p>
          </table:table-cell>
          <table:table-cell office:value-type="string" table:style-name="ce5">
            <text:p>XR CLAVICLE COMPLETE RT</text:p>
          </table:table-cell>
          <table:table-cell office:value-type="float" office:value="553.5" table:style-name="ce6">
            <text:p>554</text:p>
          </table:table-cell>
          <table:table-cell office:value-type="float" office:value="553.5" table:style-name="ce6">
            <text:p>554</text:p>
          </table:table-cell>
          <table:table-cell table:number-columns-repeated="16380"/>
        </table:table-row>
        <table:table-row table:style-name="ro2">
          <table:table-cell office:value-type="float" office:value="1027" table:style-name="ce4">
            <text:p>1027</text:p>
          </table:table-cell>
          <table:table-cell office:value-type="string" table:style-name="ce5">
            <text:p>XR COLON BARIUM ENEMA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28" table:style-name="ce4">
            <text:p>1028</text:p>
          </table:table-cell>
          <table:table-cell office:value-type="string" table:style-name="ce5">
            <text:p>XR COLON BARIUM ENEMA W/AIR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1029" table:style-name="ce4">
            <text:p>1029</text:p>
          </table:table-cell>
          <table:table-cell office:value-type="string" table:style-name="ce5">
            <text:p>XR C-SPINE 2 OR 3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30" table:style-name="ce4">
            <text:p>1030</text:p>
          </table:table-cell>
          <table:table-cell office:value-type="string" table:style-name="ce5">
            <text:p>XR C-SPINE 4 OR 5 VIEWS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1031" table:style-name="ce4">
            <text:p>1031</text:p>
          </table:table-cell>
          <table:table-cell office:value-type="string" table:style-name="ce5">
            <text:p>XR C-SPINE 6+ VIEWS</text:p>
          </table:table-cell>
          <table:table-cell office:value-type="float" office:value="975.5" table:style-name="ce6">
            <text:p>976</text:p>
          </table:table-cell>
          <table:table-cell office:value-type="float" office:value="975.5" table:style-name="ce6">
            <text:p>976</text:p>
          </table:table-cell>
          <table:table-cell table:number-columns-repeated="16380"/>
        </table:table-row>
        <table:table-row table:style-name="ro2">
          <table:table-cell office:value-type="float" office:value="1032" table:style-name="ce4">
            <text:p>1032</text:p>
          </table:table-cell>
          <table:table-cell office:value-type="string" table:style-name="ce5">
            <text:p>XR ELBOW 2 VIEWS LT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table:number-columns-repeated="16380"/>
        </table:table-row>
        <table:table-row table:style-name="ro2">
          <table:table-cell office:value-type="float" office:value="1033" table:style-name="ce4">
            <text:p>1033</text:p>
          </table:table-cell>
          <table:table-cell office:value-type="string" table:style-name="ce5">
            <text:p>XR ELBOW COMPLETE 3+ VIEWS RT</text:p>
          </table:table-cell>
          <table:table-cell office:value-type="float" office:value="642.5" table:style-name="ce6">
            <text:p>643</text:p>
          </table:table-cell>
          <table:table-cell office:value-type="float" office:value="642.5" table:style-name="ce6">
            <text:p>643</text:p>
          </table:table-cell>
          <table:table-cell table:number-columns-repeated="16380"/>
        </table:table-row>
        <table:table-row table:style-name="ro2">
          <table:table-cell office:value-type="float" office:value="1034" table:style-name="ce4">
            <text:p>1034</text:p>
          </table:table-cell>
          <table:table-cell office:value-type="string" table:style-name="ce5">
            <text:p>XR ESOPHAGU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35" table:style-name="ce4">
            <text:p>1035</text:p>
          </table:table-cell>
          <table:table-cell office:value-type="string" table:style-name="ce5">
            <text:p>XR EYE FOREIGN BODY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36" table:style-name="ce4">
            <text:p>1036</text:p>
          </table:table-cell>
          <table:table-cell office:value-type="string" table:style-name="ce5">
            <text:p>XR FACIAL BONES COMPLETE 3+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37" table:style-name="ce4">
            <text:p>1037</text:p>
          </table:table-cell>
          <table:table-cell office:value-type="string" table:style-name="ce5">
            <text:p>XR FEMUR 1 VW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38" table:style-name="ce4">
            <text:p>1038</text:p>
          </table:table-cell>
          <table:table-cell office:value-type="string" table:style-name="ce5">
            <text:p>XR FEMUR 2 VW LT</text:p>
          </table:table-cell>
          <table:table-cell office:value-type="float" office:value="585" table:style-name="ce6">
            <text:p>585</text:p>
          </table:table-cell>
          <table:table-cell office:value-type="float" office:value="585" table:style-name="ce6">
            <text:p>585</text:p>
          </table:table-cell>
          <table:table-cell table:number-columns-repeated="16380"/>
        </table:table-row>
        <table:table-row table:style-name="ro2">
          <table:table-cell office:value-type="float" office:value="1039" table:style-name="ce4">
            <text:p>1039</text:p>
          </table:table-cell>
          <table:table-cell office:value-type="string" table:style-name="ce5">
            <text:p>XR FINGER LEFT HAND THUMB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40" table:style-name="ce4">
            <text:p>1040</text:p>
          </table:table-cell>
          <table:table-cell office:value-type="string" table:style-name="ce5">
            <text:p>XR FLUORO &lt; 1 HR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1041" table:style-name="ce4">
            <text:p>1041</text:p>
          </table:table-cell>
          <table:table-cell office:value-type="string" table:style-name="ce5">
            <text:p>XR FLUORO GUID CVA PLC/REM</text:p>
          </table:table-cell>
          <table:table-cell office:value-type="float" office:value="351" table:style-name="ce6">
            <text:p>351</text:p>
          </table:table-cell>
          <table:table-cell office:value-type="float" office:value="351" table:style-name="ce6">
            <text:p>351</text:p>
          </table:table-cell>
          <table:table-cell table:number-columns-repeated="16380"/>
        </table:table-row>
        <table:table-row table:style-name="ro2">
          <table:table-cell office:value-type="float" office:value="1042" table:style-name="ce4">
            <text:p>1042</text:p>
          </table:table-cell>
          <table:table-cell office:value-type="string" table:style-name="ce5">
            <text:p>XR FLUORO GUIDANCE NEEDLE P</text:p>
          </table:table-cell>
          <table:table-cell office:value-type="float" office:value="897" table:style-name="ce6">
            <text:p>897</text:p>
          </table:table-cell>
          <table:table-cell office:value-type="float" office:value="897" table:style-name="ce6">
            <text:p>897</text:p>
          </table:table-cell>
          <table:table-cell table:number-columns-repeated="16380"/>
        </table:table-row>
        <table:table-row table:style-name="ro2">
          <table:table-cell office:value-type="float" office:value="1043" table:style-name="ce4">
            <text:p>1043</text:p>
          </table:table-cell>
          <table:table-cell office:value-type="string" table:style-name="ce5">
            <text:p>XR FOOT 2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44" table:style-name="ce4">
            <text:p>1044</text:p>
          </table:table-cell>
          <table:table-cell office:value-type="string" table:style-name="ce5">
            <text:p>XR FOOT COMPLETE 3+ VIEWS RT</text:p>
          </table:table-cell>
          <table:table-cell office:value-type="float" office:value="536.5" table:style-name="ce6">
            <text:p>537</text:p>
          </table:table-cell>
          <table:table-cell office:value-type="float" office:value="536.5" table:style-name="ce6">
            <text:p>537</text:p>
          </table:table-cell>
          <table:table-cell table:number-columns-repeated="16380"/>
        </table:table-row>
        <table:table-row table:style-name="ro2">
          <table:table-cell office:value-type="float" office:value="1045" table:style-name="ce4">
            <text:p>1045</text:p>
          </table:table-cell>
          <table:table-cell office:value-type="string" table:style-name="ce5">
            <text:p>XR FOREARM 2 VIEWS LT</text:p>
          </table:table-cell>
          <table:table-cell office:value-type="float" office:value="534.5" table:style-name="ce6">
            <text:p>535</text:p>
          </table:table-cell>
          <table:table-cell office:value-type="float" office:value="534.5" table:style-name="ce6">
            <text:p>535</text:p>
          </table:table-cell>
          <table:table-cell table:number-columns-repeated="16380"/>
        </table:table-row>
        <table:table-row table:style-name="ro2">
          <table:table-cell office:value-type="float" office:value="1046" table:style-name="ce4">
            <text:p>1046</text:p>
          </table:table-cell>
          <table:table-cell office:value-type="string" table:style-name="ce5">
            <text:p>XR HAND COMPLETE 3+ VIEWS RT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1047" table:style-name="ce4">
            <text:p>1047</text:p>
          </table:table-cell>
          <table:table-cell office:value-type="string" table:style-name="ce5">
            <text:p>XR HAND LIMITED 2 VIEWS RT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48" table:style-name="ce4">
            <text:p>1048</text:p>
          </table:table-cell>
          <table:table-cell office:value-type="string" table:style-name="ce5">
            <text:p>XR HIP BILAT [&amp; PELVIS IF PERFORMED] 2 VW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49" table:style-name="ce4">
            <text:p>1049</text:p>
          </table:table-cell>
          <table:table-cell office:value-type="string" table:style-name="ce5">
            <text:p>XR HIP BILAT [&amp; PELVIS IF PERFORMED] 3 OR 4 VW</text:p>
          </table:table-cell>
          <table:table-cell office:value-type="float" office:value="836.5" table:style-name="ce6">
            <text:p>837</text:p>
          </table:table-cell>
          <table:table-cell office:value-type="float" office:value="836.5" table:style-name="ce6">
            <text:p>837</text:p>
          </table:table-cell>
          <table:table-cell table:number-columns-repeated="16380"/>
        </table:table-row>
        <table:table-row table:style-name="ro2">
          <table:table-cell office:value-type="float" office:value="1050" table:style-name="ce4">
            <text:p>1050</text:p>
          </table:table-cell>
          <table:table-cell office:value-type="string" table:style-name="ce5">
            <text:p>XR HIP BILAT [&amp; PELVIS IF PERFORMED] 5+ VW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1051" table:style-name="ce4">
            <text:p>1051</text:p>
          </table:table-cell>
          <table:table-cell office:value-type="string" table:style-name="ce5">
            <text:p>XR HIP UNI [&amp; PELVIS IF PERFORMED] 1 VW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52" table:style-name="ce4">
            <text:p>1052</text:p>
          </table:table-cell>
          <table:table-cell office:value-type="string" table:style-name="ce5">
            <text:p>XR HIP UNI [&amp; PELVIS IF PERFORMED] 2 OR 3 VW RT</text:p>
          </table:table-cell>
          <table:table-cell office:value-type="float" office:value="649.5" table:style-name="ce6">
            <text:p>650</text:p>
          </table:table-cell>
          <table:table-cell office:value-type="float" office:value="649.5" table:style-name="ce6">
            <text:p>650</text:p>
          </table:table-cell>
          <table:table-cell table:number-columns-repeated="16380"/>
        </table:table-row>
        <table:table-row table:style-name="ro2">
          <table:table-cell office:value-type="float" office:value="1053" table:style-name="ce4">
            <text:p>1053</text:p>
          </table:table-cell>
          <table:table-cell office:value-type="string" table:style-name="ce5">
            <text:p>XR HIP UNI [&amp; PELVIS IF PERFORMED] 4+ VW LT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54" table:style-name="ce4">
            <text:p>1054</text:p>
          </table:table-cell>
          <table:table-cell office:value-type="string" table:style-name="ce5">
            <text:p>XR HUMERUS 2+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55" table:style-name="ce4">
            <text:p>1055</text:p>
          </table:table-cell>
          <table:table-cell office:value-type="string" table:style-name="ce5">
            <text:p>XR INJ ARTHROGRAM HIP</text:p>
          </table:table-cell>
          <table:table-cell office:value-type="float" office:value="610.5" table:style-name="ce6">
            <text:p>611</text:p>
          </table:table-cell>
          <table:table-cell office:value-type="float" office:value="610.5" table:style-name="ce6">
            <text:p>611</text:p>
          </table:table-cell>
          <table:table-cell table:number-columns-repeated="16380"/>
        </table:table-row>
        <table:table-row table:style-name="ro2">
          <table:table-cell office:value-type="float" office:value="1056" table:style-name="ce4">
            <text:p>1056</text:p>
          </table:table-cell>
          <table:table-cell office:value-type="string" table:style-name="ce5">
            <text:p>XR INJ ARTHROGRAM SHOULDER</text:p>
          </table:table-cell>
          <table:table-cell office:value-type="float" office:value="676.5" table:style-name="ce6">
            <text:p>677</text:p>
          </table:table-cell>
          <table:table-cell office:value-type="float" office:value="676.5" table:style-name="ce6">
            <text:p>677</text:p>
          </table:table-cell>
          <table:table-cell table:number-columns-repeated="16380"/>
        </table:table-row>
        <table:table-row table:style-name="ro2">
          <table:table-cell office:value-type="float" office:value="1057" table:style-name="ce4">
            <text:p>1057</text:p>
          </table:table-cell>
          <table:table-cell office:value-type="string" table:style-name="ce5">
            <text:p>XR INJECT CONTRAST EVAL TUBE</text:p>
          </table:table-cell>
          <table:table-cell office:value-type="float" office:value="272.5" table:style-name="ce6">
            <text:p>273</text:p>
          </table:table-cell>
          <table:table-cell office:value-type="float" office:value="272.5" table:style-name="ce6">
            <text:p>273</text:p>
          </table:table-cell>
          <table:table-cell table:number-columns-repeated="16380"/>
        </table:table-row>
        <table:table-row table:style-name="ro2">
          <table:table-cell office:value-type="float" office:value="1058" table:style-name="ce4">
            <text:p>1058</text:p>
          </table:table-cell>
          <table:table-cell office:value-type="string" table:style-name="ce5">
            <text:p>XR KNEE &lt;3 VIEWS RT</text:p>
          </table:table-cell>
          <table:table-cell office:value-type="float" office:value="594.5" table:style-name="ce6">
            <text:p>595</text:p>
          </table:table-cell>
          <table:table-cell office:value-type="float" office:value="594.5" table:style-name="ce6">
            <text:p>595</text:p>
          </table:table-cell>
          <table:table-cell table:number-columns-repeated="16380"/>
        </table:table-row>
        <table:table-row table:style-name="ro2">
          <table:table-cell office:value-type="float" office:value="1059" table:style-name="ce4">
            <text:p>1059</text:p>
          </table:table-cell>
          <table:table-cell office:value-type="string" table:style-name="ce5">
            <text:p>XR KNEE 3 VIEWS RT</text:p>
          </table:table-cell>
          <table:table-cell office:value-type="float" office:value="689" table:style-name="ce6">
            <text:p>689</text:p>
          </table:table-cell>
          <table:table-cell office:value-type="float" office:value="689" table:style-name="ce6">
            <text:p>689</text:p>
          </table:table-cell>
          <table:table-cell table:number-columns-repeated="16380"/>
        </table:table-row>
        <table:table-row table:style-name="ro2">
          <table:table-cell office:value-type="float" office:value="1060" table:style-name="ce4">
            <text:p>1060</text:p>
          </table:table-cell>
          <table:table-cell office:value-type="string" table:style-name="ce5">
            <text:p>XR KNEE AP STANDING BILAT</text:p>
          </table:table-cell>
          <table:table-cell office:value-type="float" office:value="707.5" table:style-name="ce6">
            <text:p>708</text:p>
          </table:table-cell>
          <table:table-cell office:value-type="float" office:value="707.5" table:style-name="ce6">
            <text:p>708</text:p>
          </table:table-cell>
          <table:table-cell table:number-columns-repeated="16380"/>
        </table:table-row>
        <table:table-row table:style-name="ro2">
          <table:table-cell office:value-type="float" office:value="1061" table:style-name="ce4">
            <text:p>1061</text:p>
          </table:table-cell>
          <table:table-cell office:value-type="string" table:style-name="ce5">
            <text:p>XR KNEE COMPLETE 4+ VIEWS RT</text:p>
          </table:table-cell>
          <table:table-cell office:value-type="float" office:value="840.5" table:style-name="ce6">
            <text:p>841</text:p>
          </table:table-cell>
          <table:table-cell office:value-type="float" office:value="840.5" table:style-name="ce6">
            <text:p>841</text:p>
          </table:table-cell>
          <table:table-cell table:number-columns-repeated="16380"/>
        </table:table-row>
        <table:table-row table:style-name="ro2">
          <table:table-cell office:value-type="float" office:value="1062" table:style-name="ce4">
            <text:p>1062</text:p>
          </table:table-cell>
          <table:table-cell office:value-type="string" table:style-name="ce5">
            <text:p>XR L-SPINE 2 OR 3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63" table:style-name="ce4">
            <text:p>1063</text:p>
          </table:table-cell>
          <table:table-cell office:value-type="string" table:style-name="ce5">
            <text:p>XR L-SPINE 4 OR 5 <text:s/>VIEWS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1064" table:style-name="ce4">
            <text:p>1064</text:p>
          </table:table-cell>
          <table:table-cell office:value-type="string" table:style-name="ce5">
            <text:p>XR L-SPINE COMPLETE W/BENDI</text:p>
          </table:table-cell>
          <table:table-cell office:value-type="float" office:value="1528.5" table:style-name="ce6">
            <text:p>1,529</text:p>
          </table:table-cell>
          <table:table-cell office:value-type="float" office:value="1528.5" table:style-name="ce6">
            <text:p>1,529</text:p>
          </table:table-cell>
          <table:table-cell table:number-columns-repeated="16380"/>
        </table:table-row>
        <table:table-row table:style-name="ro2">
          <table:table-cell office:value-type="float" office:value="1065" table:style-name="ce4">
            <text:p>1065</text:p>
          </table:table-cell>
          <table:table-cell office:value-type="string" table:style-name="ce5">
            <text:p>XR MANDIBLE &lt; 4 VIEWS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66" table:style-name="ce4">
            <text:p>1066</text:p>
          </table:table-cell>
          <table:table-cell office:value-type="string" table:style-name="ce5">
            <text:p>XR MANDIBLE COMPLETE 4+ VIE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67" table:style-name="ce4">
            <text:p>1067</text:p>
          </table:table-cell>
          <table:table-cell office:value-type="string" table:style-name="ce5">
            <text:p>XR NASAL BONES COMPLETE 3+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68" table:style-name="ce4">
            <text:p>1068</text:p>
          </table:table-cell>
          <table:table-cell office:value-type="string" table:style-name="ce5">
            <text:p>XR NECK SOFT TISSUE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69" table:style-name="ce4">
            <text:p>1069</text:p>
          </table:table-cell>
          <table:table-cell office:value-type="string" table:style-name="ce5">
            <text:p>XR ORBITS COMPLETE 4+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70" table:style-name="ce4">
            <text:p>1070</text:p>
          </table:table-cell>
          <table:table-cell office:value-type="string" table:style-name="ce5">
            <text:p>XR PELVIS 1 OR 2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71" table:style-name="ce4">
            <text:p>1071</text:p>
          </table:table-cell>
          <table:table-cell office:value-type="string" table:style-name="ce5">
            <text:p>XR RIBS BILAT 3+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72" table:style-name="ce4">
            <text:p>1072</text:p>
          </table:table-cell>
          <table:table-cell office:value-type="string" table:style-name="ce5">
            <text:p>XR RIBS BILAT W/CHEST 4+ VI</text:p>
          </table:table-cell>
          <table:table-cell office:value-type="float" office:value="977" table:style-name="ce6">
            <text:p>977</text:p>
          </table:table-cell>
          <table:table-cell office:value-type="float" office:value="977" table:style-name="ce6">
            <text:p>977</text:p>
          </table:table-cell>
          <table:table-cell table:number-columns-repeated="16380"/>
        </table:table-row>
        <table:table-row table:style-name="ro2">
          <table:table-cell office:value-type="float" office:value="1073" table:style-name="ce4">
            <text:p>1073</text:p>
          </table:table-cell>
          <table:table-cell office:value-type="string" table:style-name="ce5">
            <text:p>XR RIBS UNILAT 2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74" table:style-name="ce4">
            <text:p>1074</text:p>
          </table:table-cell>
          <table:table-cell office:value-type="string" table:style-name="ce5">
            <text:p>XR RIBS UNILAT W/CHEST 3+ V RT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75" table:style-name="ce4">
            <text:p>1075</text:p>
          </table:table-cell>
          <table:table-cell office:value-type="string" table:style-name="ce5">
            <text:p>XR SACRUM/COCCYX 2+ VIEWS</text:p>
          </table:table-cell>
          <table:table-cell office:value-type="float" office:value="553.5" table:style-name="ce6">
            <text:p>554</text:p>
          </table:table-cell>
          <table:table-cell office:value-type="float" office:value="553.5" table:style-name="ce6">
            <text:p>554</text:p>
          </table:table-cell>
          <table:table-cell table:number-columns-repeated="16380"/>
        </table:table-row>
        <table:table-row table:style-name="ro2">
          <table:table-cell office:value-type="float" office:value="1076" table:style-name="ce4">
            <text:p>1076</text:p>
          </table:table-cell>
          <table:table-cell office:value-type="string" table:style-name="ce5">
            <text:p>XR SCAPULA COMPLETE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77" table:style-name="ce4">
            <text:p>1077</text:p>
          </table:table-cell>
          <table:table-cell office:value-type="string" table:style-name="ce5">
            <text:p>XR SHOULDER 1 VIEW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78" table:style-name="ce4">
            <text:p>1078</text:p>
          </table:table-cell>
          <table:table-cell office:value-type="string" table:style-name="ce5">
            <text:p>XR SHOULDER COMPL 2+ VIEWS RT</text:p>
          </table:table-cell>
          <table:table-cell office:value-type="float" office:value="588" table:style-name="ce6">
            <text:p>588</text:p>
          </table:table-cell>
          <table:table-cell office:value-type="float" office:value="588" table:style-name="ce6">
            <text:p>588</text:p>
          </table:table-cell>
          <table:table-cell table:number-columns-repeated="16380"/>
        </table:table-row>
        <table:table-row table:style-name="ro2">
          <table:table-cell office:value-type="float" office:value="1079" table:style-name="ce4">
            <text:p>1079</text:p>
          </table:table-cell>
          <table:table-cell office:value-type="string" table:style-name="ce5">
            <text:p>XR SI JOINTS &lt; 3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80" table:style-name="ce4">
            <text:p>1080</text:p>
          </table:table-cell>
          <table:table-cell office:value-type="string" table:style-name="ce5">
            <text:p>XR SINUSES COMPLETE 3+ VIEW</text:p>
          </table:table-cell>
          <table:table-cell office:value-type="float" office:value="743" table:style-name="ce6">
            <text:p>743</text:p>
          </table:table-cell>
          <table:table-cell office:value-type="float" office:value="743" table:style-name="ce6">
            <text:p>743</text:p>
          </table:table-cell>
          <table:table-cell table:number-columns-repeated="16380"/>
        </table:table-row>
        <table:table-row table:style-name="ro2">
          <table:table-cell office:value-type="float" office:value="1081" table:style-name="ce4">
            <text:p>1081</text:p>
          </table:table-cell>
          <table:table-cell office:value-type="string" table:style-name="ce5">
            <text:p>XR SKULL &lt; 4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82" table:style-name="ce4">
            <text:p>1082</text:p>
          </table:table-cell>
          <table:table-cell office:value-type="string" table:style-name="ce5">
            <text:p>XR SPINE 1 VIEW ANY LEVEL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83" table:style-name="ce4">
            <text:p>1083</text:p>
          </table:table-cell>
          <table:table-cell office:value-type="string" table:style-name="ce5">
            <text:p>XR SPINE ENTIRE T-L 1 VW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84" table:style-name="ce4">
            <text:p>1084</text:p>
          </table:table-cell>
          <table:table-cell office:value-type="string" table:style-name="ce5">
            <text:p>XR SPINE ENTIRE T-L 2 OR 3 VW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85" table:style-name="ce4">
            <text:p>1085</text:p>
          </table:table-cell>
          <table:table-cell office:value-type="string" table:style-name="ce5">
            <text:p>XR STERNUM 2+ VIEWS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86" table:style-name="ce4">
            <text:p>1086</text:p>
          </table:table-cell>
          <table:table-cell office:value-type="string" table:style-name="ce5">
            <text:p>XR SWALLOWING FUNCTION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87" table:style-name="ce4">
            <text:p>1087</text:p>
          </table:table-cell>
          <table:table-cell office:value-type="string" table:style-name="ce5">
            <text:p>XR TEMPOROMANDIBULAR JOINT BIL</text:p>
          </table:table-cell>
          <table:table-cell office:value-type="float" office:value="498" table:style-name="ce6">
            <text:p>498</text:p>
          </table:table-cell>
          <table:table-cell office:value-type="float" office:value="498" table:style-name="ce6">
            <text:p>498</text:p>
          </table:table-cell>
          <table:table-cell table:number-columns-repeated="16380"/>
        </table:table-row>
        <table:table-row table:style-name="ro2">
          <table:table-cell office:value-type="float" office:value="1088" table:style-name="ce4">
            <text:p>1088</text:p>
          </table:table-cell>
          <table:table-cell office:value-type="string" table:style-name="ce5">
            <text:p>XR TIBIA/FIBULA 2 VIEWS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89" table:style-name="ce4">
            <text:p>1089</text:p>
          </table:table-cell>
          <table:table-cell office:value-type="string" table:style-name="ce5">
            <text:p>XR T-L SPINE JUNCTION 2 VIEWS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090" table:style-name="ce4">
            <text:p>1090</text:p>
          </table:table-cell>
          <table:table-cell office:value-type="string" table:style-name="ce5">
            <text:p>XR TOE LEFT FOOT GREAT</text:p>
          </table:table-cell>
          <table:table-cell office:value-type="float" office:value="550.5" table:style-name="ce6">
            <text:p>551</text:p>
          </table:table-cell>
          <table:table-cell office:value-type="float" office:value="550.5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1091" table:style-name="ce4">
            <text:p>1091</text:p>
          </table:table-cell>
          <table:table-cell office:value-type="string" table:style-name="ce5">
            <text:p>XR T-SPINE 2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92" table:style-name="ce4">
            <text:p>1092</text:p>
          </table:table-cell>
          <table:table-cell office:value-type="string" table:style-name="ce5">
            <text:p>XR T-SPINE 3 VIEWS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1093" table:style-name="ce4">
            <text:p>1093</text:p>
          </table:table-cell>
          <table:table-cell office:value-type="string" table:style-name="ce5">
            <text:p>XR T-SPINE 4+ VIEWS</text:p>
          </table:table-cell>
          <table:table-cell office:value-type="float" office:value="975.5" table:style-name="ce6">
            <text:p>976</text:p>
          </table:table-cell>
          <table:table-cell office:value-type="float" office:value="975.5" table:style-name="ce6">
            <text:p>976</text:p>
          </table:table-cell>
          <table:table-cell table:number-columns-repeated="16380"/>
        </table:table-row>
        <table:table-row table:style-name="ro2">
          <table:table-cell office:value-type="float" office:value="1094" table:style-name="ce4">
            <text:p>1094</text:p>
          </table:table-cell>
          <table:table-cell office:value-type="string" table:style-name="ce5">
            <text:p>XR UGI W/AIR CONTRAST W/KUB</text:p>
          </table:table-cell>
          <table:table-cell office:value-type="float" office:value="1620" table:style-name="ce6">
            <text:p>1,620</text:p>
          </table:table-cell>
          <table:table-cell office:value-type="float" office:value="1620" table:style-name="ce6">
            <text:p>1,620</text:p>
          </table:table-cell>
          <table:table-cell table:number-columns-repeated="16380"/>
        </table:table-row>
        <table:table-row table:style-name="ro2">
          <table:table-cell office:value-type="float" office:value="1095" table:style-name="ce4">
            <text:p>1095</text:p>
          </table:table-cell>
          <table:table-cell office:value-type="string" table:style-name="ce5">
            <text:p>XR UGI W/AIR CONTRAST W/O K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1096" table:style-name="ce4">
            <text:p>1096</text:p>
          </table:table-cell>
          <table:table-cell office:value-type="string" table:style-name="ce5">
            <text:p>XR UGI W/AIR CONTRAST W/SM</text:p>
          </table:table-cell>
          <table:table-cell office:value-type="float" office:value="2088" table:style-name="ce6">
            <text:p>2,088</text:p>
          </table:table-cell>
          <table:table-cell office:value-type="float" office:value="2088" table:style-name="ce6">
            <text:p>2,088</text:p>
          </table:table-cell>
          <table:table-cell table:number-columns-repeated="16380"/>
        </table:table-row>
        <table:table-row table:style-name="ro2">
          <table:table-cell office:value-type="float" office:value="1097" table:style-name="ce4">
            <text:p>1097</text:p>
          </table:table-cell>
          <table:table-cell office:value-type="string" table:style-name="ce5">
            <text:p>XR UGI W/KUB</text:p>
          </table:table-cell>
          <table:table-cell office:value-type="float" office:value="1012" table:style-name="ce6">
            <text:p>1,012</text:p>
          </table:table-cell>
          <table:table-cell office:value-type="float" office:value="1012" table:style-name="ce6">
            <text:p>1,012</text:p>
          </table:table-cell>
          <table:table-cell table:number-columns-repeated="16380"/>
        </table:table-row>
        <table:table-row table:style-name="ro2">
          <table:table-cell office:value-type="float" office:value="1098" table:style-name="ce4">
            <text:p>1098</text:p>
          </table:table-cell>
          <table:table-cell office:value-type="string" table:style-name="ce5">
            <text:p>XR UGI W/O KUB</text:p>
          </table:table-cell>
          <table:table-cell office:value-type="float" office:value="955.5" table:style-name="ce6">
            <text:p>956</text:p>
          </table:table-cell>
          <table:table-cell office:value-type="float" office:value="955.5" table:style-name="ce6">
            <text:p>956</text:p>
          </table:table-cell>
          <table:table-cell table:number-columns-repeated="16380"/>
        </table:table-row>
        <table:table-row table:style-name="ro2">
          <table:table-cell office:value-type="float" office:value="1099" table:style-name="ce4">
            <text:p>1099</text:p>
          </table:table-cell>
          <table:table-cell office:value-type="string" table:style-name="ce5">
            <text:p>XR UGI W/SM BOWEL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1100" table:style-name="ce4">
            <text:p>1100</text:p>
          </table:table-cell>
          <table:table-cell office:value-type="string" table:style-name="ce5">
            <text:p>XR UROGRAM INTRAVENOUS (IVP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string" table:style-name="ce5">
            <text:p>XR UROGRAM W/NEPHROTOMOGRAM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1102" table:style-name="ce4">
            <text:p>1102</text:p>
          </table:table-cell>
          <table:table-cell office:value-type="string" table:style-name="ce5">
            <text:p>XR WRIST 2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103" table:style-name="ce4">
            <text:p>1103</text:p>
          </table:table-cell>
          <table:table-cell office:value-type="string" table:style-name="ce5">
            <text:p>XR WRIST COMPLETE 3+ VIEWS LT</text:p>
          </table:table-cell>
          <table:table-cell office:value-type="float" office:value="724.5" table:style-name="ce6">
            <text:p>725</text:p>
          </table:table-cell>
          <table:table-cell office:value-type="float" office:value="724.5" table:style-name="ce6">
            <text:p>725</text:p>
          </table:table-cell>
          <table:table-cell table:number-columns-repeated="16380"/>
        </table:table-row>
        <table:table-row table:style-name="ro2">
          <table:table-cell office:value-type="float" office:value="1104" table:style-name="ce4">
            <text:p>1104</text:p>
          </table:table-cell>
          <table:table-cell office:value-type="string" table:style-name="ce5">
            <text:p>ZONISAMID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 table:style-name="ce3"/>
        </table:table-row>
        <table:table-row table:style-name="ro3">
          <table:table-cell office:value-type="float" office:value="1105" table:style-name="ce4">
            <text:p>1105</text:p>
          </table:table-cell>
          <table:table-cell office:value-type="string" table:style-name="ce5">
            <text:p>ACETAMINOPHEN 650 MG/20.3 ML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6" table:style-name="ce4">
            <text:p>1106</text:p>
          </table:table-cell>
          <table:table-cell office:value-type="string" table:style-name="ce5">
            <text:p>ACETAMINOPHE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7" table:style-name="ce4">
            <text:p>1107</text:p>
          </table:table-cell>
          <table:table-cell office:value-type="string" table:style-name="ce5">
            <text:p>ACETAMINOPHEN 5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8" table:style-name="ce4">
            <text:p>1108</text:p>
          </table:table-cell>
          <table:table-cell office:value-type="string" table:style-name="ce5">
            <text:p>ACETAMINOPHEN 12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9" table:style-name="ce4">
            <text:p>1109</text:p>
          </table:table-cell>
          <table:table-cell office:value-type="string" table:style-name="ce5">
            <text:p>ACETAMINOPHEN 325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0" table:style-name="ce4">
            <text:p>1110</text:p>
          </table:table-cell>
          <table:table-cell office:value-type="string" table:style-name="ce5">
            <text:p>ACETAMINOPHEN 65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1" table:style-name="ce4">
            <text:p>1111</text:p>
          </table:table-cell>
          <table:table-cell office:value-type="string" table:style-name="ce5">
            <text:p>ACETAZOLAMIDE 2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2" table:style-name="ce4">
            <text:p>1112</text:p>
          </table:table-cell>
          <table:table-cell office:value-type="string" table:style-name="ce5">
            <text:p>ACETAZOLAMIDE 500 MG SOLUTION FOR INJECTION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3" table:style-name="ce4">
            <text:p>1113</text:p>
          </table:table-cell>
          <table:table-cell office:value-type="string" table:style-name="ce5">
            <text:p>ACETYLCYSTEINE 100 MG/ML (10 %)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4" table:style-name="ce4">
            <text:p>1114</text:p>
          </table:table-cell>
          <table:table-cell office:value-type="string" table:style-name="ce5">
            <text:p>ACETYLCYSTEINE 200 MG/ML (20 %) SOLUT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5" table:style-name="ce4">
            <text:p>1115</text:p>
          </table:table-cell>
          <table:table-cell office:value-type="string" table:style-name="ce5">
            <text:p>ALBUTEROL SULFATE 2.5 MG/3 ML (0.083 %)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6" table:style-name="ce4">
            <text:p>1116</text:p>
          </table:table-cell>
          <table:table-cell office:value-type="string" table:style-name="ce5">
            <text:p>ALBUTEROL SULFATE 2 MG/5 ML SYRUP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7" table:style-name="ce4">
            <text:p>1117</text:p>
          </table:table-cell>
          <table:table-cell office:value-type="string" table:style-name="ce5">
            <text:p>ALLOPURINOL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8" table:style-name="ce4">
            <text:p>1118</text:p>
          </table:table-cell>
          <table:table-cell office:value-type="string" table:style-name="ce5">
            <text:p>ALPRAZOLAM 0.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9" table:style-name="ce4">
            <text:p>1119</text:p>
          </table:table-cell>
          <table:table-cell office:value-type="string" table:style-name="ce5">
            <text:p>ALPRAZOL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0" table:style-name="ce4">
            <text:p>1120</text:p>
          </table:table-cell>
          <table:table-cell office:value-type="string" table:style-name="ce5">
            <text:p>ALPRAZOL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1" table:style-name="ce4">
            <text:p>1121</text:p>
          </table:table-cell>
          <table:table-cell office:value-type="string" table:style-name="ce5">
            <text:p>AMANTADINE HCL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2" table:style-name="ce4">
            <text:p>1122</text:p>
          </table:table-cell>
          <table:table-cell office:value-type="string" table:style-name="ce5">
            <text:p>AMINOCAPROIC ACID 250 MG/ML INTRAVENOUS SOLUTION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3" table:style-name="ce4">
            <text:p>1123</text:p>
          </table:table-cell>
          <table:table-cell office:value-type="string" table:style-name="ce5">
            <text:p>AMITRIPTYL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4" table:style-name="ce4">
            <text:p>1124</text:p>
          </table:table-cell>
          <table:table-cell office:value-type="string" table:style-name="ce5">
            <text:p>AMITRIPTYL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5" table:style-name="ce4">
            <text:p>1125</text:p>
          </table:table-cell>
          <table:table-cell office:value-type="string" table:style-name="ce5">
            <text:p>AMITRIPTY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6" table:style-name="ce4">
            <text:p>1126</text:p>
          </table:table-cell>
          <table:table-cell office:value-type="string" table:style-name="ce5">
            <text:p>SUFENTANIL CITRATE 50 MCG/ML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7" table:style-name="ce4">
            <text:p>1127</text:p>
          </table:table-cell>
          <table:table-cell office:value-type="string" table:style-name="ce5">
            <text:p>AMOXI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8" table:style-name="ce4">
            <text:p>1128</text:p>
          </table:table-cell>
          <table:table-cell office:value-type="string" table:style-name="ce5">
            <text:p>EPINEPHRINE 0.15 MG/0.3 ML INJECTION,AUTO-INJECTOR</text:p>
          </table:table-cell>
          <table:table-cell office:value-type="float" office:value="550.5" table:style-name="ce6">
            <text:p>551</text:p>
          </table:table-cell>
          <table:table-cell office:value-type="float" office:value="550.5" table:style-name="ce6">
            <text:p>5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9" table:style-name="ce4">
            <text:p>1129</text:p>
          </table:table-cell>
          <table:table-cell office:value-type="string" table:style-name="ce5">
            <text:p>SOLIFENACIN 5 MG TABLET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0" table:style-name="ce4">
            <text:p>1130</text:p>
          </table:table-cell>
          <table:table-cell office:value-type="string" table:style-name="ce5">
            <text:p>AMPHOTERICIN B 50 MG SOLUTION FOR INJECTION</text:p>
          </table:table-cell>
          <table:table-cell office:value-type="float" office:value="302.5" table:style-name="ce6">
            <text:p>303</text:p>
          </table:table-cell>
          <table:table-cell office:value-type="float" office:value="302.5" table:style-name="ce6">
            <text:p>3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1" table:style-name="ce4">
            <text:p>1131</text:p>
          </table:table-cell>
          <table:table-cell office:value-type="string" table:style-name="ce5">
            <text:p>AMPICILLIN 1 GRAM SOLUTION FOR INJEC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2" table:style-name="ce4">
            <text:p>1132</text:p>
          </table:table-cell>
          <table:table-cell office:value-type="string" table:style-name="ce5">
            <text:p>AMPICILLIN 2 GRAM SOLUTION FOR INJECTION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3" table:style-name="ce4">
            <text:p>1133</text:p>
          </table:table-cell>
          <table:table-cell office:value-type="string" table:style-name="ce5">
            <text:p>AMPICILLIN 250 MG SOLUTION FOR INJEC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4" table:style-name="ce4">
            <text:p>1134</text:p>
          </table:table-cell>
          <table:table-cell office:value-type="string" table:style-name="ce5">
            <text:p>AMPICILLIN 500 MG SOLUTION FOR INJEC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5" table:style-name="ce4">
            <text:p>1135</text:p>
          </table:table-cell>
          <table:table-cell office:value-type="string" table:style-name="ce5">
            <text:p>TRAZODO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6" table:style-name="ce4">
            <text:p>1136</text:p>
          </table:table-cell>
          <table:table-cell office:value-type="string" table:style-name="ce5">
            <text:p>ASCORBIC ACID (VITAMIN C)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7" table:style-name="ce4">
            <text:p>1137</text:p>
          </table:table-cell>
          <table:table-cell office:value-type="string" table:style-name="ce5">
            <text:p>ASPIRIN 81 MG CHEWABLE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8" table:style-name="ce4">
            <text:p>1138</text:p>
          </table:table-cell>
          <table:table-cell office:value-type="string" table:style-name="ce5">
            <text:p>ASPIRI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9" table:style-name="ce4">
            <text:p>1139</text:p>
          </table:table-cell>
          <table:table-cell office:value-type="string" table:style-name="ce5">
            <text:p>ASPIRIN 30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0" table:style-name="ce4">
            <text:p>1140</text:p>
          </table:table-cell>
          <table:table-cell office:value-type="string" table:style-name="ce5">
            <text:p>ATENOLO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1" table:style-name="ce4">
            <text:p>1141</text:p>
          </table:table-cell>
          <table:table-cell office:value-type="string" table:style-name="ce5">
            <text:p>ATENOL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2" table:style-name="ce4">
            <text:p>1142</text:p>
          </table:table-cell>
          <table:table-cell office:value-type="string" table:style-name="ce5">
            <text:p>ATROPINE 0.1 MG/ML INJECTION SYRINGE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3" table:style-name="ce4">
            <text:p>1143</text:p>
          </table:table-cell>
          <table:table-cell office:value-type="string" table:style-name="ce5">
            <text:p>ATROPINE 0.4 MG/ML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4" table:style-name="ce4">
            <text:p>1144</text:p>
          </table:table-cell>
          <table:table-cell office:value-type="string" table:style-name="ce5">
            <text:p>ATROPINE 1 % EYE DROPS</text:p>
          </table:table-cell>
          <table:table-cell office:value-type="float" office:value="301.5" table:style-name="ce6">
            <text:p>302</text:p>
          </table:table-cell>
          <table:table-cell office:value-type="float" office:value="301.5" table:style-name="ce6">
            <text:p>3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5" table:style-name="ce4">
            <text:p>1145</text:p>
          </table:table-cell>
          <table:table-cell office:value-type="string" table:style-name="ce5">
            <text:p>BACITRACIN 500 UNIT/GRAM TOPICAL OINTMEN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6" table:style-name="ce4">
            <text:p>1146</text:p>
          </table:table-cell>
          <table:table-cell office:value-type="string" table:style-name="ce5">
            <text:p>NEOMYCIN-BACITRACN ZN-POLYMYX 3.5 MG-400 UNIT-5,000 UNIT/GRAM TOP OINT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7" table:style-name="ce4">
            <text:p>1147</text:p>
          </table:table-cell>
          <table:table-cell office:value-type="string" table:style-name="ce5">
            <text:p>BACLO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8" table:style-name="ce4">
            <text:p>1148</text:p>
          </table:table-cell>
          <table:table-cell office:value-type="string" table:style-name="ce5">
            <text:p>BENZONAT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9" table:style-name="ce4">
            <text:p>1149</text:p>
          </table:table-cell>
          <table:table-cell office:value-type="string" table:style-name="ce5">
            <text:p>BENZTROPI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0" table:style-name="ce4">
            <text:p>1150</text:p>
          </table:table-cell>
          <table:table-cell office:value-type="string" table:style-name="ce5">
            <text:p>BISACODYL 1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1" table:style-name="ce4">
            <text:p>1151</text:p>
          </table:table-cell>
          <table:table-cell office:value-type="string" table:style-name="ce5">
            <text:p>POLYMYXIN B SULFATE 500,000 UNIT SOLUTION FOR INJECTION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2" table:style-name="ce4">
            <text:p>1152</text:p>
          </table:table-cell>
          <table:table-cell office:value-type="string" table:style-name="ce5">
            <text:p>BUPIVACAINE 0.25 % (2.5 MG/ML) INJECTION SOLUTION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3" table:style-name="ce4">
            <text:p>1153</text:p>
          </table:table-cell>
          <table:table-cell office:value-type="string" table:style-name="ce5">
            <text:p>BUPIVACAINE 0.5 % (5 MG/ML) INJECTION SOLUTION</text:p>
          </table:table-cell>
          <table:table-cell office:value-type="float" office:value="26.5" table:style-name="ce6">
            <text:p>27</text:p>
          </table:table-cell>
          <table:table-cell office:value-type="float" office:value="26.5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4" table:style-name="ce4">
            <text:p>1154</text:p>
          </table:table-cell>
          <table:table-cell office:value-type="string" table:style-name="ce5">
            <text:p>BUPIVACAINE (PF) 0.75 % (7.5 MG/ML)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5" table:style-name="ce4">
            <text:p>1155</text:p>
          </table:table-cell>
          <table:table-cell office:value-type="string" table:style-name="ce5">
            <text:p>CALCIUM CARBONATE 600 MG CALCIUM (1,500 MG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6" table:style-name="ce4">
            <text:p>1156</text:p>
          </table:table-cell>
          <table:table-cell office:value-type="string" table:style-name="ce5">
            <text:p>CALCIUM GLUCONATE 100 MG/ML (10 %) INTRAVENOUS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7" table:style-name="ce4">
            <text:p>1157</text:p>
          </table:table-cell>
          <table:table-cell office:value-type="string" table:style-name="ce5">
            <text:p>TOOT SWEET 24% ORAL LIQUID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8" table:style-name="ce4">
            <text:p>1158</text:p>
          </table:table-cell>
          <table:table-cell office:value-type="string" table:style-name="ce5">
            <text:p>CARBAMAZEPINE ER 1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9" table:style-name="ce4">
            <text:p>1159</text:p>
          </table:table-cell>
          <table:table-cell office:value-type="string" table:style-name="ce5">
            <text:p>CARBAMIDE PEROXIDE 6.5 % EAR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0" table:style-name="ce4">
            <text:p>1160</text:p>
          </table:table-cell>
          <table:table-cell office:value-type="string" table:style-name="ce5">
            <text:p>CEFAZOLIN 1 GRAM SOLUTION FOR INJEC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1" table:style-name="ce4">
            <text:p>1161</text:p>
          </table:table-cell>
          <table:table-cell office:value-type="string" table:style-name="ce5">
            <text:p>CEFAZOLIN 500 MG SOLUTION FOR INJEC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2" table:style-name="ce4">
            <text:p>1162</text:p>
          </table:table-cell>
          <table:table-cell office:value-type="string" table:style-name="ce5">
            <text:p>CEFUROXIME SODIUM 1.5 GRAM INTRAVENOUS SOLUTION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3" table:style-name="ce4">
            <text:p>1163</text:p>
          </table:table-cell>
          <table:table-cell office:value-type="string" table:style-name="ce5">
            <text:p>CHLORDIAZEPOXID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4" table:style-name="ce4">
            <text:p>1164</text:p>
          </table:table-cell>
          <table:table-cell office:value-type="string" table:style-name="ce5">
            <text:p>CHLORDIAZEPOXID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5" table:style-name="ce4">
            <text:p>1165</text:p>
          </table:table-cell>
          <table:table-cell office:value-type="string" table:style-name="ce5">
            <text:p>CHLOROPROCAINE (PF) 30 MG/ML (3 %) INJECTION SOLUTION</text:p>
          </table:table-cell>
          <table:table-cell office:value-type="float" office:value="285" table:style-name="ce6">
            <text:p>285</text:p>
          </table:table-cell>
          <table:table-cell office:value-type="float" office:value="285" table:style-name="ce6">
            <text:p>2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6" table:style-name="ce4">
            <text:p>1166</text:p>
          </table:table-cell>
          <table:table-cell office:value-type="string" table:style-name="ce5">
            <text:p>CHLORPROMAZINE 1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7" table:style-name="ce4">
            <text:p>1167</text:p>
          </table:table-cell>
          <table:table-cell office:value-type="string" table:style-name="ce5">
            <text:p>CHLORPROMAZINE 50 MG TABLET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8" table:style-name="ce4">
            <text:p>1168</text:p>
          </table:table-cell>
          <table:table-cell office:value-type="string" table:style-name="ce5">
            <text:p>CHLORDIAZEPOXIDE-CLIDINIUM 5 MG-2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9" table:style-name="ce4">
            <text:p>1169</text:p>
          </table:table-cell>
          <table:table-cell office:value-type="string" table:style-name="ce5">
            <text:p>CLINDAMYCIN HCL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0" table:style-name="ce4">
            <text:p>1170</text:p>
          </table:table-cell>
          <table:table-cell office:value-type="string" table:style-name="ce5">
            <text:p>CLINDAMYCIN 150 MG/ML INJECTION SOLUTION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1" table:style-name="ce4">
            <text:p>1171</text:p>
          </table:table-cell>
          <table:table-cell office:value-type="string" table:style-name="ce5">
            <text:p>CLONIDINE HCL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2" table:style-name="ce4">
            <text:p>1172</text:p>
          </table:table-cell>
          <table:table-cell office:value-type="string" table:style-name="ce5">
            <text:p>ABATACEPT (WITH MALTOSE) 250 MG INTRAVENOUS SOLUTION</text:p>
          </table:table-cell>
          <table:table-cell office:value-type="float" office:value="3712.5" table:style-name="ce8">
            <text:p>3,712.50</text:p>
          </table:table-cell>
          <table:table-cell office:value-type="float" office:value="3712.5" table:style-name="ce8">
            <text:p>3,71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3" table:style-name="ce4">
            <text:p>1173</text:p>
          </table:table-cell>
          <table:table-cell office:value-type="string" table:style-name="ce5">
            <text:p>CLORAZEPATE DIPOTASSIUM 7.5 MG TABLET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4" table:style-name="ce4">
            <text:p>1174</text:p>
          </table:table-cell>
          <table:table-cell office:value-type="string" table:style-name="ce5">
            <text:p>CLOTRIMAZOLE 1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5" table:style-name="ce4">
            <text:p>1175</text:p>
          </table:table-cell>
          <table:table-cell office:value-type="string" table:style-name="ce5">
            <text:p>COCAINE 4 % TOPICAL SOLUTION</text:p>
          </table:table-cell>
          <table:table-cell office:value-type="float" office:value="1590" table:style-name="ce6">
            <text:p>1,590</text:p>
          </table:table-cell>
          <table:table-cell office:value-type="float" office:value="1590" table:style-name="ce6">
            <text:p>1,5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6" table:style-name="ce4">
            <text:p>1176</text:p>
          </table:table-cell>
          <table:table-cell office:value-type="string" table:style-name="ce5">
            <text:p>CEFEPIME 1 G/50 ML D5W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7" table:style-name="ce4">
            <text:p>1177</text:p>
          </table:table-cell>
          <table:table-cell office:value-type="string" table:style-name="ce5">
            <text:p>COLCHICINE 0.6 MG TABLET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8" table:style-name="ce4">
            <text:p>1178</text:p>
          </table:table-cell>
          <table:table-cell office:value-type="string" table:style-name="ce5">
            <text:p>CYANOCOBALAMIN (VIT B-12) 1,000 MC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9" table:style-name="ce4">
            <text:p>1179</text:p>
          </table:table-cell>
          <table:table-cell office:value-type="string" table:style-name="ce5">
            <text:p>CYANOCOBALAMIN (VIT B-12) 1,0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0" table:style-name="ce4">
            <text:p>1180</text:p>
          </table:table-cell>
          <table:table-cell office:value-type="string" table:style-name="ce5">
            <text:p>CYCLOBENZAPR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1" table:style-name="ce4">
            <text:p>1181</text:p>
          </table:table-cell>
          <table:table-cell office:value-type="string" table:style-name="ce5">
            <text:p>CYCLOPENTOLATE 1 % EYE DROPS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2" table:style-name="ce4">
            <text:p>1182</text:p>
          </table:table-cell>
          <table:table-cell office:value-type="string" table:style-name="ce5">
            <text:p>CYPROHEPTA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3" table:style-name="ce4">
            <text:p>1183</text:p>
          </table:table-cell>
          <table:table-cell office:value-type="string" table:style-name="ce5">
            <text:p>LIDOCAINE (PF) 50 MG/ML (5 %) IN 7.5 % DEXTROSE INTRATHECAL SOLUTION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4" table:style-name="ce4">
            <text:p>1184</text:p>
          </table:table-cell>
          <table:table-cell office:value-type="string" table:style-name="ce5">
            <text:p>SEVELAMER CARBONATE 0.8 GRAM ORAL POWDER PACKET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5" table:style-name="ce4">
            <text:p>1185</text:p>
          </table:table-cell>
          <table:table-cell office:value-type="string" table:style-name="ce5">
            <text:p>DEXAMETHAS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6" table:style-name="ce4">
            <text:p>1186</text:p>
          </table:table-cell>
          <table:table-cell office:value-type="string" table:style-name="ce5">
            <text:p>DEXAMETHASO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7" table:style-name="ce4">
            <text:p>1187</text:p>
          </table:table-cell>
          <table:table-cell office:value-type="string" table:style-name="ce5">
            <text:p>DEXAMETHASONE 4 MG/ML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8" table:style-name="ce4">
            <text:p>1188</text:p>
          </table:table-cell>
          <table:table-cell office:value-type="string" table:style-name="ce5">
            <text:p>DEXTROSE 25 % IN WATER (D25W) INTRAVENOUS SYRING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9" table:style-name="ce4">
            <text:p>1189</text:p>
          </table:table-cell>
          <table:table-cell office:value-type="string" table:style-name="ce5">
            <text:p>DEXTROSE 5 % IN WATER (D5W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0" table:style-name="ce4">
            <text:p>1190</text:p>
          </table:table-cell>
          <table:table-cell office:value-type="string" table:style-name="ce5">
            <text:p>DEXTROSE 50 % IN WATER (D50W) INTRAVENOUS SYRINGE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1" table:style-name="ce4">
            <text:p>1191</text:p>
          </table:table-cell>
          <table:table-cell office:value-type="string" table:style-name="ce5">
            <text:p>DIAZEPAM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2" table:style-name="ce4">
            <text:p>1192</text:p>
          </table:table-cell>
          <table:table-cell office:value-type="string" table:style-name="ce5">
            <text:p>DIAZEPA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3" table:style-name="ce4">
            <text:p>1193</text:p>
          </table:table-cell>
          <table:table-cell office:value-type="string" table:style-name="ce5">
            <text:p>DIBUCAINE 1 % TOPICAL OINTMENT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4" table:style-name="ce4">
            <text:p>1194</text:p>
          </table:table-cell>
          <table:table-cell office:value-type="string" table:style-name="ce5">
            <text:p>DICYCLOMINE 10 MG/ML INTRAMUSCULAR SOLUTION</text:p>
          </table:table-cell>
          <table:table-cell office:value-type="float" office:value="372" table:style-name="ce6">
            <text:p>372</text:p>
          </table:table-cell>
          <table:table-cell office:value-type="float" office:value="372" table:style-name="ce6">
            <text:p>3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5" table:style-name="ce4">
            <text:p>1195</text:p>
          </table:table-cell>
          <table:table-cell office:value-type="string" table:style-name="ce5">
            <text:p>DICYCLOM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6" table:style-name="ce4">
            <text:p>1196</text:p>
          </table:table-cell>
          <table:table-cell office:value-type="string" table:style-name="ce5">
            <text:p>DIGOXIN 250 MCG/ML INJECTION SOLUTION</text:p>
          </table:table-cell>
          <table:table-cell office:value-type="float" office:value="244.5" table:style-name="ce6">
            <text:p>245</text:p>
          </table:table-cell>
          <table:table-cell office:value-type="float" office:value="244.5" table:style-name="ce6">
            <text:p>2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7" table:style-name="ce4">
            <text:p>1197</text:p>
          </table:table-cell>
          <table:table-cell office:value-type="string" table:style-name="ce5">
            <text:p>DIGOXIN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8" table:style-name="ce4">
            <text:p>1198</text:p>
          </table:table-cell>
          <table:table-cell office:value-type="string" table:style-name="ce5">
            <text:p>DIGOXIN 2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9" table:style-name="ce4">
            <text:p>1199</text:p>
          </table:table-cell>
          <table:table-cell office:value-type="string" table:style-name="ce5">
            <text:p>DILTIAZEM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0" table:style-name="ce4">
            <text:p>1200</text:p>
          </table:table-cell>
          <table:table-cell office:value-type="string" table:style-name="ce5">
            <text:p>DIPHENHYDRAMINE 5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1" table:style-name="ce4">
            <text:p>1201</text:p>
          </table:table-cell>
          <table:table-cell office:value-type="string" table:style-name="ce5">
            <text:p>DIPHENHYD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2" table:style-name="ce4">
            <text:p>1202</text:p>
          </table:table-cell>
          <table:table-cell office:value-type="string" table:style-name="ce5">
            <text:p>DIPHENOXYLATE-ATROPINE 2.5 MG-0.0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3" table:style-name="ce4">
            <text:p>1203</text:p>
          </table:table-cell>
          <table:table-cell office:value-type="string" table:style-name="ce5">
            <text:p>DOCUSATE SODIUM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4" table:style-name="ce4">
            <text:p>1204</text:p>
          </table:table-cell>
          <table:table-cell office:value-type="string" table:style-name="ce5">
            <text:p>LEVOFLOXACIN 7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5" table:style-name="ce4">
            <text:p>1205</text:p>
          </table:table-cell>
          <table:table-cell office:value-type="string" table:style-name="ce5">
            <text:p>DOXEPIN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6" table:style-name="ce4">
            <text:p>1206</text:p>
          </table:table-cell>
          <table:table-cell office:value-type="string" table:style-name="ce5">
            <text:p>DOXEPIN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7" table:style-name="ce4">
            <text:p>1207</text:p>
          </table:table-cell>
          <table:table-cell office:value-type="string" table:style-name="ce5">
            <text:p>DOXYCYCLINE HYCLATE 100 MG INTRAVENOUS POWDER FOR SOLUTION</text:p>
          </table:table-cell>
          <table:table-cell office:value-type="float" office:value="197" table:style-name="ce6">
            <text:p>197</text:p>
          </table:table-cell>
          <table:table-cell office:value-type="float" office:value="197" table:style-name="ce6">
            <text:p>1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8" table:style-name="ce4">
            <text:p>1208</text:p>
          </table:table-cell>
          <table:table-cell office:value-type="string" table:style-name="ce5">
            <text:p>DOXYCYCLINE HYCL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9" table:style-name="ce4">
            <text:p>1209</text:p>
          </table:table-cell>
          <table:table-cell office:value-type="string" table:style-name="ce5">
            <text:p>EPHEDRINE SULFATE 50 MG/ML INJECTION SOLUTION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0" table:style-name="ce4">
            <text:p>1210</text:p>
          </table:table-cell>
          <table:table-cell office:value-type="string" table:style-name="ce5">
            <text:p>EPINEPHRINE 0.1 MG/ML INJECTION SYRINGE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1" table:style-name="ce4">
            <text:p>1211</text:p>
          </table:table-cell>
          <table:table-cell office:value-type="string" table:style-name="ce5">
            <text:p>ERYTHROMYCIN 5 MG/GRAM (0.5 %) EYE OINTMENT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2" table:style-name="ce4">
            <text:p>1212</text:p>
          </table:table-cell>
          <table:table-cell office:value-type="string" table:style-name="ce5">
            <text:p>FENTANYL (PF) 50 MCG/ML INJECTION SOLUTION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3" table:style-name="ce4">
            <text:p>1213</text:p>
          </table:table-cell>
          <table:table-cell office:value-type="string" table:style-name="ce5">
            <text:p>FERROUS SULFATE 325 MG (65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4" table:style-name="ce4">
            <text:p>1214</text:p>
          </table:table-cell>
          <table:table-cell office:value-type="string" table:style-name="ce5">
            <text:p>FLUOCINONIDE 0.05 % TOPICAL OINTMENT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5" table:style-name="ce4">
            <text:p>1215</text:p>
          </table:table-cell>
          <table:table-cell office:value-type="string" table:style-name="ce5">
            <text:p>FOLIC ACID 5 MG/ML INJECTION SOLUTION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6" table:style-name="ce4">
            <text:p>1216</text:p>
          </table:table-cell>
          <table:table-cell office:value-type="string" table:style-name="ce5">
            <text:p>FUROSEMIDE 1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7" table:style-name="ce4">
            <text:p>1217</text:p>
          </table:table-cell>
          <table:table-cell office:value-type="string" table:style-name="ce5">
            <text:p>FURO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8" table:style-name="ce4">
            <text:p>1218</text:p>
          </table:table-cell>
          <table:table-cell office:value-type="string" table:style-name="ce5">
            <text:p>FUROSEMIDE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9" table:style-name="ce4">
            <text:p>1219</text:p>
          </table:table-cell>
          <table:table-cell office:value-type="string" table:style-name="ce5">
            <text:p>GEMFIBROZIL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0" table:style-name="ce4">
            <text:p>1220</text:p>
          </table:table-cell>
          <table:table-cell office:value-type="string" table:style-name="ce5">
            <text:p>GENTAMICIN 0.1 % TOPICAL OINTMENT</text:p>
          </table:table-cell>
          <table:table-cell office:value-type="float" office:value="380.5" table:style-name="ce6">
            <text:p>381</text:p>
          </table:table-cell>
          <table:table-cell office:value-type="float" office:value="380.5" table:style-name="ce6">
            <text:p>3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1" table:style-name="ce4">
            <text:p>1221</text:p>
          </table:table-cell>
          <table:table-cell office:value-type="string" table:style-name="ce5">
            <text:p>GENTAMICIN 40 MG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2" table:style-name="ce4">
            <text:p>1222</text:p>
          </table:table-cell>
          <table:table-cell office:value-type="string" table:style-name="ce5">
            <text:p>GENTAMICIN 0.3 % (3 MG/GRAM) EYE OINTMENT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3" table:style-name="ce4">
            <text:p>1223</text:p>
          </table:table-cell>
          <table:table-cell office:value-type="string" table:style-name="ce5">
            <text:p>GENTAMICIN 0.3 % EYE DROPS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4" table:style-name="ce4">
            <text:p>1224</text:p>
          </table:table-cell>
          <table:table-cell office:value-type="string" table:style-name="ce5">
            <text:p>GLYCERIN (CHILD) RECTAL SUPPOSITORY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5" table:style-name="ce4">
            <text:p>1225</text:p>
          </table:table-cell>
          <table:table-cell office:value-type="string" table:style-name="ce5">
            <text:p>GLYCOPYRROLATE 0.2 MG/ML INJECTION SOLUTION</text:p>
          </table:table-cell>
          <table:table-cell office:value-type="float" office:value="420.5" table:style-name="ce6">
            <text:p>421</text:p>
          </table:table-cell>
          <table:table-cell office:value-type="float" office:value="420.5" table:style-name="ce6">
            <text:p>4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6" table:style-name="ce4">
            <text:p>1226</text:p>
          </table:table-cell>
          <table:table-cell office:value-type="string" table:style-name="ce5">
            <text:p>HALOPERIDOL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7" table:style-name="ce4">
            <text:p>1227</text:p>
          </table:table-cell>
          <table:table-cell office:value-type="string" table:style-name="ce5">
            <text:p>HALOPERIDO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8" table:style-name="ce4">
            <text:p>1228</text:p>
          </table:table-cell>
          <table:table-cell office:value-type="string" table:style-name="ce5">
            <text:p>HALOPERIDOL LACTATE 5 MG/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9" table:style-name="ce4">
            <text:p>1229</text:p>
          </table:table-cell>
          <table:table-cell office:value-type="string" table:style-name="ce5">
            <text:p>MORPHINE 30 MG PER 30 ML PCA(OPIOID TOLERANT)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0" table:style-name="ce4">
            <text:p>1230</text:p>
          </table:table-cell>
          <table:table-cell office:value-type="string" table:style-name="ce5">
            <text:p>RANITIDINE 15 MG/ML SYRUP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1" table:style-name="ce4">
            <text:p>1231</text:p>
          </table:table-cell>
          <table:table-cell office:value-type="string" table:style-name="ce5">
            <text:p>HYDRALAZINE 20 MG/ML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2" table:style-name="ce4">
            <text:p>1232</text:p>
          </table:table-cell>
          <table:table-cell office:value-type="string" table:style-name="ce5">
            <text:p>HYDRAL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3" table:style-name="ce4">
            <text:p>1233</text:p>
          </table:table-cell>
          <table:table-cell office:value-type="string" table:style-name="ce5">
            <text:p>HYDRAL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4" table:style-name="ce4">
            <text:p>1234</text:p>
          </table:table-cell>
          <table:table-cell office:value-type="string" table:style-name="ce5">
            <text:p>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5" table:style-name="ce4">
            <text:p>1235</text:p>
          </table:table-cell>
          <table:table-cell office:value-type="string" table:style-name="ce5">
            <text:p>HYDROCORTISONE 1 % TOPICAL CREAM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6" table:style-name="ce4">
            <text:p>1236</text:p>
          </table:table-cell>
          <table:table-cell office:value-type="string" table:style-name="ce5">
            <text:p>HYDROCORTISONE 2.5 % TOPICAL CREAM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7" table:style-name="ce4">
            <text:p>1237</text:p>
          </table:table-cell>
          <table:table-cell office:value-type="string" table:style-name="ce5">
            <text:p>HYDROCORTISONE 1 % LOTION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8" table:style-name="ce4">
            <text:p>1238</text:p>
          </table:table-cell>
          <table:table-cell office:value-type="string" table:style-name="ce5">
            <text:p>HYDROCORTISONE 1 % TOPICAL OINTMENT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9" table:style-name="ce4">
            <text:p>1239</text:p>
          </table:table-cell>
          <table:table-cell office:value-type="string" table:style-name="ce5">
            <text:p>HYDROCORTISONE ACETATE 25 MG RECTAL SUPPOSITORY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0" table:style-name="ce4">
            <text:p>1240</text:p>
          </table:table-cell>
          <table:table-cell office:value-type="string" table:style-name="ce5">
            <text:p>HYDROMORPHONE 2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1" table:style-name="ce4">
            <text:p>1241</text:p>
          </table:table-cell>
          <table:table-cell office:value-type="string" table:style-name="ce5">
            <text:p>HYDROXYZINE HCL 10 MG/5 ML ORAL SOLUTIO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2" table:style-name="ce4">
            <text:p>1242</text:p>
          </table:table-cell>
          <table:table-cell office:value-type="string" table:style-name="ce5">
            <text:p>HYDROXYZINE HC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3" table:style-name="ce4">
            <text:p>1243</text:p>
          </table:table-cell>
          <table:table-cell office:value-type="string" table:style-name="ce5">
            <text:p>CEPHALEX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4" table:style-name="ce4">
            <text:p>1244</text:p>
          </table:table-cell>
          <table:table-cell office:value-type="string" table:style-name="ce5">
            <text:p>IBUPROFEN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5" table:style-name="ce4">
            <text:p>1245</text:p>
          </table:table-cell>
          <table:table-cell office:value-type="string" table:style-name="ce5">
            <text:p>IBUPROFEN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6" table:style-name="ce4">
            <text:p>1246</text:p>
          </table:table-cell>
          <table:table-cell office:value-type="string" table:style-name="ce5">
            <text:p>IBUPROFEN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7" table:style-name="ce4">
            <text:p>1247</text:p>
          </table:table-cell>
          <table:table-cell office:value-type="string" table:style-name="ce5">
            <text:p>IMIPRAM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8" table:style-name="ce4">
            <text:p>1248</text:p>
          </table:table-cell>
          <table:table-cell office:value-type="string" table:style-name="ce5">
            <text:p>IMIP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9" table:style-name="ce4">
            <text:p>1249</text:p>
          </table:table-cell>
          <table:table-cell office:value-type="string" table:style-name="ce5">
            <text:p>INDAPAMIDE 1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0" table:style-name="ce4">
            <text:p>1250</text:p>
          </table:table-cell>
          <table:table-cell office:value-type="string" table:style-name="ce5">
            <text:p>INDOMETHACIN 25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1" table:style-name="ce4">
            <text:p>1251</text:p>
          </table:table-cell>
          <table:table-cell office:value-type="string" table:style-name="ce5">
            <text:p>SODIUM HYALURONATE 10 MG/ML INTRAOCULAR SYRINGE</text:p>
          </table:table-cell>
          <table:table-cell office:value-type="float" office:value="496.5" table:style-name="ce6">
            <text:p>497</text:p>
          </table:table-cell>
          <table:table-cell office:value-type="float" office:value="496.5" table:style-name="ce6">
            <text:p>4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2" table:style-name="ce4">
            <text:p>1252</text:p>
          </table:table-cell>
          <table:table-cell office:value-type="string" table:style-name="ce5">
            <text:p>ISONIAZID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3" table:style-name="ce4">
            <text:p>1253</text:p>
          </table:table-cell>
          <table:table-cell office:value-type="string" table:style-name="ce5">
            <text:p>DAPTOMYCIN 500 MG INTRAVENOUS SOLUTION</text:p>
          </table:table-cell>
          <table:table-cell office:value-type="float" office:value="2139.5" table:style-name="ce8">
            <text:p>2,139.50</text:p>
          </table:table-cell>
          <table:table-cell office:value-type="float" office:value="2139.5" table:style-name="ce8">
            <text:p>2,13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4" table:style-name="ce4">
            <text:p>1254</text:p>
          </table:table-cell>
          <table:table-cell office:value-type="string" table:style-name="ce5">
            <text:p>ISOSORBIDE DI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5" table:style-name="ce4">
            <text:p>1255</text:p>
          </table:table-cell>
          <table:table-cell office:value-type="string" table:style-name="ce5">
            <text:p>KETAMINE 100 MG/ML INJECTION SOLUTION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6" table:style-name="ce4">
            <text:p>1256</text:p>
          </table:table-cell>
          <table:table-cell office:value-type="string" table:style-name="ce5">
            <text:p>LACTATED RINGERS INTRAVENOUS SOLUTION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7" table:style-name="ce4">
            <text:p>1257</text:p>
          </table:table-cell>
          <table:table-cell office:value-type="string" table:style-name="ce5">
            <text:p>LEUCOVORIN CALCIUM 50 MG SOLUTION FOR INJECTION</text:p>
          </table:table-cell>
          <table:table-cell office:value-type="float" office:value="67.5" table:style-name="ce6">
            <text:p>68</text:p>
          </table:table-cell>
          <table:table-cell office:value-type="float" office:value="67.5" table:style-name="ce6">
            <text:p>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8" table:style-name="ce4">
            <text:p>1258</text:p>
          </table:table-cell>
          <table:table-cell office:value-type="string" table:style-name="ce5">
            <text:p>CLINDAMYCIN 600 MG IN D5W LOADABLE MIXTURE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9" table:style-name="ce4">
            <text:p>1259</text:p>
          </table:table-cell>
          <table:table-cell office:value-type="string" table:style-name="ce5">
            <text:p>HYDROCORTIS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0" table:style-name="ce4">
            <text:p>1260</text:p>
          </table:table-cell>
          <table:table-cell office:value-type="string" table:style-name="ce5">
            <text:p>LEVOTHYROXINE 7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1" table:style-name="ce4">
            <text:p>1261</text:p>
          </table:table-cell>
          <table:table-cell office:value-type="string" table:style-name="ce5">
            <text:p>LEVOTHYROXINE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2" table:style-name="ce4">
            <text:p>1262</text:p>
          </table:table-cell>
          <table:table-cell office:value-type="string" table:style-name="ce5">
            <text:p>LEVOTHYROXINE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3" table:style-name="ce4">
            <text:p>1263</text:p>
          </table:table-cell>
          <table:table-cell office:value-type="string" table:style-name="ce5">
            <text:p>MORPHINE 30 MG PER 30 ML PCA (COMFORT CARE OPIOID NAIVE)<text:s/>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4" table:style-name="ce4">
            <text:p>1264</text:p>
          </table:table-cell>
          <table:table-cell office:value-type="string" table:style-name="ce5">
            <text:p>ROCURONIUM 10 MG/ML IV SOLN 5 ML (FOR ANESTHESIA USE ONLY)</text:p>
          </table:table-cell>
          <table:table-cell office:value-type="float" office:value="33.5" table:style-name="ce6">
            <text:p>34</text:p>
          </table:table-cell>
          <table:table-cell office:value-type="float" office:value="33.5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5" table:style-name="ce4">
            <text:p>1265</text:p>
          </table:table-cell>
          <table:table-cell office:value-type="string" table:style-name="ce5">
            <text:p>LIDOCAINE 10 MG/ML (1 %) INJECTION SOLUTION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6" table:style-name="ce4">
            <text:p>1266</text:p>
          </table:table-cell>
          <table:table-cell office:value-type="string" table:style-name="ce5">
            <text:p>LIDOCAINE 20 MG/ML (2 %) INJECTION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7" table:style-name="ce4">
            <text:p>1267</text:p>
          </table:table-cell>
          <table:table-cell office:value-type="string" table:style-name="ce5">
            <text:p>LISINOPRI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8" table:style-name="ce4">
            <text:p>1268</text:p>
          </table:table-cell>
          <table:table-cell office:value-type="string" table:style-name="ce5">
            <text:p>LITHIUM CARBONAT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9" table:style-name="ce4">
            <text:p>1269</text:p>
          </table:table-cell>
          <table:table-cell office:value-type="string" table:style-name="ce5">
            <text:p>LITHIUM CARBONATE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0" table:style-name="ce4">
            <text:p>1270</text:p>
          </table:table-cell>
          <table:table-cell office:value-type="string" table:style-name="ce5">
            <text:p>LOPERAMIDE 2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1" table:style-name="ce4">
            <text:p>1271</text:p>
          </table:table-cell>
          <table:table-cell office:value-type="string" table:style-name="ce5">
            <text:p>LOPERAMIDE 1 MG/5 ML ORAL LIQUID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2" table:style-name="ce4">
            <text:p>1272</text:p>
          </table:table-cell>
          <table:table-cell office:value-type="string" table:style-name="ce5">
            <text:p>LORAZEP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3" table:style-name="ce4">
            <text:p>1273</text:p>
          </table:table-cell>
          <table:table-cell office:value-type="string" table:style-name="ce5">
            <text:p>LORAZEP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4" table:style-name="ce4">
            <text:p>1274</text:p>
          </table:table-cell>
          <table:table-cell office:value-type="string" table:style-name="ce5">
            <text:p>MAGNESIUM CITRATE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5" table:style-name="ce4">
            <text:p>1275</text:p>
          </table:table-cell>
          <table:table-cell office:value-type="string" table:style-name="ce5">
            <text:p>MAGNESIUM SULFATE 4 MEQ/ML (50 %) INJECTION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6" table:style-name="ce4">
            <text:p>1276</text:p>
          </table:table-cell>
          <table:table-cell office:value-type="string" table:style-name="ce5">
            <text:p>MANNITOL 20 % INTRAVENOUS SOLUTION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7" table:style-name="ce4">
            <text:p>1277</text:p>
          </table:table-cell>
          <table:table-cell office:value-type="string" table:style-name="ce5">
            <text:p>MANNITOL 25 % INTRAVENOUS SOLUTIO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8" table:style-name="ce4">
            <text:p>1278</text:p>
          </table:table-cell>
          <table:table-cell office:value-type="string" table:style-name="ce5">
            <text:p>MEDROXYPROGESTERO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9" table:style-name="ce4">
            <text:p>1279</text:p>
          </table:table-cell>
          <table:table-cell office:value-type="string" table:style-name="ce5">
            <text:p>MEGESTR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0" table:style-name="ce4">
            <text:p>1280</text:p>
          </table:table-cell>
          <table:table-cell office:value-type="string" table:style-name="ce5">
            <text:p>RALTEGRAVIR 400 MG TABLET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1" table:style-name="ce4">
            <text:p>1281</text:p>
          </table:table-cell>
          <table:table-cell office:value-type="string" table:style-name="ce5">
            <text:p>METHAD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2" table:style-name="ce4">
            <text:p>1282</text:p>
          </table:table-cell>
          <table:table-cell office:value-type="string" table:style-name="ce5">
            <text:p>METHOCARBAMOL 100 MG/ML INJECTION SOLUTION</text:p>
          </table:table-cell>
          <table:table-cell office:value-type="float" office:value="314" table:style-name="ce6">
            <text:p>314</text:p>
          </table:table-cell>
          <table:table-cell office:value-type="float" office:value="314" table:style-name="ce6">
            <text:p>3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3" table:style-name="ce4">
            <text:p>1283</text:p>
          </table:table-cell>
          <table:table-cell office:value-type="string" table:style-name="ce5">
            <text:p>METHOCARBAMOL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4" table:style-name="ce4">
            <text:p>1284</text:p>
          </table:table-cell>
          <table:table-cell office:value-type="string" table:style-name="ce5">
            <text:p>METHOTREXATE SODIUM 2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5" table:style-name="ce4">
            <text:p>1285</text:p>
          </table:table-cell>
          <table:table-cell office:value-type="string" table:style-name="ce5">
            <text:p>SEPSIS PHASE 1 PROTOC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6" table:style-name="ce4">
            <text:p>1286</text:p>
          </table:table-cell>
          <table:table-cell office:value-type="string" table:style-name="ce5">
            <text:p>METHYLENE BLUE (ANTIDOTE) 5 MG/ML (0.5 %) INTRAVENOUS SOLUTION</text:p>
          </table:table-cell>
          <table:table-cell office:value-type="float" office:value="1705.5" table:style-name="ce8">
            <text:p>1,705.50</text:p>
          </table:table-cell>
          <table:table-cell office:value-type="float" office:value="1705.5" table:style-name="ce8">
            <text:p>1,705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7" table:style-name="ce4">
            <text:p>1287</text:p>
          </table:table-cell>
          <table:table-cell office:value-type="string" table:style-name="ce5">
            <text:p>METHYLPHENIDATE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8" table:style-name="ce4">
            <text:p>1288</text:p>
          </table:table-cell>
          <table:table-cell office:value-type="string" table:style-name="ce5">
            <text:p>METHYLPREDNISOLONE 4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9" table:style-name="ce4">
            <text:p>1289</text:p>
          </table:table-cell>
          <table:table-cell office:value-type="string" table:style-name="ce5">
            <text:p>METHYLPREDNISOLONE ACETATE 40 MG/ML SUSPENSION FOR INJEC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0" table:style-name="ce4">
            <text:p>1290</text:p>
          </table:table-cell>
          <table:table-cell office:value-type="string" table:style-name="ce5">
            <text:p>METOCLOPRAMIDE 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1" table:style-name="ce4">
            <text:p>1291</text:p>
          </table:table-cell>
          <table:table-cell office:value-type="string" table:style-name="ce5">
            <text:p>METOCLOPRAMIDE 5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2" table:style-name="ce4">
            <text:p>1292</text:p>
          </table:table-cell>
          <table:table-cell office:value-type="string" table:style-name="ce5">
            <text:p>METOCLOPRAM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3" table:style-name="ce4">
            <text:p>1293</text:p>
          </table:table-cell>
          <table:table-cell office:value-type="string" table:style-name="ce5">
            <text:p>METOPROLOL TARTRATE 5 MG/5 ML INTRAVENOUS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4" table:style-name="ce4">
            <text:p>1294</text:p>
          </table:table-cell>
          <table:table-cell office:value-type="string" table:style-name="ce5">
            <text:p>METOPROLOL TARTRAT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5" table:style-name="ce4">
            <text:p>1295</text:p>
          </table:table-cell>
          <table:table-cell office:value-type="string" table:style-name="ce5">
            <text:p>METRONIDAZOL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6" table:style-name="ce4">
            <text:p>1296</text:p>
          </table:table-cell>
          <table:table-cell office:value-type="string" table:style-name="ce5">
            <text:p>RISPERID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7" table:style-name="ce4">
            <text:p>1297</text:p>
          </table:table-cell>
          <table:table-cell office:value-type="string" table:style-name="ce5">
            <text:p>METRONIDAZOLE 500 MG/100 ML-SODIUM CHLORIDE(ISO) INTRAVENOUS PIGGYBACK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8" table:style-name="ce4">
            <text:p>1298</text:p>
          </table:table-cell>
          <table:table-cell office:value-type="string" table:style-name="ce5">
            <text:p>MICONAZOLE 2 % BARRIER CREAM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9" table:style-name="ce4">
            <text:p>1299</text:p>
          </table:table-cell>
          <table:table-cell office:value-type="string" table:style-name="ce5">
            <text:p>MICONAZOLE NITRATE 2 % VAGINAL CREAM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0" table:style-name="ce4">
            <text:p>1300</text:p>
          </table:table-cell>
          <table:table-cell office:value-type="string" table:style-name="ce5">
            <text:p>MINERAL OIL ORA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1" table:style-name="ce4">
            <text:p>1301</text:p>
          </table:table-cell>
          <table:table-cell office:value-type="string" table:style-name="ce5">
            <text:p>MINERAL OIL ENEMA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2" table:style-name="ce4">
            <text:p>1302</text:p>
          </table:table-cell>
          <table:table-cell office:value-type="string" table:style-name="ce5">
            <text:p>MINOXIDIL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3" table:style-name="ce4">
            <text:p>1303</text:p>
          </table:table-cell>
          <table:table-cell office:value-type="string" table:style-name="ce5">
            <text:p>MORPHINE 2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4" table:style-name="ce4">
            <text:p>1304</text:p>
          </table:table-cell>
          <table:table-cell office:value-type="string" table:style-name="ce5">
            <text:p>MORPHINE 15 MG IMMEDIATE RELEASE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5" table:style-name="ce4">
            <text:p>1305</text:p>
          </table:table-cell>
          <table:table-cell office:value-type="string" table:style-name="ce5">
            <text:p>NAD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6" table:style-name="ce4">
            <text:p>1306</text:p>
          </table:table-cell>
          <table:table-cell office:value-type="string" table:style-name="ce5">
            <text:p>NAFCILLIN 1 GRAM SOLUTION FOR INJECTION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7" table:style-name="ce4">
            <text:p>1307</text:p>
          </table:table-cell>
          <table:table-cell office:value-type="string" table:style-name="ce5">
            <text:p>NAFCILLIN 2 GRAM SOLUTION FOR INJECTION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8" table:style-name="ce4">
            <text:p>1308</text:p>
          </table:table-cell>
          <table:table-cell office:value-type="string" table:style-name="ce5">
            <text:p>PHENYLEPHRINE 1 % NASAL DROPS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9" table:style-name="ce4">
            <text:p>1309</text:p>
          </table:table-cell>
          <table:table-cell office:value-type="string" table:style-name="ce5">
            <text:p>NALOXONE 0.4 MG/ML INJECTION SOLUTION</text:p>
          </table:table-cell>
          <table:table-cell office:value-type="float" office:value="1200.5" table:style-name="ce8">
            <text:p>1,200.50</text:p>
          </table:table-cell>
          <table:table-cell office:value-type="float" office:value="1200.5" table:style-name="ce8">
            <text:p>1,2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0" table:style-name="ce4">
            <text:p>1310</text:p>
          </table:table-cell>
          <table:table-cell office:value-type="string" table:style-name="ce5">
            <text:p>NAPROXEN 2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1" table:style-name="ce4">
            <text:p>1311</text:p>
          </table:table-cell>
          <table:table-cell office:value-type="string" table:style-name="ce5">
            <text:p>NE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2" table:style-name="ce4">
            <text:p>1312</text:p>
          </table:table-cell>
          <table:table-cell office:value-type="string" table:style-name="ce5">
            <text:p>APIXABAN 2.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3" table:style-name="ce4">
            <text:p>1313</text:p>
          </table:table-cell>
          <table:table-cell office:value-type="string" table:style-name="ce5">
            <text:p>NI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4" table:style-name="ce4">
            <text:p>1314</text:p>
          </table:table-cell>
          <table:table-cell office:value-type="string" table:style-name="ce5">
            <text:p>NIACIN ER 500 MG TABLET,EXTENDED RELEASE 24 HR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5" table:style-name="ce4">
            <text:p>1315</text:p>
          </table:table-cell>
          <table:table-cell office:value-type="string" table:style-name="ce5">
            <text:p>NIFEDIP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6" table:style-name="ce4">
            <text:p>1316</text:p>
          </table:table-cell>
          <table:table-cell office:value-type="string" table:style-name="ce5">
            <text:p>MULTIVIT AND MINERALS-FERROUS GLUCONATE 9 MG IRON/15 ML ORAL LIQUID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7" table:style-name="ce4">
            <text:p>1317</text:p>
          </table:table-cell>
          <table:table-cell office:value-type="string" table:style-name="ce5">
            <text:p>NITROGLYCERIN ER 2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8" table:style-name="ce4">
            <text:p>1318</text:p>
          </table:table-cell>
          <table:table-cell office:value-type="string" table:style-name="ce5">
            <text:p>NITROGLYCERIN ER 6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9" table:style-name="ce4">
            <text:p>1319</text:p>
          </table:table-cell>
          <table:table-cell office:value-type="string" table:style-name="ce5">
            <text:p>NITROGLYCERIN ER 9 MG CAPSULE,EXTENDED RELEASE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0" table:style-name="ce4">
            <text:p>1320</text:p>
          </table:table-cell>
          <table:table-cell office:value-type="string" table:style-name="ce5">
            <text:p>NITROGLYCERIN 0.4 MG SUBLINGUAL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1" table:style-name="ce4">
            <text:p>1321</text:p>
          </table:table-cell>
          <table:table-cell office:value-type="string" table:style-name="ce5">
            <text:p>NORTRIPTYL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2" table:style-name="ce4">
            <text:p>1322</text:p>
          </table:table-cell>
          <table:table-cell office:value-type="string" table:style-name="ce5">
            <text:p>NORTRIPTYLIN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3" table:style-name="ce4">
            <text:p>1323</text:p>
          </table:table-cell>
          <table:table-cell office:value-type="string" table:style-name="ce5">
            <text:p>NYSTATIN 100,000 UNIT/GRAM TOPICAL CREAM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4" table:style-name="ce4">
            <text:p>1324</text:p>
          </table:table-cell>
          <table:table-cell office:value-type="string" table:style-name="ce5">
            <text:p>NYSTATIN 100,000 UNIT/ML ORAL SUSPENS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5" table:style-name="ce4">
            <text:p>1325</text:p>
          </table:table-cell>
          <table:table-cell office:value-type="string" table:style-name="ce5">
            <text:p>NYSTATIN-TRIAMCINOLONE 100,000 UNIT/G-0.1 % TOPICAL CREAM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6" table:style-name="ce4">
            <text:p>1326</text:p>
          </table:table-cell>
          <table:table-cell office:value-type="string" table:style-name="ce5">
            <text:p>NYSTATIN-TRIAMCINOLONE 100,000 UNIT/GRAM-0.1 % TOPICAL OINTMENT</text:p>
          </table:table-cell>
          <table:table-cell office:value-type="float" office:value="136.5" table:style-name="ce6">
            <text:p>137</text:p>
          </table:table-cell>
          <table:table-cell office:value-type="float" office:value="136.5" table:style-name="ce6">
            <text:p>1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7" table:style-name="ce4">
            <text:p>1327</text:p>
          </table:table-cell>
          <table:table-cell office:value-type="string" table:style-name="ce5">
            <text:p>OXAZEPAM 15 MG CAPSULE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8" table:style-name="ce4">
            <text:p>1328</text:p>
          </table:table-cell>
          <table:table-cell office:value-type="string" table:style-name="ce5">
            <text:p>CARILION CLINIC OPIOID PAIN GUIDELINES LINK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9" table:style-name="ce4">
            <text:p>1329</text:p>
          </table:table-cell>
          <table:table-cell office:value-type="string" table:style-name="ce5">
            <text:p>OXYCODONE-ACETAMINOPHEN 5 MG-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0" table:style-name="ce4">
            <text:p>1330</text:p>
          </table:table-cell>
          <table:table-cell office:value-type="string" table:style-name="ce5">
            <text:p>OXYMETAZOLINE 0.05 % NASAL SPRA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1" table:style-name="ce4">
            <text:p>1331</text:p>
          </table:table-cell>
          <table:table-cell office:value-type="string" table:style-name="ce5">
            <text:p>OXYTOCIN 10 UNIT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2" table:style-name="ce4">
            <text:p>1332</text:p>
          </table:table-cell>
          <table:table-cell office:value-type="string" table:style-name="ce5">
            <text:p>PENICILLIN G POTASSIUM 5 MILLION UNIT SOLUTION FOR INJECTION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3" table:style-name="ce4">
            <text:p>1333</text:p>
          </table:table-cell>
          <table:table-cell office:value-type="string" table:style-name="ce5">
            <text:p>PENICILLIN V POTASSIUM 250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4" table:style-name="ce4">
            <text:p>1334</text:p>
          </table:table-cell>
          <table:table-cell office:value-type="string" table:style-name="ce5">
            <text:p>PENICILLIN V POTASSIU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5" table:style-name="ce4">
            <text:p>1335</text:p>
          </table:table-cell>
          <table:table-cell office:value-type="string" table:style-name="ce5">
            <text:p>METHYLPREDNISOLONE 1000 MG/100 ML NS LOADABLE MIXTURE</text:p>
          </table:table-cell>
          <table:table-cell office:value-type="float" office:value="255.5" table:style-name="ce6">
            <text:p>256</text:p>
          </table:table-cell>
          <table:table-cell office:value-type="float" office:value="255.5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6" table:style-name="ce4">
            <text:p>1336</text:p>
          </table:table-cell>
          <table:table-cell office:value-type="string" table:style-name="ce5">
            <text:p>PERPHENAZINE 2 MG TABLET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7" table:style-name="ce4">
            <text:p>1337</text:p>
          </table:table-cell>
          <table:table-cell office:value-type="string" table:style-name="ce5">
            <text:p>PHENAZOPYRID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8" table:style-name="ce4">
            <text:p>1338</text:p>
          </table:table-cell>
          <table:table-cell office:value-type="string" table:style-name="ce5">
            <text:p>TRANEXAMIC ACID 1,000 MG/10 ML (100 MG/ML) INTRAVENOUS SOLUTION</text:p>
          </table:table-cell>
          <table:table-cell office:value-type="float" office:value="259.5" table:style-name="ce6">
            <text:p>260</text:p>
          </table:table-cell>
          <table:table-cell office:value-type="float" office:value="259.5" table:style-name="ce6">
            <text:p>2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9" table:style-name="ce4">
            <text:p>1339</text:p>
          </table:table-cell>
          <table:table-cell office:value-type="string" table:style-name="ce5">
            <text:p>PHENOBARBITAL 32.4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0" table:style-name="ce4">
            <text:p>1340</text:p>
          </table:table-cell>
          <table:table-cell office:value-type="string" table:style-name="ce5">
            <text:p>MAGNESIUM SULFATE 1 GRAM/100 ML IN DEXTROSE 5 % INTRAVENOUS PIGGYBACK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1" table:style-name="ce4">
            <text:p>1341</text:p>
          </table:table-cell>
          <table:table-cell office:value-type="string" table:style-name="ce5">
            <text:p>PHENOBARB-HYOSCY-ATROPINE-SCOP 16.2 MG-0.1037 MG-0.0194 MG/5 ML ELIXIR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2" table:style-name="ce4">
            <text:p>1342</text:p>
          </table:table-cell>
          <table:table-cell office:value-type="string" table:style-name="ce5">
            <text:p>PHENYLEPHRINE 10 MG/ML INJECTION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3" table:style-name="ce4">
            <text:p>1343</text:p>
          </table:table-cell>
          <table:table-cell office:value-type="string" table:style-name="ce5">
            <text:p>PHENYTOIN SODIUM 50 MG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4" table:style-name="ce4">
            <text:p>1344</text:p>
          </table:table-cell>
          <table:table-cell office:value-type="string" table:style-name="ce5">
            <text:p>PHYSOSTIGMINE 1 MG/ML INJECTION SOLUTION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5" table:style-name="ce4">
            <text:p>1345</text:p>
          </table:table-cell>
          <table:table-cell office:value-type="string" table:style-name="ce5">
            <text:p>CLINDAMYCIN 300 MG IN D5W LOADABLE MIXTURE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6" table:style-name="ce4">
            <text:p>1346</text:p>
          </table:table-cell>
          <table:table-cell office:value-type="string" table:style-name="ce5">
            <text:p>PILOCARPINE 2 % EYE DROPS</text:p>
          </table:table-cell>
          <table:table-cell office:value-type="float" office:value="558.5" table:style-name="ce6">
            <text:p>559</text:p>
          </table:table-cell>
          <table:table-cell office:value-type="float" office:value="558.5" table:style-name="ce6">
            <text:p>5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7" table:style-name="ce4">
            <text:p>1347</text:p>
          </table:table-cell>
          <table:table-cell office:value-type="string" table:style-name="ce5">
            <text:p>PIROXICAM 20 MG CAPSUL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8" table:style-name="ce4">
            <text:p>1348</text:p>
          </table:table-cell>
          <table:table-cell office:value-type="string" table:style-name="ce5">
            <text:p>POTASSIUM CHLORIDE 10 MEQ/100ML IN STERILE WATER INTRAVENOUS PIGGYBACK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9" table:style-name="ce4">
            <text:p>1349</text:p>
          </table:table-cell>
          <table:table-cell office:value-type="string" table:style-name="ce5">
            <text:p>POTASSIUM CHLORIDE 20 MEQ/15 ML ORAL LIQUID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0" table:style-name="ce4">
            <text:p>1350</text:p>
          </table:table-cell>
          <table:table-cell office:value-type="string" table:style-name="ce5">
            <text:p>CEFEPIME 2 G/50 ML D5W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1" table:style-name="ce4">
            <text:p>1351</text:p>
          </table:table-cell>
          <table:table-cell office:value-type="string" table:style-name="ce5">
            <text:p>PREDNISOLONE ACETATE 1 % EYE DROPS,SUSPENSION</text:p>
          </table:table-cell>
          <table:table-cell office:value-type="float" office:value="398" table:style-name="ce6">
            <text:p>398</text:p>
          </table:table-cell>
          <table:table-cell office:value-type="float" office:value="398" table:style-name="ce6">
            <text:p>3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2" table:style-name="ce4">
            <text:p>1352</text:p>
          </table:table-cell>
          <table:table-cell office:value-type="string" table:style-name="ce5">
            <text:p>PREDNISONE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3" table:style-name="ce4">
            <text:p>1353</text:p>
          </table:table-cell>
          <table:table-cell office:value-type="string" table:style-name="ce5">
            <text:p>PREDNIS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4" table:style-name="ce4">
            <text:p>1354</text:p>
          </table:table-cell>
          <table:table-cell office:value-type="string" table:style-name="ce5">
            <text:p>PREDNISONE 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5" table:style-name="ce4">
            <text:p>1355</text:p>
          </table:table-cell>
          <table:table-cell office:value-type="string" table:style-name="ce5">
            <text:p>PREDNIS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6" table:style-name="ce4">
            <text:p>1356</text:p>
          </table:table-cell>
          <table:table-cell office:value-type="string" table:style-name="ce5">
            <text:p>PRIMIDON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7" table:style-name="ce4">
            <text:p>1357</text:p>
          </table:table-cell>
          <table:table-cell office:value-type="string" table:style-name="ce5">
            <text:p>PROBENECID 500 MG TABLET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8" table:style-name="ce4">
            <text:p>1358</text:p>
          </table:table-cell>
          <table:table-cell office:value-type="string" table:style-name="ce5">
            <text:p>PIPERACILLIN/TAZOBACTAM 2.25 GM IVPB D5W LOADABLE MIXTURE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9" table:style-name="ce4">
            <text:p>1359</text:p>
          </table:table-cell>
          <table:table-cell office:value-type="string" table:style-name="ce5">
            <text:p>PROCHLORPERAZINE EDISYLATE 10 MG/2 ML (5 MG/ML) INJECTION SOLUTION</text:p>
          </table:table-cell>
          <table:table-cell office:value-type="float" office:value="173.5" table:style-name="ce6">
            <text:p>174</text:p>
          </table:table-cell>
          <table:table-cell office:value-type="float" office:value="173.5" table:style-name="ce6">
            <text:p>1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0" table:style-name="ce4">
            <text:p>1360</text:p>
          </table:table-cell>
          <table:table-cell office:value-type="string" table:style-name="ce5">
            <text:p>VANCOMYCIN 1 G IN 250 ML D5W LOADABLE MIXTURE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1" table:style-name="ce4">
            <text:p>1361</text:p>
          </table:table-cell>
          <table:table-cell office:value-type="string" table:style-name="ce5">
            <text:p>PROMETHAZINE 2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2" table:style-name="ce4">
            <text:p>1362</text:p>
          </table:table-cell>
          <table:table-cell office:value-type="string" table:style-name="ce5">
            <text:p>PROMETH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3" table:style-name="ce4">
            <text:p>1363</text:p>
          </table:table-cell>
          <table:table-cell office:value-type="string" table:style-name="ce5">
            <text:p>PROPARACAINE 0.5 % EYE DROPS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4" table:style-name="ce4">
            <text:p>1364</text:p>
          </table:table-cell>
          <table:table-cell office:value-type="string" table:style-name="ce5">
            <text:p>PROPRAN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5" table:style-name="ce4">
            <text:p>1365</text:p>
          </table:table-cell>
          <table:table-cell office:value-type="string" table:style-name="ce5">
            <text:p>PROPYLTHIOURACI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6" table:style-name="ce4">
            <text:p>1366</text:p>
          </table:table-cell>
          <table:table-cell office:value-type="string" table:style-name="ce5">
            <text:p>PROTAMINE 10 MG/ML INTRAVENOUS SOLU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7" table:style-name="ce4">
            <text:p>1367</text:p>
          </table:table-cell>
          <table:table-cell office:value-type="string" table:style-name="ce5">
            <text:p>PSEUDOEPHEDRINE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8" table:style-name="ce4">
            <text:p>1368</text:p>
          </table:table-cell>
          <table:table-cell office:value-type="string" table:style-name="ce5">
            <text:p>POLYVINYL ALCOHOL-POVIDONE (PF) 1.4 %-0.6 % EYE DROPS IN A DROPPERETTE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9" table:style-name="ce4">
            <text:p>1369</text:p>
          </table:table-cell>
          <table:table-cell office:value-type="string" table:style-name="ce5">
            <text:p>PYRIDOXINE (VITAMIN B6)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0" table:style-name="ce4">
            <text:p>1370</text:p>
          </table:table-cell>
          <table:table-cell office:value-type="string" table:style-name="ce5">
            <text:p>TETANUS AND DIPHTHERIA TOX (PF) 5 LF UNIT-2 LF UNIT/0.5 ML IM SUSP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1" table:style-name="ce4">
            <text:p>1371</text:p>
          </table:table-cell>
          <table:table-cell office:value-type="string" table:style-name="ce5">
            <text:p>SILVER SULFADIAZINE 1 % TOPICAL CREAM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2" table:style-name="ce4">
            <text:p>1372</text:p>
          </table:table-cell>
          <table:table-cell office:value-type="string" table:style-name="ce5">
            <text:p>SIMETHICONE 8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3" table:style-name="ce4">
            <text:p>1373</text:p>
          </table:table-cell>
          <table:table-cell office:value-type="string" table:style-name="ce5">
            <text:p>SIMETHICONE 40 MG/0.6 ML ORAL DROPS,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4" table:style-name="ce4">
            <text:p>1374</text:p>
          </table:table-cell>
          <table:table-cell office:value-type="string" table:style-name="ce5">
            <text:p>SODIUM ACETATE 2 MEQ/ML INTRAVENOUS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5" table:style-name="ce4">
            <text:p>1375</text:p>
          </table:table-cell>
          <table:table-cell office:value-type="string" table:style-name="ce5">
            <text:p>SODIUM BICARBONATE 1 MEQ/ML (8.4 %) INTRAVENOUS SOLUTION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6" table:style-name="ce4">
            <text:p>1376</text:p>
          </table:table-cell>
          <table:table-cell office:value-type="string" table:style-name="ce5">
            <text:p>SODIUM BICARBONATE 6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7" table:style-name="ce4">
            <text:p>1377</text:p>
          </table:table-cell>
          <table:table-cell office:value-type="string" table:style-name="ce5">
            <text:p>SODIUM CHLORIDE 0.45 %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8" table:style-name="ce4">
            <text:p>1378</text:p>
          </table:table-cell>
          <table:table-cell office:value-type="string" table:style-name="ce5">
            <text:p>SODIUM CHLORIDE 0.9 %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9" table:style-name="ce4">
            <text:p>1379</text:p>
          </table:table-cell>
          <table:table-cell office:value-type="string" table:style-name="ce5">
            <text:p>SODIUM CHLORIDE 3 % INTRAVENOUS INJECTION SOLUTION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0" table:style-name="ce4">
            <text:p>1380</text:p>
          </table:table-cell>
          <table:table-cell office:value-type="string" table:style-name="ce5">
            <text:p>SODIUM CHLORIDE 4 MEQ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1" table:style-name="ce4">
            <text:p>1381</text:p>
          </table:table-cell>
          <table:table-cell office:value-type="string" table:style-name="ce5">
            <text:p>SODIUM PHOSPHATE 3 MMOL/ML INTRAVENOUS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2" table:style-name="ce4">
            <text:p>1382</text:p>
          </table:table-cell>
          <table:table-cell office:value-type="string" table:style-name="ce5">
            <text:p>SULFACETAMIDE SODIUM 10 % EYE DROPS</text:p>
          </table:table-cell>
          <table:table-cell office:value-type="float" office:value="257" table:style-name="ce6">
            <text:p>257</text:p>
          </table:table-cell>
          <table:table-cell office:value-type="float" office:value="257" table:style-name="ce6">
            <text:p>2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3" table:style-name="ce4">
            <text:p>1383</text:p>
          </table:table-cell>
          <table:table-cell office:value-type="string" table:style-name="ce5">
            <text:p>SODIUM THIOSULFATE 12.5 GRAM/50 ML (250 MG/ML) INTRAVENOUS SOLUTION</text:p>
          </table:table-cell>
          <table:table-cell office:value-type="float" office:value="622" table:style-name="ce6">
            <text:p>622</text:p>
          </table:table-cell>
          <table:table-cell office:value-type="float" office:value="622" table:style-name="ce6">
            <text:p>6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4" table:style-name="ce4">
            <text:p>1384</text:p>
          </table:table-cell>
          <table:table-cell office:value-type="string" table:style-name="ce5">
            <text:p>LIDOCAINE 4 % LARYNGOTRACHEAL SOLUTION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5" table:style-name="ce4">
            <text:p>1385</text:p>
          </table:table-cell>
          <table:table-cell office:value-type="string" table:style-name="ce5">
            <text:p>SPIRONOLACT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6" table:style-name="ce4">
            <text:p>1386</text:p>
          </table:table-cell>
          <table:table-cell office:value-type="string" table:style-name="ce5">
            <text:p>WATER FOR IRRIGATION, STERILE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7" table:style-name="ce4">
            <text:p>1387</text:p>
          </table:table-cell>
          <table:table-cell office:value-type="string" table:style-name="ce5">
            <text:p>STREPTOMYCIN 1 GRAM INTRAMUSCULAR SOLUTION</text:p>
          </table:table-cell>
          <table:table-cell office:value-type="float" office:value="241" table:style-name="ce6">
            <text:p>241</text:p>
          </table:table-cell>
          <table:table-cell office:value-type="float" office:value="241" table:style-name="ce6">
            <text:p>2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8" table:style-name="ce4">
            <text:p>1388</text:p>
          </table:table-cell>
          <table:table-cell office:value-type="string" table:style-name="ce5">
            <text:p>SUCCINYLCHOLINE CHLORIDE 20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9" table:style-name="ce4">
            <text:p>1389</text:p>
          </table:table-cell>
          <table:table-cell office:value-type="string" table:style-name="ce5">
            <text:p>SULFAMETHOXAZOLE 800 MG-TRIMETHOPRIM 1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0" table:style-name="ce4">
            <text:p>1390</text:p>
          </table:table-cell>
          <table:table-cell office:value-type="string" table:style-name="ce5">
            <text:p>SULFAMETHOXAZOLE 400 MG-TRIMETHOPRIM 80 MG/5 ML INTRAVENOUS SOLUTION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1" table:style-name="ce4">
            <text:p>1391</text:p>
          </table:table-cell>
          <table:table-cell office:value-type="string" table:style-name="ce5">
            <text:p>PHENOBARBITAL SODIUM 65 MG/ML INJECTION SOLUTION</text:p>
          </table:table-cell>
          <table:table-cell office:value-type="float" office:value="141.5" table:style-name="ce6">
            <text:p>142</text:p>
          </table:table-cell>
          <table:table-cell office:value-type="float" office:value="141.5" table:style-name="ce6">
            <text:p>1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2" table:style-name="ce4">
            <text:p>1392</text:p>
          </table:table-cell>
          <table:table-cell office:value-type="string" table:style-name="ce5">
            <text:p>SULFASALAZINE 50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3" table:style-name="ce4">
            <text:p>1393</text:p>
          </table:table-cell>
          <table:table-cell office:value-type="string" table:style-name="ce5">
            <text:p>SULINDAC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4" table:style-name="ce4">
            <text:p>1394</text:p>
          </table:table-cell>
          <table:table-cell office:value-type="string" table:style-name="ce5">
            <text:p>PERMETHRIN 1 % TOPICAL LIQUID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5" table:style-name="ce4">
            <text:p>1395</text:p>
          </table:table-cell>
          <table:table-cell office:value-type="string" table:style-name="ce5">
            <text:p>TAMOXI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6" table:style-name="ce4">
            <text:p>1396</text:p>
          </table:table-cell>
          <table:table-cell office:value-type="string" table:style-name="ce5">
            <text:p>TEMAZEPAM 1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7" table:style-name="ce4">
            <text:p>1397</text:p>
          </table:table-cell>
          <table:table-cell office:value-type="string" table:style-name="ce5">
            <text:p>ATOR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8" table:style-name="ce4">
            <text:p>1398</text:p>
          </table:table-cell>
          <table:table-cell office:value-type="string" table:style-name="ce5">
            <text:p>SODIUM BORATE-BORIC ACID-SODIUM CHLORIDE-WATER EYE WASH SOL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9" table:style-name="ce4">
            <text:p>1399</text:p>
          </table:table-cell>
          <table:table-cell office:value-type="string" table:style-name="ce5">
            <text:p>TETANUS AND DIPHTHERIA TOX (PF) 5 LF UNIT-2 LF UNIT/0.5 ML IM SYRINGE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6">
            <text:p>1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0" table:style-name="ce4">
            <text:p>1400</text:p>
          </table:table-cell>
          <table:table-cell office:value-type="string" table:style-name="ce5">
            <text:p>THIAMINE HCL (VITAMIN B1) 100 MG/ML INJECTION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1" table:style-name="ce4">
            <text:p>1401</text:p>
          </table:table-cell>
          <table:table-cell office:value-type="string" table:style-name="ce5">
            <text:p>THIAMINE MONONITRATE (VITAMIN B1)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2" table:style-name="ce4">
            <text:p>1402</text:p>
          </table:table-cell>
          <table:table-cell office:value-type="string" table:style-name="ce5">
            <text:p>THIORID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3" table:style-name="ce4">
            <text:p>1403</text:p>
          </table:table-cell>
          <table:table-cell office:value-type="string" table:style-name="ce5">
            <text:p>ERYTHROMYCIN 500 MG/NS 250 ML LOADABLE MIXTURE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4" table:style-name="ce4">
            <text:p>1404</text:p>
          </table:table-cell>
          <table:table-cell office:value-type="string" table:style-name="ce5">
            <text:p>TOBRAMYCIN 40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5" table:style-name="ce4">
            <text:p>1405</text:p>
          </table:table-cell>
          <table:table-cell office:value-type="string" table:style-name="ce5">
            <text:p>TOBRAMYCIN 0.3 % EYE DROPS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6" table:style-name="ce4">
            <text:p>1406</text:p>
          </table:table-cell>
          <table:table-cell office:value-type="string" table:style-name="ce5">
            <text:p>TRAZO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7" table:style-name="ce4">
            <text:p>1407</text:p>
          </table:table-cell>
          <table:table-cell office:value-type="string" table:style-name="ce5">
            <text:p>TRIAMCINOLONE ACETONIDE 0.1 % TOPICAL CREAM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8" table:style-name="ce4">
            <text:p>1408</text:p>
          </table:table-cell>
          <table:table-cell office:value-type="string" table:style-name="ce5">
            <text:p>TRIAMCINOLONE ACETONIDE 0.1 % LO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9" table:style-name="ce4">
            <text:p>1409</text:p>
          </table:table-cell>
          <table:table-cell office:value-type="string" table:style-name="ce5">
            <text:p>TRIAMCINOLONE ACETONIDE 0.1 % TOPICAL OINTMEN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0" table:style-name="ce4">
            <text:p>1410</text:p>
          </table:table-cell>
          <table:table-cell office:value-type="string" table:style-name="ce5">
            <text:p>LINEZOLID IN 5% DEXTROSE IN WATER 600 MG/300 ML INTRAVENOUS PIGGYBACK</text:p>
          </table:table-cell>
          <table:table-cell office:value-type="float" office:value="511" table:style-name="ce6">
            <text:p>511</text:p>
          </table:table-cell>
          <table:table-cell office:value-type="float" office:value="511" table:style-name="ce6">
            <text:p>5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1" table:style-name="ce4">
            <text:p>1411</text:p>
          </table:table-cell>
          <table:table-cell office:value-type="string" table:style-name="ce5">
            <text:p>TRIAMTERENE 37.5 MG-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2" table:style-name="ce4">
            <text:p>1412</text:p>
          </table:table-cell>
          <table:table-cell office:value-type="string" table:style-name="ce5">
            <text:p>PROPOFOL 10 MG/ML IV EMUL 50 ML (FOR ANESTH USE ONLY)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3" table:style-name="ce4">
            <text:p>1413</text:p>
          </table:table-cell>
          <table:table-cell office:value-type="string" table:style-name="ce5">
            <text:p>TRIHEXYPHENIDYL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4" table:style-name="ce4">
            <text:p>1414</text:p>
          </table:table-cell>
          <table:table-cell office:value-type="string" table:style-name="ce5">
            <text:p>LIDOCAINE-EPINEPHRINE 0.5 %-1:200,000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5" table:style-name="ce4">
            <text:p>1415</text:p>
          </table:table-cell>
          <table:table-cell office:value-type="string" table:style-name="ce5">
            <text:p>VALPROIC ACID (AS SODIUM SALT) 250 MG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6" table:style-name="ce4">
            <text:p>1416</text:p>
          </table:table-cell>
          <table:table-cell office:value-type="string" table:style-name="ce5">
            <text:p>VANCOMYCIN 1,000 MG INTRAVENOUS INJECTION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7" table:style-name="ce4">
            <text:p>1417</text:p>
          </table:table-cell>
          <table:table-cell office:value-type="string" table:style-name="ce5">
            <text:p>VANCOMYCIN 500 MG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8" table:style-name="ce4">
            <text:p>1418</text:p>
          </table:table-cell>
          <table:table-cell office:value-type="string" table:style-name="ce5">
            <text:p>VASOPRESSIN 20 UNIT/ML INTRAVENOUS SOLUTION</text:p>
          </table:table-cell>
          <table:table-cell office:value-type="float" office:value="916.5" table:style-name="ce6">
            <text:p>917</text:p>
          </table:table-cell>
          <table:table-cell office:value-type="float" office:value="916.5" table:style-name="ce6">
            <text:p>9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9" table:style-name="ce4">
            <text:p>1419</text:p>
          </table:table-cell>
          <table:table-cell office:value-type="string" table:style-name="ce5">
            <text:p>VERAPAMIL 2.5 MG/ML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0" table:style-name="ce4">
            <text:p>1420</text:p>
          </table:table-cell>
          <table:table-cell office:value-type="string" table:style-name="ce5">
            <text:p>VERAPAMI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1" table:style-name="ce4">
            <text:p>1421</text:p>
          </table:table-cell>
          <table:table-cell office:value-type="string" table:style-name="ce5">
            <text:p>VITAMIN E (DL, ACETATE) 4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2" table:style-name="ce4">
            <text:p>1422</text:p>
          </table:table-cell>
          <table:table-cell office:value-type="string" table:style-name="ce5">
            <text:p>WARFAR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3" table:style-name="ce4">
            <text:p>1423</text:p>
          </table:table-cell>
          <table:table-cell office:value-type="string" table:style-name="ce5">
            <text:p>WARFAR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4" table:style-name="ce4">
            <text:p>1424</text:p>
          </table:table-cell>
          <table:table-cell office:value-type="string" table:style-name="ce5">
            <text:p>WARFARIN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5" table:style-name="ce4">
            <text:p>1425</text:p>
          </table:table-cell>
          <table:table-cell office:value-type="string" table:style-name="ce5">
            <text:p>WARFARIN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6" table:style-name="ce4">
            <text:p>1426</text:p>
          </table:table-cell>
          <table:table-cell office:value-type="string" table:style-name="ce5">
            <text:p>WARFARIN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7" table:style-name="ce4">
            <text:p>1427</text:p>
          </table:table-cell>
          <table:table-cell office:value-type="string" table:style-name="ce5">
            <text:p>ZINC OXIDE 20 % TOPIC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8" table:style-name="ce4">
            <text:p>1428</text:p>
          </table:table-cell>
          <table:table-cell office:value-type="string" table:style-name="ce5">
            <text:p>RANOLAZINE ER 500 MG TABLET,EXTENDED RELEASE,12 HR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9" table:style-name="ce4">
            <text:p>1429</text:p>
          </table:table-cell>
          <table:table-cell office:value-type="string" table:style-name="ce5">
            <text:p>BUTALBITAL-ACETAMINOPHEN-CAFFEINE 50 MG-325 MG-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0" table:style-name="ce4">
            <text:p>1430</text:p>
          </table:table-cell>
          <table:table-cell office:value-type="string" table:style-name="ce5">
            <text:p>ACYCLOVIR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1" table:style-name="ce4">
            <text:p>1431</text:p>
          </table:table-cell>
          <table:table-cell office:value-type="string" table:style-name="ce5">
            <text:p>ADENOSINE 3 MG/ML INTRAVENOUS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2" table:style-name="ce4">
            <text:p>1432</text:p>
          </table:table-cell>
          <table:table-cell office:value-type="string" table:style-name="ce5">
            <text:p>ALBUMIN, HUMAN 25 % INTRAVENOUS SOLUTION</text:p>
          </table:table-cell>
          <table:table-cell office:value-type="float" office:value="360.5" table:style-name="ce6">
            <text:p>361</text:p>
          </table:table-cell>
          <table:table-cell office:value-type="float" office:value="360.5" table:style-name="ce6">
            <text:p>3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3" table:style-name="ce4">
            <text:p>1433</text:p>
          </table:table-cell>
          <table:table-cell office:value-type="string" table:style-name="ce5">
            <text:p>AMIODARONE 50 MG/ML INTRAVENOUS SOLUTION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4" table:style-name="ce4">
            <text:p>1434</text:p>
          </table:table-cell>
          <table:table-cell office:value-type="string" table:style-name="ce5">
            <text:p>AMIODARO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5" table:style-name="ce4">
            <text:p>1435</text:p>
          </table:table-cell>
          <table:table-cell office:value-type="string" table:style-name="ce5">
            <text:p>AZATHIOPRINE 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6" table:style-name="ce4">
            <text:p>1436</text:p>
          </table:table-cell>
          <table:table-cell office:value-type="string" table:style-name="ce5">
            <text:p>BETAXOLOL 0.5 % EYE DROPS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7" table:style-name="ce4">
            <text:p>1437</text:p>
          </table:table-cell>
          <table:table-cell office:value-type="string" table:style-name="ce5">
            <text:p>NICOTINE (POLACRILEX) 2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8" table:style-name="ce4">
            <text:p>1438</text:p>
          </table:table-cell>
          <table:table-cell office:value-type="string" table:style-name="ce5">
            <text:p>BUMETANIDE 0.25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9" table:style-name="ce4">
            <text:p>1439</text:p>
          </table:table-cell>
          <table:table-cell office:value-type="string" table:style-name="ce5">
            <text:p>BUMETA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0" table:style-name="ce4">
            <text:p>1440</text:p>
          </table:table-cell>
          <table:table-cell office:value-type="string" table:style-name="ce5">
            <text:p>BUPIVACAINE (PF) 0.75 % (7.5 MG/ML) IN 8.25 % DEXTROSE INJECTION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1" table:style-name="ce4">
            <text:p>1441</text:p>
          </table:table-cell>
          <table:table-cell office:value-type="string" table:style-name="ce5">
            <text:p>BUSPIRO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2" table:style-name="ce4">
            <text:p>1442</text:p>
          </table:table-cell>
          <table:table-cell office:value-type="string" table:style-name="ce5">
            <text:p>NICOTINE (POLACRILEX) 4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3" table:style-name="ce4">
            <text:p>1443</text:p>
          </table:table-cell>
          <table:table-cell office:value-type="string" table:style-name="ce5">
            <text:p>CALCITRIOL 0.25 MC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4" table:style-name="ce4">
            <text:p>1444</text:p>
          </table:table-cell>
          <table:table-cell office:value-type="string" table:style-name="ce5">
            <text:p>CALCIUM CARBONATE 200 MG CALCIUM (500 MG)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5" table:style-name="ce4">
            <text:p>1445</text:p>
          </table:table-cell>
          <table:table-cell office:value-type="string" table:style-name="ce5">
            <text:p>CAPTOPRI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6" table:style-name="ce4">
            <text:p>1446</text:p>
          </table:table-cell>
          <table:table-cell office:value-type="string" table:style-name="ce5">
            <text:p>CAPTOPRI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7" table:style-name="ce4">
            <text:p>1447</text:p>
          </table:table-cell>
          <table:table-cell office:value-type="string" table:style-name="ce5">
            <text:p>CARBIDOPA 10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8" table:style-name="ce4">
            <text:p>1448</text:p>
          </table:table-cell>
          <table:table-cell office:value-type="string" table:style-name="ce5">
            <text:p>CARBIDOPA 25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9" table:style-name="ce4">
            <text:p>1449</text:p>
          </table:table-cell>
          <table:table-cell office:value-type="string" table:style-name="ce5">
            <text:p>CARBIDOPA 25 MG-LEVO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0" table:style-name="ce4">
            <text:p>1450</text:p>
          </table:table-cell>
          <table:table-cell office:value-type="string" table:style-name="ce5">
            <text:p>CARTEOLOL 1 % EYE DROPS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1" table:style-name="ce4">
            <text:p>1451</text:p>
          </table:table-cell>
          <table:table-cell office:value-type="string" table:style-name="ce5">
            <text:p>CERTOLIZUMAB PEGOL 400 MG (200 MG X 2 VIALS) SUBCUTANEOUS KIT</text:p>
          </table:table-cell>
          <table:table-cell office:value-type="float" office:value="10170.5" table:style-name="ce8">
            <text:p>10,170.50</text:p>
          </table:table-cell>
          <table:table-cell office:value-type="float" office:value="10170.5" table:style-name="ce8">
            <text:p>10,17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2" table:style-name="ce4">
            <text:p>1452</text:p>
          </table:table-cell>
          <table:table-cell office:value-type="string" table:style-name="ce5">
            <text:p>CEFTRIAXONE 250 MG SOLUTION FOR INJEC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3" table:style-name="ce4">
            <text:p>1453</text:p>
          </table:table-cell>
          <table:table-cell office:value-type="string" table:style-name="ce5">
            <text:p>CEFTRIAXONE 500 MG SOLUTION FOR INJEC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4" table:style-name="ce4">
            <text:p>1454</text:p>
          </table:table-cell>
          <table:table-cell office:value-type="string" table:style-name="ce5">
            <text:p>AZTREONAM 1 GRAM SOLUTION FOR INJECTION</text:p>
          </table:table-cell>
          <table:table-cell office:value-type="float" office:value="332.5" table:style-name="ce6">
            <text:p>333</text:p>
          </table:table-cell>
          <table:table-cell office:value-type="float" office:value="332.5" table:style-name="ce6">
            <text:p>3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5" table:style-name="ce4">
            <text:p>1455</text:p>
          </table:table-cell>
          <table:table-cell office:value-type="string" table:style-name="ce5">
            <text:p>AZTREONAM (AZACTAM) 1 G IN 50 ML NS LOADABLE MIXTURE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6" table:style-name="ce4">
            <text:p>1456</text:p>
          </table:table-cell>
          <table:table-cell office:value-type="string" table:style-name="ce5">
            <text:p>CEFUROXIME AXETI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7" table:style-name="ce4">
            <text:p>1457</text:p>
          </table:table-cell>
          <table:table-cell office:value-type="string" table:style-name="ce5">
            <text:p>CEPHALEX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8" table:style-name="ce4">
            <text:p>1458</text:p>
          </table:table-cell>
          <table:table-cell office:value-type="string" table:style-name="ce5">
            <text:p>ORPHENADRINE CITRATE 30 MG/ML INJECTION SOLUTION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9" table:style-name="ce4">
            <text:p>1459</text:p>
          </table:table-cell>
          <table:table-cell office:value-type="string" table:style-name="ce5">
            <text:p>CEPHALEXIN 250 MG/5 ML ORAL SUSPENS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0" table:style-name="ce4">
            <text:p>1460</text:p>
          </table:table-cell>
          <table:table-cell office:value-type="string" table:style-name="ce5">
            <text:p>CHOLESTYRAMINE-ASPARTAME 4 GRAM ORAL POWDER FOR SUSP IN A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1" table:style-name="ce4">
            <text:p>1461</text:p>
          </table:table-cell>
          <table:table-cell office:value-type="string" table:style-name="ce5">
            <text:p>CIPROFLOXACIN 0.3 % EYE DROPS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2" table:style-name="ce4">
            <text:p>1462</text:p>
          </table:table-cell>
          <table:table-cell office:value-type="string" table:style-name="ce5">
            <text:p>CLARITHR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3" table:style-name="ce4">
            <text:p>1463</text:p>
          </table:table-cell>
          <table:table-cell office:value-type="string" table:style-name="ce5">
            <text:p>AZTREONAM (AZACTAM) 2 G IN 100 ML NS LOADABLE MIXTURE</text:p>
          </table:table-cell>
          <table:table-cell office:value-type="float" office:value="707.5" table:style-name="ce6">
            <text:p>708</text:p>
          </table:table-cell>
          <table:table-cell office:value-type="float" office:value="707.5" table:style-name="ce6">
            <text:p>7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4" table:style-name="ce4">
            <text:p>1464</text:p>
          </table:table-cell>
          <table:table-cell office:value-type="string" table:style-name="ce5">
            <text:p>CEFAZOLIN 1 G/50 ML NS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5" table:style-name="ce4">
            <text:p>1465</text:p>
          </table:table-cell>
          <table:table-cell office:value-type="string" table:style-name="ce5">
            <text:p>CLINDAMYCIN IN NS 300 MG/50 ML IVPB (LOADABLE MIXTURE)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6" table:style-name="ce4">
            <text:p>1466</text:p>
          </table:table-cell>
          <table:table-cell office:value-type="string" table:style-name="ce5">
            <text:p>CLOBETASOL 0.05 % TOPICAL CREAM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7" table:style-name="ce4">
            <text:p>1467</text:p>
          </table:table-cell>
          <table:table-cell office:value-type="string" table:style-name="ce5">
            <text:p>CLOBETASOL 0.05 % TOPICAL OINTMEN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8" table:style-name="ce4">
            <text:p>1468</text:p>
          </table:table-cell>
          <table:table-cell office:value-type="string" table:style-name="ce5">
            <text:p>CLONAZEPAM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9" table:style-name="ce4">
            <text:p>1469</text:p>
          </table:table-cell>
          <table:table-cell office:value-type="string" table:style-name="ce5">
            <text:p>CLONAZEPAM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0" table:style-name="ce4">
            <text:p>1470</text:p>
          </table:table-cell>
          <table:table-cell office:value-type="string" table:style-name="ce5">
            <text:p>CLOTRIMAZOLE 10 MG TROCH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1" table:style-name="ce4">
            <text:p>1471</text:p>
          </table:table-cell>
          <table:table-cell office:value-type="string" table:style-name="ce5">
            <text:p>TUBE FEEDING BOLU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2" table:style-name="ce4">
            <text:p>1472</text:p>
          </table:table-cell>
          <table:table-cell office:value-type="string" table:style-name="ce5">
            <text:p>VANCOMYCIN 50 MG/ML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3" table:style-name="ce4">
            <text:p>1473</text:p>
          </table:table-cell>
          <table:table-cell office:value-type="string" table:style-name="ce5">
            <text:p>PIPERACILLIN/TAZOBACTAM 3.375 GM IVPB D5W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4" table:style-name="ce4">
            <text:p>1474</text:p>
          </table:table-cell>
          <table:table-cell office:value-type="string" table:style-name="ce5">
            <text:p>LORAZEPAM 2 MG/ML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5" table:style-name="ce4">
            <text:p>1475</text:p>
          </table:table-cell>
          <table:table-cell office:value-type="string" table:style-name="ce5">
            <text:p>DEFEROXAMINE 500 MG SOLUTION FOR INJEC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6" table:style-name="ce4">
            <text:p>1476</text:p>
          </table:table-cell>
          <table:table-cell office:value-type="string" table:style-name="ce5">
            <text:p>DESMOPRESSIN 4 MCG/ML INJECTION SOLUTION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7" table:style-name="ce4">
            <text:p>1477</text:p>
          </table:table-cell>
          <table:table-cell office:value-type="string" table:style-name="ce5">
            <text:p>DEXTROSE 5 % AND LACTATED RINGERS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8" table:style-name="ce4">
            <text:p>1478</text:p>
          </table:table-cell>
          <table:table-cell office:value-type="string" table:style-name="ce5">
            <text:p>DIHYDROERGOTAMINE 1 MG/ML INJECTION SOLUTION</text:p>
          </table:table-cell>
          <table:table-cell office:value-type="float" office:value="808.5" table:style-name="ce6">
            <text:p>809</text:p>
          </table:table-cell>
          <table:table-cell office:value-type="float" office:value="808.5" table:style-name="ce6">
            <text:p>8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9" table:style-name="ce4">
            <text:p>1479</text:p>
          </table:table-cell>
          <table:table-cell office:value-type="string" table:style-name="ce5">
            <text:p>DILTIAZEM 5 MG/ML INTRAVENOUS SOLUTION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0" table:style-name="ce4">
            <text:p>1480</text:p>
          </table:table-cell>
          <table:table-cell office:value-type="string" table:style-name="ce5">
            <text:p>DIPYRIDAMOLE 5 MG/ML INTRAVENOUS SOLUTION</text:p>
          </table:table-cell>
          <table:table-cell office:value-type="float" office:value="51.5" table:style-name="ce6">
            <text:p>52</text:p>
          </table:table-cell>
          <table:table-cell office:value-type="float" office:value="51.5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1" table:style-name="ce4">
            <text:p>1481</text:p>
          </table:table-cell>
          <table:table-cell office:value-type="string" table:style-name="ce5">
            <text:p>DOXAZOS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2" table:style-name="ce4">
            <text:p>1482</text:p>
          </table:table-cell>
          <table:table-cell office:value-type="string" table:style-name="ce5">
            <text:p>MINERAL OIL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3" table:style-name="ce4">
            <text:p>1483</text:p>
          </table:table-cell>
          <table:table-cell office:value-type="string" table:style-name="ce5">
            <text:p>ESMOLOL 100 MG/10 ML (10 MG/ML) INTRAVENOUS SOLUTION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4" table:style-name="ce4">
            <text:p>1484</text:p>
          </table:table-cell>
          <table:table-cell office:value-type="string" table:style-name="ce5">
            <text:p>FLUCONAZOL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5" table:style-name="ce4">
            <text:p>1485</text:p>
          </table:table-cell>
          <table:table-cell office:value-type="string" table:style-name="ce5">
            <text:p>ETHAMBUTOL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6" table:style-name="ce4">
            <text:p>1486</text:p>
          </table:table-cell>
          <table:table-cell office:value-type="string" table:style-name="ce5">
            <text:p>FAMOTID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7" table:style-name="ce4">
            <text:p>1487</text:p>
          </table:table-cell>
          <table:table-cell office:value-type="string" table:style-name="ce5">
            <text:p>FINASTE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8" table:style-name="ce4">
            <text:p>1488</text:p>
          </table:table-cell>
          <table:table-cell office:value-type="string" table:style-name="ce5">
            <text:p>FLECAINID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9" table:style-name="ce4">
            <text:p>1489</text:p>
          </table:table-cell>
          <table:table-cell office:value-type="string" table:style-name="ce5">
            <text:p>FLUCONAZOL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0" table:style-name="ce4">
            <text:p>1490</text:p>
          </table:table-cell>
          <table:table-cell office:value-type="string" table:style-name="ce5">
            <text:p>FLUCONAZOLE 200 MG/100 ML IN SOD. CHLORIDE (ISO) INTRAVENOUS PIGGYBACK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1" table:style-name="ce4">
            <text:p>1491</text:p>
          </table:table-cell>
          <table:table-cell office:value-type="string" table:style-name="ce5">
            <text:p>FLUCONAZOLE 400 MG/200 ML IN SOD. CHLORIDE(ISO) INTRAVENOUS PIGGYBACK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2" table:style-name="ce4">
            <text:p>1492</text:p>
          </table:table-cell>
          <table:table-cell office:value-type="string" table:style-name="ce5">
            <text:p>FLUDROCORTISONE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3" table:style-name="ce4">
            <text:p>1493</text:p>
          </table:table-cell>
          <table:table-cell office:value-type="string" table:style-name="ce5">
            <text:p>FLUMAZENIL 0.1 MG/ML INTRAVENOUS SOLUTION</text:p>
          </table:table-cell>
          <table:table-cell office:value-type="float" office:value="133.5" table:style-name="ce6">
            <text:p>134</text:p>
          </table:table-cell>
          <table:table-cell office:value-type="float" office:value="133.5" table:style-name="ce6">
            <text:p>1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4" table:style-name="ce4">
            <text:p>1494</text:p>
          </table:table-cell>
          <table:table-cell office:value-type="string" table:style-name="ce5">
            <text:p>FLUOXETINE 2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5" table:style-name="ce4">
            <text:p>1495</text:p>
          </table:table-cell>
          <table:table-cell office:value-type="string" table:style-name="ce5">
            <text:p>FLURBIPROFEN 0.03 % EYE DROPS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6" table:style-name="ce4">
            <text:p>1496</text:p>
          </table:table-cell>
          <table:table-cell office:value-type="string" table:style-name="ce5">
            <text:p>GLIPIZ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7" table:style-name="ce4">
            <text:p>1497</text:p>
          </table:table-cell>
          <table:table-cell office:value-type="string" table:style-name="ce5">
            <text:p>GLYBURID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8" table:style-name="ce4">
            <text:p>1498</text:p>
          </table:table-cell>
          <table:table-cell office:value-type="string" table:style-name="ce5">
            <text:p>GLYCOPYRROLAT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9" table:style-name="ce4">
            <text:p>1499</text:p>
          </table:table-cell>
          <table:table-cell office:value-type="string" table:style-name="ce5">
            <text:p>HEPARIN (PORCINE) 1,000 UNIT/ML INJECTION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0" table:style-name="ce4">
            <text:p>1500</text:p>
          </table:table-cell>
          <table:table-cell office:value-type="string" table:style-name="ce5">
            <text:p>HEPARIN (PORCINE) 5,000 UNIT/ML INJECTION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1" table:style-name="ce4">
            <text:p>1501</text:p>
          </table:table-cell>
          <table:table-cell office:value-type="string" table:style-name="ce5">
            <text:p>HYDROXYCHLOROQU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2" table:style-name="ce4">
            <text:p>1502</text:p>
          </table:table-cell>
          <table:table-cell office:value-type="string" table:style-name="ce5">
            <text:p>HYDROXYUREA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3" table:style-name="ce4">
            <text:p>1503</text:p>
          </table:table-cell>
          <table:table-cell office:value-type="string" table:style-name="ce5">
            <text:p>IBUPROFEN 100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4" table:style-name="ce4">
            <text:p>1504</text:p>
          </table:table-cell>
          <table:table-cell office:value-type="string" table:style-name="ce5">
            <text:p>ISOSORBIDE MONO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5" table:style-name="ce4">
            <text:p>1505</text:p>
          </table:table-cell>
          <table:table-cell office:value-type="string" table:style-name="ce5">
            <text:p>ITRACONAZOLE 100 MG CAPSULE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6" table:style-name="ce4">
            <text:p>1506</text:p>
          </table:table-cell>
          <table:table-cell office:value-type="string" table:style-name="ce5">
            <text:p>KETOCONAZOLE 2 % TOPICAL CREAM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7" table:style-name="ce4">
            <text:p>1507</text:p>
          </table:table-cell>
          <table:table-cell office:value-type="string" table:style-name="ce5">
            <text:p>KETOROLAC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8" table:style-name="ce4">
            <text:p>1508</text:p>
          </table:table-cell>
          <table:table-cell office:value-type="string" table:style-name="ce5">
            <text:p>LABETALOL 5 MG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9" table:style-name="ce4">
            <text:p>1509</text:p>
          </table:table-cell>
          <table:table-cell office:value-type="string" table:style-name="ce5">
            <text:p>LABETAL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0" table:style-name="ce4">
            <text:p>1510</text:p>
          </table:table-cell>
          <table:table-cell office:value-type="string" table:style-name="ce5">
            <text:p>LABETALOL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1" table:style-name="ce4">
            <text:p>1511</text:p>
          </table:table-cell>
          <table:table-cell office:value-type="string" table:style-name="ce5">
            <text:p>AMMONIUM LACTATE 12 % LO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2" table:style-name="ce4">
            <text:p>1512</text:p>
          </table:table-cell>
          <table:table-cell office:value-type="string" table:style-name="ce5">
            <text:p>LEVOBUNOLOL 0.5 % EYE DROPS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3" table:style-name="ce4">
            <text:p>1513</text:p>
          </table:table-cell>
          <table:table-cell office:value-type="string" table:style-name="ce5">
            <text:p>LEVOTHYROXINE 88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4" table:style-name="ce4">
            <text:p>1514</text:p>
          </table:table-cell>
          <table:table-cell office:value-type="string" table:style-name="ce5">
            <text:p>LEVOTHYROXINE 112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5" table:style-name="ce4">
            <text:p>1515</text:p>
          </table:table-cell>
          <table:table-cell office:value-type="string" table:style-name="ce5">
            <text:p>LEVOTHYROXINE 17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6" table:style-name="ce4">
            <text:p>1516</text:p>
          </table:table-cell>
          <table:table-cell office:value-type="string" table:style-name="ce5">
            <text:p>SWFI DILUENT FOR ALTEPLAS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7" table:style-name="ce4">
            <text:p>1517</text:p>
          </table:table-cell>
          <table:table-cell office:value-type="string" table:style-name="ce5">
            <text:p>LISINOPR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8" table:style-name="ce4">
            <text:p>1518</text:p>
          </table:table-cell>
          <table:table-cell office:value-type="string" table:style-name="ce5">
            <text:p>LORATAD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9" table:style-name="ce4">
            <text:p>1519</text:p>
          </table:table-cell>
          <table:table-cell office:value-type="string" table:style-name="ce5">
            <text:p>MAGNESIUM OXIDE 400 MG (241.3 MG MAGNESIUM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0" table:style-name="ce4">
            <text:p>1520</text:p>
          </table:table-cell>
          <table:table-cell office:value-type="string" table:style-name="ce5">
            <text:p>MEGESTROL 400 MG/10 ML (10 ML)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1" table:style-name="ce4">
            <text:p>1521</text:p>
          </table:table-cell>
          <table:table-cell office:value-type="string" table:style-name="ce5">
            <text:p>METFORM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2" table:style-name="ce4">
            <text:p>1522</text:p>
          </table:table-cell>
          <table:table-cell office:value-type="string" table:style-name="ce5">
            <text:p>METHIMAZOL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3" table:style-name="ce4">
            <text:p>1523</text:p>
          </table:table-cell>
          <table:table-cell office:value-type="string" table:style-name="ce5">
            <text:p>METHYLPREDNISOLONE SOD SUCC (PF) 40 MG/ML SOLUTION FOR INJECTION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4" table:style-name="ce4">
            <text:p>1524</text:p>
          </table:table-cell>
          <table:table-cell office:value-type="string" table:style-name="ce5">
            <text:p>PROMETHAZINE 6.25 MG/50 ML NS IVPB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5" table:style-name="ce4">
            <text:p>1525</text:p>
          </table:table-cell>
          <table:table-cell office:value-type="string" table:style-name="ce5">
            <text:p>METOLAZ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6" table:style-name="ce4">
            <text:p>1526</text:p>
          </table:table-cell>
          <table:table-cell office:value-type="string" table:style-name="ce5">
            <text:p>MORPHINE (PF) 0.5 MG/ML INJECTION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7" table:style-name="ce4">
            <text:p>1527</text:p>
          </table:table-cell>
          <table:table-cell office:value-type="string" table:style-name="ce5">
            <text:p>MIDAZOLAM (PF) 1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8" table:style-name="ce4">
            <text:p>1528</text:p>
          </table:table-cell>
          <table:table-cell office:value-type="string" table:style-name="ce5">
            <text:p>DEXAMETHASONE 0.1 % EYE DROPS,SUSPENSION</text:p>
          </table:table-cell>
          <table:table-cell office:value-type="float" office:value="126.5" table:style-name="ce6">
            <text:p>127</text:p>
          </table:table-cell>
          <table:table-cell office:value-type="float" office:value="126.5" table:style-name="ce6">
            <text:p>1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9" table:style-name="ce4">
            <text:p>1529</text:p>
          </table:table-cell>
          <table:table-cell office:value-type="string" table:style-name="ce5">
            <text:p>MIDODR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0" table:style-name="ce4">
            <text:p>1530</text:p>
          </table:table-cell>
          <table:table-cell office:value-type="string" table:style-name="ce5">
            <text:p>MISOPROSTOL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1" table:style-name="ce4">
            <text:p>1531</text:p>
          </table:table-cell>
          <table:table-cell office:value-type="string" table:style-name="ce5">
            <text:p>MUPIROCIN 2 % TOPICAL OINTMENT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2" table:style-name="ce4">
            <text:p>1532</text:p>
          </table:table-cell>
          <table:table-cell office:value-type="string" table:style-name="ce5">
            <text:p>NABUMETON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3" table:style-name="ce4">
            <text:p>1533</text:p>
          </table:table-cell>
          <table:table-cell office:value-type="string" table:style-name="ce5">
            <text:p>NALTREX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4" table:style-name="ce4">
            <text:p>1534</text:p>
          </table:table-cell>
          <table:table-cell office:value-type="string" table:style-name="ce5">
            <text:p>NICOTINE (POLACRILEX) 2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5" table:style-name="ce4">
            <text:p>1535</text:p>
          </table:table-cell>
          <table:table-cell office:value-type="string" table:style-name="ce5">
            <text:p>SEVELAMER HCL 400 MG TABLET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6" table:style-name="ce4">
            <text:p>1536</text:p>
          </table:table-cell>
          <table:table-cell office:value-type="string" table:style-name="ce5">
            <text:p>NITROFURANTOIN MONOHYDRATE/MACROCRYSTALS 100 MG CAPSUL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7" table:style-name="ce4">
            <text:p>1537</text:p>
          </table:table-cell>
          <table:table-cell office:value-type="string" table:style-name="ce5">
            <text:p>NOREPINEPHRINE BITARTRATE 1 MG/ML INTRAVENOUS SOLUTION</text:p>
          </table:table-cell>
          <table:table-cell office:value-type="float" office:value="252" table:style-name="ce6">
            <text:p>252</text:p>
          </table:table-cell>
          <table:table-cell office:value-type="float" office:value="252" table:style-name="ce6">
            <text:p>2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8" table:style-name="ce4">
            <text:p>1538</text:p>
          </table:table-cell>
          <table:table-cell office:value-type="string" table:style-name="ce5">
            <text:p>OXYCO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9" table:style-name="ce4">
            <text:p>1539</text:p>
          </table:table-cell>
          <table:table-cell office:value-type="string" table:style-name="ce5">
            <text:p>PAROXET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0" table:style-name="ce4">
            <text:p>1540</text:p>
          </table:table-cell>
          <table:table-cell office:value-type="string" table:style-name="ce5">
            <text:p>PANTOPRAZOLE 40 MG INTRAVENOUS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1" table:style-name="ce4">
            <text:p>1541</text:p>
          </table:table-cell>
          <table:table-cell office:value-type="string" table:style-name="ce5">
            <text:p>SILDENAFIL (ANTIHYPERTENSIVE)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2" table:style-name="ce4">
            <text:p>1542</text:p>
          </table:table-cell>
          <table:table-cell office:value-type="string" table:style-name="ce5">
            <text:p>POLYSACCHARIDE IRON COMPLEX 150 MG IRON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3" table:style-name="ce4">
            <text:p>1543</text:p>
          </table:table-cell>
          <table:table-cell office:value-type="string" table:style-name="ce5">
            <text:p>POTASSIUM CHLORIDE 20 MEQ/100ML IN STERILE WATER INTRAVENOUS PIGGYBACK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4" table:style-name="ce4">
            <text:p>1544</text:p>
          </table:table-cell>
          <table:table-cell office:value-type="string" table:style-name="ce5">
            <text:p>PRA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5" table:style-name="ce4">
            <text:p>1545</text:p>
          </table:table-cell>
          <table:table-cell office:value-type="string" table:style-name="ce5">
            <text:p>PRIMI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6" table:style-name="ce4">
            <text:p>1546</text:p>
          </table:table-cell>
          <table:table-cell office:value-type="string" table:style-name="ce5">
            <text:p>PROCHLORPERAZINE 25 MG RECTAL SUPPOSITORY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7" table:style-name="ce4">
            <text:p>1547</text:p>
          </table:table-cell>
          <table:table-cell office:value-type="string" table:style-name="ce5">
            <text:p>PROMETHAZINE 12.5 MG RECTAL SUPPOSITORY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8" table:style-name="ce4">
            <text:p>1548</text:p>
          </table:table-cell>
          <table:table-cell office:value-type="string" table:style-name="ce5">
            <text:p>PROMETHAZINE 25 MG RECTAL SUPPOSITORY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9" table:style-name="ce4">
            <text:p>1549</text:p>
          </table:table-cell>
          <table:table-cell office:value-type="string" table:style-name="ce5">
            <text:p>PROPOFOL 10 MG/ML INTRAVENOUS EMULSION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0" table:style-name="ce4">
            <text:p>1550</text:p>
          </table:table-cell>
          <table:table-cell office:value-type="string" table:style-name="ce5">
            <text:p>VITAMIN B COMPLEX-VITAMIN C-FOLIC ACID 0.8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1" table:style-name="ce4">
            <text:p>1551</text:p>
          </table:table-cell>
          <table:table-cell office:value-type="string" table:style-name="ce5">
            <text:p>PYRIDOSTIGMINE BROMID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2" table:style-name="ce4">
            <text:p>1552</text:p>
          </table:table-cell>
          <table:table-cell office:value-type="string" table:style-name="ce5">
            <text:p>RANITIDI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3" table:style-name="ce4">
            <text:p>1553</text:p>
          </table:table-cell>
          <table:table-cell office:value-type="string" table:style-name="ce5">
            <text:p>RIFAMP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4" table:style-name="ce4">
            <text:p>1554</text:p>
          </table:table-cell>
          <table:table-cell office:value-type="string" table:style-name="ce5">
            <text:p>SENNOSIDES 8.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5" table:style-name="ce4">
            <text:p>1555</text:p>
          </table:table-cell>
          <table:table-cell office:value-type="string" table:style-name="ce5">
            <text:p>SERTRA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6" table:style-name="ce4">
            <text:p>1556</text:p>
          </table:table-cell>
          <table:table-cell office:value-type="string" table:style-name="ce5">
            <text:p>SIM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7" table:style-name="ce4">
            <text:p>1557</text:p>
          </table:table-cell>
          <table:table-cell office:value-type="string" table:style-name="ce5">
            <text:p>SIM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8" table:style-name="ce4">
            <text:p>1558</text:p>
          </table:table-cell>
          <table:table-cell office:value-type="string" table:style-name="ce5">
            <text:p>SIMVASTATI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9" table:style-name="ce4">
            <text:p>1559</text:p>
          </table:table-cell>
          <table:table-cell office:value-type="string" table:style-name="ce5">
            <text:p>SODIUM CHLORIDE 0.9 % IRRIGATION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0" table:style-name="ce4">
            <text:p>1560</text:p>
          </table:table-cell>
          <table:table-cell office:value-type="string" table:style-name="ce5">
            <text:p>SOTALO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1" table:style-name="ce4">
            <text:p>1561</text:p>
          </table:table-cell>
          <table:table-cell office:value-type="string" table:style-name="ce5">
            <text:p>SUCRALFATE 100 MG/ML ORAL SUSPENS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2" table:style-name="ce4">
            <text:p>1562</text:p>
          </table:table-cell>
          <table:table-cell office:value-type="string" table:style-name="ce5">
            <text:p>SUCRALFAT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3" table:style-name="ce4">
            <text:p>1563</text:p>
          </table:table-cell>
          <table:table-cell office:value-type="string" table:style-name="ce5">
            <text:p>HYDROCORTISONE SODIUM SUCCINATE 100 MG SOLUTION FOR INJECTION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4" table:style-name="ce4">
            <text:p>1564</text:p>
          </table:table-cell>
          <table:table-cell office:value-type="string" table:style-name="ce5">
            <text:p>TERBUTALINE 1 MG/ML SUBCUTANE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5" table:style-name="ce4">
            <text:p>1565</text:p>
          </table:table-cell>
          <table:table-cell office:value-type="string" table:style-name="ce5">
            <text:p>TERBUTAL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6" table:style-name="ce4">
            <text:p>1566</text:p>
          </table:table-cell>
          <table:table-cell office:value-type="string" table:style-name="ce5">
            <text:p>TETRACAINE HCL (PF) 1 % (10 MG/ML) INJECTION SOLUTION</text:p>
          </table:table-cell>
          <table:table-cell office:value-type="float" office:value="337.5" table:style-name="ce6">
            <text:p>338</text:p>
          </table:table-cell>
          <table:table-cell office:value-type="float" office:value="337.5" table:style-name="ce6">
            <text:p>3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7" table:style-name="ce4">
            <text:p>1567</text:p>
          </table:table-cell>
          <table:table-cell office:value-type="string" table:style-name="ce5">
            <text:p>TIMOLOL MALEATE 0.25 % EYE DROPS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8" table:style-name="ce4">
            <text:p>1568</text:p>
          </table:table-cell>
          <table:table-cell office:value-type="string" table:style-name="ce5">
            <text:p>TIMOLOL MALEATE 0.5 % EYE DROPS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9" table:style-name="ce4">
            <text:p>1569</text:p>
          </table:table-cell>
          <table:table-cell office:value-type="string" table:style-name="ce5">
            <text:p>ARIPIPRAZOLE 2 MG TABLET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0" table:style-name="ce4">
            <text:p>1570</text:p>
          </table:table-cell>
          <table:table-cell office:value-type="string" table:style-name="ce5">
            <text:p>VECURONIUM BROMIDE 10 MG INTRAVENOUS SOLUTION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1" table:style-name="ce4">
            <text:p>1571</text:p>
          </table:table-cell>
          <table:table-cell office:value-type="string" table:style-name="ce5">
            <text:p>WARFARIN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2" table:style-name="ce4">
            <text:p>1572</text:p>
          </table:table-cell>
          <table:table-cell office:value-type="string" table:style-name="ce5">
            <text:p>MECLI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3" table:style-name="ce4">
            <text:p>1573</text:p>
          </table:table-cell>
          <table:table-cell office:value-type="string" table:style-name="ce5">
            <text:p>THEOPHYLLINE ER 400 MG TABLET,EXTENDED RELEASE 24 HR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4" table:style-name="ce4">
            <text:p>1574</text:p>
          </table:table-cell>
          <table:table-cell office:value-type="string" table:style-name="ce5">
            <text:p>THEOPHYLLINE ER 3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5" table:style-name="ce4">
            <text:p>1575</text:p>
          </table:table-cell>
          <table:table-cell office:value-type="string" table:style-name="ce5">
            <text:p>IPRATROPIUM BROMIDE 0.02 % SOLUTION FOR INHAL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6" table:style-name="ce4">
            <text:p>1576</text:p>
          </table:table-cell>
          <table:table-cell office:value-type="string" table:style-name="ce5">
            <text:p>NICARDIPINE 20 MG/200 ML IN SODIUM CHLORIDE(ISO) INTRAVENOUS PIGGYBACK</text:p>
          </table:table-cell>
          <table:table-cell office:value-type="float" office:value="809.5" table:style-name="ce6">
            <text:p>810</text:p>
          </table:table-cell>
          <table:table-cell office:value-type="float" office:value="809.5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7" table:style-name="ce4">
            <text:p>1577</text:p>
          </table:table-cell>
          <table:table-cell office:value-type="string" table:style-name="ce5">
            <text:p>BARIUM SULFATE 96 % (W/W)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8" table:style-name="ce4">
            <text:p>1578</text:p>
          </table:table-cell>
          <table:table-cell office:value-type="string" table:style-name="ce5">
            <text:p>CLARITHROMYCIN 250 MG/5 ML ORAL SUSPENS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9" table:style-name="ce4">
            <text:p>1579</text:p>
          </table:table-cell>
          <table:table-cell office:value-type="string" table:style-name="ce5">
            <text:p>NURSING MAR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0" table:style-name="ce4">
            <text:p>1580</text:p>
          </table:table-cell>
          <table:table-cell office:value-type="string" table:style-name="ce5">
            <text:p>VERAPAMIL ER (SR) 24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1" table:style-name="ce4">
            <text:p>1581</text:p>
          </table:table-cell>
          <table:table-cell office:value-type="string" table:style-name="ce5">
            <text:p>LISINOPRIL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2" table:style-name="ce4">
            <text:p>1582</text:p>
          </table:table-cell>
          <table:table-cell office:value-type="string" table:style-name="ce5">
            <text:p>PANTOPRAZOLE INFUSION 40 MG/100 ML NS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3" table:style-name="ce4">
            <text:p>1583</text:p>
          </table:table-cell>
          <table:table-cell office:value-type="string" table:style-name="ce5">
            <text:p>POTASSIUM CHLORIDE ER 10 MEQ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4" table:style-name="ce4">
            <text:p>1584</text:p>
          </table:table-cell>
          <table:table-cell office:value-type="string" table:style-name="ce5">
            <text:p>ASPIRIN 3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5" table:style-name="ce4">
            <text:p>1585</text:p>
          </table:table-cell>
          <table:table-cell office:value-type="string" table:style-name="ce5">
            <text:p>BACITRACIN 500 UNIT/GRAM TOPICAL PACK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6" table:style-name="ce4">
            <text:p>1586</text:p>
          </table:table-cell>
          <table:table-cell office:value-type="string" table:style-name="ce5">
            <text:p>HYDROXYZINE HCL 50 MG/ML INTRAMUSCULAR SOLU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7" table:style-name="ce4">
            <text:p>1587</text:p>
          </table:table-cell>
          <table:table-cell office:value-type="string" table:style-name="ce5">
            <text:p>ASPIRIN 81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8" table:style-name="ce4">
            <text:p>1588</text:p>
          </table:table-cell>
          <table:table-cell office:value-type="string" table:style-name="ce5">
            <text:p>PAMIDRONATE 90 MG/10 ML (9 MG/ML) INTRAVENOUS SOLUTION</text:p>
          </table:table-cell>
          <table:table-cell office:value-type="float" office:value="594" table:style-name="ce6">
            <text:p>594</text:p>
          </table:table-cell>
          <table:table-cell office:value-type="float" office:value="594" table:style-name="ce6">
            <text:p>5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9" table:style-name="ce4">
            <text:p>1589</text:p>
          </table:table-cell>
          <table:table-cell office:value-type="string" table:style-name="ce5">
            <text:p>FLUCONAZOLE 10 MG/ML ORAL SUSPENSIO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0" table:style-name="ce4">
            <text:p>1590</text:p>
          </table:table-cell>
          <table:table-cell office:value-type="string" table:style-name="ce5">
            <text:p>ACETAMINOPHEN 120 MG-CODEINE 12 MG/5 ML (5 ML) ORAL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1" table:style-name="ce4">
            <text:p>1591</text:p>
          </table:table-cell>
          <table:table-cell office:value-type="string" table:style-name="ce5">
            <text:p>TERAZOSIN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2" table:style-name="ce4">
            <text:p>1592</text:p>
          </table:table-cell>
          <table:table-cell office:value-type="string" table:style-name="ce5">
            <text:p>TERAZOSIN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3" table:style-name="ce4">
            <text:p>1593</text:p>
          </table:table-cell>
          <table:table-cell office:value-type="string" table:style-name="ce5">
            <text:p>VERAPAMIL ER (SR) 18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4" table:style-name="ce4">
            <text:p>1594</text:p>
          </table:table-cell>
          <table:table-cell office:value-type="string" table:style-name="ce5">
            <text:p>TRAMAD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5" table:style-name="ce4">
            <text:p>1595</text:p>
          </table:table-cell>
          <table:table-cell office:value-type="string" table:style-name="ce5">
            <text:p>GLYBURIDE MICRONIZED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6" table:style-name="ce4">
            <text:p>1596</text:p>
          </table:table-cell>
          <table:table-cell office:value-type="string" table:style-name="ce5">
            <text:p>TIZANI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7" table:style-name="ce4">
            <text:p>1597</text:p>
          </table:table-cell>
          <table:table-cell office:value-type="string" table:style-name="ce5">
            <text:p>POTASSIUM CHLORIDE 20 MEQ/L IN D5-0.9 % SODIUM CHLORID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8" table:style-name="ce4">
            <text:p>1598</text:p>
          </table:table-cell>
          <table:table-cell office:value-type="string" table:style-name="ce5">
            <text:p>POTASSIUM CHLORIDE 40 MEQ/L IN D5-0.9 % SODIUM CHLORIDE INTRAVENOUS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9" table:style-name="ce4">
            <text:p>1599</text:p>
          </table:table-cell>
          <table:table-cell office:value-type="string" table:style-name="ce5">
            <text:p>METHYLPREDNISOLONE ACETATE 80 MG/ML SUSPENSION FOR INJECTION</text:p>
          </table:table-cell>
          <table:table-cell office:value-type="float" office:value="137" table:style-name="ce6">
            <text:p>137</text:p>
          </table:table-cell>
          <table:table-cell office:value-type="float" office:value="137" table:style-name="ce6">
            <text:p>1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0" table:style-name="ce4">
            <text:p>1600</text:p>
          </table:table-cell>
          <table:table-cell office:value-type="string" table:style-name="ce5">
            <text:p>POTASSIUM CHLORIDE 1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1" table:style-name="ce4">
            <text:p>1601</text:p>
          </table:table-cell>
          <table:table-cell office:value-type="string" table:style-name="ce5">
            <text:p>POTASSIUM CHLORIDE 20 MEQ/L IN DEXTROSE 5 %-0.2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2" table:style-name="ce4">
            <text:p>1602</text:p>
          </table:table-cell>
          <table:table-cell office:value-type="string" table:style-name="ce5">
            <text:p>POTASSIUM CHLORIDE 20 MEQ/L IN DEXTROSE 5 %-0.45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3" table:style-name="ce4">
            <text:p>1603</text:p>
          </table:table-cell>
          <table:table-cell office:value-type="string" table:style-name="ce5">
            <text:p>POTASSIUM CHLORIDE 4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4" table:style-name="ce4">
            <text:p>1604</text:p>
          </table:table-cell>
          <table:table-cell office:value-type="string" table:style-name="ce5">
            <text:p>FLU VACCINE QS 2018-19(6 MOS UP)(PF)60 MCG(15 MCGX4)/0.5 ML IM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5" table:style-name="ce4">
            <text:p>1605</text:p>
          </table:table-cell>
          <table:table-cell office:value-type="string" table:style-name="ce5">
            <text:p>THROMBIN (BOVINE) 5,000 UNIT TOPICAL SOLUTION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6" table:style-name="ce4">
            <text:p>1606</text:p>
          </table:table-cell>
          <table:table-cell office:value-type="string" table:style-name="ce5">
            <text:p>GLYCERIN (ADULT)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7" table:style-name="ce4">
            <text:p>1607</text:p>
          </table:table-cell>
          <table:table-cell office:value-type="string" table:style-name="ce5">
            <text:p>DEXTROMETHORPHAN-GUAIFENESIN 30 MG-600 MG TABLET EXTENDED RELEASE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8" table:style-name="ce4">
            <text:p>1608</text:p>
          </table:table-cell>
          <table:table-cell office:value-type="string" table:style-name="ce5">
            <text:p>IMMUNE GLOB,GAMM(IGG) 10 %-PRO-IGA 0 TO 50 MCG/ML INTRAVENOUS SOLUTION</text:p>
          </table:table-cell>
          <table:table-cell office:value-type="float" office:value="2887.5" table:style-name="ce8">
            <text:p>2,887.50</text:p>
          </table:table-cell>
          <table:table-cell office:value-type="float" office:value="2887.5" table:style-name="ce8">
            <text:p>2,88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9" table:style-name="ce4">
            <text:p>1609</text:p>
          </table:table-cell>
          <table:table-cell office:value-type="string" table:style-name="ce5">
            <text:p>DICLOFENAC SODIUM 7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0" table:style-name="ce4">
            <text:p>1610</text:p>
          </table:table-cell>
          <table:table-cell office:value-type="string" table:style-name="ce5">
            <text:p>BENZOCAINE-MENTHOL 15 MG-3.6 MG LOZENGE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1" table:style-name="ce4">
            <text:p>1611</text:p>
          </table:table-cell>
          <table:table-cell office:value-type="string" table:style-name="ce5">
            <text:p>KETOCONAZOL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2" table:style-name="ce4">
            <text:p>1612</text:p>
          </table:table-cell>
          <table:table-cell office:value-type="string" table:style-name="ce5">
            <text:p>AZITHROMYCIN 20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3" table:style-name="ce4">
            <text:p>1613</text:p>
          </table:table-cell>
          <table:table-cell office:value-type="string" table:style-name="ce5">
            <text:p>DEXTROMETHORPHAN-GUAIFENESIN 10 MG-100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4" table:style-name="ce4">
            <text:p>1614</text:p>
          </table:table-cell>
          <table:table-cell office:value-type="string" table:style-name="ce5">
            <text:p>SACCHAROMYCES BOULARDII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5" table:style-name="ce4">
            <text:p>1615</text:p>
          </table:table-cell>
          <table:table-cell office:value-type="string" table:style-name="ce5">
            <text:p>TACROLIMUS 0.5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6" table:style-name="ce4">
            <text:p>1616</text:p>
          </table:table-cell>
          <table:table-cell office:value-type="string" table:style-name="ce5">
            <text:p>DEXTROSE 5 % AND 0.45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7" table:style-name="ce4">
            <text:p>1617</text:p>
          </table:table-cell>
          <table:table-cell office:value-type="string" table:style-name="ce5">
            <text:p>DEXTROSE 5 % AND 0.2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8" table:style-name="ce4">
            <text:p>1618</text:p>
          </table:table-cell>
          <table:table-cell office:value-type="string" table:style-name="ce5">
            <text:p>DEXTROSE 5 % AND 0.9 % SODIUM CHLORIDE INTRAVENOUS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9" table:style-name="ce4">
            <text:p>1619</text:p>
          </table:table-cell>
          <table:table-cell office:value-type="string" table:style-name="ce5">
            <text:p>LIDOCAINE 1 %-EPINEPHRINE 1:100,000 INJECTION SOLUTION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0" table:style-name="ce4">
            <text:p>1620</text:p>
          </table:table-cell>
          <table:table-cell office:value-type="string" table:style-name="ce5">
            <text:p>LIDOCAINE (PF) 20 MG/ML (2 %) INTRAVENOUS SOLU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1" table:style-name="ce4">
            <text:p>1621</text:p>
          </table:table-cell>
          <table:table-cell office:value-type="string" table:style-name="ce5">
            <text:p>POTASSIUM CHLORIDE 20 MEQ/L-LACTATED RINGERS-5 % DEXTROS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2" table:style-name="ce4">
            <text:p>1622</text:p>
          </table:table-cell>
          <table:table-cell office:value-type="string" table:style-name="ce5">
            <text:p>MEGESTROL 10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3" table:style-name="ce4">
            <text:p>1623</text:p>
          </table:table-cell>
          <table:table-cell office:value-type="string" table:style-name="ce5">
            <text:p>IPRATROPIUM BROMIDE 42 MCG (0.06 %) NASAL SPRAY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4" table:style-name="ce4">
            <text:p>1624</text:p>
          </table:table-cell>
          <table:table-cell office:value-type="string" table:style-name="ce5">
            <text:p>TESTOSTERONE CYPIONATE 200 MG/ML INTRAMUSCULAR OIL</text:p>
          </table:table-cell>
          <table:table-cell office:value-type="float" office:value="332" table:style-name="ce6">
            <text:p>332</text:p>
          </table:table-cell>
          <table:table-cell office:value-type="float" office:value="332" table:style-name="ce6">
            <text:p>3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5" table:style-name="ce4">
            <text:p>1625</text:p>
          </table:table-cell>
          <table:table-cell office:value-type="string" table:style-name="ce5">
            <text:p>GLIMEPIRIDE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6" table:style-name="ce4">
            <text:p>1626</text:p>
          </table:table-cell>
          <table:table-cell office:value-type="string" table:style-name="ce5">
            <text:p>POTASSIUM CHLORIDE 2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7" table:style-name="ce4">
            <text:p>1627</text:p>
          </table:table-cell>
          <table:table-cell office:value-type="string" table:style-name="ce5">
            <text:p>POTASSIUM CHLORIDE 4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8" table:style-name="ce4">
            <text:p>1628</text:p>
          </table:table-cell>
          <table:table-cell office:value-type="string" table:style-name="ce5">
            <text:p>PAROXET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9" table:style-name="ce4">
            <text:p>1629</text:p>
          </table:table-cell>
          <table:table-cell office:value-type="string" table:style-name="ce5">
            <text:p>HYOSCYAMINE 0.125 MG SUBLINGUAL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0" table:style-name="ce4">
            <text:p>1630</text:p>
          </table:table-cell>
          <table:table-cell office:value-type="string" table:style-name="ce5">
            <text:p>SELEGILIN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1" table:style-name="ce4">
            <text:p>1631</text:p>
          </table:table-cell>
          <table:table-cell office:value-type="string" table:style-name="ce5">
            <text:p>MIRTAZAPI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2" table:style-name="ce4">
            <text:p>1632</text:p>
          </table:table-cell>
          <table:table-cell office:value-type="string" table:style-name="ce5">
            <text:p>NEBIVOLOL 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3" table:style-name="ce4">
            <text:p>1633</text:p>
          </table:table-cell>
          <table:table-cell office:value-type="string" table:style-name="ce5">
            <text:p>TOR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4" table:style-name="ce4">
            <text:p>1634</text:p>
          </table:table-cell>
          <table:table-cell office:value-type="string" table:style-name="ce5">
            <text:p>GABAPENTIN 4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5" table:style-name="ce4">
            <text:p>1635</text:p>
          </table:table-cell>
          <table:table-cell office:value-type="string" table:style-name="ce5">
            <text:p>GABAPENT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6" table:style-name="ce4">
            <text:p>1636</text:p>
          </table:table-cell>
          <table:table-cell office:value-type="string" table:style-name="ce5">
            <text:p>GABAPENTIN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7" table:style-name="ce4">
            <text:p>1637</text:p>
          </table:table-cell>
          <table:table-cell office:value-type="string" table:style-name="ce5">
            <text:p>BUPROPION HCL SR 10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8" table:style-name="ce4">
            <text:p>1638</text:p>
          </table:table-cell>
          <table:table-cell office:value-type="string" table:style-name="ce5">
            <text:p>BUPROPION HCL SR 15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9" table:style-name="ce4">
            <text:p>1639</text:p>
          </table:table-cell>
          <table:table-cell office:value-type="string" table:style-name="ce5">
            <text:p>ACETAMINOPHEN 160 MG/5 ML (5 ML)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0" table:style-name="ce4">
            <text:p>1640</text:p>
          </table:table-cell>
          <table:table-cell office:value-type="string" table:style-name="ce5">
            <text:p>SODIUM NITROPRUSSIDE 25 MG/ML INTRAVENOUS SOLUTION</text:p>
          </table:table-cell>
          <table:table-cell office:value-type="float" office:value="2776" table:style-name="ce6">
            <text:p>2,776</text:p>
          </table:table-cell>
          <table:table-cell office:value-type="float" office:value="2776" table:style-name="ce6">
            <text:p>2,7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1" table:style-name="ce4">
            <text:p>1641</text:p>
          </table:table-cell>
          <table:table-cell office:value-type="string" table:style-name="ce5">
            <text:p>WARFARIN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2" table:style-name="ce4">
            <text:p>1642</text:p>
          </table:table-cell>
          <table:table-cell office:value-type="string" table:style-name="ce5">
            <text:p>WARFARIN 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3" table:style-name="ce4">
            <text:p>1643</text:p>
          </table:table-cell>
          <table:table-cell office:value-type="string" table:style-name="ce5">
            <text:p>CALCIUM CARBONATE 500 MG (1,250 MG)-VITAMIN D3 2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4" table:style-name="ce4">
            <text:p>1644</text:p>
          </table:table-cell>
          <table:table-cell office:value-type="string" table:style-name="ce5">
            <text:p>NEOMYCIN-POLYMYXIN-DEXAMETH 3.5 MG/ML-10,000 UNIT/ML-0.1% EYE DROPS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5" table:style-name="ce4">
            <text:p>1645</text:p>
          </table:table-cell>
          <table:table-cell office:value-type="string" table:style-name="ce5">
            <text:p>NEOMYCIN 3.5 MG/G-POLYMYXIN B 10,000 UNIT/G-DEXAMETH 0.1 % EYE OINT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6" table:style-name="ce4">
            <text:p>1646</text:p>
          </table:table-cell>
          <table:table-cell office:value-type="string" table:style-name="ce5">
            <text:p>MEDROXYPROGESTERONE 150 MG/ML INTRAMUSCULAR SUSPENSION</text:p>
          </table:table-cell>
          <table:table-cell office:value-type="float" office:value="522.5" table:style-name="ce6">
            <text:p>523</text:p>
          </table:table-cell>
          <table:table-cell office:value-type="float" office:value="522.5" table:style-name="ce6">
            <text:p>5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7" table:style-name="ce4">
            <text:p>1647</text:p>
          </table:table-cell>
          <table:table-cell office:value-type="string" table:style-name="ce5">
            <text:p>METRONIDAZOLE 0.75 % TOPICAL GEL</text:p>
          </table:table-cell>
          <table:table-cell office:value-type="float" office:value="214.5" table:style-name="ce6">
            <text:p>215</text:p>
          </table:table-cell>
          <table:table-cell office:value-type="float" office:value="214.5" table:style-name="ce6">
            <text:p>2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8" table:style-name="ce4">
            <text:p>1648</text:p>
          </table:table-cell>
          <table:table-cell office:value-type="string" table:style-name="ce5">
            <text:p>OFLOXACIN 0.3 % EYE DROPS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9" table:style-name="ce4">
            <text:p>1649</text:p>
          </table:table-cell>
          <table:table-cell office:value-type="string" table:style-name="ce5">
            <text:p>ATROPINE 1 MG/ML INJECTION SOLUTION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0" table:style-name="ce4">
            <text:p>1650</text:p>
          </table:table-cell>
          <table:table-cell office:value-type="string" table:style-name="ce5">
            <text:p>ETOMIDATE 2 MG/ML INTRAVENOUS SOLUTION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1" table:style-name="ce4">
            <text:p>1651</text:p>
          </table:table-cell>
          <table:table-cell office:value-type="string" table:style-name="ce5">
            <text:p>VALPROATE SODIUM 500 MG/5 ML (100 MG/ML) INTRAVENOUS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2" table:style-name="ce4">
            <text:p>1652</text:p>
          </table:table-cell>
          <table:table-cell office:value-type="string" table:style-name="ce5">
            <text:p>MORPHINE ER 15 MG TABLET,EXTENDED RELEAS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3" table:style-name="ce4">
            <text:p>1653</text:p>
          </table:table-cell>
          <table:table-cell office:value-type="string" table:style-name="ce5">
            <text:p>AZITHROMY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4" table:style-name="ce4">
            <text:p>1654</text:p>
          </table:table-cell>
          <table:table-cell office:value-type="string" table:style-name="ce5">
            <text:p>CITALOPRAM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5" table:style-name="ce4">
            <text:p>1655</text:p>
          </table:table-cell>
          <table:table-cell office:value-type="string" table:style-name="ce5">
            <text:p>PENTOXIFYLLINE ER 4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6" table:style-name="ce4">
            <text:p>1656</text:p>
          </table:table-cell>
          <table:table-cell office:value-type="string" table:style-name="ce5">
            <text:p>WARFAR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7" table:style-name="ce4">
            <text:p>1657</text:p>
          </table:table-cell>
          <table:table-cell office:value-type="string" table:style-name="ce5">
            <text:p>LIDOCAINE (PF) 100 MG/5 ML (2 %) INTRAVENOUS SYRINGE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8" table:style-name="ce4">
            <text:p>1658</text:p>
          </table:table-cell>
          <table:table-cell office:value-type="string" table:style-name="ce5">
            <text:p>FEXOFENADIN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9" table:style-name="ce4">
            <text:p>1659</text:p>
          </table:table-cell>
          <table:table-cell office:value-type="string" table:style-name="ce5">
            <text:p>DILTIAZEM 100 MG INTRAVENOUS SOLUTION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0" table:style-name="ce4">
            <text:p>1660</text:p>
          </table:table-cell>
          <table:table-cell office:value-type="string" table:style-name="ce5">
            <text:p>KETOROLAC 15 MG/ML INJECTION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1" table:style-name="ce4">
            <text:p>1661</text:p>
          </table:table-cell>
          <table:table-cell office:value-type="string" table:style-name="ce5">
            <text:p>KETOROLAC 30 MG/ML (1 ML)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2" table:style-name="ce4">
            <text:p>1662</text:p>
          </table:table-cell>
          <table:table-cell office:value-type="string" table:style-name="ce5">
            <text:p>SULFAMETHOXAZOLE 200 MG-TRIMETHOPRIM 40 MG/5 ML ORAL SUSPENS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3" table:style-name="ce4">
            <text:p>1663</text:p>
          </table:table-cell>
          <table:table-cell office:value-type="string" table:style-name="ce5">
            <text:p>ACYCLOVIR SODIUM 50 MG/ML INTRAVENOUS SOLUTION</text:p>
          </table:table-cell>
          <table:table-cell office:value-type="float" office:value="71.5" table:style-name="ce6">
            <text:p>72</text:p>
          </table:table-cell>
          <table:table-cell office:value-type="float" office:value="71.5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4" table:style-name="ce4">
            <text:p>1664</text:p>
          </table:table-cell>
          <table:table-cell office:value-type="string" table:style-name="ce5">
            <text:p>MIDAZOLAM 2 MG/ML SYRUP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5" table:style-name="ce4">
            <text:p>1665</text:p>
          </table:table-cell>
          <table:table-cell office:value-type="string" table:style-name="ce5">
            <text:p>ISOSORBIDE MONONITRATE ER 6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6" table:style-name="ce4">
            <text:p>1666</text:p>
          </table:table-cell>
          <table:table-cell office:value-type="string" table:style-name="ce5">
            <text:p>CILOSTAZ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7" table:style-name="ce4">
            <text:p>1667</text:p>
          </table:table-cell>
          <table:table-cell office:value-type="string" table:style-name="ce5">
            <text:p>ISOSORBIDE MONONITRAT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8" table:style-name="ce4">
            <text:p>1668</text:p>
          </table:table-cell>
          <table:table-cell office:value-type="string" table:style-name="ce5">
            <text:p>POLYETHYLENE GLYCOL 3350 17 GRAM/DOSE ORAL POWDER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9" table:style-name="ce4">
            <text:p>1669</text:p>
          </table:table-cell>
          <table:table-cell office:value-type="string" table:style-name="ce5">
            <text:p>FLUOXET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0" table:style-name="ce4">
            <text:p>1670</text:p>
          </table:table-cell>
          <table:table-cell office:value-type="string" table:style-name="ce5">
            <text:p>CIPR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1" table:style-name="ce4">
            <text:p>1671</text:p>
          </table:table-cell>
          <table:table-cell office:value-type="string" table:style-name="ce5">
            <text:p>OCTREOTIDE ACETATE 500 MCG/ML INJECTION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2" table:style-name="ce4">
            <text:p>1672</text:p>
          </table:table-cell>
          <table:table-cell office:value-type="string" table:style-name="ce5">
            <text:p>HETASTARCH 6 % IN 0.9 % SODIUM CHLORIDE INTRAVENOUS SOLUTION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3" table:style-name="ce4">
            <text:p>1673</text:p>
          </table:table-cell>
          <table:table-cell office:value-type="string" table:style-name="ce5">
            <text:p>AMOXICILLIN 400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4" table:style-name="ce4">
            <text:p>1674</text:p>
          </table:table-cell>
          <table:table-cell office:value-type="string" table:style-name="ce5">
            <text:p>ALFENTANIL 500 MCG/ML INJECTION SOLUTION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5" table:style-name="ce4">
            <text:p>1675</text:p>
          </table:table-cell>
          <table:table-cell office:value-type="string" table:style-name="ce5">
            <text:p>CLINDAMYCIN IN NS 600 MG/50 ML IVPB (LOADABLE MIXTURE)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6" table:style-name="ce4">
            <text:p>1676</text:p>
          </table:table-cell>
          <table:table-cell office:value-type="string" table:style-name="ce5">
            <text:p>POLYETHYLENE GLYCOL 3350 17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7" table:style-name="ce4">
            <text:p>1677</text:p>
          </table:table-cell>
          <table:table-cell office:value-type="string" table:style-name="ce5">
            <text:p>FEXOFENADINE 1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8" table:style-name="ce4">
            <text:p>1678</text:p>
          </table:table-cell>
          <table:table-cell office:value-type="string" table:style-name="ce5">
            <text:p>CARBIDOPA ER 50 MG-LEVODOPA 2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9" table:style-name="ce4">
            <text:p>1679</text:p>
          </table:table-cell>
          <table:table-cell office:value-type="string" table:style-name="ce5">
            <text:p>VITAMINS A AND D-WHITE PETROLATUM-LANOLIN TOPICAL OINTMEN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0" table:style-name="ce4">
            <text:p>1680</text:p>
          </table:table-cell>
          <table:table-cell office:value-type="string" table:style-name="ce5">
            <text:p>MILRINONE 1 MG/ML INTRAVENOUS SOLUTION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1" table:style-name="ce4">
            <text:p>1681</text:p>
          </table:table-cell>
          <table:table-cell office:value-type="string" table:style-name="ce5">
            <text:p>NITROGLYCERIN 0.1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2" table:style-name="ce4">
            <text:p>1682</text:p>
          </table:table-cell>
          <table:table-cell office:value-type="string" table:style-name="ce5">
            <text:p>NITROGLYCERIN 0.2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3" table:style-name="ce4">
            <text:p>1683</text:p>
          </table:table-cell>
          <table:table-cell office:value-type="string" table:style-name="ce5">
            <text:p>NITROGLYCERIN 0.4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4" table:style-name="ce4">
            <text:p>1684</text:p>
          </table:table-cell>
          <table:table-cell office:value-type="string" table:style-name="ce5">
            <text:p>FELODIPINE ER 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5" table:style-name="ce4">
            <text:p>1685</text:p>
          </table:table-cell>
          <table:table-cell office:value-type="string" table:style-name="ce5">
            <text:p>SODIUM CHLORIDE 0.9 %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6" table:style-name="ce4">
            <text:p>1686</text:p>
          </table:table-cell>
          <table:table-cell office:value-type="string" table:style-name="ce5">
            <text:p>NICOTINE 14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7" table:style-name="ce4">
            <text:p>1687</text:p>
          </table:table-cell>
          <table:table-cell office:value-type="string" table:style-name="ce5">
            <text:p>NICOTINE 21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8" table:style-name="ce4">
            <text:p>1688</text:p>
          </table:table-cell>
          <table:table-cell office:value-type="string" table:style-name="ce5">
            <text:p>FENTANYL 25 MCG/HR TRANSDERMAL PATCH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9" table:style-name="ce4">
            <text:p>1689</text:p>
          </table:table-cell>
          <table:table-cell office:value-type="string" table:style-name="ce5">
            <text:p>FENTANYL 50 MCG/HR TRANSDERMAL PATCH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0" table:style-name="ce4">
            <text:p>1690</text:p>
          </table:table-cell>
          <table:table-cell office:value-type="string" table:style-name="ce5">
            <text:p>FENTANYL 75 MCG/HR TRANSDERMAL PATCH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1" table:style-name="ce4">
            <text:p>1691</text:p>
          </table:table-cell>
          <table:table-cell office:value-type="string" table:style-name="ce5">
            <text:p>FENTANYL 100 MCG/HR TRANSDERMAL PATCH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2" table:style-name="ce4">
            <text:p>1692</text:p>
          </table:table-cell>
          <table:table-cell office:value-type="string" table:style-name="ce5">
            <text:p>OXYCODONE ER 10 MG TABLET,CRUSH RESISTANT,EXTENDED RELEASE 12 HR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3" table:style-name="ce4">
            <text:p>1693</text:p>
          </table:table-cell>
          <table:table-cell office:value-type="string" table:style-name="ce5">
            <text:p>OXYCODONE ER 20 MG TABLET,CRUSH RESISTANT,EXTENDED RELEASE 12 HR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4" table:style-name="ce4">
            <text:p>1694</text:p>
          </table:table-cell>
          <table:table-cell office:value-type="string" table:style-name="ce5">
            <text:p>OXYCODONE ER 40 MG TABLET,CRUSH RESISTANT,EXTENDED RELEASE 12 HR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5" table:style-name="ce4">
            <text:p>1695</text:p>
          </table:table-cell>
          <table:table-cell office:value-type="string" table:style-name="ce5">
            <text:p>POLYVINYL ALCOHOL 1.4 % EYE DROPS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6" table:style-name="ce4">
            <text:p>1696</text:p>
          </table:table-cell>
          <table:table-cell office:value-type="string" table:style-name="ce5">
            <text:p>SODIUM POLYSTYRENE SULFONATE 15 GRAM/60 ML ORAL SUSPENS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7" table:style-name="ce4">
            <text:p>1697</text:p>
          </table:table-cell>
          <table:table-cell office:value-type="string" table:style-name="ce5">
            <text:p>CLINDAMYCIN IN NS 900 MG/50 ML IVPB (LOADABLE MIXTURE)</text:p>
          </table:table-cell>
          <table:table-cell office:value-type="float" office:value="212" table:style-name="ce6">
            <text:p>212</text:p>
          </table:table-cell>
          <table:table-cell office:value-type="float" office:value="212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8" table:style-name="ce4">
            <text:p>1698</text:p>
          </table:table-cell>
          <table:table-cell office:value-type="string" table:style-name="ce5">
            <text:p>WATER FOR INJECTION, STERILE INTRAVENOUS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9" table:style-name="ce4">
            <text:p>1699</text:p>
          </table:table-cell>
          <table:table-cell office:value-type="string" table:style-name="ce5">
            <text:p>NEOMYCIN-POLYMYXIN-HYDROCORT 3.5 MG-10,000 UNIT/ML-1 % EAR DROPS,SUSP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0" table:style-name="ce4">
            <text:p>1700</text:p>
          </table:table-cell>
          <table:table-cell office:value-type="string" table:style-name="ce5">
            <text:p>HYDROCORTISONE 2.5 % TOPICAL CREAM WITH PERINEAL APPLICATOR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1" table:style-name="ce4">
            <text:p>1701</text:p>
          </table:table-cell>
          <table:table-cell office:value-type="string" table:style-name="ce5">
            <text:p>METFORMIN ER 50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2" table:style-name="ce4">
            <text:p>1702</text:p>
          </table:table-cell>
          <table:table-cell office:value-type="string" table:style-name="ce5">
            <text:p>DILTIAZEM CD 12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3" table:style-name="ce4">
            <text:p>1703</text:p>
          </table:table-cell>
          <table:table-cell office:value-type="string" table:style-name="ce5">
            <text:p>INSULIN PROTOCOL: ENDOTOOL-DIRECTED HYPOGLYCEMIA MANAGEMEN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4" table:style-name="ce4">
            <text:p>1704</text:p>
          </table:table-cell>
          <table:table-cell office:value-type="string" table:style-name="ce5">
            <text:p>DILTIAZEM CD 24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5" table:style-name="ce4">
            <text:p>1705</text:p>
          </table:table-cell>
          <table:table-cell office:value-type="string" table:style-name="ce5">
            <text:p>DILTIAZEM CD 30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6" table:style-name="ce4">
            <text:p>1706</text:p>
          </table:table-cell>
          <table:table-cell office:value-type="string" table:style-name="ce5">
            <text:p>MULTIVITAMIN-IRON 9 MG-FOLIC ACID 400 MCG-CALCIUM AND 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7" table:style-name="ce4">
            <text:p>1707</text:p>
          </table:table-cell>
          <table:table-cell office:value-type="string" table:style-name="ce5">
            <text:p>CLOTRIMAZOLE-BETAMETHASONE 1 %-0.05 % TOPICAL CREAM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8" table:style-name="ce4">
            <text:p>1708</text:p>
          </table:table-cell>
          <table:table-cell office:value-type="string" table:style-name="ce5">
            <text:p>SODIUM CHLORIDE 0.65 % NASAL SPRAY AEROSO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9" table:style-name="ce4">
            <text:p>1709</text:p>
          </table:table-cell>
          <table:table-cell office:value-type="string" table:style-name="ce5">
            <text:p>AMOXICILLIN 600 MG-POTASSIUM CLAVULANATE 42.9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0" table:style-name="ce4">
            <text:p>1710</text:p>
          </table:table-cell>
          <table:table-cell office:value-type="string" table:style-name="ce5">
            <text:p>INFLIXIMAB 100 MG INTRAVENOUS SOLUTION</text:p>
          </table:table-cell>
          <table:table-cell office:value-type="float" office:value="4592" table:style-name="ce6">
            <text:p>4,592</text:p>
          </table:table-cell>
          <table:table-cell office:value-type="float" office:value="4592" table:style-name="ce6">
            <text:p>4,5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1" table:style-name="ce4">
            <text:p>1711</text:p>
          </table:table-cell>
          <table:table-cell office:value-type="string" table:style-name="ce5">
            <text:p>AMPICILLIN-SULBACTAM 1.5 GRAM SOLUTION FOR INJECTION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2" table:style-name="ce4">
            <text:p>1712</text:p>
          </table:table-cell>
          <table:table-cell office:value-type="string" table:style-name="ce5">
            <text:p>AMPICILLIN-SULBACTAM 3 GRAM SOLUTION FOR INJECTION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3" table:style-name="ce4">
            <text:p>1713</text:p>
          </table:table-cell>
          <table:table-cell office:value-type="string" table:style-name="ce5">
            <text:p>AMOXICILLIN 500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4" table:style-name="ce4">
            <text:p>1714</text:p>
          </table:table-cell>
          <table:table-cell office:value-type="string" table:style-name="ce5">
            <text:p>AMOXICILLIN 875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5" table:style-name="ce4">
            <text:p>1715</text:p>
          </table:table-cell>
          <table:table-cell office:value-type="string" table:style-name="ce5">
            <text:p>PHYTONADIONE (VITAMIN K1) 1 MG/0.5 ML INJECTION SOLUTION</text:p>
          </table:table-cell>
          <table:table-cell office:value-type="float" office:value="113.5" table:style-name="ce6">
            <text:p>114</text:p>
          </table:table-cell>
          <table:table-cell office:value-type="float" office:value="113.5" table:style-name="ce6">
            <text:p>1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6" table:style-name="ce4">
            <text:p>1716</text:p>
          </table:table-cell>
          <table:table-cell office:value-type="string" table:style-name="ce5">
            <text:p>IRON DEXTRAN 50 MG/ML INJECTION SOLUTION</text:p>
          </table:table-cell>
          <table:table-cell office:value-type="float" office:value="339.5" table:style-name="ce6">
            <text:p>340</text:p>
          </table:table-cell>
          <table:table-cell office:value-type="float" office:value="339.5" table:style-name="ce6">
            <text:p>3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7" table:style-name="ce4">
            <text:p>1717</text:p>
          </table:table-cell>
          <table:table-cell office:value-type="string" table:style-name="ce5">
            <text:p>NEOMYCIN 3.5 MG-POLYMYXIN 10,000 UNIT-HYDROCORT 10 MG/ML EYE DROP,SUSP</text:p>
          </table:table-cell>
          <table:table-cell office:value-type="float" office:value="956" table:style-name="ce6">
            <text:p>956</text:p>
          </table:table-cell>
          <table:table-cell office:value-type="float" office:value="956" table:style-name="ce6">
            <text:p>9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8" table:style-name="ce4">
            <text:p>1718</text:p>
          </table:table-cell>
          <table:table-cell office:value-type="string" table:style-name="ce5">
            <text:p>ZONISAMID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9" table:style-name="ce4">
            <text:p>1719</text:p>
          </table:table-cell>
          <table:table-cell office:value-type="string" table:style-name="ce5">
            <text:p>POTASSIUM CHLORIDE ER 20 MEQ TABLET,EXTENDED RELEASE(PART/CRYST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0" table:style-name="ce4">
            <text:p>1720</text:p>
          </table:table-cell>
          <table:table-cell office:value-type="string" table:style-name="ce5">
            <text:p>POTASSIUM CHLORIDE 20 MEQ/L IN 0.45 % SODIUM CHLORIDE INTRAVENOUS SOLN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1" table:style-name="ce4">
            <text:p>1721</text:p>
          </table:table-cell>
          <table:table-cell office:value-type="string" table:style-name="ce5">
            <text:p>CODEINE 10 MG-GUAIFENESIN 100 MG/5 ML ORAL LIQUID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2" table:style-name="ce4">
            <text:p>1722</text:p>
          </table:table-cell>
          <table:table-cell office:value-type="string" table:style-name="ce5">
            <text:p>MESALAMINE 400 MG CAPSULE (WITH DELAYED RELEASE TABLETS INSIDE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3" table:style-name="ce4">
            <text:p>1723</text:p>
          </table:table-cell>
          <table:table-cell office:value-type="string" table:style-name="ce5">
            <text:p>HYDROMORPHONE (PF) 1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4" table:style-name="ce4">
            <text:p>1724</text:p>
          </table:table-cell>
          <table:table-cell office:value-type="string" table:style-name="ce5">
            <text:p>METOPROLOL TARTR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5" table:style-name="ce4">
            <text:p>1725</text:p>
          </table:table-cell>
          <table:table-cell office:value-type="string" table:style-name="ce5">
            <text:p>GLIPIZIDE ER 2.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6" table:style-name="ce4">
            <text:p>1726</text:p>
          </table:table-cell>
          <table:table-cell office:value-type="string" table:style-name="ce5">
            <text:p>GLIPIZIDE ER 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7" table:style-name="ce4">
            <text:p>1727</text:p>
          </table:table-cell>
          <table:table-cell office:value-type="string" table:style-name="ce5">
            <text:p>MELOXICAM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8" table:style-name="ce4">
            <text:p>1728</text:p>
          </table:table-cell>
          <table:table-cell office:value-type="string" table:style-name="ce5">
            <text:p>GUAIFENESIN ER 600 MG TABLET, EXTENDED RELEASE 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9" table:style-name="ce4">
            <text:p>1729</text:p>
          </table:table-cell>
          <table:table-cell office:value-type="string" table:style-name="ce5">
            <text:p>PROPRANOLOL ER 60 MG CAPSULE,24 HR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0" table:style-name="ce4">
            <text:p>1730</text:p>
          </table:table-cell>
          <table:table-cell office:value-type="string" table:style-name="ce5">
            <text:p>MELATONIN 3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1" table:style-name="ce4">
            <text:p>1731</text:p>
          </table:table-cell>
          <table:table-cell office:value-type="string" table:style-name="ce5">
            <text:p>LACTULOSE 20 GRAM/30 ML ORAL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2" table:style-name="ce4">
            <text:p>1732</text:p>
          </table:table-cell>
          <table:table-cell office:value-type="string" table:style-name="ce5">
            <text:p>ALUMINUM-MAG HYDROXIDE-SIMETHICONE 200 MG-200 MG-20 MG/5 ML ORAL SUS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3" table:style-name="ce4">
            <text:p>1733</text:p>
          </table:table-cell>
          <table:table-cell office:value-type="string" table:style-name="ce5">
            <text:p>FLUOXETINE 20 MG/5 ML (4 MG/ML)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4" table:style-name="ce4">
            <text:p>1734</text:p>
          </table:table-cell>
          <table:table-cell office:value-type="string" table:style-name="ce5">
            <text:p>NEOMYCIN-BACITRACIN-POLYMYXN 3.5 MG-400 UNIT-10,000 UNIT/GRAM EYE OINT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5" table:style-name="ce4">
            <text:p>1735</text:p>
          </table:table-cell>
          <table:table-cell office:value-type="string" table:style-name="ce5">
            <text:p>NYSTATIN 100,000 UNIT/GRAM TOPICAL POWDER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6" table:style-name="ce4">
            <text:p>1736</text:p>
          </table:table-cell>
          <table:table-cell office:value-type="string" table:style-name="ce5">
            <text:p>ALBUTEROL SULFATE HFA 90 MCG/ACTUATION AEROSOL INHALER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7" table:style-name="ce4">
            <text:p>1737</text:p>
          </table:table-cell>
          <table:table-cell office:value-type="string" table:style-name="ce5">
            <text:p>SENNOSIDES 8.6 MG-DOCUSATE SODIUM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8" table:style-name="ce4">
            <text:p>1738</text:p>
          </table:table-cell>
          <table:table-cell office:value-type="string" table:style-name="ce5">
            <text:p>DIPHTH,PERTUS(ACEL)TETANUS(PF)2LF-(2.5-5-3-5MCG)-5 LF/0.5 ML IM SUSP</text:p>
          </table:table-cell>
          <table:table-cell office:value-type="float" office:value="192.5" table:style-name="ce6">
            <text:p>193</text:p>
          </table:table-cell>
          <table:table-cell office:value-type="float" office:value="192.5" table:style-name="ce6">
            <text:p>1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9" table:style-name="ce4">
            <text:p>1739</text:p>
          </table:table-cell>
          <table:table-cell office:value-type="string" table:style-name="ce5">
            <text:p>LIDOCAINE 5 % TOPICAL OINTMENT</text:p>
          </table:table-cell>
          <table:table-cell office:value-type="float" office:value="841" table:style-name="ce6">
            <text:p>841</text:p>
          </table:table-cell>
          <table:table-cell office:value-type="float" office:value="841" table:style-name="ce6">
            <text:p>8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0" table:style-name="ce4">
            <text:p>1740</text:p>
          </table:table-cell>
          <table:table-cell office:value-type="string" table:style-name="ce5">
            <text:p>HEPATITIS B VIRUS VACCINE RECOMB (PF) 10 MCG/0.5 ML IM SYRINGE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1" table:style-name="ce4">
            <text:p>1741</text:p>
          </table:table-cell>
          <table:table-cell office:value-type="string" table:style-name="ce5">
            <text:p>FLUTICASONE 50 MCG/ACTUATION NASAL SPRAY,SUSPENS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2" table:style-name="ce4">
            <text:p>1742</text:p>
          </table:table-cell>
          <table:table-cell office:value-type="string" table:style-name="ce5">
            <text:p>ERYTHROMYCIN LACTOBIONATE 500 MG INTRAVENOUS SOLUTION</text:p>
          </table:table-cell>
          <table:table-cell office:value-type="float" office:value="584" table:style-name="ce6">
            <text:p>584</text:p>
          </table:table-cell>
          <table:table-cell office:value-type="float" office:value="584" table:style-name="ce6">
            <text:p>5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3" table:style-name="ce4">
            <text:p>1743</text:p>
          </table:table-cell>
          <table:table-cell office:value-type="string" table:style-name="ce5">
            <text:p>NEOMYCIN 40 MG-POLYMYXIN B 200,000 UNIT/ML GU IRRIGATION SOLUTION</text:p>
          </table:table-cell>
          <table:table-cell office:value-type="float" office:value="89.5" table:style-name="ce6">
            <text:p>90</text:p>
          </table:table-cell>
          <table:table-cell office:value-type="float" office:value="89.5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4" table:style-name="ce4">
            <text:p>1744</text:p>
          </table:table-cell>
          <table:table-cell office:value-type="string" table:style-name="ce5">
            <text:p>QUETIAP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5" table:style-name="ce4">
            <text:p>1745</text:p>
          </table:table-cell>
          <table:table-cell office:value-type="string" table:style-name="ce5">
            <text:p>TOLTERODINE ER 2 MG CAPSULE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6" table:style-name="ce4">
            <text:p>1746</text:p>
          </table:table-cell>
          <table:table-cell office:value-type="string" table:style-name="ce5">
            <text:p>CARBAMAZEP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7" table:style-name="ce4">
            <text:p>1747</text:p>
          </table:table-cell>
          <table:table-cell office:value-type="string" table:style-name="ce5">
            <text:p>ZANAMIVIR 5 MG/ACTUATION BLISTER POWDER FOR INHALATION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8" table:style-name="ce4">
            <text:p>1748</text:p>
          </table:table-cell>
          <table:table-cell office:value-type="string" table:style-name="ce5">
            <text:p>ARTIFICIAL SALIVA(CARBOXYMETHYLCELLULOSE-ELECTROLYTES) SPRAY PUMP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9" table:style-name="ce4">
            <text:p>1749</text:p>
          </table:table-cell>
          <table:table-cell office:value-type="string" table:style-name="ce5">
            <text:p>HYDROMORPHONE 0.5 MG/0.5 ML INJECTION SYRINGE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0" table:style-name="ce4">
            <text:p>1750</text:p>
          </table:table-cell>
          <table:table-cell office:value-type="string" table:style-name="ce5">
            <text:p>RIVASTIGMINE 1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1" table:style-name="ce4">
            <text:p>1751</text:p>
          </table:table-cell>
          <table:table-cell office:value-type="string" table:style-name="ce5">
            <text:p>LATANOPROST 0.005 % EYE DROPS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2" table:style-name="ce4">
            <text:p>1752</text:p>
          </table:table-cell>
          <table:table-cell office:value-type="string" table:style-name="ce5">
            <text:p>PIOGLITAZO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3" table:style-name="ce4">
            <text:p>1753</text:p>
          </table:table-cell>
          <table:table-cell office:value-type="string" table:style-name="ce5">
            <text:p>EPOETIN ALFA 2,000 UNIT/ML INJECTION SOLUTION</text:p>
          </table:table-cell>
          <table:table-cell office:value-type="float" office:value="544.5" table:style-name="ce6">
            <text:p>545</text:p>
          </table:table-cell>
          <table:table-cell office:value-type="float" office:value="544.5" table:style-name="ce6">
            <text:p>5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4" table:style-name="ce4">
            <text:p>1754</text:p>
          </table:table-cell>
          <table:table-cell office:value-type="string" table:style-name="ce5">
            <text:p>TERBINAFINE HCL 1 % TOPICAL CREAM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5" table:style-name="ce4">
            <text:p>1755</text:p>
          </table:table-cell>
          <table:table-cell office:value-type="string" table:style-name="ce5">
            <text:p>EPTIFIBATIDE 2 MG/ML INTRAVENOUS SOLUTION</text:p>
          </table:table-cell>
          <table:table-cell office:value-type="float" office:value="932" table:style-name="ce6">
            <text:p>932</text:p>
          </table:table-cell>
          <table:table-cell office:value-type="float" office:value="932" table:style-name="ce6">
            <text:p>9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6" table:style-name="ce4">
            <text:p>1756</text:p>
          </table:table-cell>
          <table:table-cell office:value-type="string" table:style-name="ce5">
            <text:p>PARENTERAL AMINO ACID 8.5 % COMBINATION NO.3 INTRAVENOUS SOLUTION</text:p>
          </table:table-cell>
          <table:table-cell office:value-type="float" office:value="84.5" table:style-name="ce6">
            <text:p>85</text:p>
          </table:table-cell>
          <table:table-cell office:value-type="float" office:value="84.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7" table:style-name="ce4">
            <text:p>1757</text:p>
          </table:table-cell>
          <table:table-cell office:value-type="string" table:style-name="ce5">
            <text:p>NAFCILLIN 2 G/100 ML IN D5W LOADABLE MIXTURE</text:p>
          </table:table-cell>
          <table:table-cell office:value-type="float" office:value="187" table:style-name="ce6">
            <text:p>187</text:p>
          </table:table-cell>
          <table:table-cell office:value-type="float" office:value="187" table:style-name="ce6">
            <text:p>1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8" table:style-name="ce4">
            <text:p>1758</text:p>
          </table:table-cell>
          <table:table-cell office:value-type="string" table:style-name="ce5">
            <text:p>TUBERCULIN PPD 5 TUB. UNIT/0.1 ML INTRADERMAL INJECTION SOLUTION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9" table:style-name="ce4">
            <text:p>1759</text:p>
          </table:table-cell>
          <table:table-cell office:value-type="string" table:style-name="ce5">
            <text:p>ANASTROZ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0" table:style-name="ce4">
            <text:p>1760</text:p>
          </table:table-cell>
          <table:table-cell office:value-type="string" table:style-name="ce5">
            <text:p>AMINO ACIDS 4.25 % WITH LYTES AND CALCIUM IN D10W INTRAVENOUS SOLUTION</text:p>
          </table:table-cell>
          <table:table-cell office:value-type="float" office:value="480" table:style-name="ce6">
            <text:p>480</text:p>
          </table:table-cell>
          <table:table-cell office:value-type="float" office:value="480" table:style-name="ce6">
            <text:p>4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1" table:style-name="ce4">
            <text:p>1761</text:p>
          </table:table-cell>
          <table:table-cell office:value-type="string" table:style-name="ce5">
            <text:p>ASPIRIN 25 MG-DIPYRIDAMOLE 200 MG CAPSULE,EXT.RELEASE 12 HR MULTIPHAS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2" table:style-name="ce4">
            <text:p>1762</text:p>
          </table:table-cell>
          <table:table-cell office:value-type="string" table:style-name="ce5">
            <text:p>VENLAFAXINE ER 37.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3" table:style-name="ce4">
            <text:p>1763</text:p>
          </table:table-cell>
          <table:table-cell office:value-type="string" table:style-name="ce5">
            <text:p>CARVEDILOL 6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4" table:style-name="ce4">
            <text:p>1764</text:p>
          </table:table-cell>
          <table:table-cell office:value-type="string" table:style-name="ce5">
            <text:p>VENLAFAXINE ER 7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5" table:style-name="ce4">
            <text:p>1765</text:p>
          </table:table-cell>
          <table:table-cell office:value-type="string" table:style-name="ce5">
            <text:p>ATOR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6" table:style-name="ce4">
            <text:p>1766</text:p>
          </table:table-cell>
          <table:table-cell office:value-type="string" table:style-name="ce5">
            <text:p>CARVEDILO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7" table:style-name="ce4">
            <text:p>1767</text:p>
          </table:table-cell>
          <table:table-cell office:value-type="string" table:style-name="ce5">
            <text:p>ROPINIR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8" table:style-name="ce4">
            <text:p>1768</text:p>
          </table:table-cell>
          <table:table-cell office:value-type="string" table:style-name="ce5">
            <text:p>IPRATROPIUM-ALBUTEROL 0.5 MG-3 MG(2.5 MG BASE)/3 ML NEBULIZATION SOL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9" table:style-name="ce4">
            <text:p>1769</text:p>
          </table:table-cell>
          <table:table-cell office:value-type="string" table:style-name="ce5">
            <text:p>DONEPEZ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0" table:style-name="ce4">
            <text:p>1770</text:p>
          </table:table-cell>
          <table:table-cell office:value-type="string" table:style-name="ce5">
            <text:p>DEXTROSE 40 % ORAL GEL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1" table:style-name="ce4">
            <text:p>1771</text:p>
          </table:table-cell>
          <table:table-cell office:value-type="string" table:style-name="ce5">
            <text:p>CLONIDINE 0.1 MG/24 HR WEEKLY TRANSDERMAL PATCH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2" table:style-name="ce4">
            <text:p>1772</text:p>
          </table:table-cell>
          <table:table-cell office:value-type="string" table:style-name="ce5">
            <text:p>CEFUROXIME AXETIL 250 MG/5 ML ORAL SUSPENSION</text:p>
          </table:table-cell>
          <table:table-cell office:value-type="float" office:value="1045.5" table:style-name="ce8">
            <text:p>1,045.50</text:p>
          </table:table-cell>
          <table:table-cell office:value-type="float" office:value="1045.5" table:style-name="ce8">
            <text:p>1,045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3" table:style-name="ce4">
            <text:p>1773</text:p>
          </table:table-cell>
          <table:table-cell office:value-type="string" table:style-name="ce5">
            <text:p>GENTIAN VIOLET 2 % TOPICAL SOLUTION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4" table:style-name="ce4">
            <text:p>1774</text:p>
          </table:table-cell>
          <table:table-cell office:value-type="string" table:style-name="ce5">
            <text:p>DIVALPROEX 25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5" table:style-name="ce4">
            <text:p>1775</text:p>
          </table:table-cell>
          <table:table-cell office:value-type="string" table:style-name="ce5">
            <text:p>APIXABAN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6" table:style-name="ce4">
            <text:p>1776</text:p>
          </table:table-cell>
          <table:table-cell office:value-type="string" table:style-name="ce5">
            <text:p>PHYTONADIONE (VITAMIN K1) 10 MG/ML INJECTION SOLUTION</text:p>
          </table:table-cell>
          <table:table-cell office:value-type="float" office:value="339" table:style-name="ce6">
            <text:p>339</text:p>
          </table:table-cell>
          <table:table-cell office:value-type="float" office:value="339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7" table:style-name="ce4">
            <text:p>1777</text:p>
          </table:table-cell>
          <table:table-cell office:value-type="string" table:style-name="ce5">
            <text:p>CETIRI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8" table:style-name="ce4">
            <text:p>1778</text:p>
          </table:table-cell>
          <table:table-cell office:value-type="string" table:style-name="ce5">
            <text:p>DANTROLENE 20 MG INTRAVENOUS SOLUTION</text:p>
          </table:table-cell>
          <table:table-cell office:value-type="float" office:value="647.5" table:style-name="ce6">
            <text:p>648</text:p>
          </table:table-cell>
          <table:table-cell office:value-type="float" office:value="647.5" table:style-name="ce6">
            <text:p>6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9" table:style-name="ce4">
            <text:p>1779</text:p>
          </table:table-cell>
          <table:table-cell office:value-type="string" table:style-name="ce5">
            <text:p>CLONIDINE 0.2 MG/24 HR WEEKLY TRANSDERMAL PATCH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0" table:style-name="ce4">
            <text:p>1780</text:p>
          </table:table-cell>
          <table:table-cell office:value-type="string" table:style-name="ce5">
            <text:p>LEVALBUTEROL 0.63 MG/3 ML SOLUTION FOR NEBULIZATION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1" table:style-name="ce4">
            <text:p>1781</text:p>
          </table:table-cell>
          <table:table-cell office:value-type="string" table:style-name="ce5">
            <text:p>IOHEXOL 300 MG/ML PO SOL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2" table:style-name="ce4">
            <text:p>1782</text:p>
          </table:table-cell>
          <table:table-cell office:value-type="string" table:style-name="ce5">
            <text:p>ESTRADIOL CYPIONATE 5 MG/ML INTRAMUSCULAR OIL</text:p>
          </table:table-cell>
          <table:table-cell office:value-type="float" office:value="853.5" table:style-name="ce6">
            <text:p>854</text:p>
          </table:table-cell>
          <table:table-cell office:value-type="float" office:value="853.5" table:style-name="ce6">
            <text:p>8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3" table:style-name="ce4">
            <text:p>1783</text:p>
          </table:table-cell>
          <table:table-cell office:value-type="string" table:style-name="ce5">
            <text:p>METOPROLOL SUCCINATE ER 5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4" table:style-name="ce4">
            <text:p>1784</text:p>
          </table:table-cell>
          <table:table-cell office:value-type="string" table:style-name="ce5">
            <text:p>TENECTEPLASE 50 MG INTRAVENOUS KIT</text:p>
          </table:table-cell>
          <table:table-cell office:value-type="float" office:value="21356" table:style-name="ce6">
            <text:p>21,356</text:p>
          </table:table-cell>
          <table:table-cell office:value-type="float" office:value="21356" table:style-name="ce6">
            <text:p>21,3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5" table:style-name="ce4">
            <text:p>1785</text:p>
          </table:table-cell>
          <table:table-cell office:value-type="string" table:style-name="ce5">
            <text:p>ACETAZOLAMIDE ER 500 MG CAPSULE,EXTENDED RELEASE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6" table:style-name="ce4">
            <text:p>1786</text:p>
          </table:table-cell>
          <table:table-cell office:value-type="string" table:style-name="ce5">
            <text:p>NIFEDIPIN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7" table:style-name="ce4">
            <text:p>1787</text:p>
          </table:table-cell>
          <table:table-cell office:value-type="string" table:style-name="ce5">
            <text:p>FLUOROMETHOLONE 0.1 % EYE DROPS,SUSPENSION</text:p>
          </table:table-cell>
          <table:table-cell office:value-type="float" office:value="771" table:style-name="ce6">
            <text:p>771</text:p>
          </table:table-cell>
          <table:table-cell office:value-type="float" office:value="771" table:style-name="ce6">
            <text:p>7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8" table:style-name="ce4">
            <text:p>1788</text:p>
          </table:table-cell>
          <table:table-cell office:value-type="string" table:style-name="ce5">
            <text:p>SUMATRIPTAN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9" table:style-name="ce4">
            <text:p>1789</text:p>
          </table:table-cell>
          <table:table-cell office:value-type="string" table:style-name="ce5">
            <text:p>SUGAMMADEX 100 MG/ML INTRAVENOUS SOLUTION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0" table:style-name="ce4">
            <text:p>1790</text:p>
          </table:table-cell>
          <table:table-cell office:value-type="string" table:style-name="ce5">
            <text:p>NITROGLYCERIN 0.3 MG/HR TRANSDERMAL 24 HOUR PATCH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1" table:style-name="ce4">
            <text:p>1791</text:p>
          </table:table-cell>
          <table:table-cell office:value-type="string" table:style-name="ce5">
            <text:p>ESMOLOL 2,500 MG/250 ML (10 MG/ML) IN SODIUM CHLORIDE (ISO-OSMOTIC) IV</text:p>
          </table:table-cell>
          <table:table-cell office:value-type="float" office:value="1511.5" table:style-name="ce8">
            <text:p>1,511.50</text:p>
          </table:table-cell>
          <table:table-cell office:value-type="float" office:value="1511.5" table:style-name="ce8">
            <text:p>1,511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2" table:style-name="ce4">
            <text:p>1792</text:p>
          </table:table-cell>
          <table:table-cell office:value-type="string" table:style-name="ce5">
            <text:p>CIPROFLOXACIN 400 MG/200 ML IN 5 % DEXTROSE INTRAVENOUS PIGGYBACK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3" table:style-name="ce4">
            <text:p>1793</text:p>
          </table:table-cell>
          <table:table-cell office:value-type="string" table:style-name="ce5">
            <text:p>PSYLLIUM HUSK (ASPARTAME) 3.4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4" table:style-name="ce4">
            <text:p>1794</text:p>
          </table:table-cell>
          <table:table-cell office:value-type="string" table:style-name="ce5">
            <text:p>CEFTAZIDIME 1 GRAM SOLUTION FOR INJECTION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5" table:style-name="ce4">
            <text:p>1795</text:p>
          </table:table-cell>
          <table:table-cell office:value-type="string" table:style-name="ce5">
            <text:p>CEFOTETAN 1 GRAM SOLUTION FOR INJECTION</text:p>
          </table:table-cell>
          <table:table-cell office:value-type="float" office:value="168" table:style-name="ce6">
            <text:p>168</text:p>
          </table:table-cell>
          <table:table-cell office:value-type="float" office:value="168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6" table:style-name="ce4">
            <text:p>1796</text:p>
          </table:table-cell>
          <table:table-cell office:value-type="string" table:style-name="ce5">
            <text:p>CHOLECALCIFEROL (VITAMIN D3) 1,0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7" table:style-name="ce4">
            <text:p>1797</text:p>
          </table:table-cell>
          <table:table-cell office:value-type="string" table:style-name="ce5">
            <text:p>AZITHROMYCIN 500 MG IN 250 ML D5W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8" table:style-name="ce4">
            <text:p>1798</text:p>
          </table:table-cell>
          <table:table-cell office:value-type="string" table:style-name="ce5">
            <text:p>ACARBOS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9" table:style-name="ce4">
            <text:p>1799</text:p>
          </table:table-cell>
          <table:table-cell office:value-type="string" table:style-name="ce5">
            <text:p>RIFAXIMIN 200 MG TABLET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0" table:style-name="ce4">
            <text:p>1800</text:p>
          </table:table-cell>
          <table:table-cell office:value-type="string" table:style-name="ce5">
            <text:p>ALTEPLASE (ACTIVASE)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1" table:style-name="ce4">
            <text:p>1801</text:p>
          </table:table-cell>
          <table:table-cell office:value-type="string" table:style-name="ce5">
            <text:p>MONTELUKAST 4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2" table:style-name="ce4">
            <text:p>1802</text:p>
          </table:table-cell>
          <table:table-cell office:value-type="string" table:style-name="ce5">
            <text:p>PROPAFENO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3" table:style-name="ce4">
            <text:p>1803</text:p>
          </table:table-cell>
          <table:table-cell office:value-type="string" table:style-name="ce5">
            <text:p>IMMUN GLOB G (IGG) 12 GRAM-SUC-IGA OVER 50 MCG/ML INTRAVENOUS SOLUTION</text:p>
          </table:table-cell>
          <table:table-cell office:value-type="float" office:value="3480" table:style-name="ce6">
            <text:p>3,480</text:p>
          </table:table-cell>
          <table:table-cell office:value-type="float" office:value="3480" table:style-name="ce6">
            <text:p>3,4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4" table:style-name="ce4">
            <text:p>1804</text:p>
          </table:table-cell>
          <table:table-cell office:value-type="string" table:style-name="ce5">
            <text:p>VALSARTAN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5" table:style-name="ce4">
            <text:p>1805</text:p>
          </table:table-cell>
          <table:table-cell office:value-type="string" table:style-name="ce5">
            <text:p>LIDOCAINE 4 % TOPICAL CREAM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6" table:style-name="ce4">
            <text:p>1806</text:p>
          </table:table-cell>
          <table:table-cell office:value-type="string" table:style-name="ce5">
            <text:p>TOBRAMYCIN-DEXAMETHASONE 0.3 %-0.1 % EYE OINTMENT</text:p>
          </table:table-cell>
          <table:table-cell office:value-type="float" office:value="1363" table:style-name="ce6">
            <text:p>1,363</text:p>
          </table:table-cell>
          <table:table-cell office:value-type="float" office:value="1363" table:style-name="ce6">
            <text:p>1,3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7" table:style-name="ce4">
            <text:p>1807</text:p>
          </table:table-cell>
          <table:table-cell office:value-type="string" table:style-name="ce5">
            <text:p>TOPIRAM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8" table:style-name="ce4">
            <text:p>1808</text:p>
          </table:table-cell>
          <table:table-cell office:value-type="string" table:style-name="ce5">
            <text:p>COSYNTROPIN 0.25 MG SOLUTION FOR INJECTION</text:p>
          </table:table-cell>
          <table:table-cell office:value-type="float" office:value="1547" table:style-name="ce6">
            <text:p>1,547</text:p>
          </table:table-cell>
          <table:table-cell office:value-type="float" office:value="1547" table:style-name="ce6">
            <text:p>1,5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9" table:style-name="ce4">
            <text:p>1809</text:p>
          </table:table-cell>
          <table:table-cell office:value-type="string" table:style-name="ce5">
            <text:p>ROCURONIUM 10 MG/ML INTRAVENOUS SOLUTION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0" table:style-name="ce4">
            <text:p>1810</text:p>
          </table:table-cell>
          <table:table-cell office:value-type="string" table:style-name="ce5">
            <text:p>BIMATOPROST 0.03 % EYE DROPS</text:p>
          </table:table-cell>
          <table:table-cell office:value-type="float" office:value="804.5" table:style-name="ce6">
            <text:p>805</text:p>
          </table:table-cell>
          <table:table-cell office:value-type="float" office:value="804.5" table:style-name="ce6">
            <text:p>8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1" table:style-name="ce4">
            <text:p>1811</text:p>
          </table:table-cell>
          <table:table-cell office:value-type="string" table:style-name="ce5">
            <text:p>AZITHROMYCIN 500 MG INTRAVENOUS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2" table:style-name="ce4">
            <text:p>1812</text:p>
          </table:table-cell>
          <table:table-cell office:value-type="string" table:style-name="ce5">
            <text:p>PHENYTOIN SODIUM EXTENDED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3" table:style-name="ce4">
            <text:p>1813</text:p>
          </table:table-cell>
          <table:table-cell office:value-type="string" table:style-name="ce5">
            <text:p>PHENYTOIN 5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4" table:style-name="ce4">
            <text:p>1814</text:p>
          </table:table-cell>
          <table:table-cell office:value-type="string" table:style-name="ce5">
            <text:p>CLOPIDOGRE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5" table:style-name="ce4">
            <text:p>1815</text:p>
          </table:table-cell>
          <table:table-cell office:value-type="string" table:style-name="ce5">
            <text:p>LEV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6" table:style-name="ce4">
            <text:p>1816</text:p>
          </table:table-cell>
          <table:table-cell office:value-type="string" table:style-name="ce5">
            <text:p>AMLODI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7" table:style-name="ce4">
            <text:p>1817</text:p>
          </table:table-cell>
          <table:table-cell office:value-type="string" table:style-name="ce5">
            <text:p>CAMPHOR-PHENOL-PETROLATUM,HYDROPHILIC TOPICAL OINTMEN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8" table:style-name="ce4">
            <text:p>1818</text:p>
          </table:table-cell>
          <table:table-cell office:value-type="string" table:style-name="ce5">
            <text:p>VALACYCLOVIR 50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9" table:style-name="ce4">
            <text:p>1819</text:p>
          </table:table-cell>
          <table:table-cell office:value-type="string" table:style-name="ce5">
            <text:p>OLANZA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0" table:style-name="ce4">
            <text:p>1820</text:p>
          </table:table-cell>
          <table:table-cell office:value-type="string" table:style-name="ce5">
            <text:p>IRON POLYSACCH CPLX 150 MG IRON-VIT B12 25 MCG-FOLIC ACID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1" table:style-name="ce4">
            <text:p>1821</text:p>
          </table:table-cell>
          <table:table-cell office:value-type="string" table:style-name="ce5">
            <text:p>INDIGOTINDISULFONATE SODIUM 8 MG/ML (0.8 %) INJECTION SOLUTION</text:p>
          </table:table-cell>
          <table:table-cell office:value-type="float" office:value="309.5" table:style-name="ce6">
            <text:p>310</text:p>
          </table:table-cell>
          <table:table-cell office:value-type="float" office:value="309.5" table:style-name="ce6">
            <text:p>3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2" table:style-name="ce4">
            <text:p>1822</text:p>
          </table:table-cell>
          <table:table-cell office:value-type="string" table:style-name="ce5">
            <text:p>QUETIAP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3" table:style-name="ce4">
            <text:p>1823</text:p>
          </table:table-cell>
          <table:table-cell office:value-type="string" table:style-name="ce5">
            <text:p>GUAIFENESIN 100 MG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4" table:style-name="ce4">
            <text:p>1824</text:p>
          </table:table-cell>
          <table:table-cell office:value-type="string" table:style-name="ce5">
            <text:p>ALBUMIN, HUMAN 5 % INTRAVENOUS SOLUTION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5" table:style-name="ce4">
            <text:p>1825</text:p>
          </table:table-cell>
          <table:table-cell office:value-type="string" table:style-name="ce5">
            <text:p>PRENATAL VITAMIN WITH CALCIUM NO.72-IRON 27 MG-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6" table:style-name="ce4">
            <text:p>1826</text:p>
          </table:table-cell>
          <table:table-cell office:value-type="string" table:style-name="ce5">
            <text:p>PATIENT HAS A HOME MED(S) FOR USE IN THE HOSPIT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7" table:style-name="ce4">
            <text:p>1827</text:p>
          </table:table-cell>
          <table:table-cell office:value-type="string" table:style-name="ce5">
            <text:p>CARVEDILOL 3.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8" table:style-name="ce4">
            <text:p>1828</text:p>
          </table:table-cell>
          <table:table-cell office:value-type="string" table:style-name="ce5">
            <text:p>FLUORESCEIN 1 MG EYE STRIP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9" table:style-name="ce4">
            <text:p>1829</text:p>
          </table:table-cell>
          <table:table-cell office:value-type="string" table:style-name="ce5">
            <text:p>TRACE ELEMENTS CR-CU-MN-SE-ZN 10 MCG-1 MG-0.5 MG-60 MCG-5MG/ML IV SOLN</text:p>
          </table:table-cell>
          <table:table-cell office:value-type="float" office:value="159" table:style-name="ce6">
            <text:p>159</text:p>
          </table:table-cell>
          <table:table-cell office:value-type="float" office:value="159" table:style-name="ce6">
            <text:p>1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0" table:style-name="ce4">
            <text:p>1830</text:p>
          </table:table-cell>
          <table:table-cell office:value-type="string" table:style-name="ce5">
            <text:p>KETOROLAC 60 MG/2 ML INTRAMUSCULAR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1" table:style-name="ce4">
            <text:p>1831</text:p>
          </table:table-cell>
          <table:table-cell office:value-type="string" table:style-name="ce5">
            <text:p>ROPIVACAINE (PF) 10 MG/ML (1 %) INJECTION SOLUTION</text:p>
          </table:table-cell>
          <table:table-cell office:value-type="float" office:value="136.5" table:style-name="ce6">
            <text:p>137</text:p>
          </table:table-cell>
          <table:table-cell office:value-type="float" office:value="136.5" table:style-name="ce6">
            <text:p>1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2" table:style-name="ce4">
            <text:p>1832</text:p>
          </table:table-cell>
          <table:table-cell office:value-type="string" table:style-name="ce5">
            <text:p>KETOROLAC 0.5 % EYE DROPS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3" table:style-name="ce4">
            <text:p>1833</text:p>
          </table:table-cell>
          <table:table-cell office:value-type="string" table:style-name="ce5">
            <text:p>WATER FOR INJECTION, STERILE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4" table:style-name="ce4">
            <text:p>1834</text:p>
          </table:table-cell>
          <table:table-cell office:value-type="string" table:style-name="ce5">
            <text:p>THROMBIN (BOVINE) 20,000 UNIT TOPICAL SPRAY</text:p>
          </table:table-cell>
          <table:table-cell office:value-type="float" office:value="1367.5" table:style-name="ce8">
            <text:p>1,367.50</text:p>
          </table:table-cell>
          <table:table-cell office:value-type="float" office:value="1367.5" table:style-name="ce8">
            <text:p>1,36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5" table:style-name="ce4">
            <text:p>1835</text:p>
          </table:table-cell>
          <table:table-cell office:value-type="string" table:style-name="ce5">
            <text:p>CHONDROITIN-SOD HYALURON 3 %-4 %(0.5 ML)1 %(0.55 ML)INTRAOCULAR SYRING</text:p>
          </table:table-cell>
          <table:table-cell office:value-type="float" office:value="824.5" table:style-name="ce6">
            <text:p>825</text:p>
          </table:table-cell>
          <table:table-cell office:value-type="float" office:value="824.5" table:style-name="ce6">
            <text:p>8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6" table:style-name="ce4">
            <text:p>1836</text:p>
          </table:table-cell>
          <table:table-cell office:value-type="string" table:style-name="ce5">
            <text:p>METHYLERGONOVINE 0.2 MG/ML (1 ML) INJECTION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7" table:style-name="ce4">
            <text:p>1837</text:p>
          </table:table-cell>
          <table:table-cell office:value-type="string" table:style-name="ce5">
            <text:p>BETAMETHASONE ACETATE AND SODIUM PHOS 6 MG/ML SUSPENSION FOR INJECTION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8" table:style-name="ce4">
            <text:p>1838</text:p>
          </table:table-cell>
          <table:table-cell office:value-type="string" table:style-name="ce5">
            <text:p>TERBINAFINE HC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9" table:style-name="ce4">
            <text:p>1839</text:p>
          </table:table-cell>
          <table:table-cell office:value-type="string" table:style-name="ce5">
            <text:p>AMOXICILLIN 250 MG-POTASSIUM CLAVULANATE 62.5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0" table:style-name="ce4">
            <text:p>1840</text:p>
          </table:table-cell>
          <table:table-cell office:value-type="string" table:style-name="ce5">
            <text:p>DICLOFENAC 1 % TOPICAL GEL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1" table:style-name="ce4">
            <text:p>1841</text:p>
          </table:table-cell>
          <table:table-cell office:value-type="string" table:style-name="ce5">
            <text:p>CEFTRIAXONE 1 GRAM SOLUTION FOR INJEC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2" table:style-name="ce4">
            <text:p>1842</text:p>
          </table:table-cell>
          <table:table-cell office:value-type="string" table:style-name="ce5">
            <text:p>OFLOXACIN 0.3 % EAR DROP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3" table:style-name="ce4">
            <text:p>1843</text:p>
          </table:table-cell>
          <table:table-cell office:value-type="string" table:style-name="ce5">
            <text:p>SODIUM CHLORID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4" table:style-name="ce4">
            <text:p>1844</text:p>
          </table:table-cell>
          <table:table-cell office:value-type="string" table:style-name="ce5">
            <text:p>SUMATRIPTAN 6 MG/0.5 ML SUBCUTANEOUS SOLUTION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5" table:style-name="ce4">
            <text:p>1845</text:p>
          </table:table-cell>
          <table:table-cell office:value-type="string" table:style-name="ce5">
            <text:p>CLINDAMYCIN 75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6" table:style-name="ce4">
            <text:p>1846</text:p>
          </table:table-cell>
          <table:table-cell office:value-type="string" table:style-name="ce5">
            <text:p>ALTEPLASE 100 MG INTRAVENOUS SOLUTION</text:p>
          </table:table-cell>
          <table:table-cell office:value-type="float" office:value="18017.5" table:style-name="ce8">
            <text:p>18,017.50</text:p>
          </table:table-cell>
          <table:table-cell office:value-type="float" office:value="18017.5" table:style-name="ce8">
            <text:p>18,01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7" table:style-name="ce4">
            <text:p>1847</text:p>
          </table:table-cell>
          <table:table-cell office:value-type="string" table:style-name="ce5">
            <text:p>TOLTERODINE 2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8" table:style-name="ce4">
            <text:p>1848</text:p>
          </table:table-cell>
          <table:table-cell office:value-type="string" table:style-name="ce5">
            <text:p>MAGNESIUM HYDROXIDE 400 MG/5 ML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9" table:style-name="ce4">
            <text:p>1849</text:p>
          </table:table-cell>
          <table:table-cell office:value-type="string" table:style-name="ce5">
            <text:p>TAMSULOSIN 0.4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0" table:style-name="ce4">
            <text:p>1850</text:p>
          </table:table-cell>
          <table:table-cell office:value-type="string" table:style-name="ce5">
            <text:p>LEVETIRACETA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1" table:style-name="ce4">
            <text:p>1851</text:p>
          </table:table-cell>
          <table:table-cell office:value-type="string" table:style-name="ce5">
            <text:p>THEOPHYLLINE 80 MG/15 ML ORAL ELIXIR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2" table:style-name="ce4">
            <text:p>1852</text:p>
          </table:table-cell>
          <table:table-cell office:value-type="string" table:style-name="ce5">
            <text:p>OXCARBAZEPINE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3" table:style-name="ce4">
            <text:p>1853</text:p>
          </table:table-cell>
          <table:table-cell office:value-type="string" table:style-name="ce5">
            <text:p>CALCITONIN (SALMON) 200 UNIT/ACTUATION NASAL SPRAY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4" table:style-name="ce4">
            <text:p>1854</text:p>
          </table:table-cell>
          <table:table-cell office:value-type="string" table:style-name="ce5">
            <text:p>TETANUS IMMUNE GLOBULIN (PF) 250 UNIT INTRAMUSCULAR SYRINGE</text:p>
          </table:table-cell>
          <table:table-cell office:value-type="float" office:value="2839.5" table:style-name="ce8">
            <text:p>2,839.50</text:p>
          </table:table-cell>
          <table:table-cell office:value-type="float" office:value="2839.5" table:style-name="ce8">
            <text:p>2,83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5" table:style-name="ce4">
            <text:p>1855</text:p>
          </table:table-cell>
          <table:table-cell office:value-type="string" table:style-name="ce5">
            <text:p>PIPERACILLIN-TAZOBACTAM 3.375 GRAM INTRAVENOUS SOLU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6" table:style-name="ce4">
            <text:p>1856</text:p>
          </table:table-cell>
          <table:table-cell office:value-type="string" table:style-name="ce5">
            <text:p>FOMEPIZOLE 1 GRAM/ML INTRAVENOUS SOLUTION</text:p>
          </table:table-cell>
          <table:table-cell office:value-type="float" office:value="3029" table:style-name="ce6">
            <text:p>3,029</text:p>
          </table:table-cell>
          <table:table-cell office:value-type="float" office:value="3029" table:style-name="ce6">
            <text:p>3,0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7" table:style-name="ce4">
            <text:p>1857</text:p>
          </table:table-cell>
          <table:table-cell office:value-type="string" table:style-name="ce5">
            <text:p>AMINO ACIDS 4.25 % WITH LYTES AND CALCIUM IN D5W INTRAVENOUS SOLUTION</text:p>
          </table:table-cell>
          <table:table-cell office:value-type="float" office:value="472.5" table:style-name="ce6">
            <text:p>473</text:p>
          </table:table-cell>
          <table:table-cell office:value-type="float" office:value="472.5" table:style-name="ce6">
            <text:p>4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8" table:style-name="ce4">
            <text:p>1858</text:p>
          </table:table-cell>
          <table:table-cell office:value-type="string" table:style-name="ce5">
            <text:p>NESIRITIDE 1.5 MG INTRAVENOUS SOLUTION</text:p>
          </table:table-cell>
          <table:table-cell office:value-type="float" office:value="4942.5" table:style-name="ce8">
            <text:p>4,942.50</text:p>
          </table:table-cell>
          <table:table-cell office:value-type="float" office:value="4942.5" table:style-name="ce8">
            <text:p>4,94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9" table:style-name="ce4">
            <text:p>1859</text:p>
          </table:table-cell>
          <table:table-cell office:value-type="string" table:style-name="ce5">
            <text:p>CEFTRIAXONE(ROCEPHIN) 2G IN 50 ML D5W LOADABLE MIXTURE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6">
            <text:p>1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0" table:style-name="ce4">
            <text:p>1860</text:p>
          </table:table-cell>
          <table:table-cell office:value-type="string" table:style-name="ce5">
            <text:p>CEFUROXIME SODIUM 750 MG INTRAVENOUS SOLUTION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1" table:style-name="ce4">
            <text:p>1861</text:p>
          </table:table-cell>
          <table:table-cell office:value-type="string" table:style-name="ce5">
            <text:p>TRIAMCINOLONE ACETONIDE 40 MG/ML SUSPENSION FOR INJECTION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2" table:style-name="ce4">
            <text:p>1862</text:p>
          </table:table-cell>
          <table:table-cell office:value-type="string" table:style-name="ce5">
            <text:p>PIPERACILLIN-TAZOBACTAM 4.5 GRAM INTRAVENOUS SOLUTIO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3" table:style-name="ce4">
            <text:p>1863</text:p>
          </table:table-cell>
          <table:table-cell office:value-type="string" table:style-name="ce5">
            <text:p>PANTOPRAZOLE 4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4" table:style-name="ce4">
            <text:p>1864</text:p>
          </table:table-cell>
          <table:table-cell office:value-type="string" table:style-name="ce5">
            <text:p>VENLAFAXINE 3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5" table:style-name="ce4">
            <text:p>1865</text:p>
          </table:table-cell>
          <table:table-cell office:value-type="string" table:style-name="ce5">
            <text:p>OSELTAMIVIR 75 MG CAPSULE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6" table:style-name="ce4">
            <text:p>1866</text:p>
          </table:table-cell>
          <table:table-cell office:value-type="string" table:style-name="ce5">
            <text:p>LEVOTHYROXINE 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7" table:style-name="ce4">
            <text:p>1867</text:p>
          </table:table-cell>
          <table:table-cell office:value-type="string" table:style-name="ce5">
            <text:p>CYANOCOBALAMIN (VIT B-12)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8" table:style-name="ce4">
            <text:p>1868</text:p>
          </table:table-cell>
          <table:table-cell office:value-type="string" table:style-name="ce5">
            <text:p>CROTALIDAE POLYVAL IMMUNE FAB SOLUTION FOR INJECTION</text:p>
          </table:table-cell>
          <table:table-cell office:value-type="float" office:value="12090" table:style-name="ce6">
            <text:p>12,090</text:p>
          </table:table-cell>
          <table:table-cell office:value-type="float" office:value="12090" table:style-name="ce6">
            <text:p>12,0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9" table:style-name="ce4">
            <text:p>1869</text:p>
          </table:table-cell>
          <table:table-cell office:value-type="string" table:style-name="ce5">
            <text:p>MEROPENEM 500 MG INTRAVENOUS SOLUTION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0" table:style-name="ce4">
            <text:p>1870</text:p>
          </table:table-cell>
          <table:table-cell office:value-type="string" table:style-name="ce5">
            <text:p>MIDAZOLAM (VERSED) 50 MG IN NS 50 ML (PREMIX)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1" table:style-name="ce4">
            <text:p>1871</text:p>
          </table:table-cell>
          <table:table-cell office:value-type="string" table:style-name="ce5">
            <text:p>MEROPENEM 1 GRAM INTRAVENOUS SOLUTION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2" table:style-name="ce4">
            <text:p>1872</text:p>
          </table:table-cell>
          <table:table-cell office:value-type="string" table:style-name="ce5">
            <text:p>INSULIN REGULAR IV TREATMENT KI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3" table:style-name="ce4">
            <text:p>1873</text:p>
          </table:table-cell>
          <table:table-cell office:value-type="string" table:style-name="ce5">
            <text:p>CEFEPIME 2 GRAM SOLUTION FOR INJECTION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4" table:style-name="ce4">
            <text:p>1874</text:p>
          </table:table-cell>
          <table:table-cell office:value-type="string" table:style-name="ce5">
            <text:p>ISOSULFAN BLUE 1 % SUBCUTANEOUS SOLUTION</text:p>
          </table:table-cell>
          <table:table-cell office:value-type="float" office:value="1997.5" table:style-name="ce8">
            <text:p>1,997.50</text:p>
          </table:table-cell>
          <table:table-cell office:value-type="float" office:value="1997.5" table:style-name="ce8">
            <text:p>1,99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5" table:style-name="ce4">
            <text:p>1875</text:p>
          </table:table-cell>
          <table:table-cell office:value-type="string" table:style-name="ce5">
            <text:p>POLYMYXIN B SULFATE 10,000 UNIT-TRIMETHOPRIM 1 MG/ML EYE DROPS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6" table:style-name="ce4">
            <text:p>1876</text:p>
          </table:table-cell>
          <table:table-cell office:value-type="string" table:style-name="ce5">
            <text:p>CARBACHOL 0.01 % INTRAOCULAR SOLUTION</text:p>
          </table:table-cell>
          <table:table-cell office:value-type="float" office:value="178.5" table:style-name="ce6">
            <text:p>179</text:p>
          </table:table-cell>
          <table:table-cell office:value-type="float" office:value="178.5" table:style-name="ce6">
            <text:p>1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7" table:style-name="ce4">
            <text:p>1877</text:p>
          </table:table-cell>
          <table:table-cell office:value-type="string" table:style-name="ce5">
            <text:p>DIGOXIN 100 MCG/ML INJECTION SOLUTION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8" table:style-name="ce4">
            <text:p>1878</text:p>
          </table:table-cell>
          <table:table-cell office:value-type="string" table:style-name="ce5">
            <text:p>IRON SUCROSE 100 MG IRON/5 ML INTRAVENOUS SOLUTION</text:p>
          </table:table-cell>
          <table:table-cell office:value-type="float" office:value="347" table:style-name="ce6">
            <text:p>347</text:p>
          </table:table-cell>
          <table:table-cell office:value-type="float" office:value="347" table:style-name="ce6">
            <text:p>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9" table:style-name="ce4">
            <text:p>1879</text:p>
          </table:table-cell>
          <table:table-cell office:value-type="string" table:style-name="ce5">
            <text:p>PREDNISOLONE SODIUM PHOSPHATE 15 MG/5 ML (3 MG/ML)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0" table:style-name="ce4">
            <text:p>1880</text:p>
          </table:table-cell>
          <table:table-cell office:value-type="string" table:style-name="ce5">
            <text:p>BECLOMETHASONE DIPROPIONATE 40 MCG/ACTUATION AEROSOL INHALER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1" table:style-name="ce4">
            <text:p>1881</text:p>
          </table:table-cell>
          <table:table-cell office:value-type="string" table:style-name="ce5">
            <text:p>FLUTICASONE 2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2" table:style-name="ce4">
            <text:p>1882</text:p>
          </table:table-cell>
          <table:table-cell office:value-type="string" table:style-name="ce5">
            <text:p>LOSARTAN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3" table:style-name="ce4">
            <text:p>1883</text:p>
          </table:table-cell>
          <table:table-cell office:value-type="string" table:style-name="ce5">
            <text:p>DIGOXIN IMMUNE FAB 40 MG INTRAVENOUS SOLUTION</text:p>
          </table:table-cell>
          <table:table-cell office:value-type="float" office:value="12003" table:style-name="ce6">
            <text:p>12,003</text:p>
          </table:table-cell>
          <table:table-cell office:value-type="float" office:value="12003" table:style-name="ce6">
            <text:p>12,0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4" table:style-name="ce4">
            <text:p>1884</text:p>
          </table:table-cell>
          <table:table-cell office:value-type="string" table:style-name="ce5">
            <text:p>BALANCED B-100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5" table:style-name="ce4">
            <text:p>1885</text:p>
          </table:table-cell>
          <table:table-cell office:value-type="string" table:style-name="ce5">
            <text:p>CALCIUM POLYCARBOPHIL 6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6" table:style-name="ce4">
            <text:p>1886</text:p>
          </table:table-cell>
          <table:table-cell office:value-type="string" table:style-name="ce5">
            <text:p>LACTOBACILLUS RHAMNOSUS GG 10 BILLION CELL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7" table:style-name="ce4">
            <text:p>1887</text:p>
          </table:table-cell>
          <table:table-cell office:value-type="string" table:style-name="ce5">
            <text:p>EPTIFIBATIDE 0.75 MG/ML INTRAVENOUS SOLUTION</text:p>
          </table:table-cell>
          <table:table-cell office:value-type="float" office:value="308.5" table:style-name="ce6">
            <text:p>309</text:p>
          </table:table-cell>
          <table:table-cell office:value-type="float" office:value="308.5" table:style-name="ce6">
            <text:p>3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8" table:style-name="ce4">
            <text:p>1888</text:p>
          </table:table-cell>
          <table:table-cell office:value-type="string" table:style-name="ce5">
            <text:p>OXYBUTYNIN CH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9" table:style-name="ce4">
            <text:p>1889</text:p>
          </table:table-cell>
          <table:table-cell office:value-type="string" table:style-name="ce5">
            <text:p>SALMETEROL 50 MCG/DOSE BLISTER POWDER FOR INHALATION</text:p>
          </table:table-cell>
          <table:table-cell office:value-type="float" office:value="352" table:style-name="ce6">
            <text:p>352</text:p>
          </table:table-cell>
          <table:table-cell office:value-type="float" office:value="352" table:style-name="ce6">
            <text:p>3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0" table:style-name="ce4">
            <text:p>1890</text:p>
          </table:table-cell>
          <table:table-cell office:value-type="string" table:style-name="ce5">
            <text:p>CEFTRIAXONE (ROCEPHIN) 1 G IN 50 ML D5W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1" table:style-name="ce4">
            <text:p>1891</text:p>
          </table:table-cell>
          <table:table-cell office:value-type="string" table:style-name="ce5">
            <text:p>AMIKACIN 500 MG/2 ML INJECTION SOLUTION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2" table:style-name="ce4">
            <text:p>1892</text:p>
          </table:table-cell>
          <table:table-cell office:value-type="string" table:style-name="ce5">
            <text:p>MUPIROCIN 2 % TOPICAL CREAM</text:p>
          </table:table-cell>
          <table:table-cell office:value-type="float" office:value="502" table:style-name="ce6">
            <text:p>502</text:p>
          </table:table-cell>
          <table:table-cell office:value-type="float" office:value="502" table:style-name="ce6">
            <text:p>5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3" table:style-name="ce4">
            <text:p>1893</text:p>
          </table:table-cell>
          <table:table-cell office:value-type="string" table:style-name="ce5">
            <text:p>IMMUNE GLOB,GAMMA(IGG) 10 GRAM-GLY-GLUC-IGA 0 TO 50 MCG/ML IV SOLUTION</text:p>
          </table:table-cell>
          <table:table-cell office:value-type="float" office:value="3695" table:style-name="ce6">
            <text:p>3,695</text:p>
          </table:table-cell>
          <table:table-cell office:value-type="float" office:value="3695" table:style-name="ce6">
            <text:p>3,6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4" table:style-name="ce4">
            <text:p>1894</text:p>
          </table:table-cell>
          <table:table-cell office:value-type="string" table:style-name="ce5">
            <text:p>GLUCAGON (HUMAN RECOMBINANT) 1 MG/ML SOLUTION FOR INJECTION</text:p>
          </table:table-cell>
          <table:table-cell office:value-type="float" office:value="992" table:style-name="ce6">
            <text:p>992</text:p>
          </table:table-cell>
          <table:table-cell office:value-type="float" office:value="992" table:style-name="ce6">
            <text:p>9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5" table:style-name="ce4">
            <text:p>1895</text:p>
          </table:table-cell>
          <table:table-cell office:value-type="string" table:style-name="ce5">
            <text:p>KETAMINE 10 MG/ML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6" table:style-name="ce4">
            <text:p>1896</text:p>
          </table:table-cell>
          <table:table-cell office:value-type="string" table:style-name="ce5">
            <text:p>OXYBUTYNIN CHLORIDE ER 5 MG TABLET,EXTENDED RELEASE 24 HR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7" table:style-name="ce4">
            <text:p>1897</text:p>
          </table:table-cell>
          <table:table-cell office:value-type="string" table:style-name="ce5">
            <text:p>BUDESONIDE 0.25 MG/2 ML SUSPENSION FOR NEBULIZATION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8" table:style-name="ce4">
            <text:p>1898</text:p>
          </table:table-cell>
          <table:table-cell office:value-type="string" table:style-name="ce5">
            <text:p>LIDOCAINE 2 % MUCOSAL SOLUTION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9" table:style-name="ce4">
            <text:p>1899</text:p>
          </table:table-cell>
          <table:table-cell office:value-type="string" table:style-name="ce5">
            <text:p>GELATIN ABSORBABLE 50 TOPICAL SPONGE</text:p>
          </table:table-cell>
          <table:table-cell office:value-type="float" office:value="186.5" table:style-name="ce6">
            <text:p>187</text:p>
          </table:table-cell>
          <table:table-cell office:value-type="float" office:value="186.5" table:style-name="ce6">
            <text:p>1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0" table:style-name="ce4">
            <text:p>1900</text:p>
          </table:table-cell>
          <table:table-cell office:value-type="string" table:style-name="ce5">
            <text:p>BUDESONIDE 0.5 MG/2 ML SUSPENSION FOR NEBULIZATION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1" table:style-name="ce4">
            <text:p>1901</text:p>
          </table:table-cell>
          <table:table-cell office:value-type="string" table:style-name="ce5">
            <text:p>RALOXIFENE 6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2" table:style-name="ce4">
            <text:p>1902</text:p>
          </table:table-cell>
          <table:table-cell office:value-type="string" table:style-name="ce5">
            <text:p>NITROGLYCERIN 2 % TRANSDERM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3" table:style-name="ce4">
            <text:p>1903</text:p>
          </table:table-cell>
          <table:table-cell office:value-type="string" table:style-name="ce5">
            <text:p>VANCOMYCIN 1.5 GRAM/250 ML IN 0.9 % SODIUM CHLORIDE INTRAVENOUS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4" table:style-name="ce4">
            <text:p>1904</text:p>
          </table:table-cell>
          <table:table-cell office:value-type="string" table:style-name="ce5">
            <text:p>ENOXAPARIN 150 MG/ML SUBCUTANEOUS SYRINGE</text:p>
          </table:table-cell>
          <table:table-cell office:value-type="float" office:value="204" table:style-name="ce6">
            <text:p>204</text:p>
          </table:table-cell>
          <table:table-cell office:value-type="float" office:value="204" table:style-name="ce6">
            <text:p>2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5" table:style-name="ce4">
            <text:p>1905</text:p>
          </table:table-cell>
          <table:table-cell office:value-type="string" table:style-name="ce5">
            <text:p>KETAMINE 50 MG/ML INJECTION SOLUT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6" table:style-name="ce4">
            <text:p>1906</text:p>
          </table:table-cell>
          <table:table-cell office:value-type="string" table:style-name="ce5">
            <text:p>MONTELUKAST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7" table:style-name="ce4">
            <text:p>1907</text:p>
          </table:table-cell>
          <table:table-cell office:value-type="string" table:style-name="ce5">
            <text:p>ZINC OXIDE-COD LIVER OIL 40 % TOPICAL PASTE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8" table:style-name="ce4">
            <text:p>1908</text:p>
          </table:table-cell>
          <table:table-cell office:value-type="string" table:style-name="ce5">
            <text:p>REGULAR INSULIN 100UNITS IN 100ML NS LOADABLE MIXTURE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9" table:style-name="ce4">
            <text:p>1909</text:p>
          </table:table-cell>
          <table:table-cell office:value-type="string" table:style-name="ce5">
            <text:p>CLONIDINE 0.3 MG/24 HR WEEKLY TRANSDERMAL PATCH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0" table:style-name="ce4">
            <text:p>1910</text:p>
          </table:table-cell>
          <table:table-cell office:value-type="string" table:style-name="ce5">
            <text:p>DRONEDARONE 400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1" table:style-name="ce4">
            <text:p>1911</text:p>
          </table:table-cell>
          <table:table-cell office:value-type="string" table:style-name="ce5">
            <text:p>PENICILLIN G BENZATHINE 600,000 UNIT/ML INTRAMUSCULAR SYRINGE</text:p>
          </table:table-cell>
          <table:table-cell office:value-type="float" office:value="541.5" table:style-name="ce6">
            <text:p>542</text:p>
          </table:table-cell>
          <table:table-cell office:value-type="float" office:value="541.5" table:style-name="ce6">
            <text:p>5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2" table:style-name="ce4">
            <text:p>1912</text:p>
          </table:table-cell>
          <table:table-cell office:value-type="string" table:style-name="ce5">
            <text:p>ZOLPIDE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3" table:style-name="ce4">
            <text:p>1913</text:p>
          </table:table-cell>
          <table:table-cell office:value-type="string" table:style-name="ce5">
            <text:p>METOPROLOL SUCCINATE ER 2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4" table:style-name="ce4">
            <text:p>1914</text:p>
          </table:table-cell>
          <table:table-cell office:value-type="string" table:style-name="ce5">
            <text:p>ERGOCALCIFEROL (VITAMIN D2) 50,0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5" table:style-name="ce4">
            <text:p>1915</text:p>
          </table:table-cell>
          <table:table-cell office:value-type="string" table:style-name="ce5">
            <text:p>COLLAGENASE CLOSTRIDIUM HISTOLYTICUM 250 UNIT/GRAM TOPICAL OINTMENT</text:p>
          </table:table-cell>
          <table:table-cell office:value-type="float" office:value="394" table:style-name="ce6">
            <text:p>394</text:p>
          </table:table-cell>
          <table:table-cell office:value-type="float" office:value="394" table:style-name="ce6">
            <text:p>3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6" table:style-name="ce4">
            <text:p>1916</text:p>
          </table:table-cell>
          <table:table-cell office:value-type="string" table:style-name="ce5">
            <text:p>LEVALBUTEROL CONCENTRATE 1.25 MG/0.5 ML SOLUTION FOR NEBULIZATION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7" table:style-name="ce4">
            <text:p>1917</text:p>
          </table:table-cell>
          <table:table-cell office:value-type="string" table:style-name="ce5">
            <text:p>METHYL SALICYLATE-MENTHOL 30 %-10 % TOPICAL CREAM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8" table:style-name="ce4">
            <text:p>1918</text:p>
          </table:table-cell>
          <table:table-cell office:value-type="string" table:style-name="ce5">
            <text:p>AZTREONAM 2 GRAM SOLUTION FOR INJECTION</text:p>
          </table:table-cell>
          <table:table-cell office:value-type="float" office:value="542" table:style-name="ce6">
            <text:p>542</text:p>
          </table:table-cell>
          <table:table-cell office:value-type="float" office:value="542" table:style-name="ce6">
            <text:p>5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9" table:style-name="ce4">
            <text:p>1919</text:p>
          </table:table-cell>
          <table:table-cell office:value-type="string" table:style-name="ce5">
            <text:p>IPRATROPIUM 20 MCG-ALBUTEROL 100 MCG/ACTUATION MIST FOR INHALATION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0" table:style-name="ce4">
            <text:p>1920</text:p>
          </table:table-cell>
          <table:table-cell office:value-type="string" table:style-name="ce5">
            <text:p>PENICILLIN G BENZATHINE,PROCAIN 900,000 UNIT-300K UNIT/2 ML IM SYRINGE</text:p>
          </table:table-cell>
          <table:table-cell office:value-type="float" office:value="561.5" table:style-name="ce6">
            <text:p>562</text:p>
          </table:table-cell>
          <table:table-cell office:value-type="float" office:value="561.5" table:style-name="ce6">
            <text:p>5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1" table:style-name="ce4">
            <text:p>1921</text:p>
          </table:table-cell>
          <table:table-cell office:value-type="string" table:style-name="ce5">
            <text:p>FLUTICASONE 1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2" table:style-name="ce4">
            <text:p>1922</text:p>
          </table:table-cell>
          <table:table-cell office:value-type="string" table:style-name="ce5">
            <text:p>TRIAMCINOLONE ACETONIDE (PF) 40 MG/ML INTRAOCULAR SUSPENSION</text:p>
          </table:table-cell>
          <table:table-cell office:value-type="float" office:value="1053.5" table:style-name="ce8">
            <text:p>1,053.50</text:p>
          </table:table-cell>
          <table:table-cell office:value-type="float" office:value="1053.5" table:style-name="ce8">
            <text:p>1,053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3" table:style-name="ce4">
            <text:p>1923</text:p>
          </table:table-cell>
          <table:table-cell office:value-type="string" table:style-name="ce5">
            <text:p>LEVONORGESTREL 1.5 MG TABLET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4" table:style-name="ce4">
            <text:p>1924</text:p>
          </table:table-cell>
          <table:table-cell office:value-type="string" table:style-name="ce5">
            <text:p>GADOBUTROL 10 MMOL/10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5" table:style-name="ce4">
            <text:p>1925</text:p>
          </table:table-cell>
          <table:table-cell office:value-type="string" table:style-name="ce5">
            <text:p>FOSFOMYCIN TROMETHAMINE 3 GRAM ORAL PACKET</text:p>
          </table:table-cell>
          <table:table-cell office:value-type="float" office:value="119" table:style-name="ce6">
            <text:p>119</text:p>
          </table:table-cell>
          <table:table-cell office:value-type="float" office:value="119" table:style-name="ce6">
            <text:p>1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6" table:style-name="ce4">
            <text:p>1926</text:p>
          </table:table-cell>
          <table:table-cell office:value-type="string" table:style-name="ce5">
            <text:p>SCOPOLAMINE 1 MG OVER 3 DAYS TRANSDERMAL PATCH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7" table:style-name="ce4">
            <text:p>1927</text:p>
          </table:table-cell>
          <table:table-cell office:value-type="string" table:style-name="ce5">
            <text:p>HYDROCODONE 10 MG-CHLORPHENIRAMINE 8 MG/5 ML ORAL SUSP EXTEND.REL 12HR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8" table:style-name="ce4">
            <text:p>1928</text:p>
          </table:table-cell>
          <table:table-cell office:value-type="string" table:style-name="ce5">
            <text:p>GENTAMICIN SULFATE (PEDIATRIC) (PF) 20 MG/2 ML INJECTION SOLUTION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9" table:style-name="ce4">
            <text:p>1929</text:p>
          </table:table-cell>
          <table:table-cell office:value-type="string" table:style-name="ce5">
            <text:p>CEFEPIME 2 G/50 ML NS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0" table:style-name="ce4">
            <text:p>1930</text:p>
          </table:table-cell>
          <table:table-cell office:value-type="string" table:style-name="ce5">
            <text:p>IBUTILIDE FUMARATE 0.1 MG/ML INTRAVENOUS SOLUTION</text:p>
          </table:table-cell>
          <table:table-cell office:value-type="float" office:value="387.5" table:style-name="ce6">
            <text:p>388</text:p>
          </table:table-cell>
          <table:table-cell office:value-type="float" office:value="387.5" table:style-name="ce6">
            <text:p>3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1" table:style-name="ce4">
            <text:p>1931</text:p>
          </table:table-cell>
          <table:table-cell office:value-type="string" table:style-name="ce5">
            <text:p>CELECOXIB 100 MG CAPSULE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2" table:style-name="ce4">
            <text:p>1932</text:p>
          </table:table-cell>
          <table:table-cell office:value-type="string" table:style-name="ce5">
            <text:p>THEOPHYLLINE ER 300 MG CAPSULE,EXTENDED RELEASE 24 HR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3" table:style-name="ce4">
            <text:p>1933</text:p>
          </table:table-cell>
          <table:table-cell office:value-type="string" table:style-name="ce5">
            <text:p>PIPERACILLIN-TAZOBACTAM 2.25 GRAM INTRAVENOUS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4" table:style-name="ce4">
            <text:p>1934</text:p>
          </table:table-cell>
          <table:table-cell office:value-type="string" table:style-name="ce5">
            <text:p>AMPHOTERICIN B LIPOSOME 50 MG INTRAVENOUS SUSPENSION</text:p>
          </table:table-cell>
          <table:table-cell office:value-type="float" office:value="1453.5" table:style-name="ce8">
            <text:p>1,453.50</text:p>
          </table:table-cell>
          <table:table-cell office:value-type="float" office:value="1453.5" table:style-name="ce8">
            <text:p>1,453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5" table:style-name="ce4">
            <text:p>1935</text:p>
          </table:table-cell>
          <table:table-cell office:value-type="string" table:style-name="ce5">
            <text:p>ONDANSETRON 4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6" table:style-name="ce4">
            <text:p>1936</text:p>
          </table:table-cell>
          <table:table-cell office:value-type="string" table:style-name="ce5">
            <text:p>CEFDINIR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7" table:style-name="ce4">
            <text:p>1937</text:p>
          </table:table-cell>
          <table:table-cell office:value-type="string" table:style-name="ce5">
            <text:p>NS + MVI KIT FOR RALLY PACK (1000 ML NS + 10 ML MVI)</text:p>
          </table:table-cell>
          <table:table-cell office:value-type="float" office:value="138.5" table:style-name="ce6">
            <text:p>139</text:p>
          </table:table-cell>
          <table:table-cell office:value-type="float" office:value="138.5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8" table:style-name="ce4">
            <text:p>1938</text:p>
          </table:table-cell>
          <table:table-cell office:value-type="string" table:style-name="ce5">
            <text:p>CEFOTETAN 2 GRAM SOLUTION FOR INJECTION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9" table:style-name="ce4">
            <text:p>1939</text:p>
          </table:table-cell>
          <table:table-cell office:value-type="string" table:style-name="ce5">
            <text:p>INSULIN DETEMIR (U-100) 100 UNIT/ML SUBCUTANEOUS SOLUTION</text:p>
          </table:table-cell>
          <table:table-cell office:value-type="float" office:value="63.5" table:style-name="ce6">
            <text:p>64</text:p>
          </table:table-cell>
          <table:table-cell office:value-type="float" office:value="63.5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0" table:style-name="ce4">
            <text:p>1940</text:p>
          </table:table-cell>
          <table:table-cell office:value-type="string" table:style-name="ce5">
            <text:p>RISPERIDO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1" table:style-name="ce4">
            <text:p>1941</text:p>
          </table:table-cell>
          <table:table-cell office:value-type="string" table:style-name="ce5">
            <text:p>METHYLPREDNISOLONE SOD SUCC (PF) 125 MG/2 ML SOLUTION FOR INJEC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2" table:style-name="ce4">
            <text:p>1942</text:p>
          </table:table-cell>
          <table:table-cell office:value-type="string" table:style-name="ce5">
            <text:p>INDOCYANINE GREEN 25 MG SOLUTION FOR INJECTION</text:p>
          </table:table-cell>
          <table:table-cell office:value-type="float" office:value="716" table:style-name="ce6">
            <text:p>716</text:p>
          </table:table-cell>
          <table:table-cell office:value-type="float" office:value="716" table:style-name="ce6">
            <text:p>7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3" table:style-name="ce4">
            <text:p>1943</text:p>
          </table:table-cell>
          <table:table-cell office:value-type="string" table:style-name="ce5">
            <text:p>ALTEPLASE 2 MG INTRA-CATHETER SOLUTION</text:p>
          </table:table-cell>
          <table:table-cell office:value-type="float" office:value="978" table:style-name="ce6">
            <text:p>978</text:p>
          </table:table-cell>
          <table:table-cell office:value-type="float" office:value="978" table:style-name="ce6">
            <text:p>9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4" table:style-name="ce4">
            <text:p>1944</text:p>
          </table:table-cell>
          <table:table-cell office:value-type="string" table:style-name="ce5">
            <text:p>CHOLECALCIFEROL (VITAMIN D3) 4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5" table:style-name="ce4">
            <text:p>1945</text:p>
          </table:table-cell>
          <table:table-cell office:value-type="string" table:style-name="ce5">
            <text:p>TACROLIMUS 1 MG CAPSUL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6" table:style-name="ce4">
            <text:p>1946</text:p>
          </table:table-cell>
          <table:table-cell office:value-type="string" table:style-name="ce5">
            <text:p>BALANCED SALT SOLUTION COMBINATION NO.2 INTRAOCULAR IRRIGATION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7" table:style-name="ce4">
            <text:p>1947</text:p>
          </table:table-cell>
          <table:table-cell office:value-type="string" table:style-name="ce5">
            <text:p>CANDIDA ALBICANS SKIN TEST FDA STANDARD INTRADERMAL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8" table:style-name="ce4">
            <text:p>1948</text:p>
          </table:table-cell>
          <table:table-cell office:value-type="string" table:style-name="ce5">
            <text:p>CISATRACURIUM 2 MG/ML INTRAVENOUS SOLUTION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9" table:style-name="ce4">
            <text:p>1949</text:p>
          </table:table-cell>
          <table:table-cell office:value-type="string" table:style-name="ce5">
            <text:p>LAMOTRIG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0" table:style-name="ce4">
            <text:p>1950</text:p>
          </table:table-cell>
          <table:table-cell office:value-type="string" table:style-name="ce5">
            <text:p>FAT EMULSION 20 % INTRAVENOUS</text:p>
          </table:table-cell>
          <table:table-cell office:value-type="float" office:value="289.5" table:style-name="ce6">
            <text:p>290</text:p>
          </table:table-cell>
          <table:table-cell office:value-type="float" office:value="289.5" table:style-name="ce6">
            <text:p>2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1" table:style-name="ce4">
            <text:p>1951</text:p>
          </table:table-cell>
          <table:table-cell office:value-type="string" table:style-name="ce5">
            <text:p>BRIMONIDINE 0.15 % EYE DROPS</text:p>
          </table:table-cell>
          <table:table-cell office:value-type="float" office:value="777" table:style-name="ce6">
            <text:p>777</text:p>
          </table:table-cell>
          <table:table-cell office:value-type="float" office:value="777" table:style-name="ce6">
            <text:p>7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2" table:style-name="ce4">
            <text:p>1952</text:p>
          </table:table-cell>
          <table:table-cell office:value-type="string" table:style-name="ce5">
            <text:p>PNEUMOCOCCAL 23 POLYVALENT VACCINE 25 MCG/0.5 ML INJECTION SOLUTION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3" table:style-name="ce4">
            <text:p>1953</text:p>
          </table:table-cell>
          <table:table-cell office:value-type="string" table:style-name="ce5">
            <text:p>FENTANYL (PF) 1,500 MCG/30 ML (50 MCG/ML) IN 0.9 % NACL PCA INJ SOLN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4" table:style-name="ce4">
            <text:p>1954</text:p>
          </table:table-cell>
          <table:table-cell office:value-type="string" table:style-name="ce5">
            <text:p>REPAGLI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5" table:style-name="ce4">
            <text:p>1955</text:p>
          </table:table-cell>
          <table:table-cell office:value-type="string" table:style-name="ce5">
            <text:p>REGADENOSON 0.4 MG/5 ML INTRAVENOUS SYRINGE</text:p>
          </table:table-cell>
          <table:table-cell office:value-type="float" office:value="1504" table:style-name="ce6">
            <text:p>1,504</text:p>
          </table:table-cell>
          <table:table-cell office:value-type="float" office:value="1504" table:style-name="ce6">
            <text:p>1,5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6" table:style-name="ce4">
            <text:p>1956</text:p>
          </table:table-cell>
          <table:table-cell office:value-type="string" table:style-name="ce5">
            <text:p>RABIES VACCINE, PURIFIED CHICKEN EMBRYO CELL (PF) 2.5 UNIT IM SUSP</text:p>
          </table:table-cell>
          <table:table-cell office:value-type="float" office:value="726" table:style-name="ce6">
            <text:p>726</text:p>
          </table:table-cell>
          <table:table-cell office:value-type="float" office:value="726" table:style-name="ce6">
            <text:p>7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7" table:style-name="ce4">
            <text:p>1957</text:p>
          </table:table-cell>
          <table:table-cell office:value-type="string" table:style-name="ce5">
            <text:p>CARBOPROST TROMETHAMINE 250 MCG/ML INTRAMUSCULAR SOLUTION</text:p>
          </table:table-cell>
          <table:table-cell office:value-type="float" office:value="1651" table:style-name="ce6">
            <text:p>1,651</text:p>
          </table:table-cell>
          <table:table-cell office:value-type="float" office:value="1651" table:style-name="ce6">
            <text:p>1,6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8" table:style-name="ce4">
            <text:p>1958</text:p>
          </table:table-cell>
          <table:table-cell office:value-type="string" table:style-name="ce5">
            <text:p>COLCHICINE 0.3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9" table:style-name="ce4">
            <text:p>1959</text:p>
          </table:table-cell>
          <table:table-cell office:value-type="string" table:style-name="ce5">
            <text:p>PHYTONADIONE (VITAMIN K1) 5 MG TABLET</text:p>
          </table:table-cell>
          <table:table-cell office:value-type="float" office:value="549" table:style-name="ce6">
            <text:p>549</text:p>
          </table:table-cell>
          <table:table-cell office:value-type="float" office:value="549" table:style-name="ce6">
            <text:p>5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0" table:style-name="ce4">
            <text:p>1960</text:p>
          </table:table-cell>
          <table:table-cell office:value-type="string" table:style-name="ce5">
            <text:p>CALCITONIN (SALMON) 200 UNIT/ML INJECTION SOLUTION</text:p>
          </table:table-cell>
          <table:table-cell office:value-type="float" office:value="4267.5" table:style-name="ce8">
            <text:p>4,267.50</text:p>
          </table:table-cell>
          <table:table-cell office:value-type="float" office:value="4267.5" table:style-name="ce8">
            <text:p>4,26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1" table:style-name="ce4">
            <text:p>1961</text:p>
          </table:table-cell>
          <table:table-cell office:value-type="string" table:style-name="ce5">
            <text:p>PEGFILGRASTIM 6 MG/0.6 ML SUBCUTANEOUS SYRINGE</text:p>
          </table:table-cell>
          <table:table-cell office:value-type="float" office:value="19571" table:style-name="ce6">
            <text:p>19,571</text:p>
          </table:table-cell>
          <table:table-cell office:value-type="float" office:value="19571" table:style-name="ce6">
            <text:p>19,5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2" table:style-name="ce4">
            <text:p>1962</text:p>
          </table:table-cell>
          <table:table-cell office:value-type="string" table:style-name="ce5">
            <text:p>BUMETANIDE INFUSION 25 MG/100 ML LOADABLE</text:p>
          </table:table-cell>
          <table:table-cell office:value-type="float" office:value="260" table:style-name="ce6">
            <text:p>260</text:p>
          </table:table-cell>
          <table:table-cell office:value-type="float" office:value="260" table:style-name="ce6">
            <text:p>2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3" table:style-name="ce4">
            <text:p>1963</text:p>
          </table:table-cell>
          <table:table-cell office:value-type="string" table:style-name="ce5">
            <text:p>ERTAPENEM 1 GRAM SOLUTION FOR INJECTION</text:p>
          </table:table-cell>
          <table:table-cell office:value-type="float" office:value="815" table:style-name="ce6">
            <text:p>815</text:p>
          </table:table-cell>
          <table:table-cell office:value-type="float" office:value="815" table:style-name="ce6">
            <text:p>8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4" table:style-name="ce4">
            <text:p>1964</text:p>
          </table:table-cell>
          <table:table-cell office:value-type="string" table:style-name="ce5">
            <text:p>MULTIVITAMIN ORAL LIQUID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5" table:style-name="ce4">
            <text:p>1965</text:p>
          </table:table-cell>
          <table:table-cell office:value-type="string" table:style-name="ce5">
            <text:p>SODIUM HYPOCHLORITE 0.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6" table:style-name="ce4">
            <text:p>1966</text:p>
          </table:table-cell>
          <table:table-cell office:value-type="string" table:style-name="ce5">
            <text:p>PAROXETINE ER 12.5 MG TABLET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7" table:style-name="ce4">
            <text:p>1967</text:p>
          </table:table-cell>
          <table:table-cell office:value-type="string" table:style-name="ce5">
            <text:p>ACTIVATED CHARCOAL 25 GRAM ORAL SUSPENS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8" table:style-name="ce4">
            <text:p>1968</text:p>
          </table:table-cell>
          <table:table-cell office:value-type="string" table:style-name="ce5">
            <text:p>ENOXAPARIN 30 MG/0.3 ML SUBCUTANEOUS SYRINGE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9" table:style-name="ce4">
            <text:p>1969</text:p>
          </table:table-cell>
          <table:table-cell office:value-type="string" table:style-name="ce5">
            <text:p>ENOXAPARIN 60 MG/0.6 ML SUBCUTANEOUS SYRINGE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0" table:style-name="ce4">
            <text:p>1970</text:p>
          </table:table-cell>
          <table:table-cell office:value-type="string" table:style-name="ce5">
            <text:p>ENOXAPARIN 80 MG/0.8 ML SUBCUTANEOUS SYRINGE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1" table:style-name="ce4">
            <text:p>1971</text:p>
          </table:table-cell>
          <table:table-cell office:value-type="string" table:style-name="ce5">
            <text:p>ENOXAPARIN 100 MG/ML SUBCUTANEOUS SYRINGE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2" table:style-name="ce4">
            <text:p>1972</text:p>
          </table:table-cell>
          <table:table-cell office:value-type="string" table:style-name="ce5">
            <text:p>ENOXAPARIN 40 MG/0.4 ML SUBCUTANEOUS SYRINGE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3" table:style-name="ce4">
            <text:p>1973</text:p>
          </table:table-cell>
          <table:table-cell office:value-type="string" table:style-name="ce5">
            <text:p>POTASSIUM PHOSPHATE, MONOBASIC 500 MG SOLU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4" table:style-name="ce4">
            <text:p>1974</text:p>
          </table:table-cell>
          <table:table-cell office:value-type="string" table:style-name="ce5">
            <text:p>CEFAZOLIN 1 GRAM/50 ML IN DEXTROSE (ISO-OSMOTIC) INTRAVENOUS PIGGYBACK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5" table:style-name="ce4">
            <text:p>1975</text:p>
          </table:table-cell>
          <table:table-cell office:value-type="string" table:style-name="ce5">
            <text:p>TETRACAINE HCL (PF) 0.5 % EYE DROPS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6" table:style-name="ce4">
            <text:p>1976</text:p>
          </table:table-cell>
          <table:table-cell office:value-type="string" table:style-name="ce5">
            <text:p>CALCIUM CHLORIDE 100 MG/ML (10 %) INTRAVENOUS SYRINGE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7" table:style-name="ce4">
            <text:p>1977</text:p>
          </table:table-cell>
          <table:table-cell office:value-type="string" table:style-name="ce5">
            <text:p>DEXTROSE 50 % IN WATER (D50W)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8" table:style-name="ce4">
            <text:p>1978</text:p>
          </table:table-cell>
          <table:table-cell office:value-type="string" table:style-name="ce5">
            <text:p>DEXTROSE 10 % IN WATER (D10W)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9" table:style-name="ce4">
            <text:p>1979</text:p>
          </table:table-cell>
          <table:table-cell office:value-type="string" table:style-name="ce5">
            <text:p>NALOXONE 0.4 MG/10 ML (PEDS ONLY) FOR NON-RESP ARREST OPIOID REVERSAL</text:p>
          </table:table-cell>
          <table:table-cell office:value-type="float" office:value="1200.5" table:style-name="ce8">
            <text:p>1,200.50</text:p>
          </table:table-cell>
          <table:table-cell office:value-type="float" office:value="1200.5" table:style-name="ce8">
            <text:p>1,2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0" table:style-name="ce4">
            <text:p>1980</text:p>
          </table:table-cell>
          <table:table-cell office:value-type="string" table:style-name="ce5">
            <text:p>SODIUM BICARBONATE 4.2 % (0.5 MEQ/ML) INTRAVENOUS SYRINGE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1" table:style-name="ce4">
            <text:p>1981</text:p>
          </table:table-cell>
          <table:table-cell office:value-type="string" table:style-name="ce5">
            <text:p>SODIUM BICARBONATE 8.4 % (1 MEQ/ML) INTRAVENOUS SYRINGE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2" table:style-name="ce4">
            <text:p>1982</text:p>
          </table:table-cell>
          <table:table-cell office:value-type="string" table:style-name="ce5">
            <text:p>SODIUM CHLORIDE 0.9 % INJECTION SYRIN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3" table:style-name="ce4">
            <text:p>1983</text:p>
          </table:table-cell>
          <table:table-cell office:value-type="string" table:style-name="ce5">
            <text:p>MORPHINE 10 MG/ML INTRAVENOUS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4" table:style-name="ce4">
            <text:p>1984</text:p>
          </table:table-cell>
          <table:table-cell office:value-type="string" table:style-name="ce5">
            <text:p>MORPHINE 4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5" table:style-name="ce4">
            <text:p>1985</text:p>
          </table:table-cell>
          <table:table-cell office:value-type="string" table:style-name="ce5">
            <text:p>LORAZEPAM 2 MG/ML INJECTION SYRINGE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6" table:style-name="ce4">
            <text:p>1986</text:p>
          </table:table-cell>
          <table:table-cell office:value-type="string" table:style-name="ce5">
            <text:p>ENOXAPARIN 120 MG/0.8 ML SUBCUTANEOUS SYRING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7" table:style-name="ce4">
            <text:p>1987</text:p>
          </table:table-cell>
          <table:table-cell office:value-type="string" table:style-name="ce5">
            <text:p>PENICILLIN G BENZATHINE 1,200,000 UNIT/2 ML INTRAMUSCULAR SYRINGE</text:p>
          </table:table-cell>
          <table:table-cell office:value-type="float" office:value="900" table:style-name="ce6">
            <text:p>900</text:p>
          </table:table-cell>
          <table:table-cell office:value-type="float" office:value="900" table:style-name="ce6">
            <text:p>9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8" table:style-name="ce4">
            <text:p>1988</text:p>
          </table:table-cell>
          <table:table-cell office:value-type="string" table:style-name="ce5">
            <text:p>BALANCED SALT SOLUTION COMBINATION NO.1 INTRAOCULAR IRRIGATION</text:p>
          </table:table-cell>
          <table:table-cell office:value-type="float" office:value="596.5" table:style-name="ce6">
            <text:p>597</text:p>
          </table:table-cell>
          <table:table-cell office:value-type="float" office:value="596.5" table:style-name="ce6">
            <text:p>5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9" table:style-name="ce4">
            <text:p>1989</text:p>
          </table:table-cell>
          <table:table-cell office:value-type="string" table:style-name="ce5">
            <text:p>ESCITALOPRAM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0" table:style-name="ce4">
            <text:p>1990</text:p>
          </table:table-cell>
          <table:table-cell office:value-type="string" table:style-name="ce5">
            <text:p>PIPERACILLIN-TAZOBACTAM 4.5 G IVPB D5W LOADABLE MIXTURE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1" table:style-name="ce4">
            <text:p>1991</text:p>
          </table:table-cell>
          <table:table-cell office:value-type="string" table:style-name="ce5">
            <text:p>INSULIN ASPAR PROT-INSULIN ASPART 100 UNIT/ML (70-30)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2" table:style-name="ce4">
            <text:p>1992</text:p>
          </table:table-cell>
          <table:table-cell office:value-type="string" table:style-name="ce5">
            <text:p>EZETIMIBE 10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3" table:style-name="ce4">
            <text:p>1993</text:p>
          </table:table-cell>
          <table:table-cell office:value-type="string" table:style-name="ce5">
            <text:p>BENZOCAINE-MENTHOL 20 %-0.5 % TOPICAL AEROSOL</text:p>
          </table:table-cell>
          <table:table-cell office:value-type="float" office:value="308" table:style-name="ce6">
            <text:p>308</text:p>
          </table:table-cell>
          <table:table-cell office:value-type="float" office:value="308" table:style-name="ce6">
            <text:p>3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4" table:style-name="ce4">
            <text:p>1994</text:p>
          </table:table-cell>
          <table:table-cell office:value-type="string" table:style-name="ce5">
            <text:p>ARIPIPRAZOLE 10 MG TABLET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5" table:style-name="ce4">
            <text:p>1995</text:p>
          </table:table-cell>
          <table:table-cell office:value-type="string" table:style-name="ce5">
            <text:p>MEPERIDINE (PF) 50 M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6" table:style-name="ce4">
            <text:p>1996</text:p>
          </table:table-cell>
          <table:table-cell office:value-type="string" table:style-name="ce5">
            <text:p>IOHEXOL 350 MG/ML IV SOLN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7" table:style-name="ce4">
            <text:p>1997</text:p>
          </table:table-cell>
          <table:table-cell office:value-type="string" table:style-name="ce5">
            <text:p>CEFAZOLIN 1 G/50 ML D5W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8" table:style-name="ce4">
            <text:p>1998</text:p>
          </table:table-cell>
          <table:table-cell office:value-type="string" table:style-name="ce5">
            <text:p>METHYLPREDNISOLONE SOD SUCC (PF) 1,000 MG/8 ML INTRAVENOUS SOLUTION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9" table:style-name="ce4">
            <text:p>1999</text:p>
          </table:table-cell>
          <table:table-cell office:value-type="string" table:style-name="ce5">
            <text:p>TEMAZEPAM 7.5 MG CAPSULE</text:p>
          </table:table-cell>
          <table:table-cell office:value-type="float" office:value="56" table:style-name="ce6">
            <text:p>56</text:p>
          </table:table-cell>
          <table:table-cell office:value-type="float" office:value="56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0" table:style-name="ce4">
            <text:p>2000</text:p>
          </table:table-cell>
          <table:table-cell office:value-type="string" table:style-name="ce5">
            <text:p>INSULIN ASPAR PRT-INSULIN ASPART 100 UNIT/ML (70-30) SUBCUTANEOUS SOLN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1" table:style-name="ce4">
            <text:p>2001</text:p>
          </table:table-cell>
          <table:table-cell office:value-type="string" table:style-name="ce5">
            <text:p>INSULIN ASPART U-100 <text:s/>100 UNIT/ML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2" table:style-name="ce4">
            <text:p>2002</text:p>
          </table:table-cell>
          <table:table-cell office:value-type="string" table:style-name="ce5">
            <text:p>FILGRASTIM 480 MCG/1.6 ML INJECTION SOLUTION</text:p>
          </table:table-cell>
          <table:table-cell office:value-type="float" office:value="3134.5" table:style-name="ce8">
            <text:p>3,134.50</text:p>
          </table:table-cell>
          <table:table-cell office:value-type="float" office:value="3134.5" table:style-name="ce8">
            <text:p>3,134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3" table:style-name="ce4">
            <text:p>2003</text:p>
          </table:table-cell>
          <table:table-cell office:value-type="string" table:style-name="ce5">
            <text:p>FIDAXOMICIN 200 MG TABLET</text:p>
          </table:table-cell>
          <table:table-cell office:value-type="float" office:value="312.5" table:style-name="ce6">
            <text:p>313</text:p>
          </table:table-cell>
          <table:table-cell office:value-type="float" office:value="312.5" table:style-name="ce6">
            <text:p>3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4" table:style-name="ce4">
            <text:p>2004</text:p>
          </table:table-cell>
          <table:table-cell office:value-type="string" table:style-name="ce5">
            <text:p>MOXIFLOXACIN 0.5 % EYE DROPS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5" table:style-name="ce4">
            <text:p>2005</text:p>
          </table:table-cell>
          <table:table-cell office:value-type="string" table:style-name="ce5">
            <text:p>LEVOFLOXACIN 500 MG/100 ML IN 5 % DEXTROSE INTRAVENOUS PIGGYBACK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6" table:style-name="ce4">
            <text:p>2006</text:p>
          </table:table-cell>
          <table:table-cell office:value-type="string" table:style-name="ce5">
            <text:p>LEVOFLOXACIN 750 MG/150 ML IN 5 % DEXTROSE INTRAVENOUS PIGGYBACK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7" table:style-name="ce4">
            <text:p>2007</text:p>
          </table:table-cell>
          <table:table-cell office:value-type="string" table:style-name="ce5">
            <text:p>LEVOFLOXACIN 250 MG/50 ML IN 5 % DEXTROSE INTRAVENOUS PIGGYBACK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8" table:style-name="ce4">
            <text:p>2008</text:p>
          </table:table-cell>
          <table:table-cell office:value-type="string" table:style-name="ce5">
            <text:p>BUPIVACAINE-EPINEPHRINE (PF) 0.75 %-1:200,000 INJECTION SOLUTION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9" table:style-name="ce4">
            <text:p>2009</text:p>
          </table:table-cell>
          <table:table-cell office:value-type="string" table:style-name="ce5">
            <text:p>BUPIVACAINE-EPINEPHRINE (PF) 0.25 %-1:200,000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0" table:style-name="ce4">
            <text:p>2010</text:p>
          </table:table-cell>
          <table:table-cell office:value-type="string" table:style-name="ce5">
            <text:p>BUPIVACAINE (PF) 0.25 % (2.5 MG/ML) INJECTION SOLUT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1" table:style-name="ce4">
            <text:p>2011</text:p>
          </table:table-cell>
          <table:table-cell office:value-type="string" table:style-name="ce5">
            <text:p>BUPIVACAINE (PF) 0.5 % (5 MG/ML) INJECTION SOLUTION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2" table:style-name="ce4">
            <text:p>2012</text:p>
          </table:table-cell>
          <table:table-cell office:value-type="string" table:style-name="ce5">
            <text:p>PHENYLEPHRINE 0.5 % NASAL SPRAY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3" table:style-name="ce4">
            <text:p>2013</text:p>
          </table:table-cell>
          <table:table-cell office:value-type="string" table:style-name="ce5">
            <text:p>PANTOPRAZOLE DR 40 MG GRANULES DELAYED-RELEASE FOR SUSP IN PACKET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4" table:style-name="ce4">
            <text:p>2014</text:p>
          </table:table-cell>
          <table:table-cell office:value-type="string" table:style-name="ce5">
            <text:p>NEOMYCIN-BACITRACN ZN-POLYMYXN 3.5 MG-400 UNIT-5,000 UNIT TOP OINT PK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5" table:style-name="ce4">
            <text:p>2015</text:p>
          </table:table-cell>
          <table:table-cell office:value-type="string" table:style-name="ce5">
            <text:p>PHENYLEPHRINE 0.25 % RECTAL SUPPOSITORY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6" table:style-name="ce4">
            <text:p>2016</text:p>
          </table:table-cell>
          <table:table-cell office:value-type="string" table:style-name="ce5">
            <text:p>POTASSIUM CHLORIDE 2 MEQ/ML INTRAVENOUS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7" table:style-name="ce4">
            <text:p>2017</text:p>
          </table:table-cell>
          <table:table-cell office:value-type="string" table:style-name="ce5">
            <text:p>PH TEST 15 FEET</text:p>
          </table:table-cell>
          <table:table-cell office:value-type="float" office:value="438" table:style-name="ce6">
            <text:p>438</text:p>
          </table:table-cell>
          <table:table-cell office:value-type="float" office:value="438" table:style-name="ce6">
            <text:p>4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8" table:style-name="ce4">
            <text:p>2018</text:p>
          </table:table-cell>
          <table:table-cell office:value-type="string" table:style-name="ce5">
            <text:p>ROSUVASTATIN 20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9" table:style-name="ce4">
            <text:p>2019</text:p>
          </table:table-cell>
          <table:table-cell office:value-type="string" table:style-name="ce5">
            <text:p>AMINOPHYLLINE 500 MG/20 ML INTRAVENOUS SOLUTION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0" table:style-name="ce4">
            <text:p>2020</text:p>
          </table:table-cell>
          <table:table-cell office:value-type="string" table:style-name="ce5">
            <text:p>GENTAMICIN 120 MG/100 ML IN SODIUM CHLORIDE(ISO) INTRAVENOUS PIGGYBACK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1" table:style-name="ce4">
            <text:p>2021</text:p>
          </table:table-cell>
          <table:table-cell office:value-type="string" table:style-name="ce5">
            <text:p>MEMANTINE 10 MG TABLET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2" table:style-name="ce4">
            <text:p>2022</text:p>
          </table:table-cell>
          <table:table-cell office:value-type="string" table:style-name="ce5">
            <text:p>RHO(D) IMMUNE GLOBULIN 1,500 UNIT (300 MCG)/2 ML INJECTION SYRINGE</text:p>
          </table:table-cell>
          <table:table-cell office:value-type="float" office:value="755" table:style-name="ce6">
            <text:p>755</text:p>
          </table:table-cell>
          <table:table-cell office:value-type="float" office:value="755" table:style-name="ce6">
            <text:p>7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3" table:style-name="ce4">
            <text:p>2023</text:p>
          </table:table-cell>
          <table:table-cell office:value-type="string" table:style-name="ce5">
            <text:p>OLANZAPINE 10 MG INTRAMUSCULAR SOLUTION</text:p>
          </table:table-cell>
          <table:table-cell office:value-type="float" office:value="336" table:style-name="ce6">
            <text:p>336</text:p>
          </table:table-cell>
          <table:table-cell office:value-type="float" office:value="336" table:style-name="ce6">
            <text:p>3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4" table:style-name="ce4">
            <text:p>2024</text:p>
          </table:table-cell>
          <table:table-cell office:value-type="string" table:style-name="ce5">
            <text:p>WATER FOR IRRIGATION, STERILE SOLUTION 1000 ML BOTTLE (OR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5" table:style-name="ce4">
            <text:p>2025</text:p>
          </table:table-cell>
          <table:table-cell office:value-type="string" table:style-name="ce5">
            <text:p>ACETYLCYSTEINE 200 MG/ML (20 %) INTRAVENOUS SOLUTION</text:p>
          </table:table-cell>
          <table:table-cell office:value-type="float" office:value="933.5" table:style-name="ce6">
            <text:p>934</text:p>
          </table:table-cell>
          <table:table-cell office:value-type="float" office:value="933.5" table:style-name="ce6">
            <text:p>9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6" table:style-name="ce4">
            <text:p>2026</text:p>
          </table:table-cell>
          <table:table-cell office:value-type="string" table:style-name="ce5">
            <text:p>PHENYLEPHRINE 0.25 %-MINERAL OIL 14 %-PETROLATM 74.9 % RECTAL OINTMEN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7" table:style-name="ce4">
            <text:p>2027</text:p>
          </table:table-cell>
          <table:table-cell office:value-type="string" table:style-name="ce5">
            <text:p>RACEPINEPHRINE 2.25 % SOLUTION FOR NEBULIZA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8" table:style-name="ce4">
            <text:p>2028</text:p>
          </table:table-cell>
          <table:table-cell office:value-type="string" table:style-name="ce5">
            <text:p>ALBUTEROL SULFATE CONCENTRATE 2.5 MG/0.5 ML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9" table:style-name="ce4">
            <text:p>2029</text:p>
          </table:table-cell>
          <table:table-cell office:value-type="string" table:style-name="ce5">
            <text:p>DULOXETINE 30 MG CAPSULE,DELAYED RELEAS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0" table:style-name="ce4">
            <text:p>2030</text:p>
          </table:table-cell>
          <table:table-cell office:value-type="string" table:style-name="ce5">
            <text:p>CEFDINIR 25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1" table:style-name="ce4">
            <text:p>2031</text:p>
          </table:table-cell>
          <table:table-cell office:value-type="string" table:style-name="ce5">
            <text:p>MVI,ADULT NO.4 WITH VIT K 3300 UNIT-150 MCG/10 ML INTRAVENOUS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2" table:style-name="ce4">
            <text:p>2032</text:p>
          </table:table-cell>
          <table:table-cell office:value-type="string" table:style-name="ce5">
            <text:p>LIDOCAINE-DIPHENHYD-AL-MAG-SIM 200 MG-25 MG-400 MG-40MG/30ML MOUTHWAS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3" table:style-name="ce4">
            <text:p>2033</text:p>
          </table:table-cell>
          <table:table-cell office:value-type="string" table:style-name="ce5">
            <text:p>OMEGA-3 ACID ETHYL ESTERS 1 GRAM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4" table:style-name="ce4">
            <text:p>2034</text:p>
          </table:table-cell>
          <table:table-cell office:value-type="string" table:style-name="ce5">
            <text:p>ROPINIR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5" table:style-name="ce4">
            <text:p>2035</text:p>
          </table:table-cell>
          <table:table-cell office:value-type="string" table:style-name="ce5">
            <text:p>VANCOMYCIN 1.25 GRAM/250 ML IN 0.9 % SODIUM CHLORIDE INTRAVENOUS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6" table:style-name="ce4">
            <text:p>2036</text:p>
          </table:table-cell>
          <table:table-cell office:value-type="string" table:style-name="ce5">
            <text:p>ACYCLOVIR 5 % TOPICAL OINTMENT</text:p>
          </table:table-cell>
          <table:table-cell office:value-type="float" office:value="2484" table:style-name="ce6">
            <text:p>2,484</text:p>
          </table:table-cell>
          <table:table-cell office:value-type="float" office:value="2484" table:style-name="ce6">
            <text:p>2,4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7" table:style-name="ce4">
            <text:p>2037</text:p>
          </table:table-cell>
          <table:table-cell office:value-type="string" table:style-name="ce5">
            <text:p>GENT VIOLET-BRLNT GRN-PROFLAV 2.29 MG-2.29 MG-1.14 MG/ML TOPICAL SWAB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8" table:style-name="ce4">
            <text:p>2038</text:p>
          </table:table-cell>
          <table:table-cell office:value-type="string" table:style-name="ce5">
            <text:p>IPRATROPIUM BROMIDE 17 MCG/ACTUATION HFA AEROSOL INHALER</text:p>
          </table:table-cell>
          <table:table-cell office:value-type="float" office:value="585.5" table:style-name="ce6">
            <text:p>586</text:p>
          </table:table-cell>
          <table:table-cell office:value-type="float" office:value="585.5" table:style-name="ce6">
            <text:p>5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9" table:style-name="ce4">
            <text:p>2039</text:p>
          </table:table-cell>
          <table:table-cell office:value-type="string" table:style-name="ce5">
            <text:p>FENTANYL 12 MCG/HR TRANSDERMAL PATCH</text:p>
          </table:table-cell>
          <table:table-cell office:value-type="float" office:value="167.5" table:style-name="ce6">
            <text:p>168</text:p>
          </table:table-cell>
          <table:table-cell office:value-type="float" office:value="167.5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0" table:style-name="ce4">
            <text:p>2040</text:p>
          </table:table-cell>
          <table:table-cell office:value-type="string" table:style-name="ce5">
            <text:p>PREGABALIN 25 MG CAPSULE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1" table:style-name="ce4">
            <text:p>2041</text:p>
          </table:table-cell>
          <table:table-cell office:value-type="string" table:style-name="ce5">
            <text:p>PREGABALIN 50 MG CAPSULE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2" table:style-name="ce4">
            <text:p>2042</text:p>
          </table:table-cell>
          <table:table-cell office:value-type="string" table:style-name="ce5">
            <text:p>GLYCERIN-WITCH HAZEL 12.5 %-50 % TOPICAL PADS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3" table:style-name="ce4">
            <text:p>2043</text:p>
          </table:table-cell>
          <table:table-cell office:value-type="string" table:style-name="ce5">
            <text:p>MEPERIDINE (PF) 50 MG/ML INJECTION SYRINGE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4" table:style-name="ce4">
            <text:p>2044</text:p>
          </table:table-cell>
          <table:table-cell office:value-type="string" table:style-name="ce5">
            <text:p>FERROUS SULFATE ER 140 MG (45 MG IRON)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5" table:style-name="ce4">
            <text:p>2045</text:p>
          </table:table-cell>
          <table:table-cell office:value-type="string" table:style-name="ce5">
            <text:p>INSULIN DETEMIR (U-100) 100 UNIT/ML (3 ML) SUBCUTANEOUS PEN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6" table:style-name="ce4">
            <text:p>2046</text:p>
          </table:table-cell>
          <table:table-cell office:value-type="string" table:style-name="ce5">
            <text:p>LIDOCAINE (PF) 10 MG/ML (1 %) INJECTION SOLUTION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7" table:style-name="ce4">
            <text:p>2047</text:p>
          </table:table-cell>
          <table:table-cell office:value-type="string" table:style-name="ce5">
            <text:p>LIDOCAINE (PF) 50 MG/5 ML (1 %) INTRAVENOUS SYRINGE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8" table:style-name="ce4">
            <text:p>2048</text:p>
          </table:table-cell>
          <table:table-cell office:value-type="string" table:style-name="ce5">
            <text:p>LIDOCAINE (PF) 4 MG/ML (0.4 %) IN 5 % DEXTROSE INTRAVENOUS SOLUTION</text:p>
          </table:table-cell>
          <table:table-cell office:value-type="float" office:value="73.5" table:style-name="ce6">
            <text:p>74</text:p>
          </table:table-cell>
          <table:table-cell office:value-type="float" office:value="73.5" table:style-name="ce6">
            <text:p>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9" table:style-name="ce4">
            <text:p>2049</text:p>
          </table:table-cell>
          <table:table-cell office:value-type="string" table:style-name="ce5">
            <text:p>VARENICLINE 0.5 MG TABLET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0" table:style-name="ce4">
            <text:p>2050</text:p>
          </table:table-cell>
          <table:table-cell office:value-type="string" table:style-name="ce5">
            <text:p>VIT A 1,000 UNIT-C 200 MG-E 60 UNIT-LUTEIN 2 MG AND 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1" table:style-name="ce4">
            <text:p>2051</text:p>
          </table:table-cell>
          <table:table-cell office:value-type="string" table:style-name="ce5">
            <text:p>FENOFIBRATE NANOCRYSTALLIZED 48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2" table:style-name="ce4">
            <text:p>2052</text:p>
          </table:table-cell>
          <table:table-cell office:value-type="string" table:style-name="ce5">
            <text:p>FENOFIBRATE NANOCRYSTALLIZED 145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3" table:style-name="ce4">
            <text:p>2053</text:p>
          </table:table-cell>
          <table:table-cell office:value-type="string" table:style-name="ce5">
            <text:p>LEVETIRACETAM 500 MG/5 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4" table:style-name="ce4">
            <text:p>2054</text:p>
          </table:table-cell>
          <table:table-cell office:value-type="string" table:style-name="ce5">
            <text:p>ZINC SULFATE 220 MG (50 MG)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5" table:style-name="ce4">
            <text:p>2055</text:p>
          </table:table-cell>
          <table:table-cell office:value-type="string" table:style-name="ce5">
            <text:p>NITROGLYCERIN 25 MG/250 ML (100 MCG/ML) IN 5 % DEXTROSE <text:s/>INTRAVENOUS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6" table:style-name="ce4">
            <text:p>2056</text:p>
          </table:table-cell>
          <table:table-cell office:value-type="string" table:style-name="ce5">
            <text:p>LEVOTHYROX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7" table:style-name="ce4">
            <text:p>2057</text:p>
          </table:table-cell>
          <table:table-cell office:value-type="string" table:style-name="ce5">
            <text:p>SITAGLIPTIN 50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8" table:style-name="ce4">
            <text:p>2058</text:p>
          </table:table-cell>
          <table:table-cell office:value-type="string" table:style-name="ce5">
            <text:p>ONDANSETRON HCL (PF) 4 MG/2 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9" table:style-name="ce4">
            <text:p>2059</text:p>
          </table:table-cell>
          <table:table-cell office:value-type="string" table:style-name="ce5">
            <text:p>EPINEPHRINE ANAPHYLAXIS KIT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0" table:style-name="ce4">
            <text:p>2060</text:p>
          </table:table-cell>
          <table:table-cell office:value-type="string" table:style-name="ce5">
            <text:p>GENTAMICIN 80 MG/50 ML IN SODIUM CHLORIDE(ISO) INTRAVENOUS PIGGYBACK</text:p>
          </table:table-cell>
          <table:table-cell office:value-type="float" office:value="46.5" table:style-name="ce6">
            <text:p>47</text:p>
          </table:table-cell>
          <table:table-cell office:value-type="float" office:value="46.5" table:style-name="ce6">
            <text:p>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1" table:style-name="ce4">
            <text:p>2061</text:p>
          </table:table-cell>
          <table:table-cell office:value-type="string" table:style-name="ce5">
            <text:p>GENTAMICIN 80 MG/100 ML IN SODIUM CHLORIDE(ISO) INTRAVENOUS PIGGYBACK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2" table:style-name="ce4">
            <text:p>2062</text:p>
          </table:table-cell>
          <table:table-cell office:value-type="string" table:style-name="ce5">
            <text:p>GENTAMICIN 100 MG/100 ML IN SODIUM CHLORIDE(ISO) INTRAVENOUS PIGGYBACK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3" table:style-name="ce4">
            <text:p>2063</text:p>
          </table:table-cell>
          <table:table-cell office:value-type="string" table:style-name="ce5">
            <text:p>SILVER NITRATE APPLICATORS 75 %-25 % TOPICAL STICK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4" table:style-name="ce4">
            <text:p>2064</text:p>
          </table:table-cell>
          <table:table-cell office:value-type="string" table:style-name="ce5">
            <text:p>HEPATITIS B IMMUNE GLOBULIN GREATR THAN 312 UNIT/ML INTRAMUSCULAR SOLN</text:p>
          </table:table-cell>
          <table:table-cell office:value-type="float" office:value="1035.5" table:style-name="ce8">
            <text:p>1,035.50</text:p>
          </table:table-cell>
          <table:table-cell office:value-type="float" office:value="1035.5" table:style-name="ce8">
            <text:p>1,035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5" table:style-name="ce4">
            <text:p>2065</text:p>
          </table:table-cell>
          <table:table-cell office:value-type="string" table:style-name="ce5">
            <text:p>HEPATITIS B IMMUNE GLOBULIN 110 UNIT/0.5 ML INTRAMUSCULAR SYRINGE</text:p>
          </table:table-cell>
          <table:table-cell office:value-type="float" office:value="849.5" table:style-name="ce6">
            <text:p>850</text:p>
          </table:table-cell>
          <table:table-cell office:value-type="float" office:value="849.5" table:style-name="ce6">
            <text:p>8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6" table:style-name="ce4">
            <text:p>2066</text:p>
          </table:table-cell>
          <table:table-cell office:value-type="string" table:style-name="ce5">
            <text:p>HYDROXOCOBALAMIN 5 GRAM INTRAVENOUS SOLUTION</text:p>
          </table:table-cell>
          <table:table-cell office:value-type="float" office:value="3750" table:style-name="ce6">
            <text:p>3,750</text:p>
          </table:table-cell>
          <table:table-cell office:value-type="float" office:value="3750" table:style-name="ce6">
            <text:p>3,7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7" table:style-name="ce4">
            <text:p>2067</text:p>
          </table:table-cell>
          <table:table-cell office:value-type="string" table:style-name="ce5">
            <text:p>ZOLEDRONIC ACID 5 MG/100 ML IN MANNITOL 5 %-WATER INTRAVENOUS PIGGYBCK</text:p>
          </table:table-cell>
          <table:table-cell office:value-type="float" office:value="2920.5" table:style-name="ce8">
            <text:p>2,920.50</text:p>
          </table:table-cell>
          <table:table-cell office:value-type="float" office:value="2920.5" table:style-name="ce8">
            <text:p>2,92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8" table:style-name="ce4">
            <text:p>2068</text:p>
          </table:table-cell>
          <table:table-cell office:value-type="string" table:style-name="ce5">
            <text:p>ETHYL CHLORIDE 100 % TOPICAL SPRAY</text:p>
          </table:table-cell>
          <table:table-cell office:value-type="float" office:value="303.5" table:style-name="ce6">
            <text:p>304</text:p>
          </table:table-cell>
          <table:table-cell office:value-type="float" office:value="303.5" table:style-name="ce6">
            <text:p>3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9" table:style-name="ce4">
            <text:p>2069</text:p>
          </table:table-cell>
          <table:table-cell office:value-type="string" table:style-name="ce5">
            <text:p>NEOMYCIN 1.75 MG-POLYMYXIN 10,000 UNIT-GRAMICIDIN 0.025MG/ML EYE DROPS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0" table:style-name="ce4">
            <text:p>2070</text:p>
          </table:table-cell>
          <table:table-cell office:value-type="string" table:style-name="ce5">
            <text:p>OXYCODONE 20 MG/ML ORAL CONCENTRATE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1" table:style-name="ce4">
            <text:p>2071</text:p>
          </table:table-cell>
          <table:table-cell office:value-type="string" table:style-name="ce5">
            <text:p>BENZOIN-ALOE VERA-STORAX-TOLU BALSAM 10 %-2 %-8 %-4 % TOPICAL TINCTUR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2" table:style-name="ce4">
            <text:p>2072</text:p>
          </table:table-cell>
          <table:table-cell office:value-type="string" table:style-name="ce5">
            <text:p>ESTRADIOL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3" table:style-name="ce4">
            <text:p>2073</text:p>
          </table:table-cell>
          <table:table-cell office:value-type="string" table:style-name="ce5">
            <text:p>HYDROMORPHONE 1 MG/ML INJECTION SYRINGE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4" table:style-name="ce4">
            <text:p>2074</text:p>
          </table:table-cell>
          <table:table-cell office:value-type="string" table:style-name="ce5">
            <text:p>HYDROMORPHONE (PF) 10 MG/ML INJECTION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5" table:style-name="ce4">
            <text:p>2075</text:p>
          </table:table-cell>
          <table:table-cell office:value-type="string" table:style-name="ce5">
            <text:p>WHITE PETROLATUM-MINERAL OIL TOPICAL CREAM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6" table:style-name="ce4">
            <text:p>2076</text:p>
          </table:table-cell>
          <table:table-cell office:value-type="string" table:style-name="ce5">
            <text:p>BUPIVACAINE-EPINEPHRINE (PF) 0.5 %-1:200,000 INJECTION SOLUTION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7" table:style-name="ce4">
            <text:p>2077</text:p>
          </table:table-cell>
          <table:table-cell office:value-type="string" table:style-name="ce5">
            <text:p>FAMOTIDINE (PF) 20 MG/2 ML INTRAVENOUS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8" table:style-name="ce4">
            <text:p>2078</text:p>
          </table:table-cell>
          <table:table-cell office:value-type="string" table:style-name="ce5">
            <text:p>CEFOTETAN 2 GRAM IN 50 ML NS LOADABLE MIXTURE</text:p>
          </table:table-cell>
          <table:table-cell office:value-type="float" office:value="378.5" table:style-name="ce6">
            <text:p>379</text:p>
          </table:table-cell>
          <table:table-cell office:value-type="float" office:value="378.5" table:style-name="ce6">
            <text:p>3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9" table:style-name="ce4">
            <text:p>2079</text:p>
          </table:table-cell>
          <table:table-cell office:value-type="string" table:style-name="ce5">
            <text:p>CEFOTETAN 1 GRAM IN 50 ML NS LOADABLE MIXTURE</text:p>
          </table:table-cell>
          <table:table-cell office:value-type="float" office:value="210.5" table:style-name="ce6">
            <text:p>211</text:p>
          </table:table-cell>
          <table:table-cell office:value-type="float" office:value="210.5" table:style-name="ce6">
            <text:p>2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0" table:style-name="ce4">
            <text:p>2080</text:p>
          </table:table-cell>
          <table:table-cell office:value-type="string" table:style-name="ce5">
            <text:p>MAGNESIUM SULFATE 1 G IN 100 ML NS LOADABLE MIXTUR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1" table:style-name="ce4">
            <text:p>2081</text:p>
          </table:table-cell>
          <table:table-cell office:value-type="string" table:style-name="ce5">
            <text:p>EPOETIN ALFA 40,000 UNIT/ML INJECTION SOLUTION</text:p>
          </table:table-cell>
          <table:table-cell office:value-type="float" office:value="2866.5" table:style-name="ce8">
            <text:p>2,866.50</text:p>
          </table:table-cell>
          <table:table-cell office:value-type="float" office:value="2866.5" table:style-name="ce8">
            <text:p>2,866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2" table:style-name="ce4">
            <text:p>2082</text:p>
          </table:table-cell>
          <table:table-cell office:value-type="string" table:style-name="ce5">
            <text:p>ERYTHROMYCIN 250 MG TABLET,DELAYED RELEASE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3" table:style-name="ce4">
            <text:p>2083</text:p>
          </table:table-cell>
          <table:table-cell office:value-type="string" table:style-name="ce5">
            <text:p>PNEUMOCOCCAL 13-VAL CONJ VACCINE-DIP CRM (PF) 0.5 ML IM SYRINGE</text:p>
          </table:table-cell>
          <table:table-cell office:value-type="float" office:value="691.5" table:style-name="ce6">
            <text:p>692</text:p>
          </table:table-cell>
          <table:table-cell office:value-type="float" office:value="691.5" table:style-name="ce6">
            <text:p>6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4" table:style-name="ce4">
            <text:p>2084</text:p>
          </table:table-cell>
          <table:table-cell office:value-type="string" table:style-name="ce5">
            <text:p>CANAGLIFLOZIN 100 MG TABLET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5" table:style-name="ce4">
            <text:p>2085</text:p>
          </table:table-cell>
          <table:table-cell office:value-type="string" table:style-name="ce5">
            <text:p>RABIES VACCINE,HUMAN DIPLOID (PF) 2.5 UNIT INTRAMUSCULAR SOLUTION</text:p>
          </table:table-cell>
          <table:table-cell office:value-type="float" office:value="669.5" table:style-name="ce6">
            <text:p>670</text:p>
          </table:table-cell>
          <table:table-cell office:value-type="float" office:value="669.5" table:style-name="ce6">
            <text:p>6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6" table:style-name="ce4">
            <text:p>2086</text:p>
          </table:table-cell>
          <table:table-cell office:value-type="string" table:style-name="ce5">
            <text:p>INSULIN PROTOCOL: DIABETIC KETOACIDO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7" table:style-name="ce4">
            <text:p>2087</text:p>
          </table:table-cell>
          <table:table-cell office:value-type="string" table:style-name="ce5">
            <text:p>PHENYTOIN 100 MG/4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8" table:style-name="ce4">
            <text:p>2088</text:p>
          </table:table-cell>
          <table:table-cell office:value-type="string" table:style-name="ce5">
            <text:p>HEPATITIS B VIRUS VACCINE RECOMB (PF) 5 MCG/0.5 ML INTRAMUSCULAR SUSP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9" table:style-name="ce4">
            <text:p>2089</text:p>
          </table:table-cell>
          <table:table-cell office:value-type="string" table:style-name="ce5">
            <text:p>HOLD METFORMIN (GLUCOPHAGE) MESSAGE - PATIENT HAS RECEIVED CONTRAS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0" table:style-name="ce4">
            <text:p>2090</text:p>
          </table:table-cell>
          <table:table-cell office:value-type="string" table:style-name="ce5">
            <text:p>MEPIVACAINE (PF) 20 MG/ML (2 %) INJECTION SOLU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1" table:style-name="ce4">
            <text:p>2091</text:p>
          </table:table-cell>
          <table:table-cell office:value-type="string" table:style-name="ce5">
            <text:p>MEPIVACAINE (PF) 10 MG/ML (1 %) INJECTION SOLUTION</text:p>
          </table:table-cell>
          <table:table-cell office:value-type="float" office:value="65.5" table:style-name="ce6">
            <text:p>66</text:p>
          </table:table-cell>
          <table:table-cell office:value-type="float" office:value="65.5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2" table:style-name="ce4">
            <text:p>2092</text:p>
          </table:table-cell>
          <table:table-cell office:value-type="string" table:style-name="ce5">
            <text:p>LIDOCAINE 2 % MUCOSAL JELLY IN APPLICATOR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3" table:style-name="ce4">
            <text:p>2093</text:p>
          </table:table-cell>
          <table:table-cell office:value-type="string" table:style-name="ce5">
            <text:p>DOBUTAMINE 500 MG/250 ML (2,000 MCG/ML) IN 5 % DEXTROSE IV</text:p>
          </table:table-cell>
          <table:table-cell office:value-type="float" office:value="153" table:style-name="ce6">
            <text:p>153</text:p>
          </table:table-cell>
          <table:table-cell office:value-type="float" office:value="153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4" table:style-name="ce4">
            <text:p>2094</text:p>
          </table:table-cell>
          <table:table-cell office:value-type="string" table:style-name="ce5">
            <text:p>DEXAMETHASONE 0.5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5" table:style-name="ce4">
            <text:p>2095</text:p>
          </table:table-cell>
          <table:table-cell office:value-type="string" table:style-name="ce5">
            <text:p>DOPAMINE 200 MG/5 ML (40 MG/ML) INTRAVENOUS SOLU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6" table:style-name="ce4">
            <text:p>2096</text:p>
          </table:table-cell>
          <table:table-cell office:value-type="string" table:style-name="ce5">
            <text:p>DOPAMINE 800 MG/500 ML (1,600 MCG/ML) IN 5 % DEXTROSE INTRAVENOUS SOLN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7" table:style-name="ce4">
            <text:p>2097</text:p>
          </table:table-cell>
          <table:table-cell office:value-type="string" table:style-name="ce5">
            <text:p>OSELTAMIVIR 6 MG/ML ORAL SUSPENSION</text:p>
          </table:table-cell>
          <table:table-cell office:value-type="float" office:value="211.5" table:style-name="ce6">
            <text:p>212</text:p>
          </table:table-cell>
          <table:table-cell office:value-type="float" office:value="211.5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8" table:style-name="ce4">
            <text:p>2098</text:p>
          </table:table-cell>
          <table:table-cell office:value-type="string" table:style-name="ce5">
            <text:p>HYDROCODONE 7.5 MG-ACETAMINOPHEN 325 MG/15 ML ORAL SOLU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9" table:style-name="ce4">
            <text:p>2099</text:p>
          </table:table-cell>
          <table:table-cell office:value-type="string" table:style-name="ce5">
            <text:p>MENTHOL 0.44 %-ZINC OXIDE 20.6 % TOPICAL OINTMEN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0" table:style-name="ce4">
            <text:p>2100</text:p>
          </table:table-cell>
          <table:table-cell office:value-type="string" table:style-name="ce5">
            <text:p>CARBAMAZEPINE 200 MG/10 ML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1" table:style-name="ce4">
            <text:p>2101</text:p>
          </table:table-cell>
          <table:table-cell office:value-type="string" table:style-name="ce5">
            <text:p>BACITRACIN 50,000 UNIT INTRAMUSCULAR SOLUTION</text:p>
          </table:table-cell>
          <table:table-cell office:value-type="float" office:value="57" table:style-name="ce6">
            <text:p>57</text:p>
          </table:table-cell>
          <table:table-cell office:value-type="float" office:value="57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2" table:style-name="ce4">
            <text:p>2102</text:p>
          </table:table-cell>
          <table:table-cell office:value-type="string" table:style-name="ce5">
            <text:p>AMPICILLIN 1G/5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3" table:style-name="ce4">
            <text:p>2103</text:p>
          </table:table-cell>
          <table:table-cell office:value-type="string" table:style-name="ce5">
            <text:p>AMPICILLIN 2 G/100 ML NS LOADABLE MIXTURE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4" table:style-name="ce4">
            <text:p>2104</text:p>
          </table:table-cell>
          <table:table-cell office:value-type="string" table:style-name="ce5">
            <text:p>CEFTAZIDIME 1 G/50 ML NS LOADABLE MIXTURE</text:p>
          </table:table-cell>
          <table:table-cell office:value-type="float" office:value="176.5" table:style-name="ce6">
            <text:p>177</text:p>
          </table:table-cell>
          <table:table-cell office:value-type="float" office:value="176.5" table:style-name="ce6">
            <text:p>1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5" table:style-name="ce4">
            <text:p>2105</text:p>
          </table:table-cell>
          <table:table-cell office:value-type="string" table:style-name="ce5">
            <text:p>CEFTAZIDIME 2 G/50 ML NS LOADABLE MIXTURE</text:p>
          </table:table-cell>
          <table:table-cell office:value-type="float" office:value="148.5" table:style-name="ce6">
            <text:p>149</text:p>
          </table:table-cell>
          <table:table-cell office:value-type="float" office:value="148.5" table:style-name="ce6">
            <text:p>1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6" table:style-name="ce4">
            <text:p>2106</text:p>
          </table:table-cell>
          <table:table-cell office:value-type="string" table:style-name="ce5">
            <text:p>LIDOCAINE (PF) 5 MG/ML (0.5 %) INJECTION SOLUTION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7" table:style-name="ce4">
            <text:p>2107</text:p>
          </table:table-cell>
          <table:table-cell office:value-type="string" table:style-name="ce5">
            <text:p>PROMETHAZINE 6.25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8" table:style-name="ce4">
            <text:p>2108</text:p>
          </table:table-cell>
          <table:table-cell office:value-type="string" table:style-name="ce5">
            <text:p>NOREPINEPHRINE INFUSION 4MG/250ML LOADABLE MIXTURE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9" table:style-name="ce4">
            <text:p>2109</text:p>
          </table:table-cell>
          <table:table-cell office:value-type="string" table:style-name="ce5">
            <text:p>FOSPHENYTOIN 500 MG PE/10 ML INJECTION SOLUTION</text:p>
          </table:table-cell>
          <table:table-cell office:value-type="float" office:value="294.5" table:style-name="ce6">
            <text:p>295</text:p>
          </table:table-cell>
          <table:table-cell office:value-type="float" office:value="294.5" table:style-name="ce6">
            <text:p>2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0" table:style-name="ce4">
            <text:p>2110</text:p>
          </table:table-cell>
          <table:table-cell office:value-type="string" table:style-name="ce5">
            <text:p>AMIODARONE 150 MG IN 100 ML D5W LOADABLE MIXTURE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1" table:style-name="ce4">
            <text:p>2111</text:p>
          </table:table-cell>
          <table:table-cell office:value-type="string" table:style-name="ce5">
            <text:p>MIDAZOLAM 5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2" table:style-name="ce4">
            <text:p>2112</text:p>
          </table:table-cell>
          <table:table-cell office:value-type="string" table:style-name="ce5">
            <text:p>PROMETHAZINE 25 MG/50 ML NS IVPB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3" table:style-name="ce4">
            <text:p>2113</text:p>
          </table:table-cell>
          <table:table-cell office:value-type="string" table:style-name="ce5">
            <text:p>HYDROMORPHONE IN 0.9 % NACL 30 MG/30 ML IV PCAS OPIOID TOLERANT</text:p>
          </table:table-cell>
          <table:table-cell office:value-type="float" office:value="225" table:style-name="ce6">
            <text:p>225</text:p>
          </table:table-cell>
          <table:table-cell office:value-type="float" office:value="225" table:style-name="ce6">
            <text:p>2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4" table:style-name="ce4">
            <text:p>2114</text:p>
          </table:table-cell>
          <table:table-cell office:value-type="string" table:style-name="ce5">
            <text:p>L.E.T(LIDOCAINE/EPI/TETRA) SOLUTION (KIT)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5" table:style-name="ce4">
            <text:p>2115</text:p>
          </table:table-cell>
          <table:table-cell office:value-type="string" table:style-name="ce5">
            <text:p>GLUTAMINE 15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6" table:style-name="ce4">
            <text:p>2116</text:p>
          </table:table-cell>
          <table:table-cell office:value-type="string" table:style-name="ce5">
            <text:p>THIAMINE 200 MG <text:s/>IN 100 ML NS (LOADABLE MIXTURE)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7" table:style-name="ce4">
            <text:p>2117</text:p>
          </table:table-cell>
          <table:table-cell office:value-type="string" table:style-name="ce5">
            <text:p>ETOMIDATE 2 MG/ML IV SOLN 20 ML (FOR ANESTH USE ONLY)<text:s/>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8" table:style-name="ce4">
            <text:p>2118</text:p>
          </table:table-cell>
          <table:table-cell office:value-type="string" table:style-name="ce5">
            <text:p>VANCOMYCIN 2000 MG IN 500 ML NS LOADABLE MIXTURE<text:s/></text:p>
          </table:table-cell>
          <table:table-cell office:value-type="float" office:value="126.5" table:style-name="ce6">
            <text:p>127</text:p>
          </table:table-cell>
          <table:table-cell office:value-type="float" office:value="126.5" table:style-name="ce6">
            <text:p>1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9" table:style-name="ce4">
            <text:p>2119</text:p>
          </table:table-cell>
          <table:table-cell office:value-type="string" table:style-name="ce5">
            <text:p>PHENOL 1.4 % MUCOSAL AEROSOL SPRAY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0" table:style-name="ce4">
            <text:p>2120</text:p>
          </table:table-cell>
          <table:table-cell office:value-type="string" table:style-name="ce5">
            <text:p>DILTIAZEM 125 MG/125 ML NS (LOADABLE MIXTURE)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1" table:style-name="ce4">
            <text:p>2121</text:p>
          </table:table-cell>
          <table:table-cell office:value-type="string" table:style-name="ce5">
            <text:p>SMOG ENEMA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2" table:style-name="ce4">
            <text:p>2122</text:p>
          </table:table-cell>
          <table:table-cell office:value-type="string" table:style-name="ce5">
            <text:p>TRANEXAMIC ACID 6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3" table:style-name="ce4">
            <text:p>2123</text:p>
          </table:table-cell>
          <table:table-cell office:value-type="string" table:style-name="ce5">
            <text:p>FLUOCINONIDE 0.05 % TOPICAL CREAM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4" table:style-name="ce4">
            <text:p>2124</text:p>
          </table:table-cell>
          <table:table-cell office:value-type="string" table:style-name="ce5">
            <text:p>CALCIUM GLUCONATE 1 G/50 ML NS LOADABLE MIXTURE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5" table:style-name="ce4">
            <text:p>2125</text:p>
          </table:table-cell>
          <table:table-cell office:value-type="string" table:style-name="ce5">
            <text:p>LEVETIRACETAM 500 MG/5 ML (5 ML) ORAL SOLU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6" table:style-name="ce4">
            <text:p>2126</text:p>
          </table:table-cell>
          <table:table-cell office:value-type="string" table:style-name="ce5">
            <text:p>AMPICILLIN-SULBACTAM 1.5 G/50 ML NS LOADABLE MIXTURE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7" table:style-name="ce4">
            <text:p>2127</text:p>
          </table:table-cell>
          <table:table-cell office:value-type="string" table:style-name="ce5">
            <text:p>AMPICILLIN-SULBACTAM 3 G/100 ML NS LOADABLE MIXTURE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8" table:style-name="ce4">
            <text:p>2128</text:p>
          </table:table-cell>
          <table:table-cell office:value-type="string" table:style-name="ce5">
            <text:p>GOLIMUMAB 12.5 MG/ML INTRAVENOUS SOLUTION</text:p>
          </table:table-cell>
          <table:table-cell office:value-type="float" office:value="6260" table:style-name="ce6">
            <text:p>6,260</text:p>
          </table:table-cell>
          <table:table-cell office:value-type="float" office:value="6260" table:style-name="ce6">
            <text:p>6,2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9" table:style-name="ce4">
            <text:p>2129</text:p>
          </table:table-cell>
          <table:table-cell office:value-type="string" table:style-name="ce5">
            <text:p>NAFCILLIN 1 G/100 ML IN NS LOADABLE MIXTURE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0" table:style-name="ce4">
            <text:p>2130</text:p>
          </table:table-cell>
          <table:table-cell office:value-type="string" table:style-name="ce5">
            <text:p>NAFCILLIN 2 G/100ML IN NS LOADABLE MIXTURE</text:p>
          </table:table-cell>
          <table:table-cell office:value-type="float" office:value="204.5" table:style-name="ce6">
            <text:p>205</text:p>
          </table:table-cell>
          <table:table-cell office:value-type="float" office:value="204.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1" table:style-name="ce4">
            <text:p>2131</text:p>
          </table:table-cell>
          <table:table-cell office:value-type="string" table:style-name="ce5">
            <text:p>HYDROMORPHONE (DILAUDID) 30 MG/30 ML PCA (COMFORT CARE OPIOID NAIVE)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2" table:style-name="ce4">
            <text:p>2132</text:p>
          </table:table-cell>
          <table:table-cell office:value-type="string" table:style-name="ce5">
            <text:p>MORPHINE 30 MG PER 30 ML PCA(OPIOID NAIVE)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3" table:style-name="ce4">
            <text:p>2133</text:p>
          </table:table-cell>
          <table:table-cell office:value-type="string" table:style-name="ce5">
            <text:p>INSULIN PROTOCOL : CORRECTIVE COVER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4" table:style-name="ce4">
            <text:p>2134</text:p>
          </table:table-cell>
          <table:table-cell office:value-type="string" table:style-name="ce5">
            <text:p>INSULIN PROTOCOL : CONTINUOUS INFU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5" table:style-name="ce4">
            <text:p>2135</text:p>
          </table:table-cell>
          <table:table-cell office:value-type="string" table:style-name="ce5">
            <text:p>INSULIN PROTOCOL: LANTUS OR LEVEMIR BAS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6" table:style-name="ce4">
            <text:p>2136</text:p>
          </table:table-cell>
          <table:table-cell office:value-type="string" table:style-name="ce5">
            <text:p>INSULIN PROTOCOL: BEDTIME CORRECTIVE COVERA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7" table:style-name="ce4">
            <text:p>2137</text:p>
          </table:table-cell>
          <table:table-cell office:value-type="string" table:style-name="ce5">
            <text:p>HEPARIN PROTOCOL FOR VTE (PE &amp; DV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8" table:style-name="ce4">
            <text:p>2138</text:p>
          </table:table-cell>
          <table:table-cell office:value-type="string" table:style-name="ce5">
            <text:p>HEPARIN PROTOCOL FOR ACUTE CORONARY SYNDRO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9" table:style-name="ce4">
            <text:p>2139</text:p>
          </table:table-cell>
          <table:table-cell office:value-type="string" table:style-name="ce5">
            <text:p>WARFARIN MESSAGE- DOSED BY PHARMACY BASED ON IN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0" table:style-name="ce4">
            <text:p>2140</text:p>
          </table:table-cell>
          <table:table-cell office:value-type="string" table:style-name="ce5">
            <text:p>VANCO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1" table:style-name="ce4">
            <text:p>2141</text:p>
          </table:table-cell>
          <table:table-cell office:value-type="string" table:style-name="ce5">
            <text:p>AMIKA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2" table:style-name="ce4">
            <text:p>2142</text:p>
          </table:table-cell>
          <table:table-cell office:value-type="string" table:style-name="ce5">
            <text:p>TOBRA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3" table:style-name="ce4">
            <text:p>2143</text:p>
          </table:table-cell>
          <table:table-cell office:value-type="string" table:style-name="ce5">
            <text:p>GENTAMI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4" table:style-name="ce4">
            <text:p>2144</text:p>
          </table:table-cell>
          <table:table-cell office:value-type="string" table:style-name="ce5">
            <text:p>DIPHENHYDRAMINE 12.5 MG/5 ML ORAL ELIXIR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5" table:style-name="ce4">
            <text:p>2145</text:p>
          </table:table-cell>
          <table:table-cell office:value-type="string" table:style-name="ce5">
            <text:p>LIDOCAINE (PF) 40 MG/ML (4 %) INJECTION SOLUTION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6" table:style-name="ce4">
            <text:p>2146</text:p>
          </table:table-cell>
          <table:table-cell office:value-type="string" table:style-name="ce5">
            <text:p>INSULIN ASPART U-100 <text:s/>100 UNIT/ML SUBCUTANEOUS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7" table:style-name="ce4">
            <text:p>2147</text:p>
          </table:table-cell>
          <table:table-cell office:value-type="string" table:style-name="ce5">
            <text:p>BISACODYL 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8" table:style-name="ce4">
            <text:p>2148</text:p>
          </table:table-cell>
          <table:table-cell office:value-type="string" table:style-name="ce5">
            <text:p>MEDROXYPROGESTER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9" table:style-name="ce4">
            <text:p>2149</text:p>
          </table:table-cell>
          <table:table-cell office:value-type="string" table:style-name="ce5">
            <text:p>NICOTINE 7 MG/24 HR DAILY TRANSDERMAL PATCH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0" table:style-name="ce4">
            <text:p>2150</text:p>
          </table:table-cell>
          <table:table-cell office:value-type="string" table:style-name="ce5">
            <text:p>INSULIN NPH ISOPHANE U-100 HUMAN 100 UNIT/ML SUBCUTANEOUS SUSPENS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1" table:style-name="ce4">
            <text:p>2151</text:p>
          </table:table-cell>
          <table:table-cell office:value-type="string" table:style-name="ce5">
            <text:p>PHENYLEPHRINE 10 % EYE DROPS</text:p>
          </table:table-cell>
          <table:table-cell office:value-type="float" office:value="452.5" table:style-name="ce6">
            <text:p>453</text:p>
          </table:table-cell>
          <table:table-cell office:value-type="float" office:value="452.5" table:style-name="ce6">
            <text:p>4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2" table:style-name="ce4">
            <text:p>2152</text:p>
          </table:table-cell>
          <table:table-cell office:value-type="string" table:style-name="ce5">
            <text:p>LIDOCAINE (PF) 15 MG/ML (1.5 %) INJECTION SOLUTION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3" table:style-name="ce4">
            <text:p>2153</text:p>
          </table:table-cell>
          <table:table-cell office:value-type="string" table:style-name="ce5">
            <text:p>MEASLES,MUMPS,RUBELLA VACCINE LIVE(PF)1,000-12,500TCID50/0.5 ML SUBCUT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4" table:style-name="ce4">
            <text:p>2154</text:p>
          </table:table-cell>
          <table:table-cell office:value-type="string" table:style-name="ce5">
            <text:p>POTASSIUM PHOSPHATE 15 MMOL IN 250 ML NS (LOADABLE MIXTURE)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5" table:style-name="ce4">
            <text:p>2155</text:p>
          </table:table-cell>
          <table:table-cell office:value-type="string" table:style-name="ce5">
            <text:p>ADENOSINE (DIAGNOSTIC) 3 MG/ML INTRAVENOUS SOLUTION</text:p>
          </table:table-cell>
          <table:table-cell office:value-type="float" office:value="882" table:style-name="ce6">
            <text:p>882</text:p>
          </table:table-cell>
          <table:table-cell office:value-type="float" office:value="882" table:style-name="ce6">
            <text:p>8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6" table:style-name="ce4">
            <text:p>2156</text:p>
          </table:table-cell>
          <table:table-cell office:value-type="string" table:style-name="ce5">
            <text:p>METHOHEXITAL 500 MG SOLUTION FOR INJECTION</text:p>
          </table:table-cell>
          <table:table-cell office:value-type="float" office:value="590" table:style-name="ce6">
            <text:p>590</text:p>
          </table:table-cell>
          <table:table-cell office:value-type="float" office:value="590" table:style-name="ce6">
            <text:p>5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7" table:style-name="ce4">
            <text:p>2157</text:p>
          </table:table-cell>
          <table:table-cell office:value-type="string" table:style-name="ce5">
            <text:p>PROPOFOL 10 MG/ML IV EMUL 20ML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8" table:style-name="ce4">
            <text:p>2158</text:p>
          </table:table-cell>
          <table:table-cell office:value-type="string" table:style-name="ce5">
            <text:p>SODIUM CHLORIDE 0.9 % INTRAVENOUS PIGGYBACK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9" table:style-name="ce4">
            <text:p>2159</text:p>
          </table:table-cell>
          <table:table-cell office:value-type="string" table:style-name="ce5">
            <text:p>CLOZAPINE 10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0" table:style-name="ce4">
            <text:p>2160</text:p>
          </table:table-cell>
          <table:table-cell office:value-type="string" table:style-name="ce5">
            <text:p>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1" table:style-name="ce4">
            <text:p>2161</text:p>
          </table:table-cell>
          <table:table-cell office:value-type="string" table:style-name="ce5">
            <text:p>MAR MESSAGE - INSULIN U5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2" table:style-name="ce4">
            <text:p>2162</text:p>
          </table:table-cell>
          <table:table-cell office:value-type="string" table:style-name="ce5">
            <text:p>PERMETHRIN 5 % TOPICAL CREAM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3" table:style-name="ce4">
            <text:p>2163</text:p>
          </table:table-cell>
          <table:table-cell office:value-type="string" table:style-name="ce5">
            <text:p>BETA CAROTENE 25,0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4" table:style-name="ce4">
            <text:p>2164</text:p>
          </table:table-cell>
          <table:table-cell office:value-type="string" table:style-name="ce5">
            <text:p>SODIUM CHLORIDE 3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5" table:style-name="ce4">
            <text:p>2165</text:p>
          </table:table-cell>
          <table:table-cell office:value-type="string" table:style-name="ce5">
            <text:p>TETRAHYDROZOLINE 0.05 % EYE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6" table:style-name="ce4">
            <text:p>2166</text:p>
          </table:table-cell>
          <table:table-cell office:value-type="string" table:style-name="ce5">
            <text:p>INSULIN NPH ISOPHANE U-100 HUMAN 100 UNIT/ML (3 ML) SUBCUTANEOUS PE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7" table:style-name="ce4">
            <text:p>2167</text:p>
          </table:table-cell>
          <table:table-cell office:value-type="string" table:style-name="ce5">
            <text:p>ACETAMINOPHEN (OFIRMEV) INJECTABLE</text:p>
          </table:table-cell>
          <table:table-cell office:value-type="float" office:value="335" table:style-name="ce6">
            <text:p>335</text:p>
          </table:table-cell>
          <table:table-cell office:value-type="float" office:value="335" table:style-name="ce6">
            <text:p>3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8" table:style-name="ce4">
            <text:p>2168</text:p>
          </table:table-cell>
          <table:table-cell office:value-type="string" table:style-name="ce5">
            <text:p>MOEXIPRIL 7.5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9" table:style-name="ce4">
            <text:p>2169</text:p>
          </table:table-cell>
          <table:table-cell office:value-type="string" table:style-name="ce5">
            <text:p>SEVOFLURANE INHALATION LIQUID</text:p>
          </table:table-cell>
          <table:table-cell office:value-type="float" office:value="2278" table:style-name="ce6">
            <text:p>2,278</text:p>
          </table:table-cell>
          <table:table-cell office:value-type="float" office:value="2278" table:style-name="ce6">
            <text:p>2,2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0" table:style-name="ce4">
            <text:p>2170</text:p>
          </table:table-cell>
          <table:table-cell office:value-type="string" table:style-name="ce5">
            <text:p>MULTIVITAMIN-MINERALS-LUTEIN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1" table:style-name="ce4">
            <text:p>2171</text:p>
          </table:table-cell>
          <table:table-cell office:value-type="string" table:style-name="ce5">
            <text:p>AMANTADINE HCL 50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2" table:style-name="ce4">
            <text:p>2172</text:p>
          </table:table-cell>
          <table:table-cell office:value-type="string" table:style-name="ce5">
            <text:p>BETHANECHOL CHLOR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3" table:style-name="ce4">
            <text:p>2173</text:p>
          </table:table-cell>
          <table:table-cell office:value-type="string" table:style-name="ce5">
            <text:p>ZALEPLON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4" table:style-name="ce4">
            <text:p>2174</text:p>
          </table:table-cell>
          <table:table-cell office:value-type="string" table:style-name="ce5">
            <text:p>WARFARIN <text:s/>0.5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5" table:style-name="ce4">
            <text:p>2175</text:p>
          </table:table-cell>
          <table:table-cell office:value-type="string" table:style-name="ce5">
            <text:p>ELECTROLYTE-R INTRAVENOUS SOLUTION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6" table:style-name="ce4">
            <text:p>2176</text:p>
          </table:table-cell>
          <table:table-cell office:value-type="string" table:style-name="ce5">
            <text:p>EPINEPHRINE 0.3 MG/0.3 ML INJECTION, AUTO-INJECTOR</text:p>
          </table:table-cell>
          <table:table-cell office:value-type="float" office:value="1083" table:style-name="ce6">
            <text:p>1,083</text:p>
          </table:table-cell>
          <table:table-cell office:value-type="float" office:value="1083" table:style-name="ce6">
            <text:p>1,08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7" table:style-name="ce4">
            <text:p>2177</text:p>
          </table:table-cell>
          <table:table-cell office:value-type="string" table:style-name="ce5">
            <text:p>QUETIAP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8" table:style-name="ce4">
            <text:p>2178</text:p>
          </table:table-cell>
          <table:table-cell office:value-type="string" table:style-name="ce5">
            <text:p>MORPHINE CONCENTRATE 100 MG/5 ML (20 MG/ML)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9" table:style-name="ce4">
            <text:p>2179</text:p>
          </table:table-cell>
          <table:table-cell office:value-type="string" table:style-name="ce5">
            <text:p>LITHIUM CARBONATE ER 45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0" table:style-name="ce4">
            <text:p>2180</text:p>
          </table:table-cell>
          <table:table-cell office:value-type="string" table:style-name="ce5">
            <text:p>OLOPATADINE 0.1 % EYE DROPS</text:p>
          </table:table-cell>
          <table:table-cell office:value-type="float" office:value="439" table:style-name="ce6">
            <text:p>439</text:p>
          </table:table-cell>
          <table:table-cell office:value-type="float" office:value="439" table:style-name="ce6">
            <text:p>4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1" table:style-name="ce4">
            <text:p>2181</text:p>
          </table:table-cell>
          <table:table-cell office:value-type="string" table:style-name="ce5">
            <text:p>INSULIN PROTOCOL: HYPOGLYCEMIA<text:s/>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2" table:style-name="ce4">
            <text:p>2182</text:p>
          </table:table-cell>
          <table:table-cell office:value-type="string" table:style-name="ce5">
            <text:p>NEOSTIGMINE METHYLSULFATE 1 MG/ML INTRAVENOUS SOLUTIO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3" table:style-name="ce4">
            <text:p>2183</text:p>
          </table:table-cell>
          <table:table-cell office:value-type="string" table:style-name="ce5">
            <text:p>MOMETASONE 50 MCG/ACTUATION NASAL SPRAY</text:p>
          </table:table-cell>
          <table:table-cell office:value-type="float" office:value="442.5" table:style-name="ce6">
            <text:p>443</text:p>
          </table:table-cell>
          <table:table-cell office:value-type="float" office:value="442.5" table:style-name="ce6">
            <text:p>4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4" table:style-name="ce4">
            <text:p>2184</text:p>
          </table:table-cell>
          <table:table-cell office:value-type="string" table:style-name="ce5">
            <text:p>LIPASE-PROTEASE-AMYLASE 6,000-19,000-30,000 UNIT CAPSULE,DELAYED RE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5" table:style-name="ce4">
            <text:p>2185</text:p>
          </table:table-cell>
          <table:table-cell office:value-type="string" table:style-name="ce5">
            <text:p>ALLOPURINOL 300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6" table:style-name="ce4">
            <text:p>2186</text:p>
          </table:table-cell>
          <table:table-cell office:value-type="string" table:style-name="ce5">
            <text:p>NICOTINE (POLACRILEX) 4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7" table:style-name="ce4">
            <text:p>2187</text:p>
          </table:table-cell>
          <table:table-cell office:value-type="string" table:style-name="ce5">
            <text:p>MECLIZINE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8" table:style-name="ce4">
            <text:p>2188</text:p>
          </table:table-cell>
          <table:table-cell office:value-type="string" table:style-name="ce5">
            <text:p>TROPICAMIDE 1 % EYE DROPS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9" table:style-name="ce4">
            <text:p>2189</text:p>
          </table:table-cell>
          <table:table-cell office:value-type="string" table:style-name="ce5">
            <text:p>ROPIVACAINE (PF) 5 MG/ML (0.5 %) INJECTION SOLUTION</text:p>
          </table:table-cell>
          <table:table-cell office:value-type="float" office:value="316.5" table:style-name="ce6">
            <text:p>317</text:p>
          </table:table-cell>
          <table:table-cell office:value-type="float" office:value="316.5" table:style-name="ce6">
            <text:p>3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0" table:style-name="ce4">
            <text:p>2190</text:p>
          </table:table-cell>
          <table:table-cell office:value-type="string" table:style-name="ce5">
            <text:p>DENOSUMAB 60 MG/ML SUBCUTANEOUS SYRINGE</text:p>
          </table:table-cell>
          <table:table-cell office:value-type="float" office:value="4490" table:style-name="ce6">
            <text:p>4,490</text:p>
          </table:table-cell>
          <table:table-cell office:value-type="float" office:value="4490" table:style-name="ce6">
            <text:p>4,4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1" table:style-name="ce4">
            <text:p>2191</text:p>
          </table:table-cell>
          <table:table-cell office:value-type="string" table:style-name="ce5">
            <text:p>INSULIN PROTOCOL: DECISION TRE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2" table:style-name="ce4">
            <text:p>2192</text:p>
          </table:table-cell>
          <table:table-cell office:value-type="string" table:style-name="ce5">
            <text:p>HALOPERIDOL 2 MG/ML ORAL CONCENTRAT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3" table:style-name="ce4">
            <text:p>2193</text:p>
          </table:table-cell>
          <table:table-cell office:value-type="string" table:style-name="ce5">
            <text:p>CEFAZOLIN 2 GRAM/50 ML IN DEXTROSE (ISO-OSMOTIC) INTRAVENOUS PIGGYBACK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4" table:style-name="ce4">
            <text:p>2194</text:p>
          </table:table-cell>
          <table:table-cell office:value-type="string" table:style-name="ce5">
            <text:p>ACETAMINOPHEN 1,000 MG/100 ML (10 MG/ML)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5" table:style-name="ce4">
            <text:p>2195</text:p>
          </table:table-cell>
          <table:table-cell office:value-type="string" table:style-name="ce5">
            <text:p>PRAMIPEX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6" table:style-name="ce4">
            <text:p>2196</text:p>
          </table:table-cell>
          <table:table-cell office:value-type="string" table:style-name="ce5">
            <text:p>MAGNESIUM SULFATE 2 GRAM/50 ML (4 %) IN WATER INTRAVENOUS PIGGYBACK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7" table:style-name="ce4">
            <text:p>2197</text:p>
          </table:table-cell>
          <table:table-cell office:value-type="string" table:style-name="ce5">
            <text:p>DESMOPRESSIN 10 MCG/SPRAY (0.1 ML) NASAL SPRAY</text:p>
          </table:table-cell>
          <table:table-cell office:value-type="float" office:value="199.5" table:style-name="ce6">
            <text:p>200</text:p>
          </table:table-cell>
          <table:table-cell office:value-type="float" office:value="199.5" table:style-name="ce6">
            <text:p>2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8" table:style-name="ce4">
            <text:p>2198</text:p>
          </table:table-cell>
          <table:table-cell office:value-type="string" table:style-name="ce5">
            <text:p>OR EMERGENT HYDROCODONE/ APAP 5 MG/325 MG 1 TAB Q4PR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9" table:style-name="ce4">
            <text:p>2199</text:p>
          </table:table-cell>
          <table:table-cell office:value-type="string" table:style-name="ce5">
            <text:p>BETAMETHASONE DIPROPIONATE 0.05 % TOPICAL CREAM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0" table:style-name="ce4">
            <text:p>2200</text:p>
          </table:table-cell>
          <table:table-cell office:value-type="string" table:style-name="ce5">
            <text:p>LOSAR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1" table:style-name="ce4">
            <text:p>2201</text:p>
          </table:table-cell>
          <table:table-cell office:value-type="string" table:style-name="ce5">
            <text:p>DICLOXA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2" table:style-name="ce4">
            <text:p>2202</text:p>
          </table:table-cell>
          <table:table-cell office:value-type="string" table:style-name="ce5">
            <text:p>IMMUNE GLOB,GAMMA (IGG) 10 %-GLY-IGA OVER 50 MCG/ML INJECTION SOLUTION</text:p>
          </table:table-cell>
          <table:table-cell office:value-type="float" office:value="1841" table:style-name="ce6">
            <text:p>1,841</text:p>
          </table:table-cell>
          <table:table-cell office:value-type="float" office:value="1841" table:style-name="ce6">
            <text:p>1,8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3" table:style-name="ce4">
            <text:p>2203</text:p>
          </table:table-cell>
          <table:table-cell office:value-type="string" table:style-name="ce5">
            <text:p>FERROUS GLUCONATE 324 MG (38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4" table:style-name="ce4">
            <text:p>2204</text:p>
          </table:table-cell>
          <table:table-cell office:value-type="string" table:style-name="ce5">
            <text:p>HYDROCHLOROTHIAZIDE 12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5" table:style-name="ce4">
            <text:p>2205</text:p>
          </table:table-cell>
          <table:table-cell office:value-type="string" table:style-name="ce5">
            <text:p>DEXMEDETOMIDINE IN 0.9 % NS 400 MCG/100 ML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6" table:style-name="ce4">
            <text:p>2206</text:p>
          </table:table-cell>
          <table:table-cell office:value-type="string" table:style-name="ce5">
            <text:p>HEPARIN, PORCINE (PF) 10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7" table:style-name="ce4">
            <text:p>2207</text:p>
          </table:table-cell>
          <table:table-cell office:value-type="string" table:style-name="ce5">
            <text:p>CHLORTHALID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8" table:style-name="ce4">
            <text:p>2208</text:p>
          </table:table-cell>
          <table:table-cell office:value-type="string" table:style-name="ce5">
            <text:p>EMTRICITABINE 200 MG-TENOFOVIR DISOPROXIL FUMARATE 300 MG TABLET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9" table:style-name="ce4">
            <text:p>2209</text:p>
          </table:table-cell>
          <table:table-cell office:value-type="string" table:style-name="ce5">
            <text:p>LEVOTHYROXINE 100 MCG INTRAVENOUS SOLUTION</text:p>
          </table:table-cell>
          <table:table-cell office:value-type="float" office:value="830.5" table:style-name="ce6">
            <text:p>831</text:p>
          </table:table-cell>
          <table:table-cell office:value-type="float" office:value="830.5" table:style-name="ce6">
            <text:p>8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0" table:style-name="ce4">
            <text:p>2210</text:p>
          </table:table-cell>
          <table:table-cell office:value-type="string" table:style-name="ce5">
            <text:p>CLOZAPINE 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1" table:style-name="ce4">
            <text:p>2211</text:p>
          </table:table-cell>
          <table:table-cell office:value-type="string" table:style-name="ce5">
            <text:p>CASTOR OIL ORAL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2" table:style-name="ce4">
            <text:p>2212</text:p>
          </table:table-cell>
          <table:table-cell office:value-type="string" table:style-name="ce5">
            <text:p>SIROLIMUS 1 MG TABLET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3" table:style-name="ce4">
            <text:p>2213</text:p>
          </table:table-cell>
          <table:table-cell office:value-type="string" table:style-name="ce5">
            <text:p>TRAVOPROST (BENZALKONIUM) 0.004 % EYE DROPS</text:p>
          </table:table-cell>
          <table:table-cell office:value-type="float" office:value="691.5" table:style-name="ce6">
            <text:p>692</text:p>
          </table:table-cell>
          <table:table-cell office:value-type="float" office:value="691.5" table:style-name="ce6">
            <text:p>6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4" table:style-name="ce4">
            <text:p>2214</text:p>
          </table:table-cell>
          <table:table-cell office:value-type="string" table:style-name="ce5">
            <text:p>CHONDROITIN-SOD HYALURON 4 %-3 % (40 MG-30 MG/ML) INTRAOCULAR SYRINGE</text:p>
          </table:table-cell>
          <table:table-cell office:value-type="float" office:value="568.5" table:style-name="ce6">
            <text:p>569</text:p>
          </table:table-cell>
          <table:table-cell office:value-type="float" office:value="568.5" table:style-name="ce6">
            <text:p>5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5" table:style-name="ce4">
            <text:p>2215</text:p>
          </table:table-cell>
          <table:table-cell office:value-type="string" table:style-name="ce5">
            <text:p>HYDROXYZINE HC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6" table:style-name="ce4">
            <text:p>2216</text:p>
          </table:table-cell>
          <table:table-cell office:value-type="string" table:style-name="ce5">
            <text:p>OR EMERGENT OXYCODONE/APAP (PERCOCET) 5/325 MG 1 TAB Q4PRN #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7" table:style-name="ce4">
            <text:p>2217</text:p>
          </table:table-cell>
          <table:table-cell office:value-type="string" table:style-name="ce5">
            <text:p>LOVASTATIN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8" table:style-name="ce4">
            <text:p>2218</text:p>
          </table:table-cell>
          <table:table-cell office:value-type="string" table:style-name="ce5">
            <text:p>CHLORPROMAZINE 25 MG/ML INJECTION SOLUTION</text:p>
          </table:table-cell>
          <table:table-cell office:value-type="float" office:value="170" table:style-name="ce6">
            <text:p>170</text:p>
          </table:table-cell>
          <table:table-cell office:value-type="float" office:value="170" table:style-name="ce6">
            <text:p>1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9" table:style-name="ce4">
            <text:p>2219</text:p>
          </table:table-cell>
          <table:table-cell office:value-type="string" table:style-name="ce5">
            <text:p>DORZOLAMIDE 22.3 MG-TIMOLOL 6.8 MG/ML EYE DROPS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0" table:style-name="ce4">
            <text:p>2220</text:p>
          </table:table-cell>
          <table:table-cell office:value-type="string" table:style-name="ce5">
            <text:p>LIDOCAINE (PF) 20 MG/ML (2 %)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1" table:style-name="ce4">
            <text:p>2221</text:p>
          </table:table-cell>
          <table:table-cell office:value-type="string" table:style-name="ce5">
            <text:p>LIDOCAINE (PF) 3.5 % EYE GEL</text:p>
          </table:table-cell>
          <table:table-cell office:value-type="float" office:value="250.5" table:style-name="ce6">
            <text:p>251</text:p>
          </table:table-cell>
          <table:table-cell office:value-type="float" office:value="250.5" table:style-name="ce6">
            <text:p>2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2" table:style-name="ce4">
            <text:p>2222</text:p>
          </table:table-cell>
          <table:table-cell office:value-type="string" table:style-name="ce5">
            <text:p>CHLORHEXIDINE GLUCONATE 0.12 % MOUTHWASH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3" table:style-name="ce4">
            <text:p>2223</text:p>
          </table:table-cell>
          <table:table-cell office:value-type="string" table:style-name="ce5">
            <text:p>LIDOCAINE 4 % (40 MG/ML) MUCOSAL SOLUTION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4" table:style-name="ce4">
            <text:p>2224</text:p>
          </table:table-cell>
          <table:table-cell office:value-type="string" table:style-name="ce5">
            <text:p>FERROUS SULFATE 300 MG (60 MG IRON)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5" table:style-name="ce4">
            <text:p>2225</text:p>
          </table:table-cell>
          <table:table-cell office:value-type="string" table:style-name="ce5">
            <text:p>SODIUM CHLORIDE 0.9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6" table:style-name="ce4">
            <text:p>2226</text:p>
          </table:table-cell>
          <table:table-cell office:value-type="string" table:style-name="ce5">
            <text:p>HYALURONIDASE, HUMAN RECOMBINANT 150 UNIT/ML INJECTION SOLUTION</text:p>
          </table:table-cell>
          <table:table-cell office:value-type="float" office:value="450.5" table:style-name="ce6">
            <text:p>451</text:p>
          </table:table-cell>
          <table:table-cell office:value-type="float" office:value="450.5" table:style-name="ce6">
            <text:p>4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7" table:style-name="ce4">
            <text:p>2227</text:p>
          </table:table-cell>
          <table:table-cell office:value-type="string" table:style-name="ce5">
            <text:p>BENZOCAINE 20 % MUCOSAL AEROSOL SPRAY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8" table:style-name="ce4">
            <text:p>2228</text:p>
          </table:table-cell>
          <table:table-cell office:value-type="string" table:style-name="ce5">
            <text:p>DESFLURANE 100 %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9" table:style-name="ce4">
            <text:p>2229</text:p>
          </table:table-cell>
          <table:table-cell office:value-type="string" table:style-name="ce5">
            <text:p>ISOFLURANE 99.9 %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0" table:style-name="ce4">
            <text:p>2230</text:p>
          </table:table-cell>
          <table:table-cell office:value-type="string" table:style-name="ce5">
            <text:p>HYDRALAZ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1" table:style-name="ce4">
            <text:p>2231</text:p>
          </table:table-cell>
          <table:table-cell office:value-type="string" table:style-name="ce5">
            <text:p>SODIUM CHLORIDE 5 % EYE OINTMEN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2" table:style-name="ce4">
            <text:p>2232</text:p>
          </table:table-cell>
          <table:table-cell office:value-type="string" table:style-name="ce5">
            <text:p>PHENYLEPHRINE 2.5 % EYE DROPS</text:p>
          </table:table-cell>
          <table:table-cell office:value-type="float" office:value="849" table:style-name="ce6">
            <text:p>849</text:p>
          </table:table-cell>
          <table:table-cell office:value-type="float" office:value="849" table:style-name="ce6">
            <text:p>8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3" table:style-name="ce4">
            <text:p>2233</text:p>
          </table:table-cell>
          <table:table-cell office:value-type="string" table:style-name="ce5">
            <text:p>POVIDONE-IODINE 5 % EYE SOLUTION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4" table:style-name="ce4">
            <text:p>2234</text:p>
          </table:table-cell>
          <table:table-cell office:value-type="string" table:style-name="ce5">
            <text:p>VALPROIC ACID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5" table:style-name="ce4">
            <text:p>2235</text:p>
          </table:table-cell>
          <table:table-cell office:value-type="string" table:style-name="ce5">
            <text:p>WHITE PETROLATUM-MINERAL OIL 83 %-15 % EYE OINTMENT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6" table:style-name="ce4">
            <text:p>2236</text:p>
          </table:table-cell>
          <table:table-cell office:value-type="string" table:style-name="ce5">
            <text:p>CEFTAZIDIME 2 GRAM SOLUTION FOR INJECTION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7" table:style-name="ce4">
            <text:p>2237</text:p>
          </table:table-cell>
          <table:table-cell office:value-type="string" table:style-name="ce5">
            <text:p>CLOPIDOGREL 300 MG TABLET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8" table:style-name="ce4">
            <text:p>2238</text:p>
          </table:table-cell>
          <table:table-cell office:value-type="string" table:style-name="ce5">
            <text:p>ROSUVASTATIN 5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9" table:style-name="ce4">
            <text:p>2239</text:p>
          </table:table-cell>
          <table:table-cell office:value-type="string" table:style-name="ce5">
            <text:p>ONDANSETRON HCL 4 MG/5 ML ORAL SOLU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0" table:style-name="ce4">
            <text:p>2240</text:p>
          </table:table-cell>
          <table:table-cell office:value-type="string" table:style-name="ce5">
            <text:p>PROMETHAZINE 12.5 MG/50 ML NS IVPB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1" table:style-name="ce4">
            <text:p>2241</text:p>
          </table:table-cell>
          <table:table-cell office:value-type="string" table:style-name="ce5">
            <text:p>DORZOLAMIDE 2 % EYE DROPS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2" table:style-name="ce4">
            <text:p>2242</text:p>
          </table:table-cell>
          <table:table-cell office:value-type="string" table:style-name="ce5">
            <text:p>BARIUM SULFATE 2.1 % (W/V), 2.0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3" table:style-name="ce4">
            <text:p>2243</text:p>
          </table:table-cell>
          <table:table-cell office:value-type="string" table:style-name="ce5">
            <text:p>LEVETIRACETAM 1,000 MG/100 ML IN SODIUM CHLORIDE(ISO-OSM) IV PIGGYBACK</text:p>
          </table:table-cell>
          <table:table-cell office:value-type="float" office:value="335.5" table:style-name="ce6">
            <text:p>336</text:p>
          </table:table-cell>
          <table:table-cell office:value-type="float" office:value="335.5" table:style-name="ce6">
            <text:p>3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4" table:style-name="ce4">
            <text:p>2244</text:p>
          </table:table-cell>
          <table:table-cell office:value-type="string" table:style-name="ce5">
            <text:p>BARIUM SULFATE 98 %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5" table:style-name="ce4">
            <text:p>2245</text:p>
          </table:table-cell>
          <table:table-cell office:value-type="string" table:style-name="ce5">
            <text:p>BARIUM SULFATE 105 % (W/V), 58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6" table:style-name="ce4">
            <text:p>2246</text:p>
          </table:table-cell>
          <table:table-cell office:value-type="string" table:style-name="ce5">
            <text:p>DIATRIZOATE MEGLUMINE-DIATRIZOATE SODIUM 66 %-10 % ORAL SOLUTIO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7" table:style-name="ce4">
            <text:p>2247</text:p>
          </table:table-cell>
          <table:table-cell office:value-type="string" table:style-name="ce5">
            <text:p>BARIUM SULFATE 60 % (W/V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8" table:style-name="ce4">
            <text:p>2248</text:p>
          </table:table-cell>
          <table:table-cell office:value-type="string" table:style-name="ce5">
            <text:p>TICAGRELOR 90 MG TABLET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9" table:style-name="ce4">
            <text:p>2249</text:p>
          </table:table-cell>
          <table:table-cell office:value-type="string" table:style-name="ce5">
            <text:p>PROCHLORPERAZINE MALE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0" table:style-name="ce4">
            <text:p>2250</text:p>
          </table:table-cell>
          <table:table-cell office:value-type="string" table:style-name="ce5">
            <text:p>GI COCKTAIL WITH DICYCLOMIN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1" table:style-name="ce4">
            <text:p>2251</text:p>
          </table:table-cell>
          <table:table-cell office:value-type="string" table:style-name="ce5">
            <text:p>FDG 10 ML SYRINGE</text:p>
          </table:table-cell>
          <table:table-cell office:value-type="float" office:value="1050" table:style-name="ce6">
            <text:p>1,050</text:p>
          </table:table-cell>
          <table:table-cell office:value-type="float" office:value="1050" table:style-name="ce6">
            <text:p>1,0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2" table:style-name="ce4">
            <text:p>2252</text:p>
          </table:table-cell>
          <table:table-cell office:value-type="string" table:style-name="ce5">
            <text:p>FDG 3ML SYRINGE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3" table:style-name="ce4">
            <text:p>2253</text:p>
          </table:table-cell>
          <table:table-cell office:value-type="string" table:style-name="ce5">
            <text:p>FDG 5 ML SYRINGE</text:p>
          </table:table-cell>
          <table:table-cell office:value-type="float" office:value="1050" table:style-name="ce6">
            <text:p>1,050</text:p>
          </table:table-cell>
          <table:table-cell office:value-type="float" office:value="1050" table:style-name="ce6">
            <text:p>1,0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4" table:style-name="ce4">
            <text:p>2254</text:p>
          </table:table-cell>
          <table:table-cell office:value-type="string" table:style-name="ce5">
            <text:p>GA67 INJECTION</text:p>
          </table:table-cell>
          <table:table-cell office:value-type="float" office:value="472" table:style-name="ce6">
            <text:p>472</text:p>
          </table:table-cell>
          <table:table-cell office:value-type="float" office:value="472" table:style-name="ce6">
            <text:p>4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5" table:style-name="ce4">
            <text:p>2255</text:p>
          </table:table-cell>
          <table:table-cell office:value-type="string" table:style-name="ce5">
            <text:p>IOBENGUANE SULFATE I-123 10 MCI/5 ML (370 MBQ/5 ML) INTRAVENOUS SOLN</text:p>
          </table:table-cell>
          <table:table-cell office:value-type="float" office:value="989" table:style-name="ce6">
            <text:p>989</text:p>
          </table:table-cell>
          <table:table-cell office:value-type="float" office:value="989" table:style-name="ce6">
            <text:p>9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6" table:style-name="ce4">
            <text:p>2256</text:p>
          </table:table-cell>
          <table:table-cell office:value-type="string" table:style-name="ce5">
            <text:p>SODIUM IODIDE-123 7.4 MBQ (200 MICROCI) CAPSUL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7" table:style-name="ce4">
            <text:p>2257</text:p>
          </table:table-cell>
          <table:table-cell office:value-type="string" table:style-name="ce5">
            <text:p>I-131 MIBG INJEC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8" table:style-name="ce4">
            <text:p>2258</text:p>
          </table:table-cell>
          <table:table-cell office:value-type="string" table:style-name="ce5">
            <text:p>IN111 OXYQUINOLINE SOLUTION</text:p>
          </table:table-cell>
          <table:table-cell office:value-type="float" office:value="2748" table:style-name="ce6">
            <text:p>2,748</text:p>
          </table:table-cell>
          <table:table-cell office:value-type="float" office:value="2748" table:style-name="ce6">
            <text:p>2,7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9" table:style-name="ce4">
            <text:p>2259</text:p>
          </table:table-cell>
          <table:table-cell office:value-type="string" table:style-name="ce5">
            <text:p>PENTETATE INDIUM DISODIUM IN-111 1.5 MCI/1.5 ML INTRATHECAL SOLUTION</text:p>
          </table:table-cell>
          <table:table-cell office:value-type="float" office:value="5984" table:style-name="ce6">
            <text:p>5,984</text:p>
          </table:table-cell>
          <table:table-cell office:value-type="float" office:value="5984" table:style-name="ce6">
            <text:p>5,9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0" table:style-name="ce4">
            <text:p>2260</text:p>
          </table:table-cell>
          <table:table-cell office:value-type="string" table:style-name="ce5">
            <text:p>INDIUM IN-111 OXYQUINOLINE 1 MCI/ML (37 MBQ/ML)(1 ML) INTRAVENOUS SOLN</text:p>
          </table:table-cell>
          <table:table-cell office:value-type="float" office:value="5637.5" table:style-name="ce8">
            <text:p>5,637.50</text:p>
          </table:table-cell>
          <table:table-cell office:value-type="float" office:value="5637.5" table:style-name="ce8">
            <text:p>5,63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1" table:style-name="ce4">
            <text:p>2261</text:p>
          </table:table-cell>
          <table:table-cell office:value-type="string" table:style-name="ce5">
            <text:p>INDIUM 111-PENTETREOTIDE 3 MCI/ML-10 MCG INTRAVENOUS KIT</text:p>
          </table:table-cell>
          <table:table-cell office:value-type="float" office:value="3849.5" table:style-name="ce8">
            <text:p>3,849.50</text:p>
          </table:table-cell>
          <table:table-cell office:value-type="float" office:value="3849.5" table:style-name="ce8">
            <text:p>3,84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2" table:style-name="ce4">
            <text:p>2262</text:p>
          </table:table-cell>
          <table:table-cell office:value-type="string" table:style-name="ce5">
            <text:p>KIT FOR INDIUM-111-IBRITUMOMAB 3.2 MG/2 ML INTRAVENOUS</text:p>
          </table:table-cell>
          <table:table-cell office:value-type="float" office:value="5589" table:style-name="ce6">
            <text:p>5,589</text:p>
          </table:table-cell>
          <table:table-cell office:value-type="float" office:value="5589" table:style-name="ce6">
            <text:p>5,5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3" table:style-name="ce4">
            <text:p>2263</text:p>
          </table:table-cell>
          <table:table-cell office:value-type="string" table:style-name="ce5">
            <text:p>SODIUM IODIDE-131 (I-131) 250 MCI/0.25 ML ORAL KIT</text:p>
          </table:table-cell>
          <table:table-cell office:value-type="float" office:value="9300" table:style-name="ce6">
            <text:p>9,300</text:p>
          </table:table-cell>
          <table:table-cell office:value-type="float" office:value="9300" table:style-name="ce6">
            <text:p>9,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4" table:style-name="ce4">
            <text:p>2264</text:p>
          </table:table-cell>
          <table:table-cell office:value-type="string" table:style-name="ce5">
            <text:p>ISOTOPE I-131 DX (PER MILLICURIE)</text:p>
          </table:table-cell>
          <table:table-cell office:value-type="float" office:value="295" table:style-name="ce6">
            <text:p>295</text:p>
          </table:table-cell>
          <table:table-cell office:value-type="float" office:value="295" table:style-name="ce6">
            <text:p>2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5" table:style-name="ce4">
            <text:p>2265</text:p>
          </table:table-cell>
          <table:table-cell office:value-type="string" table:style-name="ce5">
            <text:p>ISOTOPE I-131 THERAPY (PER MILLICURIE)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6" table:style-name="ce4">
            <text:p>2266</text:p>
          </table:table-cell>
          <table:table-cell office:value-type="string" table:style-name="ce5">
            <text:p>ISOTOPE SODIUM PERTECH</text:p>
          </table:table-cell>
          <table:table-cell office:value-type="float" office:value="210" table:style-name="ce6">
            <text:p>210</text:p>
          </table:table-cell>
          <table:table-cell office:value-type="float" office:value="210" table:style-name="ce6">
            <text:p>2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7" table:style-name="ce4">
            <text:p>2267</text:p>
          </table:table-cell>
          <table:table-cell office:value-type="string" table:style-name="ce5">
            <text:p>SODIUM FLUORIDE F-18 10 ML SYRINGE</text:p>
          </table:table-cell>
          <table:table-cell office:value-type="float" office:value="1093" table:style-name="ce6">
            <text:p>1,093</text:p>
          </table:table-cell>
          <table:table-cell office:value-type="float" office:value="1093" table:style-name="ce6">
            <text:p>1,0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8" table:style-name="ce4">
            <text:p>2268</text:p>
          </table:table-cell>
          <table:table-cell office:value-type="string" table:style-name="ce5">
            <text:p>SODIUM FLUORIDE F-18 5 ML SYRINGE</text:p>
          </table:table-cell>
          <table:table-cell office:value-type="float" office:value="990.5" table:style-name="ce6">
            <text:p>991</text:p>
          </table:table-cell>
          <table:table-cell office:value-type="float" office:value="990.5" table:style-name="ce6">
            <text:p>9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9" table:style-name="ce4">
            <text:p>2269</text:p>
          </table:table-cell>
          <table:table-cell office:value-type="string" table:style-name="ce5">
            <text:p>TC99M ALBUMIN AGGREGATE</text:p>
          </table:table-cell>
          <table:table-cell office:value-type="float" office:value="240" table:style-name="ce6">
            <text:p>240</text:p>
          </table:table-cell>
          <table:table-cell office:value-type="float" office:value="240" table:style-name="ce6">
            <text:p>2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0" table:style-name="ce4">
            <text:p>2270</text:p>
          </table:table-cell>
          <table:table-cell office:value-type="string" table:style-name="ce5">
            <text:p>KIT FOR PREPARATION TC-99M-SUCCIMER 1 MG INTRAVENOUS SOLUTION</text:p>
          </table:table-cell>
          <table:table-cell office:value-type="float" office:value="909" table:style-name="ce6">
            <text:p>909</text:p>
          </table:table-cell>
          <table:table-cell office:value-type="float" office:value="909" table:style-name="ce6">
            <text:p>9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1" table:style-name="ce4">
            <text:p>2271</text:p>
          </table:table-cell>
          <table:table-cell office:value-type="string" table:style-name="ce5">
            <text:p>TC99M LABELED RED BLOOD CELLS</text:p>
          </table:table-cell>
          <table:table-cell office:value-type="float" office:value="932" table:style-name="ce6">
            <text:p>932</text:p>
          </table:table-cell>
          <table:table-cell office:value-type="float" office:value="932" table:style-name="ce6">
            <text:p>9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2" table:style-name="ce4">
            <text:p>2272</text:p>
          </table:table-cell>
          <table:table-cell office:value-type="string" table:style-name="ce5">
            <text:p>KIT FOR THE PREPARATION OF TC-99M-MEBROFENIN 45 MG IV SOLUTION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3" table:style-name="ce4">
            <text:p>2273</text:p>
          </table:table-cell>
          <table:table-cell office:value-type="string" table:style-name="ce5">
            <text:p>TC99M MEDRONATE (MDP) INJECTION</text:p>
          </table:table-cell>
          <table:table-cell office:value-type="float" office:value="315.5" table:style-name="ce6">
            <text:p>316</text:p>
          </table:table-cell>
          <table:table-cell office:value-type="float" office:value="315.5" table:style-name="ce6">
            <text:p>3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4" table:style-name="ce4">
            <text:p>2274</text:p>
          </table:table-cell>
          <table:table-cell office:value-type="string" table:style-name="ce5">
            <text:p>TC99M MERTIATIDE (MAG 3)</text:p>
          </table:table-cell>
          <table:table-cell office:value-type="float" office:value="2447.5" table:style-name="ce8">
            <text:p>2,447.50</text:p>
          </table:table-cell>
          <table:table-cell office:value-type="float" office:value="2447.5" table:style-name="ce8">
            <text:p>2,44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5" table:style-name="ce4">
            <text:p>2275</text:p>
          </table:table-cell>
          <table:table-cell office:value-type="string" table:style-name="ce5">
            <text:p>TC99M PENTETATE (DTPA) AEROSOL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6" table:style-name="ce4">
            <text:p>2276</text:p>
          </table:table-cell>
          <table:table-cell office:value-type="string" table:style-name="ce5">
            <text:p>TC99M PENTETATE (DTPA) INJECTION</text:p>
          </table:table-cell>
          <table:table-cell office:value-type="float" office:value="799.5" table:style-name="ce6">
            <text:p>800</text:p>
          </table:table-cell>
          <table:table-cell office:value-type="float" office:value="799.5" table:style-name="ce6">
            <text:p>8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7" table:style-name="ce4">
            <text:p>2277</text:p>
          </table:table-cell>
          <table:table-cell office:value-type="string" table:style-name="ce5">
            <text:p>KIT PREPARATION OF TC 99M-SESTAMIBI COMBO NO.1 IV SOLUTION</text:p>
          </table:table-cell>
          <table:table-cell office:value-type="float" office:value="702.5" table:style-name="ce6">
            <text:p>703</text:p>
          </table:table-cell>
          <table:table-cell office:value-type="float" office:value="702.5" table:style-name="ce6">
            <text:p>7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8" table:style-name="ce4">
            <text:p>2278</text:p>
          </table:table-cell>
          <table:table-cell office:value-type="string" table:style-name="ce5">
            <text:p>TC99M SULFUR COLLOID SOLUTION<text:s/></text:p>
          </table:table-cell>
          <table:table-cell office:value-type="float" office:value="550" table:style-name="ce6">
            <text:p>550</text:p>
          </table:table-cell>
          <table:table-cell office:value-type="float" office:value="550" table:style-name="ce6">
            <text:p>5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9" table:style-name="ce4">
            <text:p>2279</text:p>
          </table:table-cell>
          <table:table-cell office:value-type="string" table:style-name="ce5">
            <text:p>KIT FOR PREPARATION OF TC-99M-EXAMETAZIME 0.5 MG INTRAVENOUS KIT</text:p>
          </table:table-cell>
          <table:table-cell office:value-type="float" office:value="2812.5" table:style-name="ce8">
            <text:p>2,812.50</text:p>
          </table:table-cell>
          <table:table-cell office:value-type="float" office:value="2812.5" table:style-name="ce8">
            <text:p>2,81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0" table:style-name="ce4">
            <text:p>2280</text:p>
          </table:table-cell>
          <table:table-cell office:value-type="string" table:style-name="ce5">
            <text:p>SODIUM FLUORIDE F-18 3ML SYRINGE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1" table:style-name="ce4">
            <text:p>2281</text:p>
          </table:table-cell>
          <table:table-cell office:value-type="string" table:style-name="ce5">
            <text:p>TL201 MCI - THALLIUM INJECTION</text:p>
          </table:table-cell>
          <table:table-cell office:value-type="float" office:value="740.5" table:style-name="ce6">
            <text:p>741</text:p>
          </table:table-cell>
          <table:table-cell office:value-type="float" office:value="740.5" table:style-name="ce6">
            <text:p>7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2" table:style-name="ce4">
            <text:p>2282</text:p>
          </table:table-cell>
          <table:table-cell office:value-type="string" table:style-name="ce5">
            <text:p>CHOLECYSTOKININ (CCK) IN 50 ML NS IVPB</text:p>
          </table:table-cell>
          <table:table-cell office:value-type="float" office:value="700" table:style-name="ce6">
            <text:p>700</text:p>
          </table:table-cell>
          <table:table-cell office:value-type="float" office:value="700" table:style-name="ce6">
            <text:p>7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3" table:style-name="ce4">
            <text:p>2283</text:p>
          </table:table-cell>
          <table:table-cell office:value-type="string" table:style-name="ce5">
            <text:p>DABIGATRAN ETEXILATE 150 MG CAPSULE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4" table:style-name="ce4">
            <text:p>2284</text:p>
          </table:table-cell>
          <table:table-cell office:value-type="string" table:style-name="ce5">
            <text:p>SINCALIDE 5 MCG SOLUTION FOR INJECTION</text:p>
          </table:table-cell>
          <table:table-cell office:value-type="float" office:value="826.5" table:style-name="ce6">
            <text:p>827</text:p>
          </table:table-cell>
          <table:table-cell office:value-type="float" office:value="826.5" table:style-name="ce6">
            <text:p>8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5" table:style-name="ce4">
            <text:p>2285</text:p>
          </table:table-cell>
          <table:table-cell office:value-type="string" table:style-name="ce5">
            <text:p>MORPHINE 10 MG/ML INTRAVENOUS SYRINGE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6" table:style-name="ce4">
            <text:p>2286</text:p>
          </table:table-cell>
          <table:table-cell office:value-type="string" table:style-name="ce5">
            <text:p>OLANZAP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7" table:style-name="ce4">
            <text:p>2287</text:p>
          </table:table-cell>
          <table:table-cell office:value-type="string" table:style-name="ce5">
            <text:p>HEPARIN (PORCINE) 25,000 UNIT/500 ML (50 UNIT/ML) IN DEXTROSE 5 % IV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8" table:style-name="ce4">
            <text:p>2288</text:p>
          </table:table-cell>
          <table:table-cell office:value-type="string" table:style-name="ce5">
            <text:p>SORBITOL 70 %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9" table:style-name="ce4">
            <text:p>2289</text:p>
          </table:table-cell>
          <table:table-cell office:value-type="string" table:style-name="ce5">
            <text:p>ENALAPRILAT 1.25 MG/ML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0" table:style-name="ce4">
            <text:p>2290</text:p>
          </table:table-cell>
          <table:table-cell office:value-type="string" table:style-name="ce5">
            <text:p>GADOBENATE DIMEGLUMINE 529 MG/ML(0.1 MMOL/0.2 ML) INTRAVENOUS SOLUTION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1" table:style-name="ce4">
            <text:p>2291</text:p>
          </table:table-cell>
          <table:table-cell office:value-type="string" table:style-name="ce5">
            <text:p>GADOBUTROL 7.5 MMOL/7.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2" table:style-name="ce4">
            <text:p>2292</text:p>
          </table:table-cell>
          <table:table-cell office:value-type="string" table:style-name="ce5">
            <text:p>LIDOCAINE 2 % MUCOSAL JELL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3" table:style-name="ce4">
            <text:p>2293</text:p>
          </table:table-cell>
          <table:table-cell office:value-type="string" table:style-name="ce5">
            <text:p>MYCOPHENOLATE MOFETIL 250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4" table:style-name="ce4">
            <text:p>2294</text:p>
          </table:table-cell>
          <table:table-cell office:value-type="string" table:style-name="ce5">
            <text:p>GADOBUTROL 15 MMOL/1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5" table:style-name="ce4">
            <text:p>2295</text:p>
          </table:table-cell>
          <table:table-cell office:value-type="string" table:style-name="ce5">
            <text:p>INFUSION ADVERSE REACTIONS GUIDELINE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6" table:style-name="ce4">
            <text:p>2296</text:p>
          </table:table-cell>
          <table:table-cell office:value-type="string" table:style-name="ce5">
            <text:p>URSODIOL 300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7" table:style-name="ce4">
            <text:p>2297</text:p>
          </table:table-cell>
          <table:table-cell office:value-type="string" table:style-name="ce5">
            <text:p>HYDROCODONE 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8" table:style-name="ce4">
            <text:p>2298</text:p>
          </table:table-cell>
          <table:table-cell office:value-type="string" table:style-name="ce5">
            <text:p>BISOPROLOL FUMA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9" table:style-name="ce4">
            <text:p>2299</text:p>
          </table:table-cell>
          <table:table-cell office:value-type="string" table:style-name="ce5">
            <text:p>HUM PROTHROMBIN CPLX (PCC) 4FACTOR 500 UNIT (400-620 UNIT) IV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0" table:style-name="ce4">
            <text:p>2300</text:p>
          </table:table-cell>
          <table:table-cell office:value-type="string" table:style-name="ce5">
            <text:p>PERFLUTREN PROTEIN-TYPE A MICROSPHERES 0.22 MG/ML INTRAVENOUS SUSP</text:p>
          </table:table-cell>
          <table:table-cell office:value-type="float" office:value="1053" table:style-name="ce6">
            <text:p>1,053</text:p>
          </table:table-cell>
          <table:table-cell office:value-type="float" office:value="1053" table:style-name="ce6">
            <text:p>1,0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1" table:style-name="ce4">
            <text:p>2301</text:p>
          </table:table-cell>
          <table:table-cell office:value-type="string" table:style-name="ce5">
            <text:p>PERFLUTREN LIPID MICROSPHERES 1.1 MG/ML INTRAVENOUS SUSPENSION</text:p>
          </table:table-cell>
          <table:table-cell office:value-type="float" office:value="1053" table:style-name="ce6">
            <text:p>1,053</text:p>
          </table:table-cell>
          <table:table-cell office:value-type="float" office:value="1053" table:style-name="ce6">
            <text:p>1,0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2" table:style-name="ce4">
            <text:p>2302</text:p>
          </table:table-cell>
          <table:table-cell office:value-type="string" table:style-name="ce5">
            <text:p>AZITHROMYCIN 500MG IN 250ML NS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3" table:style-name="ce4">
            <text:p>2303</text:p>
          </table:table-cell>
          <table:table-cell office:value-type="string" table:style-name="ce5">
            <text:p>VANCOMYCIN 1 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4" table:style-name="ce4">
            <text:p>2304</text:p>
          </table:table-cell>
          <table:table-cell office:value-type="string" table:style-name="ce5">
            <text:p>VANCOMYCIN 500 MG/100 ML NS LOADABLE MIXTURE</text:p>
          </table:table-cell>
          <table:table-cell office:value-type="float" office:value="69.5" table:style-name="ce6">
            <text:p>70</text:p>
          </table:table-cell>
          <table:table-cell office:value-type="float" office:value="69.5" table:style-name="ce6">
            <text:p>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5" table:style-name="ce4">
            <text:p>2305</text:p>
          </table:table-cell>
          <table:table-cell office:value-type="string" table:style-name="ce5">
            <text:p>PIPERACILLIN/TAZOBACTAM 2.25 GM IVPB NS LOADABLE MIXTURE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6" table:style-name="ce4">
            <text:p>2306</text:p>
          </table:table-cell>
          <table:table-cell office:value-type="string" table:style-name="ce5">
            <text:p>PIPERACILLIN/TAZOBACTAM 3.375 GM IVPB NS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7" table:style-name="ce4">
            <text:p>2307</text:p>
          </table:table-cell>
          <table:table-cell office:value-type="string" table:style-name="ce5">
            <text:p>PIPERACILLIN-TAZOBACTAM 4.5 G IVPB NS LOADABLE MIXTURE</text:p>
          </table:table-cell>
          <table:table-cell office:value-type="float" office:value="147.5" table:style-name="ce6">
            <text:p>148</text:p>
          </table:table-cell>
          <table:table-cell office:value-type="float" office:value="147.5" table:style-name="ce6">
            <text:p>1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8" table:style-name="ce4">
            <text:p>2308</text:p>
          </table:table-cell>
          <table:table-cell office:value-type="string" table:style-name="ce5">
            <text:p>CEFTRIAXONE 2 GRAM SOLUTION FOR INJECTION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9" table:style-name="ce4">
            <text:p>2309</text:p>
          </table:table-cell>
          <table:table-cell office:value-type="string" table:style-name="ce5">
            <text:p>CEFTRIAXONE (ROCEPHIN) 1 G IN 50 ML NS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0" table:style-name="ce4">
            <text:p>2310</text:p>
          </table:table-cell>
          <table:table-cell office:value-type="string" table:style-name="ce5">
            <text:p>CEFTRIAXONE (ROCEPHIN) 2 G IN 50 ML NS LOADABLE MIXTURE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1" table:style-name="ce4">
            <text:p>2311</text:p>
          </table:table-cell>
          <table:table-cell office:value-type="string" table:style-name="ce5">
            <text:p>CEFTRIAXONE (ROCEPHIN) 500 MG IN 50 ML NS LOADABLE MIXTURE</text:p>
          </table:table-cell>
          <table:table-cell office:value-type="float" office:value="68.5" table:style-name="ce6">
            <text:p>69</text:p>
          </table:table-cell>
          <table:table-cell office:value-type="float" office:value="68.5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2" table:style-name="ce4">
            <text:p>2312</text:p>
          </table:table-cell>
          <table:table-cell office:value-type="string" table:style-name="ce5">
            <text:p>HYDROCODONE 7.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3" table:style-name="ce4">
            <text:p>2313</text:p>
          </table:table-cell>
          <table:table-cell office:value-type="string" table:style-name="ce5">
            <text:p>HYDROCODONE 10 MG-ACETAMINOPHEN 32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4" table:style-name="ce4">
            <text:p>2314</text:p>
          </table:table-cell>
          <table:table-cell office:value-type="string" table:style-name="ce5">
            <text:p>METHYLPREDNISOLONE 500 MG/100 ML NS LOADABLE MIXTURE</text:p>
          </table:table-cell>
          <table:table-cell office:value-type="float" office:value="382" table:style-name="ce6">
            <text:p>382</text:p>
          </table:table-cell>
          <table:table-cell office:value-type="float" office:value="382" table:style-name="ce6">
            <text:p>3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5" table:style-name="ce4">
            <text:p>2315</text:p>
          </table:table-cell>
          <table:table-cell office:value-type="string" table:style-name="ce5">
            <text:p>CEFEPIME 1 GRAM SOLUTION FOR INJECTION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6" table:style-name="ce4">
            <text:p>2316</text:p>
          </table:table-cell>
          <table:table-cell office:value-type="string" table:style-name="ce5">
            <text:p>CEFEPIME 1 G/50 ML NS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7" table:style-name="ce4">
            <text:p>2317</text:p>
          </table:table-cell>
          <table:table-cell office:value-type="string" table:style-name="ce5">
            <text:p>CEFUROXIME 750 MG/50 ML NS LOADABLE MIXTURE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8" table:style-name="ce4">
            <text:p>2318</text:p>
          </table:table-cell>
          <table:table-cell office:value-type="string" table:style-name="ce5">
            <text:p>CEFUROXIME 1.5 G/50 ML NS LOADABLE MIXTURE</text:p>
          </table:table-cell>
          <table:table-cell office:value-type="float" office:value="95.5" table:style-name="ce6">
            <text:p>96</text:p>
          </table:table-cell>
          <table:table-cell office:value-type="float" office:value="95.5" table:style-name="ce6">
            <text:p>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9" table:style-name="ce4">
            <text:p>2319</text:p>
          </table:table-cell>
          <table:table-cell office:value-type="string" table:style-name="ce5">
            <text:p>VANCOMYCIN 750 M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0" table:style-name="ce4">
            <text:p>2320</text:p>
          </table:table-cell>
          <table:table-cell office:value-type="string" table:style-name="ce5">
            <text:p>VANCOMYCIN 750 MG INTRAVENOUS SOLUTION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1" table:style-name="ce4">
            <text:p>2321</text:p>
          </table:table-cell>
          <table:table-cell office:value-type="string" table:style-name="ce5">
            <text:p>FENTANYL 1000 MCG IN NS 50 ML LOADABLE MIXTURE</text:p>
          </table:table-cell>
          <table:table-cell office:value-type="float" office:value="359" table:style-name="ce6">
            <text:p>359</text:p>
          </table:table-cell>
          <table:table-cell office:value-type="float" office:value="359" table:style-name="ce6">
            <text:p>3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2" table:style-name="ce4">
            <text:p>2322</text:p>
          </table:table-cell>
          <table:table-cell office:value-type="string" table:style-name="ce5">
            <text:p>MONSEL'S PASTE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3" table:style-name="ce4">
            <text:p>2323</text:p>
          </table:table-cell>
          <table:table-cell office:value-type="string" table:style-name="ce5">
            <text:p>ACYCLOVIR (ZOVIRAX) 500 MG IN 100 ML NS LOADABLE MIXTURE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4" table:style-name="ce4">
            <text:p>2324</text:p>
          </table:table-cell>
          <table:table-cell office:value-type="string" table:style-name="ce5">
            <text:p>DOXYCYCLINE 100 MG/250 ML NS LOADABLE MIXTURE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5" table:style-name="ce4">
            <text:p>2325</text:p>
          </table:table-cell>
          <table:table-cell office:value-type="string" table:style-name="ce5">
            <text:p>PENICILLIN G 5 MILLION UNITS/D5W 100 ML (LOADABLE MIXTURE)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6" table:style-name="ce4">
            <text:p>2326</text:p>
          </table:table-cell>
          <table:table-cell office:value-type="string" table:style-name="ce5">
            <text:p>LINEZOLID 600 MG TABLET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7" table:style-name="ce4">
            <text:p>2327</text:p>
          </table:table-cell>
          <table:table-cell office:value-type="string" table:style-name="ce5">
            <text:p>OMEPRAZOLE 20 MG CAPSULE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8" table:style-name="ce4">
            <text:p>2328</text:p>
          </table:table-cell>
          <table:table-cell office:value-type="string" table:style-name="ce5">
            <text:p>ZIPRASIDONE 20 MG/ML (FINAL CONCENTRATION) INTRAMUSCULAR SOLUTION</text:p>
          </table:table-cell>
          <table:table-cell office:value-type="float" office:value="421" table:style-name="ce6">
            <text:p>421</text:p>
          </table:table-cell>
          <table:table-cell office:value-type="float" office:value="421" table:style-name="ce6">
            <text:p>4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9" table:style-name="ce4">
            <text:p>2329</text:p>
          </table:table-cell>
          <table:table-cell office:value-type="string" table:style-name="ce5">
            <text:p>NAFCILLIN 1 GRAM INTRAVENOUS SOLUTION</text:p>
          </table:table-cell>
          <table:table-cell office:value-type="float" office:value="178" table:style-name="ce6">
            <text:p>178</text:p>
          </table:table-cell>
          <table:table-cell office:value-type="float" office:value="178" table:style-name="ce6">
            <text:p>1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0" table:style-name="ce4">
            <text:p>2330</text:p>
          </table:table-cell>
          <table:table-cell office:value-type="string" table:style-name="ce5">
            <text:p>ERTAPENEM 1 G IN 50ML NS LOADABLE MIXTURE</text:p>
          </table:table-cell>
          <table:table-cell office:value-type="float" office:value="857.5" table:style-name="ce6">
            <text:p>858</text:p>
          </table:table-cell>
          <table:table-cell office:value-type="float" office:value="857.5" table:style-name="ce6">
            <text:p>8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1" table:style-name="ce4">
            <text:p>2331</text:p>
          </table:table-cell>
          <table:table-cell office:value-type="string" table:style-name="ce5">
            <text:p>LEVETIRACETAM (KEPPRA) 500 MG/10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2" table:style-name="ce4">
            <text:p>2332</text:p>
          </table:table-cell>
          <table:table-cell office:value-type="string" table:style-name="ce5">
            <text:p>IOHEXOL 300 MG IODINE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3" table:style-name="ce4">
            <text:p>2333</text:p>
          </table:table-cell>
          <table:table-cell office:value-type="string" table:style-name="ce5">
            <text:p>MEROPENEM 1 G/50 ML NS LOADABLE MIXTURE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4" table:style-name="ce4">
            <text:p>2334</text:p>
          </table:table-cell>
          <table:table-cell office:value-type="string" table:style-name="ce5">
            <text:p>MEROPENEM 500 MG/50 ML NS LOADABLE MIXTURE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5" table:style-name="ce4">
            <text:p>2335</text:p>
          </table:table-cell>
          <table:table-cell office:value-type="string" table:style-name="ce5">
            <text:p>VALPROATE SODIUM 500 MG/100 ML NS LOADABLE MIXTURE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6" table:style-name="ce4">
            <text:p>2336</text:p>
          </table:table-cell>
          <table:table-cell office:value-type="string" table:style-name="ce5">
            <text:p>DIVALPROEX 1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7" table:style-name="ce4">
            <text:p>2337</text:p>
          </table:table-cell>
          <table:table-cell office:value-type="string" table:style-name="ce5">
            <text:p>ZIPRASIDONE 20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8" table:style-name="ce4">
            <text:p>2338</text:p>
          </table:table-cell>
          <table:table-cell office:value-type="string" table:style-name="ce5">
            <text:p>TUBE FEEDING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9" table:style-name="ce4">
            <text:p>2339</text:p>
          </table:table-cell>
          <table:table-cell office:value-type="string" table:style-name="ce5">
            <text:p>TUBE FEEDING MODULA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0" table:style-name="ce4">
            <text:p>2340</text:p>
          </table:table-cell>
          <table:table-cell office:value-type="string" table:style-name="ce5">
            <text:p>GASTRIC RESIDUALS NURSING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1" table:style-name="ce4">
            <text:p>2341</text:p>
          </table:table-cell>
          <table:table-cell office:value-type="string" table:style-name="ce5">
            <text:p>CALCIUM ACETATE 667 MG CAPSUL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2" table:style-name="ce4">
            <text:p>2342</text:p>
          </table:table-cell>
          <table:table-cell office:value-type="string" table:style-name="ce5">
            <text:p>DUTASTERIDE 0.5 MG CAPSULE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3" table:style-name="ce4">
            <text:p>2343</text:p>
          </table:table-cell>
          <table:table-cell office:value-type="string" table:style-name="ce5">
            <text:p>RIVAROXABAN 10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4" table:style-name="ce4">
            <text:p>2344</text:p>
          </table:table-cell>
          <table:table-cell office:value-type="string" table:style-name="ce5">
            <text:p>LIDOCAINE 20 MG/ML (2 %)-EPINEPHRINE 1:200,000 INJECTION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5" table:style-name="ce4">
            <text:p>2345</text:p>
          </table:table-cell>
          <table:table-cell office:value-type="string" table:style-name="ce5">
            <text:p>EMPTY VIAFLEX BAG, NON-SPECIFIC VOLU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6" table:style-name="ce4">
            <text:p>2346</text:p>
          </table:table-cell>
          <table:table-cell office:value-type="string" table:style-name="ce5">
            <text:p>FENTANYL CITRATE-0.9%NACL (PF) 1500 MCG/30 ML IJ PCAS OPIOID TOLERANT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7" table:style-name="ce4">
            <text:p>2347</text:p>
          </table:table-cell>
          <table:table-cell office:value-type="string" table:style-name="ce5">
            <text:p>COLESEVELAM 6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8" table:style-name="ce4">
            <text:p>2348</text:p>
          </table:table-cell>
          <table:table-cell office:value-type="string" table:style-name="ce5">
            <text:p>PHENTOLAMINE 5 MG INJECTION SOLUTION</text:p>
          </table:table-cell>
          <table:table-cell office:value-type="float" office:value="388.5" table:style-name="ce6">
            <text:p>389</text:p>
          </table:table-cell>
          <table:table-cell office:value-type="float" office:value="388.5" table:style-name="ce6">
            <text:p>3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9" table:style-name="ce4">
            <text:p>2349</text:p>
          </table:table-cell>
          <table:table-cell office:value-type="string" table:style-name="ce5">
            <text:p>MORPHINE 10 M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0" table:style-name="ce4">
            <text:p>2350</text:p>
          </table:table-cell>
          <table:table-cell office:value-type="string" table:style-name="ce5">
            <text:p>IDARUCIZUMAB 2.5 GRAM/50 ML INTRAVENOUS SOLUTION</text:p>
          </table:table-cell>
          <table:table-cell office:value-type="float" office:value="8706.5" table:style-name="ce8">
            <text:p>8,706.50</text:p>
          </table:table-cell>
          <table:table-cell office:value-type="float" office:value="8706.5" table:style-name="ce8">
            <text:p>8,706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1" table:style-name="ce4">
            <text:p>2351</text:p>
          </table:table-cell>
          <table:table-cell office:value-type="string" table:style-name="ce5">
            <text:p>FLUPHENAZ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2" table:style-name="ce4">
            <text:p>2352</text:p>
          </table:table-cell>
          <table:table-cell office:value-type="string" table:style-name="ce5">
            <text:p>SACUBITRIL 24 MG-VALSARTAN 26 MG TABLE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3" table:style-name="ce4">
            <text:p>2353</text:p>
          </table:table-cell>
          <table:table-cell office:value-type="string" table:style-name="ce5">
            <text:p>OXYCODONE 10 MG TABLET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4" table:style-name="ce4">
            <text:p>2354</text:p>
          </table:table-cell>
          <table:table-cell office:value-type="string" table:style-name="ce5">
            <text:p>FENTANYL(PF) (SUBLIMAZE) 1500 MCG IN NS 30 ML PCA (COMFORT CARE OPIOII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5" table:style-name="ce4">
            <text:p>2355</text:p>
          </table:table-cell>
          <table:table-cell office:value-type="string" table:style-name="ce5">
            <text:p>HYDROMORPHONE (PF) 30 MG/30 ML (1 MG/ML) IN 0.9 % NACL IV PCA SYRINGE</text:p>
          </table:table-cell>
          <table:table-cell office:value-type="float" office:value="225" table:style-name="ce6">
            <text:p>225</text:p>
          </table:table-cell>
          <table:table-cell office:value-type="float" office:value="225" table:style-name="ce6">
            <text:p>2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6" table:style-name="ce4">
            <text:p>2356</text:p>
          </table:table-cell>
          <table:table-cell office:value-type="string" table:style-name="ce5">
            <text:p>PROPOFOL 10 MG/ML IV EMUL 20 ML(FOR ANESTH USE ONLY)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7" table:style-name="ce4">
            <text:p>2357</text:p>
          </table:table-cell>
          <table:table-cell office:value-type="string" table:style-name="ce5">
            <text:p>INSULIN REGULAR HUMAN U-500 "CONCENTRATE" 500 UNIT/ML(3 ML) SUBCUT PEN</text:p>
          </table:table-cell>
          <table:table-cell office:value-type="float" office:value="1846.5" table:style-name="ce8">
            <text:p>1,846.50</text:p>
          </table:table-cell>
          <table:table-cell office:value-type="float" office:value="1846.5" table:style-name="ce8">
            <text:p>1,846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8" table:style-name="ce4">
            <text:p>2358</text:p>
          </table:table-cell>
          <table:table-cell office:value-type="string" table:style-name="ce5">
            <text:p>PATIENT HAS A HOME MED(S) STORED IN THE PHARMACY/MED ROO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9" table:style-name="ce4">
            <text:p>2359</text:p>
          </table:table-cell>
          <table:table-cell office:value-type="string" table:style-name="ce5">
            <text:p>QUETIAPINE ER 300 MG TABLET,EXTENDED RELEASE 24 HR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0" table:style-name="ce4">
            <text:p>2360</text:p>
          </table:table-cell>
          <table:table-cell office:value-type="string" table:style-name="ce5">
            <text:p>QUETIAPINE ER 50 MG TABLET,EXTENDED RELEASE 24 HR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1" table:style-name="ce4">
            <text:p>2361</text:p>
          </table:table-cell>
          <table:table-cell office:value-type="string" table:style-name="ce5">
            <text:p>THYROID (PORK)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2" table:style-name="ce4">
            <text:p>2362</text:p>
          </table:table-cell>
          <table:table-cell office:value-type="string" table:style-name="ce5">
            <text:p>RIVAROXABAN 15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3" table:style-name="ce4">
            <text:p>2363</text:p>
          </table:table-cell>
          <table:table-cell office:value-type="string" table:style-name="ce5">
            <text:p>ARGATROBAN 50 MG/50 ML (1 MG/ML) IN SODIUM CHLORIDE (ISO-OSMOTIC) IV</text:p>
          </table:table-cell>
          <table:table-cell office:value-type="float" office:value="1903.5" table:style-name="ce8">
            <text:p>1,903.50</text:p>
          </table:table-cell>
          <table:table-cell office:value-type="float" office:value="1903.5" table:style-name="ce8">
            <text:p>1,903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4" table:style-name="ce4">
            <text:p>2364</text:p>
          </table:table-cell>
          <table:table-cell office:value-type="string" table:style-name="ce5">
            <text:p>IMMUNE GLOB,GAMM(IGG) 10%-SORB-IGA 0 TO 50 MCG/ML INTRAVENOUS SOLUTION</text:p>
          </table:table-cell>
          <table:table-cell office:value-type="float" office:value="5099.5" table:style-name="ce8">
            <text:p>5,099.50</text:p>
          </table:table-cell>
          <table:table-cell office:value-type="float" office:value="5099.5" table:style-name="ce8">
            <text:p>5,09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5" table:style-name="ce4">
            <text:p>2365</text:p>
          </table:table-cell>
          <table:table-cell office:value-type="string" table:style-name="ce5">
            <text:p>HEPARIN, PORCINE (PF) 1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6" table:style-name="ce4">
            <text:p>2366</text:p>
          </table:table-cell>
          <table:table-cell office:value-type="string" table:style-name="ce5">
            <text:p>RADIOPAQUE PVC MARKERS-BARIUM SULFATE 24 MARKERS CAPSULE</text:p>
          </table:table-cell>
          <table:table-cell office:value-type="float" office:value="1221" table:style-name="ce6">
            <text:p>1,221</text:p>
          </table:table-cell>
          <table:table-cell office:value-type="float" office:value="1221" table:style-name="ce6">
            <text:p>1,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7" table:style-name="ce4">
            <text:p>2367</text:p>
          </table:table-cell>
          <table:table-cell office:value-type="string" table:style-name="ce5">
            <text:p>HYDROMORPHONE 1 MG/ML ORAL LIQUID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8" table:style-name="ce4">
            <text:p>2368</text:p>
          </table:table-cell>
          <table:table-cell office:value-type="string" table:style-name="ce5">
            <text:p>SOTALOL 1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9" table:style-name="ce4">
            <text:p>2369</text:p>
          </table:table-cell>
          <table:table-cell office:value-type="string" table:style-name="ce5">
            <text:p>GLYCOPYRROLATE 0.2 MG/ML IJ SOLN 5 ML VIAL (FOR ANES USE ONLY)</text:p>
          </table:table-cell>
          <table:table-cell office:value-type="float" office:value="365.5" table:style-name="ce6">
            <text:p>366</text:p>
          </table:table-cell>
          <table:table-cell office:value-type="float" office:value="365.5" table:style-name="ce6">
            <text:p>3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0" table:style-name="ce4">
            <text:p>2370</text:p>
          </table:table-cell>
          <table:table-cell office:value-type="string" table:style-name="ce5">
            <text:p>EPHEDRINE SULFATE 50 MG/ML IJ SOLN 1 ML AMPULE (FOR ANESTH USE ONLY)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1" table:style-name="ce4">
            <text:p>2371</text:p>
          </table:table-cell>
          <table:table-cell office:value-type="string" table:style-name="ce5">
            <text:p>FUROSEMIDE 10 MG/ML IJ SOLN 2 ML (FOR ANESTH USE ONLY)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2" table:style-name="ce4">
            <text:p>2372</text:p>
          </table:table-cell>
          <table:table-cell office:value-type="string" table:style-name="ce5">
            <text:p>DEXAMETHASONE SODIUM PHOSP 4 MG/ML 1ML IJ SOLN (FOR ANES ONLY)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3" table:style-name="ce4">
            <text:p>2373</text:p>
          </table:table-cell>
          <table:table-cell office:value-type="string" table:style-name="ce5">
            <text:p>SODIUM CHLORIDE 0.9 % 0.9 % IV SOLP 250 ML (FOR ANESTH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4" table:style-name="ce4">
            <text:p>2374</text:p>
          </table:table-cell>
          <table:table-cell office:value-type="string" table:style-name="ce5">
            <text:p>SODIUM CHLORIDE 0.9 % 0.9 %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5" table:style-name="ce4">
            <text:p>2375</text:p>
          </table:table-cell>
          <table:table-cell office:value-type="string" table:style-name="ce5">
            <text:p>SODIUM CHLORIDE 0.9 % 0.9 % IV SOLP 5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6" table:style-name="ce4">
            <text:p>2376</text:p>
          </table:table-cell>
          <table:table-cell office:value-type="string" table:style-name="ce5">
            <text:p>ELECTROLYTE-R IV SOLP 10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7" table:style-name="ce4">
            <text:p>2377</text:p>
          </table:table-cell>
          <table:table-cell office:value-type="string" table:style-name="ce5">
            <text:p>LACTATED RINGERS IV SOLP 10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8" table:style-name="ce4">
            <text:p>2378</text:p>
          </table:table-cell>
          <table:table-cell office:value-type="string" table:style-name="ce5">
            <text:p>D5 % AND 0.9% 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9" table:style-name="ce4">
            <text:p>2379</text:p>
          </table:table-cell>
          <table:table-cell office:value-type="string" table:style-name="ce5">
            <text:p>D5 %-0.45 %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0" table:style-name="ce4">
            <text:p>2380</text:p>
          </table:table-cell>
          <table:table-cell office:value-type="string" table:style-name="ce5">
            <text:p>DEXTROSE 5%-0.2% NS IV SOLP 1000 ML(FOR ANES USE ONLY)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1" table:style-name="ce4">
            <text:p>2381</text:p>
          </table:table-cell>
          <table:table-cell office:value-type="string" table:style-name="ce5">
            <text:p>ETOMIDATE 2 MG/ML IV SOLN 10 ML (FOR ANESTH USE ONLY)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2" table:style-name="ce4">
            <text:p>2382</text:p>
          </table:table-cell>
          <table:table-cell office:value-type="string" table:style-name="ce5">
            <text:p>PROPOFOL 10 MG/ML IV EMUL 100 ML (FOR ANESTH USE ONLY)<text:s text:c="2"/>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3" table:style-name="ce4">
            <text:p>2383</text:p>
          </table:table-cell>
          <table:table-cell office:value-type="string" table:style-name="ce5">
            <text:p>PROPOFOL 10 MG/ML IV EMUL 100 ML - MCG/KG/MIN (FOR ANESTH USE ONLY)</text:p>
          </table:table-cell>
          <table:table-cell office:value-type="float" office:value="176.5" table:style-name="ce6">
            <text:p>177</text:p>
          </table:table-cell>
          <table:table-cell office:value-type="float" office:value="176.5" table:style-name="ce6">
            <text:p>1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4" table:style-name="ce4">
            <text:p>2384</text:p>
          </table:table-cell>
          <table:table-cell office:value-type="string" table:style-name="ce5">
            <text:p>TOPIRAMAT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5" table:style-name="ce4">
            <text:p>2385</text:p>
          </table:table-cell>
          <table:table-cell office:value-type="string" table:style-name="ce5">
            <text:p>ACETAMINOPHEN 1,000 MG/100 ML (10 MG/ML) IV SOLN (PEDS ANES ONLY)</text:p>
          </table:table-cell>
          <table:table-cell office:value-type="float" office:value="320" table:style-name="ce6">
            <text:p>320</text:p>
          </table:table-cell>
          <table:table-cell office:value-type="float" office:value="320" table:style-name="ce6">
            <text:p>3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6" table:style-name="ce4">
            <text:p>2386</text:p>
          </table:table-cell>
          <table:table-cell office:value-type="string" table:style-name="ce5">
            <text:p>FENTANYL (PF) 50 MCG/ML IJ SOLN 2 ML (FOR ANES ONLY)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7" table:style-name="ce4">
            <text:p>2387</text:p>
          </table:table-cell>
          <table:table-cell office:value-type="string" table:style-name="ce5">
            <text:p>FENTANYL (PF) 50 MCG/ML IJ SOLN 5 ML (FOR ANES ONLY)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8" table:style-name="ce4">
            <text:p>2388</text:p>
          </table:table-cell>
          <table:table-cell office:value-type="string" table:style-name="ce5">
            <text:p>SUFENTANIL CITRATE 50 MCG/ML IV SOLN 1 ML (FOR ANES ONLY)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9" table:style-name="ce4">
            <text:p>2389</text:p>
          </table:table-cell>
          <table:table-cell office:value-type="string" table:style-name="ce5">
            <text:p>FLUTICASONE FUROATE 100 MCG/ACTUATION BLISTER POWDER FOR INHALATION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0" table:style-name="ce4">
            <text:p>2390</text:p>
          </table:table-cell>
          <table:table-cell office:value-type="string" table:style-name="ce5">
            <text:p>UMECLIDINIUM 62.5 MCG/ACTUATION BLISTER POWDER FOR INHALA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1" table:style-name="ce4">
            <text:p>2391</text:p>
          </table:table-cell>
          <table:table-cell office:value-type="string" table:style-name="ce5">
            <text:p>FLUTICASONE FUROATE 200 MCG/ACTUATION BLISTER POWDER FOR INHALATION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2" table:style-name="ce4">
            <text:p>2392</text:p>
          </table:table-cell>
          <table:table-cell office:value-type="string" table:style-name="ce5">
            <text:p>SALSALATE 750 MG TABLET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3" table:style-name="ce4">
            <text:p>2393</text:p>
          </table:table-cell>
          <table:table-cell office:value-type="string" table:style-name="ce5">
            <text:p>PHENYLEPHRINE 10 MG/250 ML (40 MCG/ML) INFUSION (ANESTHESIA USE ONLY)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4" table:style-name="ce4">
            <text:p>2394</text:p>
          </table:table-cell>
          <table:table-cell office:value-type="string" table:style-name="ce5">
            <text:p>TETANUS-DIPHTHERIA TOXOIDS-TD 2 LF UNIT-2 LF UNIT/0.5 ML IM SUSPENSION</text:p>
          </table:table-cell>
          <table:table-cell office:value-type="float" office:value="306" table:style-name="ce6">
            <text:p>306</text:p>
          </table:table-cell>
          <table:table-cell office:value-type="float" office:value="306" table:style-name="ce6">
            <text:p>3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5" table:style-name="ce4">
            <text:p>2395</text:p>
          </table:table-cell>
          <table:table-cell office:value-type="string" table:style-name="ce5">
            <text:p>PHENYLEPHRINE 10 MG/100 ML INFUSION (ANESTHESIA USE ONLY)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6" table:style-name="ce4">
            <text:p>2396</text:p>
          </table:table-cell>
          <table:table-cell office:value-type="string" table:style-name="ce5">
            <text:p>KETOCONAZOLE 2 % SHAMPOO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7" table:style-name="ce4">
            <text:p>2397</text:p>
          </table:table-cell>
          <table:table-cell office:value-type="string" table:style-name="ce5">
            <text:p>MORPHINE 4 MG/ML INTRAVENOUS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8" table:style-name="ce4">
            <text:p>2398</text:p>
          </table:table-cell>
          <table:table-cell office:value-type="string" table:style-name="ce5">
            <text:p>BENZOCAINE 10 % MUCOSAL GEL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9" table:style-name="ce4">
            <text:p>2399</text:p>
          </table:table-cell>
          <table:table-cell office:value-type="string" table:style-name="ce5">
            <text:p>MORPHINE 2 MG/ML INJECTION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0" table:style-name="ce4">
            <text:p>2400</text:p>
          </table:table-cell>
          <table:table-cell office:value-type="string" table:style-name="ce5">
            <text:p>BE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1" table:style-name="ce4">
            <text:p>2401</text:p>
          </table:table-cell>
          <table:table-cell office:value-type="string" table:style-name="ce5">
            <text:p>NALOXONE 0.4 MG/10 ML FOR NON-RESP ARREST OPIOID REVERSAL</text:p>
          </table:table-cell>
          <table:table-cell office:value-type="float" office:value="1200.5" table:style-name="ce8">
            <text:p>1,200.50</text:p>
          </table:table-cell>
          <table:table-cell office:value-type="float" office:value="1200.5" table:style-name="ce8">
            <text:p>1,2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2" table:style-name="ce4">
            <text:p>2402</text:p>
          </table:table-cell>
          <table:table-cell office:value-type="string" table:style-name="ce5">
            <text:p>CONJUGATED ESTROGENS 25 MG SOLUTION FOR INJECTION</text:p>
          </table:table-cell>
          <table:table-cell office:value-type="float" office:value="1556" table:style-name="ce6">
            <text:p>1,556</text:p>
          </table:table-cell>
          <table:table-cell office:value-type="float" office:value="1556" table:style-name="ce6">
            <text:p>1,5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3" table:style-name="ce4">
            <text:p>2403</text:p>
          </table:table-cell>
          <table:table-cell office:value-type="string" table:style-name="ce5">
            <text:p>FLUORESCEIN 500 MG/5 ML (10 %) INTRAVENOUS SOLUTION</text:p>
          </table:table-cell>
          <table:table-cell office:value-type="float" office:value="453" table:style-name="ce6">
            <text:p>453</text:p>
          </table:table-cell>
          <table:table-cell office:value-type="float" office:value="453" table:style-name="ce6">
            <text:p>4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4" table:style-name="ce4">
            <text:p>2404</text:p>
          </table:table-cell>
          <table:table-cell office:value-type="string" table:style-name="ce5">
            <text:p>DOBUTAMINE 250 MG/20 ML (12.5 MG/ML) INTRAVENOUS SOLUTION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5" table:style-name="ce4">
            <text:p>2405</text:p>
          </table:table-cell>
          <table:table-cell office:value-type="string" table:style-name="ce5">
            <text:p>VANCOMYCIN 750 MG/250 ML IN 0.9 % SODIUM CHLORIDE INTRAVENOUS SOLUTION</text:p>
          </table:table-cell>
          <table:table-cell office:value-type="float" office:value="151.5" table:style-name="ce6">
            <text:p>152</text:p>
          </table:table-cell>
          <table:table-cell office:value-type="float" office:value="151.5" table:style-name="ce6">
            <text:p>1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6" table:style-name="ce4">
            <text:p>2406</text:p>
          </table:table-cell>
          <table:table-cell office:value-type="string" table:style-name="ce5">
            <text:p>LIDOCAINE-EPINEPHRINE (PF) 2 %-1:200,000 INJECTION SOLUTION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7" table:style-name="ce4">
            <text:p>2407</text:p>
          </table:table-cell>
          <table:table-cell office:value-type="string" table:style-name="ce5">
            <text:p>CELECOXIB 200 MG CAPSULE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8" table:style-name="ce4">
            <text:p>2408</text:p>
          </table:table-cell>
          <table:table-cell office:value-type="string" table:style-name="ce5">
            <text:p>EPINEPHRINE HCL (PF) 1 MG/ML (1 ML) INJECTION SOLUTION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9" table:style-name="ce4">
            <text:p>2409</text:p>
          </table:table-cell>
          <table:table-cell office:value-type="string" table:style-name="ce5">
            <text:p>BARIUM SULFATE 7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0" table:style-name="ce4">
            <text:p>2410</text:p>
          </table:table-cell>
          <table:table-cell office:value-type="string" table:style-name="ce5">
            <text:p>SODIUM HYPOCHLORITE 0.12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1" table:style-name="ce4">
            <text:p>2411</text:p>
          </table:table-cell>
          <table:table-cell office:value-type="string" table:style-name="ce5">
            <text:p>HEPARIN (PORCINE) 25,000 UNIT/500 ML IN 0.45 % SODIUM CHLORIDE IV SOLN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2" table:style-name="ce4">
            <text:p>2412</text:p>
          </table:table-cell>
          <table:table-cell office:value-type="string" table:style-name="ce5">
            <text:p>DABIGATRAN ETEXILATE 75 MG CAPSULE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3" table:style-name="ce4">
            <text:p>2413</text:p>
          </table:table-cell>
          <table:table-cell office:value-type="string" table:style-name="ce5">
            <text:p>ATORVASTATI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4" table:style-name="ce4">
            <text:p>2414</text:p>
          </table:table-cell>
          <table:table-cell office:value-type="string" table:style-name="ce5">
            <text:p>C1 ESTERASE INHIBITOR 500 UNIT (10 ML) INTRAVENOUS KIT</text:p>
          </table:table-cell>
          <table:table-cell office:value-type="float" office:value="11725" table:style-name="ce6">
            <text:p>11,725</text:p>
          </table:table-cell>
          <table:table-cell office:value-type="float" office:value="11725" table:style-name="ce6">
            <text:p>11,7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5" table:style-name="ce4">
            <text:p>2415</text:p>
          </table:table-cell>
          <table:table-cell office:value-type="string" table:style-name="ce5">
            <text:p>CEFAZOLIN 2 GRAM/20 ML IN STERILE WATER INTRAVENOUS SYRINGE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6" table:style-name="ce4">
            <text:p>2416</text:p>
          </table:table-cell>
          <table:table-cell office:value-type="string" table:style-name="ce5">
            <text:p>MAGNESIUM SULFATE 20 GRAM/500 ML (4 %) IN WATER INTRAVENOUS SOLUTIO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7" table:style-name="ce4">
            <text:p>2417</text:p>
          </table:table-cell>
          <table:table-cell office:value-type="string" table:style-name="ce5">
            <text:p>TRANEXAMIC ACID 2 G IN NS 100 ML (LOADABLE MIXTURE)</text:p>
          </table:table-cell>
          <table:table-cell office:value-type="float" office:value="298" table:style-name="ce6">
            <text:p>298</text:p>
          </table:table-cell>
          <table:table-cell office:value-type="float" office:value="298" table:style-name="ce6">
            <text:p>2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8" table:style-name="ce4">
            <text:p>2418</text:p>
          </table:table-cell>
          <table:table-cell office:value-type="string" table:style-name="ce5">
            <text:p>LIDOCAINE 4 % TOPICAL PATCH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9" table:style-name="ce4">
            <text:p>2419</text:p>
          </table:table-cell>
          <table:table-cell office:value-type="string" table:style-name="ce5">
            <text:p>INFLIXIMAB-DYYB 100 MG INTRAVENOUS SOLUTION</text:p>
          </table:table-cell>
          <table:table-cell office:value-type="float" office:value="3269" table:style-name="ce6">
            <text:p>3,269</text:p>
          </table:table-cell>
          <table:table-cell office:value-type="float" office:value="3269" table:style-name="ce6">
            <text:p>3,2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0" table:style-name="ce4">
            <text:p>2420</text:p>
          </table:table-cell>
          <table:table-cell office:value-type="string" table:style-name="ce5">
            <text:p>DOCUSATE SODIUM 50 MG/5 ML ORAL LIQUID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1" table:style-name="ce4">
            <text:p>2421</text:p>
          </table:table-cell>
          <table:table-cell office:value-type="string" table:style-name="ce5">
            <text:p>DEXAMETHASONE SODIUM PHOSPHATE (PF) 10 MG/ML INJECTION SOLU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2" table:style-name="ce4">
            <text:p>2422</text:p>
          </table:table-cell>
          <table:table-cell office:value-type="string" table:style-name="ce5">
            <text:p>INSULIN BOLUS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3" table:style-name="ce4">
            <text:p>2423</text:p>
          </table:table-cell>
          <table:table-cell office:value-type="string" table:style-name="ce5">
            <text:p>INSULIN SUBCUTANEOUS PUMP (PATIENT'S OWN DEVICE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4" table:style-name="ce4">
            <text:p>2424</text:p>
          </table:table-cell>
          <table:table-cell office:value-type="string" table:style-name="ce5">
            <text:p>INSULIN PUMP (PT'S OWN) USING REGULAR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5" table:style-name="ce4">
            <text:p>2425</text:p>
          </table:table-cell>
          <table:table-cell office:value-type="string" table:style-name="ce5">
            <text:p>INSULIN REGULAR BOLUS(100 UNITS/ML)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6" table:style-name="ce4">
            <text:p>2426</text:p>
          </table:table-cell>
          <table:table-cell office:value-type="string" table:style-name="ce5">
            <text:p>INSULIN PUMP (PT'S OWN) USING ASPART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7" table:style-name="ce4">
            <text:p>2427</text:p>
          </table:table-cell>
          <table:table-cell office:value-type="string" table:style-name="ce5">
            <text:p>INSULIN ASPART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8" table:style-name="ce4">
            <text:p>2428</text:p>
          </table:table-cell>
          <table:table-cell office:value-type="string" table:style-name="ce5">
            <text:p>INSULIN PUMP (PT'S OWN) USING LISPRO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29" table:style-name="ce4">
            <text:p>2429</text:p>
          </table:table-cell>
          <table:table-cell office:value-type="string" table:style-name="ce5">
            <text:p>INSULIN LISPRO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0" table:style-name="ce4">
            <text:p>2430</text:p>
          </table:table-cell>
          <table:table-cell office:value-type="string" table:style-name="ce5">
            <text:p>INSULIN REGULAR 100 UNITS/ML VIAL FOR PUMP REFIL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1" table:style-name="ce4">
            <text:p>2431</text:p>
          </table:table-cell>
          <table:table-cell office:value-type="string" table:style-name="ce5">
            <text:p>INSULIN ASPART 100 UNITS/ML VIAL FOR PUMP REFIL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2" table:style-name="ce4">
            <text:p>2432</text:p>
          </table:table-cell>
          <table:table-cell office:value-type="string" table:style-name="ce5">
            <text:p>MULTIVITAMIN WITH FOLIC ACID 4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3" table:style-name="ce4">
            <text:p>2433</text:p>
          </table:table-cell>
          <table:table-cell office:value-type="string" table:style-name="ce5">
            <text:p>HYDROMORPHONE 1 MG IN 1 ML N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4" table:style-name="ce4">
            <text:p>2434</text:p>
          </table:table-cell>
          <table:table-cell office:value-type="string" table:style-name="ce5">
            <text:p>RISPERIDONE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5" table:style-name="ce4">
            <text:p>2435</text:p>
          </table:table-cell>
          <table:table-cell office:value-type="string" table:style-name="ce5">
            <text:p>DULOXETINE 20 MG CAPSULE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6" table:style-name="ce4">
            <text:p>2436</text:p>
          </table:table-cell>
          <table:table-cell office:value-type="string" table:style-name="ce5">
            <text:p>EPINEPHRINE (1:1000) 1 MG/ML MIXED IN 40 ML OF PF NS (OR USE ONLY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7" table:style-name="ce4">
            <text:p>2437</text:p>
          </table:table-cell>
          <table:table-cell office:value-type="string" table:style-name="ce5">
            <text:p>NITROGLYCERIN (TRIDIL) 40 MCG/1 ML NS (OR USE ONLY)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8" table:style-name="ce4">
            <text:p>2438</text:p>
          </table:table-cell>
          <table:table-cell office:value-type="string" table:style-name="ce5">
            <text:p>DIANEAL WITH 4.25 % DEXTROSE CALCIUM 2.5 MEQ/L-MAGNESIUM 0.5 MEQ/L</text:p>
          </table:table-cell>
          <table:table-cell office:value-type="float" office:value="276" table:style-name="ce6">
            <text:p>276</text:p>
          </table:table-cell>
          <table:table-cell office:value-type="float" office:value="276" table:style-name="ce6">
            <text:p>2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39" table:style-name="ce4">
            <text:p>2439</text:p>
          </table:table-cell>
          <table:table-cell office:value-type="string" table:style-name="ce5">
            <text:p>THROMBIN (RECOMBINANT) 20,000 UNIT TOPICAL SOLUTION</text:p>
          </table:table-cell>
          <table:table-cell office:value-type="float" office:value="1826" table:style-name="ce6">
            <text:p>1,826</text:p>
          </table:table-cell>
          <table:table-cell office:value-type="float" office:value="1826" table:style-name="ce6">
            <text:p>1,8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0" table:style-name="ce4">
            <text:p>2440</text:p>
          </table:table-cell>
          <table:table-cell office:value-type="string" table:style-name="ce5">
            <text:p>IODIXANOL 320 MG IODINE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1" table:style-name="ce4">
            <text:p>2441</text:p>
          </table:table-cell>
          <table:table-cell office:value-type="string" table:style-name="ce5">
            <text:p>DIMETHYL SULFOXIDE 50 % INTRAVESICAL SOLUTION</text:p>
          </table:table-cell>
          <table:table-cell office:value-type="float" office:value="2655" table:style-name="ce6">
            <text:p>2,655</text:p>
          </table:table-cell>
          <table:table-cell office:value-type="float" office:value="2655" table:style-name="ce6">
            <text:p>2,6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2" table:style-name="ce4">
            <text:p>2442</text:p>
          </table:table-cell>
          <table:table-cell office:value-type="string" table:style-name="ce5">
            <text:p>BUPIVACAINE LIPOSOME(PF) 1.3 %(13.3 MG/ML) SUSPENSION FOR INFILTRATION</text:p>
          </table:table-cell>
          <table:table-cell office:value-type="float" office:value="2362.5" table:style-name="ce8">
            <text:p>2,362.50</text:p>
          </table:table-cell>
          <table:table-cell office:value-type="float" office:value="2362.5" table:style-name="ce8">
            <text:p>2,36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3" table:style-name="ce4">
            <text:p>2443</text:p>
          </table:table-cell>
          <table:table-cell office:value-type="string" table:style-name="ce5">
            <text:p>HEPARIN (PORCINE) 10,000 UNIT/ML INJECTION SOLUTION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4" table:style-name="ce4">
            <text:p>2444</text:p>
          </table:table-cell>
          <table:table-cell office:value-type="string" table:style-name="ce5">
            <text:p>ETHANOL (ETHYL ALCOHOL) 98 % INJECTION SOLU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5" table:style-name="ce4">
            <text:p>2445</text:p>
          </table:table-cell>
          <table:table-cell office:value-type="string" table:style-name="ce5">
            <text:p>ISOPROPYL ALCOHOL 70 %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6" table:style-name="ce4">
            <text:p>2446</text:p>
          </table:table-cell>
          <table:table-cell office:value-type="string" table:style-name="ce5">
            <text:p>POVIDONE-IODINE 5 % TOPICAL AEROS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7" table:style-name="ce4">
            <text:p>2447</text:p>
          </table:table-cell>
          <table:table-cell office:value-type="string" table:style-name="ce5">
            <text:p>BUPIVACAINE-EPINEPHRINE 0.25 %-1:200,000 INJECTION SOLUTION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8" table:style-name="ce4">
            <text:p>2448</text:p>
          </table:table-cell>
          <table:table-cell office:value-type="string" table:style-name="ce5">
            <text:p>IOTHALAMATE MEGLUMINE 60 % INJECTION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49" table:style-name="ce4">
            <text:p>2449</text:p>
          </table:table-cell>
          <table:table-cell office:value-type="string" table:style-name="ce5">
            <text:p>CHONDROITIN-SOD HYALURON 3 %-4 %(0.35 ML)1 %(0.4 ML)INTRAOCULAR SYRING</text:p>
          </table:table-cell>
          <table:table-cell office:value-type="float" office:value="783.5" table:style-name="ce6">
            <text:p>784</text:p>
          </table:table-cell>
          <table:table-cell office:value-type="float" office:value="783.5" table:style-name="ce6">
            <text:p>7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0" table:style-name="ce4">
            <text:p>2450</text:p>
          </table:table-cell>
          <table:table-cell office:value-type="string" table:style-name="ce5">
            <text:p>MORPHINE (PF) 1 MG/ML INJECTION SOLUTION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1" table:style-name="ce4">
            <text:p>2451</text:p>
          </table:table-cell>
          <table:table-cell office:value-type="string" table:style-name="ce5">
            <text:p>EPINEPHRINE 1 MG/ML INJECTION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2" table:style-name="ce4">
            <text:p>2452</text:p>
          </table:table-cell>
          <table:table-cell office:value-type="string" table:style-name="ce5">
            <text:p>LIDOCAINE 20 MG/ML (2 %)-EPINEPHRINE 1:100,000 INJECTION SOLUTION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3" table:style-name="ce4">
            <text:p>2453</text:p>
          </table:table-cell>
          <table:table-cell office:value-type="string" table:style-name="ce5">
            <text:p>SODIUM-POTASSIUM-NACL EYE DROPS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4" table:style-name="ce4">
            <text:p>2454</text:p>
          </table:table-cell>
          <table:table-cell office:value-type="string" table:style-name="ce5">
            <text:p>IOPAMIDOL 61 % INTRAVENOUS SOLUTION</text:p>
          </table:table-cell>
          <table:table-cell office:value-type="float" office:value="577.5" table:style-name="ce6">
            <text:p>578</text:p>
          </table:table-cell>
          <table:table-cell office:value-type="float" office:value="577.5" table:style-name="ce6">
            <text:p>5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5" table:style-name="ce4">
            <text:p>2455</text:p>
          </table:table-cell>
          <table:table-cell office:value-type="string" table:style-name="ce5">
            <text:p>TOBRAMYCIN 0.3 % EYE OINTMENT</text:p>
          </table:table-cell>
          <table:table-cell office:value-type="float" office:value="1347" table:style-name="ce6">
            <text:p>1,347</text:p>
          </table:table-cell>
          <table:table-cell office:value-type="float" office:value="1347" table:style-name="ce6">
            <text:p>1,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6" table:style-name="ce4">
            <text:p>2456</text:p>
          </table:table-cell>
          <table:table-cell office:value-type="string" table:style-name="ce5">
            <text:p>THROMBIN (BOVINE) 20,000 UNIT TOPICAL SOLUTION</text:p>
          </table:table-cell>
          <table:table-cell office:value-type="float" office:value="1302.5" table:style-name="ce8">
            <text:p>1,302.50</text:p>
          </table:table-cell>
          <table:table-cell office:value-type="float" office:value="1302.5" table:style-name="ce8">
            <text:p>1,30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7" table:style-name="ce4">
            <text:p>2457</text:p>
          </table:table-cell>
          <table:table-cell office:value-type="string" table:style-name="ce5">
            <text:p>IOXAGLATE MEGLUMINE AND SODIUM 39.3 %-19.6 % INJECTION SOLUTION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8" table:style-name="ce4">
            <text:p>2458</text:p>
          </table:table-cell>
          <table:table-cell office:value-type="string" table:style-name="ce5">
            <text:p>LACTATED RINGERS IRRIGATION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59" table:style-name="ce4">
            <text:p>2459</text:p>
          </table:table-cell>
          <table:table-cell office:value-type="string" table:style-name="ce5">
            <text:p>WHITE PETROLATUM TOPICAL OINTMEN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0" table:style-name="ce4">
            <text:p>2460</text:p>
          </table:table-cell>
          <table:table-cell office:value-type="string" table:style-name="ce5">
            <text:p>ANAGRELIDE 0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1" table:style-name="ce4">
            <text:p>2461</text:p>
          </table:table-cell>
          <table:table-cell office:value-type="string" table:style-name="ce5">
            <text:p>NITROPRUSSIDE 50 MG/100 ML (0.5 MG/ML) IN 0.9% SODIUM CHLORIDE IV SOLN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2" table:style-name="ce4">
            <text:p>2462</text:p>
          </table:table-cell>
          <table:table-cell office:value-type="string" table:style-name="ce5">
            <text:p>LIDOCAINE (PF) 10 MG/ML (1 %) SYRINGE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3" table:style-name="ce4">
            <text:p>2463</text:p>
          </table:table-cell>
          <table:table-cell office:value-type="string" table:style-name="ce5">
            <text:p>TRYPAN BLUE 0.06 % INTRAOCULAR SYRINGE</text:p>
          </table:table-cell>
          <table:table-cell office:value-type="float" office:value="3735" table:style-name="ce6">
            <text:p>3,735</text:p>
          </table:table-cell>
          <table:table-cell office:value-type="float" office:value="3735" table:style-name="ce6">
            <text:p>3,7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4" table:style-name="ce4">
            <text:p>2464</text:p>
          </table:table-cell>
          <table:table-cell office:value-type="string" table:style-name="ce5">
            <text:p>THROMBIN(HUMAN)-FIBRINOGEN-APROTININ SYN-CALCIUM 2 ML TOPICAL SYRINGE</text:p>
          </table:table-cell>
          <table:table-cell office:value-type="float" office:value="1238.5" table:style-name="ce8">
            <text:p>1,238.50</text:p>
          </table:table-cell>
          <table:table-cell office:value-type="float" office:value="1238.5" table:style-name="ce8">
            <text:p>1,238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5" table:style-name="ce4">
            <text:p>2465</text:p>
          </table:table-cell>
          <table:table-cell office:value-type="string" table:style-name="ce5">
            <text:p>THROMBIN(HUMAN)-FIBRINOGEN-APROTININ SYN-CALCIUM 4 ML TOPICAL SYRINGE</text:p>
          </table:table-cell>
          <table:table-cell office:value-type="float" office:value="1238.5" table:style-name="ce8">
            <text:p>1,238.50</text:p>
          </table:table-cell>
          <table:table-cell office:value-type="float" office:value="1238.5" table:style-name="ce8">
            <text:p>1,238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6" table:style-name="ce4">
            <text:p>2466</text:p>
          </table:table-cell>
          <table:table-cell office:value-type="string" table:style-name="ce5">
            <text:p>HYDROGEN PEROXIDE 3 % SOLUTION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7" table:style-name="ce4">
            <text:p>2467</text:p>
          </table:table-cell>
          <table:table-cell office:value-type="string" table:style-name="ce5">
            <text:p>GLYCINE 1.5 % UROLOGIC SOLUTION FOR IRRIGATIO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8" table:style-name="ce4">
            <text:p>2468</text:p>
          </table:table-cell>
          <table:table-cell office:value-type="string" table:style-name="ce5">
            <text:p>SURGICAL LUBRICANT JELLY TOPICA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9" table:style-name="ce4">
            <text:p>2469</text:p>
          </table:table-cell>
          <table:table-cell office:value-type="string" table:style-name="ce5">
            <text:p>THROMBIN(HUMAN)-FIBRINOGEN-APROTININ SYN-CALCIUM 10 ML TOPICAL SYRINGE</text:p>
          </table:table-cell>
          <table:table-cell office:value-type="float" office:value="3000.5" table:style-name="ce8">
            <text:p>3,000.50</text:p>
          </table:table-cell>
          <table:table-cell office:value-type="float" office:value="3000.5" table:style-name="ce8">
            <text:p>3,0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0" table:style-name="ce4">
            <text:p>2470</text:p>
          </table:table-cell>
          <table:table-cell office:value-type="string" table:style-name="ce5">
            <text:p>DRONABINOL 2.5 MG CAPSULE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1" table:style-name="ce4">
            <text:p>2471</text:p>
          </table:table-cell>
          <table:table-cell office:value-type="string" table:style-name="ce5">
            <text:p>LABETALOL 20 MG/4 ML (5 MG/ML) INTRAVENOUS SYRINGE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2" table:style-name="ce4">
            <text:p>2472</text:p>
          </table:table-cell>
          <table:table-cell office:value-type="string" table:style-name="ce5">
            <text:p>CAFFEINE-SODIUM BENZOATE 250 MG/ML(125 MG/ML CAFFEINE) INJECTION SOLN</text:p>
          </table:table-cell>
          <table:table-cell office:value-type="float" office:value="196" table:style-name="ce6">
            <text:p>196</text:p>
          </table:table-cell>
          <table:table-cell office:value-type="float" office:value="196" table:style-name="ce6">
            <text:p>1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3" table:style-name="ce4">
            <text:p>2473</text:p>
          </table:table-cell>
          <table:table-cell office:value-type="string" table:style-name="ce5">
            <text:p>RABIES IMMUNE GLOBULIN (PF) 300 UNIT/ML INTRAMUSCULAR SOLUTION</text:p>
          </table:table-cell>
          <table:table-cell office:value-type="float" office:value="2361" table:style-name="ce6">
            <text:p>2,361</text:p>
          </table:table-cell>
          <table:table-cell office:value-type="float" office:value="2361" table:style-name="ce6">
            <text:p>2,3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4" table:style-name="ce4">
            <text:p>2474</text:p>
          </table:table-cell>
          <table:table-cell office:value-type="string" table:style-name="ce5">
            <text:p>DILTIAZEM CD 18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5" table:style-name="ce4">
            <text:p>2475</text:p>
          </table:table-cell>
          <table:table-cell office:value-type="string" table:style-name="ce5">
            <text:p>ROCURONIUM 100 MG/10 ML (10 MG/ML) INTRAVENOUS SYRING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9">
            <text:p>*Items with asterisk represent pharmacy-related items. Price is based on standard charge quantity. If you have any questions, <text:s/>please contact Billing Customer Service at 540-510-6300 or 866-720-3742.</text:p>
          </table:table-cell>
          <table:table-cell table:number-columns-repeated="16383" table:style-name="ce3"/>
        </table:table-row>
        <table:table-row table:number-rows-repeated="1046098" table:style-name="ro3">
          <table:table-cell table:number-columns-repeated="16384"/>
        </table:table-row>
      </table:table>
      <table:database-ranges>
        <table:database-range table:target-range-address="CSJH.B2:CSJH.D110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41in" style:print-orientation="portrait" style:print-page-order="ttb" style:first-page-number="continue" style:scale-to="100%" style:table-centering="none" style:print="objects charts drawings"/>
      <style:header-style>
        <style:header-footer-properties fo:min-height="0.24in" fo:margin-left="0.7in" fo:margin-right="0.41in" fo:margin-bottom="0in"/>
      </style:header-style>
      <style:footer-style>
        <style:header-footer-properties fo:min-height="0.31in" fo:margin-left="0.7in" fo:margin-right="0.41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m Scheffling</meta:initial-creator>
    <dc:creator>Brett Tracy</dc:creator>
    <meta:creation-date>2018-12-14T22:05:23Z</meta:creation-date>
    <dc:date>2018-12-21T01:53:31Z</dc:date>
    <meta:print-date>2018-12-17T22:40:00Z</meta:print-date>
  </office:meta>
</office:document-meta>
</file>